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Exo 2" svg:font-family="'Exo 2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2.04pt"/>
    </style:style>
    <style:style style:name="co2" style:family="table-column">
      <style:table-column-properties fo:break-before="auto" style:column-width="175.41pt"/>
    </style:style>
    <style:style style:name="co3" style:family="table-column">
      <style:table-column-properties fo:break-before="auto" style:column-width="357.96pt"/>
    </style:style>
    <style:style style:name="co4" style:family="table-column">
      <style:table-column-properties fo:break-before="auto" style:column-width="52.41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72.26pt"/>
    </style:style>
    <style:style style:name="co7" style:family="table-column">
      <style:table-column-properties fo:break-before="auto" style:column-width="143.69pt"/>
    </style:style>
    <style:style style:name="co8" style:family="table-column">
      <style:table-column-properties fo:break-before="auto" style:column-width="96.04pt"/>
    </style:style>
    <style:style style:name="co9" style:family="table-column">
      <style:table-column-properties fo:break-before="auto" style:column-width="318.3pt"/>
    </style:style>
    <style:style style:name="co10" style:family="table-column">
      <style:table-column-properties fo:break-before="auto" style:column-width="183.34pt"/>
    </style:style>
    <style:style style:name="co11" style:family="table-column">
      <style:table-column-properties fo:break-before="auto" style:column-width="238.9pt"/>
    </style:style>
    <style:style style:name="co12" style:family="table-column">
      <style:table-column-properties fo:break-before="auto" style:column-width="119.85pt"/>
    </style:style>
    <style:style style:name="co13" style:family="table-column">
      <style:table-column-properties fo:break-before="auto" style:column-width="127.81pt"/>
    </style:style>
    <style:style style:name="co14" style:family="table-column">
      <style:table-column-properties fo:break-before="auto" style:column-width="223pt"/>
    </style:style>
    <style:style style:name="co15" style:family="table-column">
      <style:table-column-properties fo:break-before="auto" style:column-width="64.29pt"/>
    </style:style>
    <style:style style:name="co16" style:family="table-column">
      <style:table-column-properties fo:break-before="auto" style:column-width="477.04pt"/>
    </style:style>
    <style:style style:name="co17" style:family="table-column">
      <style:table-column-properties fo:break-before="auto" style:column-width="135.69pt"/>
    </style:style>
    <style:style style:name="co18" style:family="table-column">
      <style:table-column-properties fo:break-before="auto" style:column-width="110.35pt"/>
    </style:style>
    <style:style style:name="co19" style:family="table-column">
      <style:table-column-properties fo:break-before="auto" style:column-width="76.14pt"/>
    </style:style>
    <style:style style:name="co20" style:family="table-column">
      <style:table-column-properties fo:break-before="auto" style:column-width="106.36pt"/>
    </style:style>
    <style:style style:name="co21" style:family="table-column">
      <style:table-column-properties fo:break-before="auto" style:column-width="109.5pt"/>
    </style:style>
    <style:style style:name="co22" style:family="table-column">
      <style:table-column-properties fo:break-before="auto" style:column-width="112.7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7.51pt" fo:break-before="auto" style:use-optimal-row-height="false"/>
    </style:style>
    <style:style style:name="ta1" style:family="table" style:master-page-name="PageStyle_5f_sprites">
      <style:table-properties table:display="true" style:writing-mode="lr-tb" tableooo:tab-color="#e06666"/>
    </style:style>
    <style:style style:name="ta2" style:family="table" style:master-page-name="PageStyle_5f_sounds">
      <style:table-properties table:display="true" style:writing-mode="lr-tb" tableooo:tab-color="#e06666"/>
    </style:style>
    <style:style style:name="ta3" style:family="table" style:master-page-name="PageStyle_5f_skin.ini">
      <style:table-properties table:display="true" style:writing-mode="lr-tb" tableooo:tab-color="#6aa84f"/>
    </style:style>
    <style:style style:name="ta4" style:family="table" style:master-page-name="PageStyle_5f_skin_20_versions">
      <style:table-properties table:display="true" style:writing-mode="lr-tb" tableooo:tab-color="#6aa84f"/>
    </style:style>
    <style:style style:name="ta5" style:family="table" style:master-page-name="PageStyle_5f_READ_20_PLS_20__20_DISCLAIMER">
      <style:table-properties table:display="true" style:writing-mode="lr-tb" tableooo:tab-color="#666666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434343" fo:background-color="#ead1dc" style:diagonal-bl-tr="none" style:diagonal-tl-br="none" style:text-align-source="fix" style:repeat-content="false" fo:wrap-option="wrap" fo:border-left="none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none" fo:border-right="0.74pt solid #434343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5" style:family="table-cell" style:parent-style-name="Default">
      <style:table-cell-properties fo:border-bottom="none" fo:background-color="#f6b26b" style:diagonal-bl-tr="none" style:diagonal-tl-br="none" style:text-align-source="fix" style:repeat-content="false" fo:wrap-option="wrap" fo:border-left="none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e06666" style:diagonal-bl-tr="none" style:diagonal-tl-br="none" style:text-align-source="fix" style:repeat-content="false" fo:wrap-option="wrap" fo:border-left="none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7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wrap" fo:border-left="none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8" style:family="table-cell" style:parent-style-name="Default">
      <style:table-cell-properties fo:border-bottom="none" fo:background-color="#6fa8dc" style:diagonal-bl-tr="none" style:diagonal-tl-br="none" style:text-align-source="fix" style:repeat-content="false" fo:wrap-option="wrap" fo:border-left="none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9" style:family="table-cell" style:parent-style-name="Default">
      <style:table-cell-properties fo:border-bottom="none" fo:background-color="#8e7cc3" style:diagonal-bl-tr="none" style:diagonal-tl-br="none" style:text-align-source="fix" style:repeat-content="false" fo:wrap-option="wrap" fo:border-left="none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434343" fo:background-color="#ead1dc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1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d9d2e9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d9d2e9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Exo 2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74pt solid #434343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none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434343" style:diagonal-bl-tr="none" style:diagonal-tl-br="none" fo:border-left="none" fo:border-right="0.74pt solid #434343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none" fo:border-right="0.74pt solid #434343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0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434343" fo:background-color="#ead1dc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b5394" style:text-outline="false" style:text-line-through-style="none" style:text-line-through-type="none" style:font-name="Exo 2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Exo 2" style:font-size-complex="11pt" style:font-style-complex="normal" style:font-weight-complex="bold"/>
      <style:map style:condition="cell-content()=&quot;additive&quot;" style:apply-style-name="ConditionalStyle_5f_4" style:base-cell-address="sprites.F1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  <style:map style:condition="cell-content()=&quot;additive&quot;" style:apply-style-name="ConditionalStyle_5f_4" style:base-cell-address="sprites.F1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  <style:map style:condition="cell-content()=&quot;additive&quot;" style:apply-style-name="ConditionalStyle_5f_4" style:base-cell-address="sprites.F1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  <style:map style:condition="cell-content()=&quot;additive&quot;" style:apply-style-name="ConditionalStyle_5f_4" style:base-cell-address="sprites.F1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  <style:map style:condition="cell-content()=&quot;additive&quot;" style:apply-style-name="ConditionalStyle_5f_4" style:base-cell-address="sprites.F1"/>
    </style:style>
    <style:style style:name="ce57" style:family="table-cell" style:parent-style-name="Default">
      <style:table-cell-properties fo:border-bottom="0.74pt solid #434343" fo:background-color="#ead1dc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b5394" style:text-outline="false" style:text-line-through-style="none" style:text-line-through-type="none" style:font-name="Exo 2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34343" style:direction="ltr" fo:border-right="0.74pt solid #434343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434343" fo:background-color="#ead1d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6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434343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666666" fo:background-color="#ead1dc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64" style:family="table-cell" style:parent-style-name="Default">
      <style:table-cell-properties fo:border-bottom="0.74pt solid #999999" fo:background-color="#cccccc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fo:border-left="none" fo:border-right="0.74pt solid #666666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999999" style:diagonal-bl-tr="none" style:diagonal-tl-br="none" fo:border-left="none" fo:border-right="0.74pt solid #666666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666666" fo:background-color="#cccccc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68" style:family="table-cell" style:parent-style-name="Default">
      <style:table-cell-properties fo:border-bottom="0.74pt solid #666666" style:diagonal-bl-tr="none" style:diagonal-tl-br="none" fo:border-left="none" fo:border-right="0.74pt solid #666666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999999" fo:background-color="#cccccc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70" style:family="table-cell" style:parent-style-name="Default">
      <style:table-cell-properties fo:border-bottom="0.74pt solid #666666" fo:background-color="#cccccc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71" style:family="table-cell" style:parent-style-name="Default">
      <style:table-cell-properties fo:border-bottom="0.74pt solid #999999" fo:background-color="#f6b26b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72" style:family="table-cell" style:parent-style-name="Default">
      <style:table-cell-properties fo:border-bottom="0.74pt solid #666666" fo:background-color="#f6b26b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73" style:family="table-cell" style:parent-style-name="Default">
      <style:table-cell-properties fo:border-bottom="0.74pt solid #999999" fo:background-color="#f6b26b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74" style:family="table-cell" style:parent-style-name="Default">
      <style:table-cell-properties fo:border-bottom="0.74pt solid #666666" fo:background-color="#f6b26b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75" style:family="table-cell" style:parent-style-name="Default">
      <style:table-cell-properties fo:border-bottom="0.74pt solid #666666" fo:background-color="#e06666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76" style:family="table-cell" style:parent-style-name="Default">
      <style:table-cell-properties fo:border-bottom="0.74pt solid #999999" fo:background-color="#93c47d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77" style:family="table-cell" style:parent-style-name="Default">
      <style:table-cell-properties fo:border-bottom="0.74pt solid #666666" fo:background-color="#93c47d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78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79" style:family="table-cell" style:parent-style-name="Default">
      <style:table-cell-properties fo:border-bottom="0.74pt solid #666666" fo:background-color="#ead1dc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80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81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666666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83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84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85" style:family="table-cell" style:parent-style-name="Default">
      <style:table-cell-properties fo:border-bottom="0.74pt solid #666666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86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87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88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89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434343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90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434343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91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92" style:family="table-cell" style:parent-style-name="Default">
      <style:table-cell-properties fo:border-bottom="0.74pt solid #666666" fo:background-color="#f4cccc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93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94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666666" fo:background-color="#d9ead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666666" fo:background-color="#ead1dc" style:diagonal-bl-tr="none" style:diagonal-tl-br="none" style:text-align-source="fix" style:repeat-content="false" fo:wrap-option="wrap" fo:border-left="0.74pt solid #66666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97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Exo 2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9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00" style:family="table-cell" style:parent-style-name="Default">
      <style:table-cell-properties fo:border-bottom="0.74pt solid #666666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0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02" style:family="table-cell" style:parent-style-name="Default">
      <style:table-cell-properties fo:border-bottom="0.74pt solid #999999" fo:background-color="#ffffff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Exo 2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03" style:family="table-cell" style:parent-style-name="Default">
      <style:table-cell-properties fo:border-bottom="0.74pt solid #99999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05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06" style:family="table-cell" style:parent-style-name="Default">
      <style:table-cell-properties fo:border-bottom="0.74pt solid #666666" fo:background-color="#ffffff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07" style:family="table-cell" style:parent-style-name="Default">
      <style:table-cell-properties fo:border-bottom="0.74pt solid #66666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0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10" style:family="table-cell" style:parent-style-name="Default">
      <style:table-cell-properties fo:border-bottom="0.74pt solid #666666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1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12" style:family="table-cell" style:parent-style-name="Default">
      <style:table-cell-properties fo:border-bottom="0.74pt solid #999999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434343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13" style:family="table-cell" style:parent-style-name="Default">
      <style:table-cell-properties fo:border-bottom="0.74pt solid #666666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1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666666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 style:data-style-name="N100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Exo 2" fo:font-size="12pt" fo:font-style="normal" fo:text-shadow="none" style:text-underline-style="none" fo:font-weight="bold" style:font-size-asian="12pt" style:font-style-asian="normal" style:font-weight-asian="bold" style:font-name-complex="Exo 2" style:font-size-complex="12pt" style:font-style-complex="normal" style:font-weight-complex="bold"/>
    </style:style>
    <style:style style:name="ce116" style:family="table-cell" style:parent-style-name="Default" style:data-style-name="N100">
      <style:table-cell-properties fo:border-bottom="0.74pt solid #666666" fo:background-color="#ead1d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17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18" style:family="table-cell" style:parent-style-name="Default" style:data-style-name="N100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dotted #666666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19" style:family="table-cell" style:parent-style-name="Default" style:data-style-name="N100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20" style:family="table-cell" style:parent-style-name="Default" style:data-style-name="N100">
      <style:table-cell-properties fo:border-bottom="none" fo:background-color="#f9cb9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21" style:family="table-cell" style:parent-style-name="Default" style:data-style-name="N100">
      <style:table-cell-properties fo:border-bottom="none" fo:background-color="#ea999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dotted #666666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22" style:family="table-cell" style:parent-style-name="Default" style:data-style-name="N100">
      <style:table-cell-properties fo:border-bottom="none" fo:background-color="#ea999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23" style:family="table-cell" style:parent-style-name="Default" style:data-style-name="N100">
      <style:table-cell-properties fo:border-bottom="none" fo:background-color="#ea999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24" style:family="table-cell" style:parent-style-name="Default" style:data-style-name="N100">
      <style:table-cell-properties fo:border-bottom="none" fo:background-color="#ea999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dotted #999999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25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666666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26" style:family="table-cell" style:parent-style-name="Default" style:data-style-name="N100">
      <style:table-cell-properties fo:border-bottom="none" fo:background-color="#f9cb9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dotted #666666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27" style:family="table-cell" style:parent-style-name="Default" style:data-style-name="N100">
      <style:table-cell-properties fo:border-bottom="none" fo:background-color="#f9cb9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28" style:family="table-cell" style:parent-style-name="Default" style:data-style-name="N100">
      <style:table-cell-properties fo:border-bottom="none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29" style:family="table-cell" style:parent-style-name="Default" style:data-style-name="N100">
      <style:table-cell-properties fo:border-bottom="0.74pt dotted #666666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30" style:family="table-cell" style:parent-style-name="Default" style:data-style-name="N100">
      <style:table-cell-properties fo:border-bottom="none" fo:background-color="#6fa8d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31" style:family="table-cell" style:parent-style-name="Default" style:data-style-name="N100">
      <style:table-cell-properties fo:border-bottom="none" fo:background-color="#9fc5e8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dotted #666666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32" style:family="table-cell" style:parent-style-name="Default" style:data-style-name="N100">
      <style:table-cell-properties fo:border-bottom="none" fo:background-color="#9fc5e8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33" style:family="table-cell" style:parent-style-name="Default" style:data-style-name="N100">
      <style:table-cell-properties fo:border-bottom="none" fo:background-color="#8e7cc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34" style:family="table-cell" style:parent-style-name="Default" style:data-style-name="N100">
      <style:table-cell-properties fo:border-bottom="none" fo:background-color="#b4a7d6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35" style:family="table-cell" style:parent-style-name="Default" style:data-style-name="N100">
      <style:table-cell-properties fo:border-bottom="none" fo:background-color="#b4a7d6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dotted #666666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36" style:family="table-cell" style:parent-style-name="Default" style:data-style-name="N100">
      <style:table-cell-properties fo:border-bottom="0.74pt solid #666666" fo:background-color="#ead1dc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37" style:family="table-cell" style:parent-style-name="Default" style:data-style-name="N100">
      <style:table-cell-properties fo:border-bottom="none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38" style:family="table-cell" style:parent-style-name="Default" style:data-style-name="N100">
      <style:table-cell-properties fo:border-bottom="none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39" style:family="table-cell" style:parent-style-name="Default" style:data-style-name="N100">
      <style:table-cell-properties fo:border-bottom="none" fo:background-color="#fce5cd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0" style:family="table-cell" style:parent-style-name="Default" style:data-style-name="N100">
      <style:table-cell-properties fo:border-bottom="none" fo:background-color="#f4cccc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1" style:family="table-cell" style:parent-style-name="Default" style:data-style-name="N100">
      <style:table-cell-properties fo:border-bottom="none" fo:background-color="#f4cccc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2" style:family="table-cell" style:parent-style-name="Default" style:data-style-name="N100">
      <style:table-cell-properties fo:border-bottom="none" fo:background-color="#f4cccc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3" style:family="table-cell" style:parent-style-name="Default" style:data-style-name="N100">
      <style:table-cell-properties fo:border-bottom="none" fo:background-color="#f4cccc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dotted #99999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4" style:family="table-cell" style:parent-style-name="Default" style:data-style-name="N100">
      <style:table-cell-properties fo:border-bottom="none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5" style:family="table-cell" style:parent-style-name="Default" style:data-style-name="N100">
      <style:table-cell-properties fo:border-bottom="none" fo:background-color="#fce5cd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6" style:family="table-cell" style:parent-style-name="Default" style:data-style-name="N100">
      <style:table-cell-properties fo:border-bottom="none" fo:background-color="#fce5cd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7" style:family="table-cell" style:parent-style-name="Default" style:data-style-name="N100">
      <style:table-cell-properties fo:border-bottom="0.74pt dotted #666666" fo:background-color="#f3f3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8" style:family="table-cell" style:parent-style-name="Default" style:data-style-name="N100">
      <style:table-cell-properties fo:border-bottom="none" fo:background-color="#cfe2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49" style:family="table-cell" style:parent-style-name="Default" style:data-style-name="N100">
      <style:table-cell-properties fo:border-bottom="none" fo:background-color="#cfe2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50" style:family="table-cell" style:parent-style-name="Default" style:data-style-name="N100">
      <style:table-cell-properties fo:border-bottom="none" fo:background-color="#cfe2f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51" style:family="table-cell" style:parent-style-name="Default" style:data-style-name="N100">
      <style:table-cell-properties fo:border-bottom="none" fo:background-color="#d9d2e9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52" style:family="table-cell" style:parent-style-name="Default" style:data-style-name="N100">
      <style:table-cell-properties fo:border-bottom="none" fo:background-color="#d9d2e9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53" style:family="table-cell" style:parent-style-name="Default" style:data-style-name="N100">
      <style:table-cell-properties fo:border-bottom="none" fo:background-color="#d9d2e9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54" style:family="table-cell" style:parent-style-name="Default" style:data-style-name="N100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55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56" style:family="table-cell" style:parent-style-name="Default" style:data-style-name="N100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57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58" style:family="table-cell" style:parent-style-name="Default" style:data-style-name="N100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59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99999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60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pt" style:writing-mode="page"/>
      <style:text-properties fo:color="#e06666" style:text-outline="false" style:text-line-through-style="none" style:text-line-through-type="none" style:font-name="Exo 2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6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62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italic" fo:text-shadow="none" style:text-underline-style="none" fo:font-weight="normal" style:font-size-asian="11pt" style:font-style-asian="italic" style:font-weight-asian="normal" style:font-name-complex="Exo 2" style:font-size-complex="11pt" style:font-style-complex="italic" style:font-weight-complex="normal"/>
    </style:style>
    <style:style style:name="ce163" style:family="table-cell" style:parent-style-name="Default" style:data-style-name="N100">
      <style:table-cell-properties fo:border-bottom="0.74pt dotted #666666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6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65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pt" style:writing-mode="page"/>
      <style:text-properties fo:color="#e06666" style:text-outline="false" style:text-line-through-style="none" style:text-line-through-type="none" style:font-name="Exo 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66" style:family="table-cell" style:parent-style-name="Default" style:data-style-name="N100">
      <style:table-cell-properties fo:border-bottom="0.74pt dotted #999999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67" style:family="table-cell" style:parent-style-name="Default">
      <style:table-cell-properties fo:border-bottom="0.74pt dotted #99999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100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italic" fo:text-shadow="none" style:text-underline-style="none" fo:font-weight="normal" style:font-size-asian="11pt" style:font-style-asian="italic" style:font-weight-asian="normal" style:font-name-complex="Exo 2" style:font-size-complex="11pt" style:font-style-complex="italic" style:font-weight-complex="normal"/>
    </style:style>
    <style:style style:name="ce169" style:family="table-cell" style:parent-style-name="Default">
      <style:table-cell-properties fo:border-bottom="none" style:diagonal-bl-tr="none" style:diagonal-tl-br="none" fo:border-left="none" fo:border-right="none" style:rotation-align="none" fo:border-top="0.74pt dotted #666666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none" style:diagonal-bl-tr="none" style:diagonal-tl-br="none" fo:border-left="none" fo:border-right="none" style:rotation-align="none" fo:border-top="0.74pt dotted #99999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fo:border-bottom="0.74pt dotted #66666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e06666" style:text-outline="false" style:text-line-through-style="none" style:text-line-through-type="none" style:font-name="Exo 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73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74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75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76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dotted #999999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77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78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order-left="0.74pt solid #666666" fo:border-right="0.74pt solid #666666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81" style:family="table-cell" style:parent-style-name="Default" style:data-style-name="N100">
      <style:table-cell-properties fo:border-bottom="0.74pt dotted #666666" fo:background-color="#ffffff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82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pt" style:writing-mode="page"/>
      <style:text-properties fo:color="#e06666" style:text-outline="false" style:text-line-through-style="none" style:text-line-through-type="none" style:font-name="Exo 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83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84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0.74pt solid #666666" style:direction="ltr" fo:border-right="none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85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e06666" style:text-outline="false" style:text-line-through-style="none" style:text-line-through-type="none" style:font-name="Exo 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86" style:family="table-cell" style:parent-style-name="Default" style:data-style-name="N100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87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Exo 2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88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89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90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Exo 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91" style:family="table-cell" style:parent-style-name="Default" style:data-style-name="N100">
      <style:table-cell-properties fo:border-bottom="0.74pt solid #999999" fo:background-color="#ffffff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92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93" style:family="table-cell" style:parent-style-name="Default" style:data-style-name="N100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94" style:family="table-cell" style:parent-style-name="Default" style:data-style-name="N100">
      <style:table-cell-properties fo:border-bottom="0.74pt dotted #999999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195" style:family="table-cell" style:parent-style-name="Default" style:data-style-name="N100">
      <style:table-cell-properties fo:border-bottom="0.74pt dotted #b7b7b7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96" style:family="table-cell" style:parent-style-name="Default">
      <style:table-cell-properties fo:border-bottom="0.74pt dotted #b7b7b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 style:data-style-name="N100">
      <style:table-cell-properties fo:border-bottom="0.74pt dotted #b7b7b7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98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199" style:family="table-cell" style:parent-style-name="Default" style:data-style-name="N100">
      <style:table-cell-properties fo:border-bottom="0.74pt solid #666666" fo:background-color="#ead1dc" style:diagonal-bl-tr="none" style:diagonal-tl-br="none" style:text-align-source="fix" style:repeat-content="false" fo:wrap-option="wrap" fo:border-left="0.74pt solid #000000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00" style:family="table-cell" style:parent-style-name="Default" style:data-style-name="N100">
      <style:table-cell-properties fo:border-bottom="0.74pt solid #666666" fo:background-color="#f6b26b" style:diagonal-bl-tr="none" style:diagonal-tl-br="none" style:text-align-source="fix" style:repeat-content="false" fo:wrap-option="wrap" fo:border-left="0.74pt solid #000000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01" style:family="table-cell" style:parent-style-name="Default">
      <style:table-cell-properties fo:border-bottom="none" style:diagonal-bl-tr="none" style:diagonal-tl-br="none" fo:border-left="0.74pt solid #000000" fo:border-right="0.74pt solid #666666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>
      <style:table-cell-properties fo:border-bottom="0.74pt solid #666666" style:diagonal-bl-tr="none" style:diagonal-tl-br="none" fo:border-left="0.74pt solid #000000" fo:border-right="0.74pt solid #666666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 style:data-style-name="N100">
      <style:table-cell-properties fo:border-bottom="0.74pt solid #666666" fo:background-color="#e06666" style:diagonal-bl-tr="none" style:diagonal-tl-br="none" style:text-align-source="fix" style:repeat-content="false" fo:wrap-option="wrap" fo:border-left="0.74pt solid #000000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04" style:family="table-cell" style:parent-style-name="Default" style:data-style-name="N100">
      <style:table-cell-properties fo:border-bottom="0.74pt solid #666666" fo:background-color="#93c47d" style:diagonal-bl-tr="none" style:diagonal-tl-br="none" style:text-align-source="fix" style:repeat-content="false" fo:wrap-option="wrap" fo:border-left="0.74pt solid #000000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05" style:family="table-cell" style:parent-style-name="Default" style:data-style-name="N100">
      <style:table-cell-properties fo:border-bottom="0.74pt solid #666666" fo:background-color="#cccccc" style:diagonal-bl-tr="none" style:diagonal-tl-br="none" style:text-align-source="fix" style:repeat-content="false" fo:wrap-option="wrap" fo:border-left="0.74pt solid #000000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06" style:family="table-cell" style:parent-style-name="Default" style:data-style-name="N100">
      <style:table-cell-properties fo:border-bottom="0.74pt solid #666666" fo:background-color="#6fa8dc" style:diagonal-bl-tr="none" style:diagonal-tl-br="none" style:text-align-source="fix" style:repeat-content="false" fo:wrap-option="wrap" fo:border-left="0.74pt solid #000000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07" style:family="table-cell" style:parent-style-name="Default" style:data-style-name="N100">
      <style:table-cell-properties fo:border-bottom="0.74pt solid #666666" fo:background-color="#8e7cc3" style:diagonal-bl-tr="none" style:diagonal-tl-br="none" style:text-align-source="fix" style:repeat-content="false" fo:wrap-option="wrap" fo:border-left="0.74pt solid #000000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08" style:family="table-cell" style:parent-style-name="Default" style:data-style-name="N100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09" style:family="table-cell" style:parent-style-name="Default" style:data-style-name="N100">
      <style:table-cell-properties fo:border-bottom="0.74pt solid #666666" fo:background-color="#ead1dc" style:diagonal-bl-tr="none" style:diagonal-tl-br="none" style:text-align-source="fix" style:repeat-content="false" fo:wrap-option="wrap" fo:border-left="0.74pt solid #66666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73763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10" style:family="table-cell" style:parent-style-name="Default" style:data-style-name="N100">
      <style:table-cell-properties fo:background-color="#fce5c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1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12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13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14" style:family="table-cell" style:parent-style-name="Default" style:data-style-name="N100">
      <style:table-cell-properties fo:background-color="#f4cc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15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16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666666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17" style:family="table-cell" style:parent-style-name="Default" style:data-style-name="N100">
      <style:table-cell-properties fo:border-bottom="none" fo:background-color="#d9ead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18" style:family="table-cell" style:parent-style-name="Default" style:data-style-name="N100">
      <style:table-cell-properties fo:border-bottom="0.74pt solid #666666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normal" style:font-size-asian="11pt" style:font-style-asian="normal" style:font-weight-asian="normal" style:font-name-complex="Exo 2" style:font-size-complex="11pt" style:font-style-complex="normal" style:font-weight-complex="normal"/>
    </style:style>
    <style:style style:name="ce219" style:family="table-cell" style:parent-style-name="Default" style:data-style-name="N100">
      <style:table-cell-properties fo:background-color="#efefe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20" style:family="table-cell" style:parent-style-name="Default" style:data-style-name="N100">
      <style:table-cell-properties fo:border-bottom="none" fo:background-color="#cfe2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21" style:family="table-cell" style:parent-style-name="Default" style:data-style-name="N100">
      <style:table-cell-properties fo:background-color="#d9d2e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22" style:family="table-cell" style:parent-style-name="Default" style:data-style-name="N100">
      <style:table-cell-properties fo:border-bottom="none" fo:background-color="#d9d2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23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2pt" fo:font-style="normal" fo:text-shadow="none" style:text-underline-style="none" fo:font-weight="bold" style:font-size-asian="12pt" style:font-style-asian="normal" style:font-weight-asian="bold" style:font-name-complex="Exo 2" style:font-size-complex="12pt" style:font-style-complex="normal" style:font-weight-complex="bold"/>
    </style:style>
    <style:style style:name="ce22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Exo 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Exo 2" style:font-size-complex="14pt" style:font-style-complex="normal" style:font-weight-complex="bold"/>
    </style:style>
    <style:style style:name="ce22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Exo 2" fo:font-size="14pt" fo:font-style="normal" fo:text-shadow="none" style:text-underline-style="none" fo:font-weight="bold" style:font-size-asian="14pt" style:font-style-asian="normal" style:font-weight-asian="bold" style:font-name-complex="Exo 2" style:font-size-complex="14pt" style:font-style-complex="normal" style:font-weight-complex="bold"/>
    </style:style>
    <style:style style:name="ce22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2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2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Exo 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2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Exo 2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3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3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1pt" fo:font-style="normal" fo:text-shadow="none" style:text-underline-style="none" fo:font-weight="bold" style:font-size-asian="11pt" style:font-style-asian="normal" style:font-weight-asian="bold" style:font-name-complex="Exo 2" style:font-size-complex="11pt" style:font-style-complex="normal" style:font-weight-complex="bold"/>
    </style:style>
    <style:style style:name="ce232" style:family="table-cell" style:parent-style-name="Default">
      <style:table-cell-properties fo:background-color="#f9cb9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2pt" fo:font-style="normal" fo:text-shadow="none" style:text-underline-style="none" fo:font-weight="bold" style:font-size-asian="12pt" style:font-style-asian="normal" style:font-weight-asian="bold" style:font-name-complex="Exo 2" style:font-size-complex="12pt" style:font-style-complex="normal" style:font-weight-complex="bold"/>
    </style:style>
    <style:style style:name="ce233" style:family="table-cell" style:parent-style-name="Default">
      <style:table-cell-properties fo:background-color="#ea99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2pt" fo:font-style="normal" fo:text-shadow="none" style:text-underline-style="none" fo:font-weight="bold" style:font-size-asian="12pt" style:font-style-asian="normal" style:font-weight-asian="bold" style:font-name-complex="Exo 2" style:font-size-complex="12pt" style:font-style-complex="normal" style:font-weight-complex="bold"/>
    </style:style>
    <style:style style:name="ce234" style:family="table-cell" style:parent-style-name="Default">
      <style:table-cell-properties fo:background-color="#b6d7a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2pt" fo:font-style="normal" fo:text-shadow="none" style:text-underline-style="none" fo:font-weight="bold" style:font-size-asian="12pt" style:font-style-asian="normal" style:font-weight-asian="bold" style:font-name-complex="Exo 2" style:font-size-complex="12pt" style:font-style-complex="normal" style:font-weight-complex="bold"/>
    </style:style>
    <style:style style:name="ce235" style:family="table-cell" style:parent-style-name="Default">
      <style:table-cell-properties fo:background-color="#a4c2f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2pt" fo:font-style="normal" fo:text-shadow="none" style:text-underline-style="none" fo:font-weight="bold" style:font-size-asian="12pt" style:font-style-asian="normal" style:font-weight-asian="bold" style:font-name-complex="Exo 2" style:font-size-complex="12pt" style:font-style-complex="normal" style:font-weight-complex="bold"/>
    </style:style>
    <style:style style:name="ce236" style:family="table-cell" style:parent-style-name="Default">
      <style:table-cell-properties fo:background-color="#b4a7d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Exo 2" fo:font-size="12pt" fo:font-style="normal" fo:text-shadow="none" style:text-underline-style="none" fo:font-weight="bold" style:font-size-asian="12pt" style:font-style-asian="normal" style:font-weight-asian="bold" style:font-name-complex="Exo 2" style:font-size-complex="12pt" style:font-style-complex="normal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00.0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15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4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31.5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78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4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00.0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2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2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26.0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8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26.0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8.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4.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78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normal&quot;;&quot;multiplicative&quot;;&quot;additive&quot;;&quot;converted&quot;;&quot;varies&quot;)" table:allow-empty-cell="true" table:display-list="no" table:base-cell-address="sprites.F2"/>
        <table:content-validation table:name="val2" table:condition="of:cell-content-is-in-list(&quot;Centre&quot;;&quot;Top&quot;;&quot;Bottom&quot;;&quot;Left&quot;;&quot;Right&quot;;&quot;TopLeft&quot;;&quot;TopRight&quot;;&quot;BottomLeft&quot;;&quot;BottomRight&quot;;&quot;varies&quot;)" table:allow-empty-cell="true" table:display-list="no" table:base-cell-address="sprites.G2"/>
      </table:content-validations>
      <table:table table:name="spri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943.68pt" svg:height="105.76pt" svg:x="103.29pt" svg:y="23.24pt" draw:caption-point-x="-11.54pt" draw:caption-point-y="-22.96pt">
              <dc:date>2022-03-01T00:00:00</dc:date>
              <text:p text:style-name="P1">grey = UI related</text:p>
              <text:p text:style-name="P1">orange = gameplay related</text:p>
              <text:p text:style-name="P1">red = osu! related</text:p>
              <text:p text:style-name="P1">green = osu!taiko related</text:p>
              <text:p text:style-name="P1">blue = osu!catch related</text:p>
              <text:p text:style-name="P1">purple = osu!mania related</text:p>
            </office:annotation>
            <text:p>Category</text:p>
          </table:table-cell>
          <table:table-cell table:style-name="ce10" office:value-type="string" calcext:value-type="string">
            <office:annotation draw:style-name="gr2" draw:text-style-name="P2" svg:width="848.44pt" svg:height="121.49pt" svg:x="278.7pt" svg:y="23.24pt" draw:caption-point-x="-11.54pt" draw:caption-point-y="-22.96pt">
              <dc:date>2022-03-01T00:00:00</dc:date>
              <text:p text:style-name="P1">@2x is the suffix for HD sprites. They have doubled dimension sizes and are used for resolutions using 800p or higher.</text:p>
              <text:p text:style-name="P1"/>
              <text:p text:style-name="P1">If the name contains "(-#)", you can animate this sprite in seperate frames, starting at frame 0.</text:p>
              <text:p text:style-name="P1">The sliderball and pippidon images use "(#)" instead of "(-#)" due to their implementation before more animations were added.</text:p>
              <text:p text:style-name="P1">Exceptions to this are the combobursts; they always display a single sprite at a time and rotate through all sprites at each combo milestone.</text:p>
              <text:p text:style-name="P1"/>
              <text:p text:style-name="P1">Sprites that don't need transparency (like backgrounds) can be in JPG-format to reduce a skin's file size.</text:p>
            </office:annotation>
            <text:p>sprite-name(@2x).png</text:p>
          </table:table-cell>
          <table:table-cell table:style-name="ce10" office:value-type="string" calcext:value-type="string" table:number-columns-spanned="2" table:number-rows-spanned="1">
            <text:p>Notes</text:p>
          </table:table-cell>
          <table:covered-table-cell table:style-name="ce35"/>
          <table:table-cell table:style-name="ce10" office:value-type="string" calcext:value-type="string">
            <office:annotation draw:style-name="gr3" draw:text-style-name="P2" svg:width="439.82pt" svg:height="90pt" svg:x="1046.98pt" svg:y="23.24pt" draw:caption-point-x="-11.54pt" draw:caption-point-y="-22.96pt">
              <dc:date>2022-03-01T00:00:00</dc:date>
              <text:p text:style-name="P1">all = works in all versions</text:p>
              <text:p text:style-name="P1"># = only works in this version, but</text:p>
              <text:p text:style-name="P1">#+ = starts working in this version first and the following ones</text:p>
              <text:p text:style-name="P1"/>
              <text:p text:style-name="P1">an overview can be found in the "skin versions" tab</text:p>
            </office:annotation>
            <text:p>Versions</text:p>
          </table:table-cell>
          <table:table-cell table:style-name="ce52" table:formula="of:=HYPERLINK(&quot;https://en.wikipedia.org/wiki/Blend_modes&quot;;&quot;Blend Mode&quot;)" office:value-type="string" office:string-value="Blend Mode" calcext:value-type="string">
            <office:annotation draw:style-name="gr1" draw:text-style-name="P2" svg:width="455.7pt" svg:height="105.76pt" svg:x="1127.14pt" svg:y="23.24pt" draw:caption-point-x="-11.54pt" draw:caption-point-y="-22.96pt">
              <dc:date>2022-03-01T00:00:00</dc:date>
              <text:p text:style-name="P1">shows if an image gets tinted or not and if yes how it is blended</text:p>
              <text:p text:style-name="P1"/>
              <text:p text:style-name="P1">normal = displayed normally (no tinting)</text:p>
              <text:p text:style-name="P1">multiplicative = can be coloured (white = looks like normal)</text:p>
              <text:p text:style-name="P1">additive = darker colours are more transparent</text:p>
              <text:p text:style-name="P1">converted = image gets converted to a grayscale which preserves the luminance of the original colours</text:p>
            </office:annotation>
            <text:p>Blend Mode</text:p>
          </table:table-cell>
          <table:table-cell table:style-name="ce57" table:formula="of:=HYPERLINK(&quot;http://blog.ppy.sh/post/140087699883/sprites-and-containers-in-osu&quot;;&quot;Origin Point&quot;)" office:value-type="string" office:string-value="Origin Point" calcext:value-type="string">
            <office:annotation draw:style-name="gr4" draw:text-style-name="P2" svg:width="479.48pt" svg:height="137.25pt" svg:x="1199.4pt" svg:y="23.24pt" draw:caption-point-x="-11.54pt" draw:caption-point-y="-22.96pt">
              <dc:date>2022-03-01T00:00:00</dc:date>
              <text:p text:style-name="P1">Origins are points where images get positioned from:</text:p>
              <text:p text:style-name="P1">- the centre,</text:p>
              <text:p text:style-name="P1">- a corner,</text:p>
              <text:p text:style-name="P1">- or an edge of the image</text:p>
              <text:p text:style-name="P1"/>
              <text:p text:style-name="P1">Some exact on screen positions (anchors) are in the notes [x, y]</text:p>
              <text:p text:style-name="P1">and based on 768 pixel height</text:p>
              <text:p text:style-name="P1">'pixel' is shortened to 'px'</text:p>
            </office:annotation>
            <text:p>Origin Point</text:p>
          </table:table-cell>
          <table:table-cell table:style-name="ce60" office:value-type="string" calcext:value-type="string">
            <office:annotation draw:style-name="gr5" draw:text-style-name="P2" svg:width="431.86pt" svg:height="184.51pt" svg:x="1343.08pt" svg:y="23.24pt" draw:caption-point-x="-11.54pt" draw:caption-point-y="-22.96pt">
              <dc:date>2022-03-01T00:00:00</dc:date>
              <text:p text:style-name="P1">Sizes are for SD sprites.</text:p>
              <text:p text:style-name="P1">The game is coded on these sprites in some cases.</text:p>
              <text:p text:style-name="P1"/>
              <text:p text:style-name="P1">They are not including drop shadows / glows / borders or margins in some cases.</text:p>
              <text:p text:style-name="P1"/>
              <text:p text:style-name="P1">Sometimes only one measure is important.</text:p>
              <text:p text:style-name="P1"/>
              <text:p text:style-name="P1">There are no restrictions to dimension sizes.</text:p>
              <text:p text:style-name="P1">Unless specified you can freely choose any dimension sizes.</text:p>
              <text:p text:style-name="P1"/>
              <text:p text:style-name="P1">width x height in pixel (px)</text:p>
            </office:annotation>
            <text:p>SD sprite sizes</text:p>
          </table:table-cell>
          <table:table-cell table:style-name="ce60" office:value-type="string" calcext:value-type="string">
            <office:annotation draw:style-name="gr6" draw:text-style-name="P2" svg:width="384.18pt" svg:height="200.24pt" svg:x="1486.8pt" svg:y="23.24pt" draw:caption-point-x="-11.54pt" draw:caption-point-y="-22.96pt">
              <dc:date>2022-03-01T00:00:00</dc:date>
              <text:p text:style-name="P1">These sizes are for optimal display at 1920x1080 and usage of HD(@2x) sprites.</text:p>
              <text:p text:style-name="P1"/>
              <text:p text:style-name="P1">Dimension sizes are doubled up from SD dimension sizes.</text:p>
              <text:p text:style-name="P1"/>
              <text:p text:style-name="P1">They are not including drop shadows / glows / borders or margins in some cases.</text:p>
              <text:p text:style-name="P1"/>
              <text:p text:style-name="P1">Sometimes only one of the measures is important.</text:p>
              <text:p text:style-name="P1"/>
              <text:p text:style-name="P1">There are no restrictions to dimension sizes.</text:p>
              <text:p text:style-name="P1">Unless specified you can freely choose any dimension sizes but will eat up more performance if too big.</text:p>
              <text:p text:style-name="P1"/>
              <text:p text:style-name="P1">width x height in pixel (px)</text:p>
            </office:annotation>
            <text:p>Recommended HD Siz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1" table:number-rows-spanned="4">
            <text:p>Home Screen</text:p>
          </table:table-cell>
          <table:table-cell table:style-name="ce11" office:value-type="string" calcext:value-type="string">
            <office:annotation draw:style-name="gr3" draw:text-style-name="P2" svg:width="848.44pt" svg:height="90pt" svg:x="278.7pt" svg:y="39pt" draw:caption-point-x="-11.54pt" draw:caption-point-y="-22.99pt">
              <dc:date>2022-03-01T00:00:00</dc:date>
              <text:p text:style-name="P1">osu! will not use PNG-files as menu-background</text:p>
              <text:p text:style-name="P1"/>
              <text:p text:style-name="P1">during some holidays (like halloween or christmas) the game has a fixed background rotation with seasonal backgrounds</text:p>
              <text:p text:style-name="P1"/>
              <text:p text:style-name="P1">if you don't want to see these seasonal backgrounds you can disable them in the options</text:p>
            </office:annotation>
            <text:p>menu-background.jpg</text:p>
          </table:table-cell>
          <table:table-cell table:style-name="ce27" table:formula="of:=HYPERLINK(&quot;https://osu.ppy.sh/home/support&quot;;&quot;only osu!supporters can see custom sprites&quot;)" office:value-type="string" office:string-value="only osu!supporters can see custom sprites" calcext:value-type="string" table:number-columns-spanned="1" table:number-rows-spanned="2">
            <text:p>only osu!supporters can see custom sprites</text:p>
          </table:table-cell>
          <table:table-cell table:style-name="ce36" office:value-type="string" calcext:value-type="string">
            <office:annotation draw:style-name="gr7" draw:text-style-name="P2" svg:width="348.49pt" svg:height="105.73pt" svg:x="994.59pt" svg:y="39pt" draw:caption-point-x="-11.54pt" draw:caption-point-y="-22.99pt">
              <dc:date>2022-03-01T00:00:00</dc:date>
              <text:p text:style-name="P1">you can add or replace a background by dragging &amp; dropping an image into the osu! window</text:p>
              <text:p text:style-name="P1"/>
              <text:p text:style-name="P1">if the dropped image is a PNG-file osu! simply adds the JPG-extension onto its name</text:p>
              <text:p text:style-name="P1">(menu-background.png.jpg)</text:p>
              <text:p text:style-name="P1"/>
              <text:p text:style-name="P1">used as playfield if a map has no background set</text:p>
            </office:annotation>
            <text:p>background used for various screens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style-name="ce36" office:value-type="string" calcext:value-type="string">
            <text:p>1366x768</text:p>
          </table:table-cell>
          <table:table-cell table:style-name="ce36" office:value-type="string" calcext:value-type="string">
            <office:annotation draw:style-name="gr8" draw:text-style-name="P2" svg:width="384.18pt" svg:height="26.99pt" svg:x="1486.8pt" svg:y="39pt" draw:caption-point-x="-11.54pt" draw:caption-point-y="-22.99pt">
              <dc:date>2022-03-01T00:00:00</dc:date>
              <text:p text:style-name="P1">no HD sprite marker needed</text:p>
            </office:annotation>
            <text:p>1920x1080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welcome_text</text:p>
          </table:table-cell>
          <table:covered-table-cell table:style-name="ce28"/>
          <table:table-cell table:style-name="ce36" office:value-type="string" calcext:value-type="string">
            <text:p>starting the client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office:annotation draw:style-name="gr8" draw:text-style-name="P2" svg:width="848.44pt" svg:height="26.99pt" svg:x="278.7pt" svg:y="70.5pt" draw:caption-point-x="-11.54pt" draw:caption-point-y="-22.99pt">
              <dc:date>2022-03-01T00:00:00</dc:date>
              <text:p text:style-name="P1">can be toggled on/off in the options</text:p>
            </office:annotation>
            <text:p>menu-snow</text:p>
          </table:table-cell>
          <table:table-cell table:style-name="ce29" office:value-type="string" calcext:value-type="string">
            <text:p>small sprites floating down the home screen</text:p>
          </table:table-cell>
          <table:table-cell table:style-name="ce36" office:value-type="string" calcext:value-type="string">
            <text:p>uses the current game mode's menu-x-small if not included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style-name="ce36" office:value-type="string" calcext:value-type="string">
            <text:p>32x32</text:p>
          </table:table-cell>
          <table:table-cell table:style-name="ce36" office:value-type="string" calcext:value-type="string">
            <text:p>64x64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options-offset-tick</text:p>
          </table:table-cell>
          <table:table-cell table:style-name="ce29" office:value-type="string" calcext:value-type="string">
            <text:p>used in the offset wizard</text:p>
          </table:table-cell>
          <table:table-cell table:style-name="ce36" office:value-type="string" calcext:value-type="string">
            <text:p>stretched to fit screen height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9" draw:text-style-name="P2" svg:width="455.7pt" svg:height="58.48pt" svg:x="1127.14pt" svg:y="86.26pt" draw:caption-point-x="-11.54pt" draw:caption-point-y="-22.99pt">
              <dc:date>2022-03-01T00:00:00</dc:date>
              <text:p text:style-name="P1">big centre tick tinted black</text:p>
              <text:p text:style-name="P1">blinks white when tick passes line</text:p>
              <text:p text:style-name="P1">ticks are white</text:p>
            </office:annotation>
            <text:p>multiplicative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5">
            <text:p>Cursor</text:p>
          </table:table-cell>
          <table:table-cell table:style-name="ce12" office:value-type="string" calcext:value-type="string">
            <text:p>cursor</text:p>
          </table:table-cell>
          <table:table-cell table:style-name="ce30" office:value-type="string" calcext:value-type="string">
            <text:p>main navigation tool</text:p>
          </table:table-cell>
          <table:table-cell table:style-name="ce37" office:value-type="string" calcext:value-type="string">
            <text:p>expanding and rotation can be disabled via skin.ini-file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32" table:content-validation-name="val2" office:value-type="string" calcext:value-type="string">
            <text:p>Centre</text:p>
          </table:table-cell>
          <table:table-cell table:number-columns-repeated="2" table:style-name="ce3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cursortrail</text:p>
          </table:table-cell>
          <table:table-cell table:style-name="ce29" office:value-type="string" calcext:value-type="string">
            <text:p>sits under the cursor</text:p>
          </table:table-cell>
          <table:table-cell table:style-name="ce36" office:value-type="string" calcext:value-type="string">
            <text:p>longer trail if cursormiddle is used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9" draw:text-style-name="P2" svg:width="455.7pt" svg:height="58.48pt" svg:x="1127.14pt" svg:y="117.75pt" draw:caption-point-x="-11.54pt" draw:caption-point-y="-22.99pt">
              <dc:date>2022-03-01T00:00:00</dc:date>
              <text:p text:style-name="P1">normal when no cursormiddle is used</text:p>
              <text:p text:style-name="P1"/>
              <text:p text:style-name="P1">additive when cursormiddle is used</text:p>
            </office:annotation>
            <text:p>varies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cursormiddle</text:p>
          </table:table-cell>
          <table:table-cell table:style-name="ce29" office:value-type="string" calcext:value-type="string">
            <text:p>won't rotate nor expand</text:p>
          </table:table-cell>
          <table:table-cell table:style-name="ce36" office:value-type="string" calcext:value-type="string">
            <text:p>only loads if included with a cursor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number-columns-repeated="2" table:style-name="ce61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cursor-smoke</text:p>
          </table:table-cell>
          <table:table-cell table:style-name="ce31" office:value-type="string" calcext:value-type="string" table:number-columns-spanned="2" table:number-rows-spanned="1">
            <text:p>leaves a visible trail for several seconds when pressed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office:annotation draw:style-name="gr8" draw:text-style-name="P2" svg:width="848.44pt" svg:height="26.99pt" svg:x="278.7pt" svg:y="165pt" draw:caption-point-x="-11.54pt" draw:caption-point-y="-22.99pt">
              <dc:date>2022-03-01T00:00:00</dc:date>
              <text:p text:style-name="P1">can be toggled on/off in the options</text:p>
            </office:annotation>
            <text:p>cursor-ripple</text:p>
          </table:table-cell>
          <table:table-cell table:style-name="ce29" office:value-type="string" calcext:value-type="string">
            <office:annotation draw:style-name="gr8" draw:text-style-name="P2" svg:width="562.76pt" svg:height="26.99pt" svg:x="636.63pt" svg:y="165pt" draw:caption-point-x="-11.54pt" draw:caption-point-y="-22.99pt">
              <dc:date>2022-03-01T00:00:00</dc:date>
              <text:p text:style-name="P1">also when pressing keys during osu! gameplay if you play with keyboard instead of mouse buttons</text:p>
            </office:annotation>
            <text:p>when clicking with the cursor</text:p>
          </table:table-cell>
          <table:table-cell table:style-name="ce38" office:value-type="string" calcext:value-type="string">
            <office:annotation draw:style-name="gr8" draw:text-style-name="P2" svg:width="348.49pt" svg:height="26.99pt" svg:x="994.59pt" svg:y="165pt" draw:caption-point-x="-11.54pt" draw:caption-point-y="-22.99pt">
              <dc:date>2022-03-01T00:00:00</dc:date>
              <text:p text:style-name="P1">at max expansion</text:p>
            </office:annotation>
            <text:p>image is scaled down by half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455.7pt" svg:height="26.99pt" svg:x="1127.14pt" svg:y="165pt" draw:caption-point-x="-11.54pt" draw:caption-point-y="-22.99pt">
              <dc:date>2022-03-01T00:00:00</dc:date>
              <text:p text:style-name="P1">at half opacity ingame to not intrude on visibilty of other objects</text:p>
            </office:annotation>
            <text:p>additive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3">
            <text:p>Song Selection Carousel</text:p>
          </table:table-cell>
          <table:table-cell table:style-name="ce12" office:value-type="string" calcext:value-type="string">
            <text:p>menu-button-background</text:p>
          </table:table-cell>
          <table:table-cell table:style-name="ce32" office:value-type="string" calcext:value-type="string" table:number-columns-spanned="2" table:number-rows-spanned="1">
            <office:annotation draw:style-name="gr1" draw:text-style-name="P2" svg:width="562.76pt" svg:height="105.76pt" svg:x="636.63pt" svg:y="180.74pt" draw:caption-point-x="346.42pt" draw:caption-point-y="-22.96pt">
              <dc:date>2022-03-01T00:00:00</dc:date>
              <text:p text:style-name="P1">1st row: song's title</text:p>
              <text:p text:style-name="P1">2nd row: song's artist // mapper</text:p>
              <text:p text:style-name="P1">3rd row: difficulty name</text:p>
              <text:p text:style-name="P1">4rd row: star rating display</text:p>
              <text:p text:style-name="P1"/>
              <text:p text:style-name="P1">3rd &amp; 4th row not displayed on collapsed sets</text:p>
            </office:annotation>
            <text:p>panel that displays the beatmap(set)'s metadata or a group's name</text:p>
          </table:table-cell>
          <table:covered-table-cell table:style-name="ce39"/>
          <table:table-cell table:style-name="ce46" office:value-type="string" calcext:value-type="string">
            <office:annotation draw:style-name="gr10" draw:text-style-name="P2" svg:width="439.82pt" svg:height="42.75pt" svg:x="1046.98pt" svg:y="180.74pt" draw:caption-point-x="-11.54pt" draw:caption-point-y="-22.96pt">
              <dc:date>2022-03-01T00:00:00</dc:date>
              <text:p text:style-name="P1">V2.2+ enables thumbnail support for custom panels</text:p>
              <text:p text:style-name="P1">default menu-button-bg always uses thumbnails</text:p>
            </office:annotation>
            <text:p>all</text:p>
          </table:table-cell>
          <table:table-cell table:style-name="ce54" table:content-validation-name="val1" office:value-type="string" calcext:value-type="string">
            <office:annotation draw:style-name="gr2" draw:text-style-name="P2" svg:width="455.7pt" svg:height="121.49pt" svg:x="1127.14pt" svg:y="180.74pt" draw:caption-point-x="-11.54pt" draw:caption-point-y="-22.96pt">
              <dc:date>2022-03-01T00:00:00</dc:date>
              <text:p text:style-name="P1">white = currently selected difficulty</text:p>
              <text:p text:style-name="P1">blue = other difficulties of the current set</text:p>
              <text:p text:style-name="P1">pink = not played</text:p>
              <text:p text:style-name="P1">orange = played</text:p>
              <text:p text:style-name="P1">red = (multiplayer) download the map</text:p>
              <text:p text:style-name="P1">grey = (multiplayer)</text:p>
              <text:p text:style-name="P1">host is changing maps</text:p>
            </office:annotation>
            <text:p>multiplicative</text:p>
          </table:table-cell>
          <table:table-cell table:style-name="ce32" table:content-validation-name="val2" office:value-type="string" calcext:value-type="string">
            <text:p>Left</text:p>
          </table:table-cell>
          <table:table-cell table:style-name="ce37" office:value-type="string" calcext:value-type="string">
            <office:annotation draw:style-name="gr11" draw:text-style-name="P2" svg:width="431.86pt" svg:height="58.51pt" svg:x="1343.08pt" svg:y="180.74pt" draw:caption-point-x="-11.54pt" draw:caption-point-y="-22.96pt">
              <dc:date>2022-03-01T00:00:00</dc:date>
              <text:p text:style-name="P1">thumbnails get positioned 9px away from the left image border</text:p>
              <text:p text:style-name="P1"/>
              <text:p text:style-name="P1">thumbnail size is 115x85</text:p>
            </office:annotation>
            <text:p>min: 690x85</text:p>
          </table:table-cell>
          <table:table-cell table:style-name="ce37" office:value-type="string" calcext:value-type="string">
            <office:annotation draw:style-name="gr11" draw:text-style-name="P2" svg:width="384.18pt" svg:height="58.51pt" svg:x="1486.8pt" svg:y="180.74pt" draw:caption-point-x="-11.54pt" draw:caption-point-y="-22.96pt">
              <dc:date>2022-03-01T00:00:00</dc:date>
              <text:p text:style-name="P1">thumbnails get positioned 18px away from the left image border</text:p>
              <text:p text:style-name="P1"/>
              <text:p text:style-name="P1">thumbnail size is 230x170</text:p>
            </office:annotation>
            <text:p>min: 1380x170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tar</text:p>
          </table:table-cell>
          <table:table-cell table:style-name="ce31" office:value-type="string" calcext:value-type="string" table:number-columns-spanned="2" table:number-rows-spanned="1">
            <text:p>displays a beatmap's star rating as a set of stars, unused stars are not filled</text:p>
          </table:table-cell>
          <table:covered-table-cell table:style-name="ce3"/>
          <table:table-cell table:style-name="ce45" office:value-type="string" calcext:value-type="string">
            <office:annotation draw:style-name="gr8" draw:text-style-name="P2" svg:width="439.82pt" svg:height="26.99pt" svg:x="1046.98pt" svg:y="196.5pt" draw:caption-point-x="-11.54pt" draw:caption-point-y="-22.99pt">
              <dc:date>2022-03-01T00:00:00</dc:date>
              <text:p text:style-name="P1">V2.2 changes display style to scaling stars instead of partial filled ones</text:p>
            </office:annotation>
            <text:p>all</text:p>
          </table:table-cell>
          <table:table-cell table:style-name="ce53" table:content-validation-name="val1" office:value-type="string" calcext:value-type="string">
            <office:annotation draw:style-name="gr11" draw:text-style-name="P2" svg:width="455.7pt" svg:height="58.51pt" svg:x="1127.14pt" svg:y="196.5pt" draw:caption-point-x="-11.54pt" draw:caption-point-y="-22.99pt">
              <dc:date>2022-03-01T00:00:00</dc:date>
              <text:p text:style-name="P1">can be changed through "SongSelectActiveText:" &amp; "SongSelectInactiveText:" in the skin.ini</text:p>
              <text:p text:style-name="P1"/>
              <text:p text:style-name="P1">tinted black on the active panel and white on the inactive panel by default</text:p>
            </office:annotation>
            <text:p>multiplicative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style-name="ce36" office:value-type="string" calcext:value-type="string">
            <text:p>50x50</text:p>
          </table:table-cell>
          <table:table-cell table:style-name="ce36" office:value-type="string" calcext:value-type="string">
            <text:p>100x100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tar2</text:p>
          </table:table-cell>
          <table:table-cell table:style-name="ce29" office:value-type="string" calcext:value-type="string">
            <text:p>bursts out of the currently selected beatmap panel</text:p>
          </table:table-cell>
          <table:table-cell table:style-name="ce36" office:value-type="string" calcext:value-type="string">
            <text:p>also used during gameplay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style-name="ce36" office:value-type="string" calcext:value-type="string">
            <text:p>24x24</text:p>
          </table:table-cell>
          <table:table-cell table:style-name="ce36" office:value-type="string" calcext:value-type="string">
            <text:p>48x48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9">
            <text:p>Song Selection Buttons</text:p>
          </table:table-cell>
          <table:table-cell table:style-name="ce12" office:value-type="string" calcext:value-type="string">
            <text:p>selection-mode</text:p>
          </table:table-cell>
          <table:table-cell table:style-name="ce32" office:value-type="string" calcext:value-type="string" table:number-columns-spanned="2" table:number-rows-spanned="2">
            <office:annotation draw:style-name="gr12" draw:text-style-name="P2" svg:width="562.76pt" svg:height="27.01pt" svg:x="636.63pt" svg:y="227.99pt" draw:caption-point-x="346.42pt" draw:caption-point-y="-22.96pt">
              <dc:date>2022-03-01T00:00:00</dc:date>
              <text:p text:style-name="P1">allows osu! difficulties to be played in that game mode which are called 'converts' in this case</text:p>
            </office:annotation>
            <text:p>opens game mode selection box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32" table:content-validation-name="val2" office:value-type="string" calcext:value-type="string">
            <office:annotation draw:style-name="gr11" draw:text-style-name="P2" svg:width="479.48pt" svg:height="58.51pt" svg:x="1199.4pt" svg:y="227.99pt" draw:caption-point-x="-11.54pt" draw:caption-point-y="-22.96pt">
              <dc:date>2022-03-01T00:00:00</dc:date>
              <text:p text:style-name="P1">V1 = TopLeft, at 681px height</text:p>
              <text:p text:style-name="P1"/>
              <text:p text:style-name="P1">V2+ = BottomLeft</text:p>
            </office:annotation>
            <text:p>varies</text:p>
          </table:table-cell>
          <table:table-cell table:style-name="ce37" office:value-type="string" calcext:value-type="string" table:number-columns-spanned="1" table:number-rows-spanned="2">
            <office:annotation draw:style-name="gr12" draw:text-style-name="P2" svg:width="431.86pt" svg:height="27.01pt" svg:x="1343.08pt" svg:y="227.99pt" draw:caption-point-x="-11.54pt" draw:caption-point-y="-22.96pt">
              <dc:date>2022-03-01T00:00:00</dc:date>
              <text:p text:style-name="P1">92x87 for V1</text:p>
            </office:annotation>
            <text:p>92x90 for V2+</text:p>
          </table:table-cell>
          <table:table-cell table:style-name="ce37" office:value-type="string" calcext:value-type="string" table:number-columns-spanned="1" table:number-rows-spanned="2">
            <office:annotation draw:style-name="gr12" draw:text-style-name="P2" svg:width="384.18pt" svg:height="27.01pt" svg:x="1486.8pt" svg:y="227.99pt" draw:caption-point-x="-11.54pt" draw:caption-point-y="-22.96pt">
              <dc:date>2022-03-01T00:00:00</dc:date>
              <text:p text:style-name="P1">184x174 for V1</text:p>
            </office:annotation>
            <text:p>184x180 for V2+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election-mode-over</text:p>
          </table:table-cell>
          <table:covered-table-cell table:style-name="ce28"/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9" draw:text-style-name="P2" svg:width="479.48pt" svg:height="58.48pt" svg:x="1199.4pt" svg:y="243.75pt" draw:caption-point-x="-11.54pt" draw:caption-point-y="-22.99pt">
              <dc:date>2022-03-01T00:00:00</dc:date>
              <text:p text:style-name="P1">V1 = TopLeft, at 681px height</text:p>
              <text:p text:style-name="P1"/>
              <text:p text:style-name="P1">V2+ = BottomLeft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election-mods</text:p>
          </table:table-cell>
          <table:table-cell table:style-name="ce31" office:value-type="string" calcext:value-type="string" table:number-columns-spanned="2" table:number-rows-spanned="2">
            <office:annotation draw:style-name="gr9" draw:text-style-name="P2" svg:width="562.76pt" svg:height="58.48pt" svg:x="636.63pt" svg:y="259.51pt" draw:caption-point-x="346.42pt" draw:caption-point-y="-22.99pt">
              <dc:date>2022-03-01T00:00:00</dc:date>
              <text:p text:style-name="P1">mods can change appearance and visibility of a map and alter its difficulty</text:p>
              <text:p text:style-name="P1"/>
              <text:p text:style-name="P1">some mods can be seen as gimmicks that enhance your experience</text:p>
            </office:annotation>
            <text:p>opens mod selection menu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9" draw:text-style-name="P2" svg:width="479.48pt" svg:height="58.48pt" svg:x="1199.4pt" svg:y="259.51pt" draw:caption-point-x="-11.54pt" draw:caption-point-y="-22.99pt">
              <dc:date>2022-03-01T00:00:00</dc:date>
              <text:p text:style-name="P1">V1 = TopLeft, at 681px height</text:p>
              <text:p text:style-name="P1"/>
              <text:p text:style-name="P1">V2+ = BottomLeft</text:p>
            </office:annotation>
            <text:p>varies</text:p>
          </table:table-cell>
          <table:table-cell table:style-name="ce40" office:value-type="string" calcext:value-type="string" table:number-columns-spanned="1" table:number-rows-spanned="6">
            <office:annotation draw:style-name="gr8" draw:text-style-name="P2" svg:width="431.86pt" svg:height="26.99pt" svg:x="1343.08pt" svg:y="259.51pt" draw:caption-point-x="-11.54pt" draw:caption-point-y="-22.99pt">
              <dc:date>2022-03-01T00:00:00</dc:date>
              <text:p text:style-name="P1">77x87 for V1</text:p>
            </office:annotation>
            <text:p>77x90 for V2+</text:p>
          </table:table-cell>
          <table:table-cell table:style-name="ce40" office:value-type="string" calcext:value-type="string" table:number-columns-spanned="1" table:number-rows-spanned="6">
            <office:annotation draw:style-name="gr8" draw:text-style-name="P2" svg:width="384.18pt" svg:height="26.99pt" svg:x="1486.8pt" svg:y="259.51pt" draw:caption-point-x="-11.54pt" draw:caption-point-y="-22.99pt">
              <dc:date>2022-03-01T00:00:00</dc:date>
              <text:p text:style-name="P1">154x174 for V1</text:p>
            </office:annotation>
            <text:p>154x180 for V2+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election-mods-over</text:p>
          </table:table-cell>
          <table:covered-table-cell table:style-name="ce28"/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1" draw:text-style-name="P2" svg:width="479.48pt" svg:height="58.51pt" svg:x="1199.4pt" svg:y="275.24pt" draw:caption-point-x="-11.54pt" draw:caption-point-y="-22.96pt">
              <dc:date>2022-03-01T00:00:00</dc:date>
              <text:p text:style-name="P1">V1 = TopLeft, at 681px height</text:p>
              <text:p text:style-name="P1"/>
              <text:p text:style-name="P1">V2+ = BottomLeft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election-random</text:p>
          </table:table-cell>
          <table:table-cell table:style-name="ce31" office:value-type="string" calcext:value-type="string" table:number-columns-spanned="2" table:number-rows-spanned="2">
            <office:annotation draw:style-name="gr9" draw:text-style-name="P2" svg:width="562.76pt" svg:height="58.48pt" svg:x="636.63pt" svg:y="291pt" draw:caption-point-x="346.42pt" draw:caption-point-y="-22.99pt">
              <dc:date>2022-03-01T00:00:00</dc:date>
              <text:p text:style-name="P1">when a set is chosen the difficulty closest to the recommended difficulty value is selected</text:p>
              <text:p text:style-name="P1"/>
              <text:p text:style-name="P1">each player has a recommmended difficulty value that depends on the player's best performances</text:p>
            </office:annotation>
            <text:p>selects a randomly chosen beatmap(set)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9" draw:text-style-name="P2" svg:width="479.48pt" svg:height="58.48pt" svg:x="1199.4pt" svg:y="291pt" draw:caption-point-x="-11.54pt" draw:caption-point-y="-22.99pt">
              <dc:date>2022-03-01T00:00:00</dc:date>
              <text:p text:style-name="P1">V1 = TopLeft, at 681px height</text:p>
              <text:p text:style-name="P1"/>
              <text:p text:style-name="P1">V2+ = BottomLeft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election-random-over</text:p>
          </table:table-cell>
          <table:covered-table-cell table:style-name="ce28"/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1" draw:text-style-name="P2" svg:width="479.48pt" svg:height="58.51pt" svg:x="1199.4pt" svg:y="306.74pt" draw:caption-point-x="-11.54pt" draw:caption-point-y="-22.96pt">
              <dc:date>2022-03-01T00:00:00</dc:date>
              <text:p text:style-name="P1">V1 = TopLeft, at 681px height</text:p>
              <text:p text:style-name="P1"/>
              <text:p text:style-name="P1">V2+ = BottomLeft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election-options</text:p>
          </table:table-cell>
          <table:table-cell table:style-name="ce31" office:value-type="string" calcext:value-type="string" table:number-columns-spanned="2" table:number-rows-spanned="2">
            <office:annotation draw:style-name="gr8" draw:text-style-name="P2" svg:width="562.76pt" svg:height="26.99pt" svg:x="636.63pt" svg:y="322.5pt" draw:caption-point-x="346.42pt" draw:caption-point-y="-22.99pt">
              <dc:date>2022-03-01T00:00:00</dc:date>
              <text:p text:style-name="P1">options like putting a song into a collection, deleting the map, wiping all local scores, mark as played, edit</text:p>
            </office:annotation>
            <text:p>shows the beatmap options menu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1" draw:text-style-name="P2" svg:width="479.48pt" svg:height="58.51pt" svg:x="1199.4pt" svg:y="322.5pt" draw:caption-point-x="-11.54pt" draw:caption-point-y="-22.99pt">
              <dc:date>2022-03-01T00:00:00</dc:date>
              <text:p text:style-name="P1">V1 = TopLeft, at 681px height</text:p>
              <text:p text:style-name="P1"/>
              <text:p text:style-name="P1">V2+ = BottomLeft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election-options-over</text:p>
          </table:table-cell>
          <table:covered-table-cell table:style-name="ce28"/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9" draw:text-style-name="P2" svg:width="479.48pt" svg:height="58.48pt" svg:x="1199.4pt" svg:y="338.26pt" draw:caption-point-x="-11.54pt" draw:caption-point-y="-22.99pt">
              <dc:date>2022-03-01T00:00:00</dc:date>
              <text:p text:style-name="P1">V1 = TopLeft, at 681px height</text:p>
              <text:p text:style-name="P1"/>
              <text:p text:style-name="P1">V2+ = BottomLeft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election-tab</text:p>
          </table:table-cell>
          <table:table-cell table:style-name="ce31" office:value-type="string" calcext:value-type="string" table:number-columns-spanned="2" table:number-rows-spanned="1">
            <office:annotation draw:style-name="gr3" draw:text-style-name="P2" svg:width="562.76pt" svg:height="90pt" svg:x="636.63pt" svg:y="353.99pt" draw:caption-point-x="346.42pt" draw:caption-point-y="-22.96pt">
              <dc:date>2022-03-01T00:00:00</dc:date>
              <text:p text:style-name="P1">4 or 5 tabs displayed depending on the player's aspect ratio</text:p>
              <text:p text:style-name="P1">from right to left:</text:p>
              <text:p text:style-name="P1">No Grouping, By Difficulty,</text:p>
              <text:p text:style-name="P1">By Artist, Recently Played,</text:p>
              <text:p text:style-name="P1">Collections</text:p>
            </office:annotation>
            <text:p>switching between predefined groupings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0" draw:text-style-name="P2" svg:width="455.7pt" svg:height="42.75pt" svg:x="1127.14pt" svg:y="353.99pt" draw:caption-point-x="-11.54pt" draw:caption-point-y="-22.96pt">
              <dc:date>2022-03-01T00:00:00</dc:date>
              <text:p text:style-name="P1">selected tab tinted in 255,255,255 (normal display)</text:p>
              <text:p text:style-name="P1">not selected tabs tinted in 220,21,61</text:p>
            </office:annotation>
            <text:p>multiplicative</text:p>
          </table:table-cell>
          <table:table-cell table:style-name="ce31" table:content-validation-name="val2" office:value-type="string" calcext:value-type="string">
            <text:p>TopLeft</text:p>
          </table:table-cell>
          <table:table-cell table:style-name="ce36" office:value-type="string" calcext:value-type="string">
            <text:p>142x24</text:p>
          </table:table-cell>
          <table:table-cell table:style-name="ce36" office:value-type="string" calcext:value-type="string">
            <text:p>284x48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4">
            <text:p>Buttons</text:p>
          </table:table-cell>
          <table:table-cell table:style-name="ce12" office:value-type="string" calcext:value-type="string">
            <text:p>button-left</text:p>
          </table:table-cell>
          <table:table-cell table:style-name="ce30" office:value-type="string" calcext:value-type="string">
            <text:p>left part/cap of the button</text:p>
          </table:table-cell>
          <table:table-cell table:style-name="ce37" office:value-type="string" calcext:value-type="string" table:number-columns-spanned="1" table:number-rows-spanned="2">
            <office:annotation draw:style-name="gr9" draw:text-style-name="P2" svg:width="348.49pt" svg:height="61.68pt" svg:x="994.59pt" svg:y="368.16pt" draw:caption-point-x="-11.54pt" draw:caption-point-y="-21.4pt">
              <dc:date>2022-03-01T00:00:00</dc:date>
              <text:p text:style-name="P1">the left part controls the width of the button-middle stretch while the right part controls the height scaling of button-middle</text:p>
              <text:p text:style-name="P1"/>
              <text:p text:style-name="P1">if button-left is too small and too wide button-middle might overlap with buttons beneath the first one</text:p>
            </office:annotation>
            <text:p>try to keep them in the same design and sizes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office:annotation draw:style-name="gr8" draw:text-style-name="P2" svg:width="455.7pt" svg:height="26.99pt" svg:x="1127.14pt" svg:y="369.75pt" draw:caption-point-x="-11.54pt" draw:caption-point-y="-22.99pt">
              <dc:date>2022-03-01T00:00:00</dc:date>
              <text:p text:style-name="P1">different colour tints depending on entry</text:p>
            </office:annotation>
            <text:p>multiplicative</text:p>
          </table:table-cell>
          <table:table-cell table:style-name="ce32" table:content-validation-name="val2" office:value-type="string" calcext:value-type="string">
            <text:p>TopRight</text:p>
          </table:table-cell>
          <table:table-cell table:style-name="ce37" office:value-type="string" calcext:value-type="string" table:number-columns-spanned="1" table:number-rows-spanned="3">
            <text:p>min height: 64px</text:p>
          </table:table-cell>
          <table:table-cell table:style-name="ce37" office:value-type="string" calcext:value-type="string" table:number-columns-spanned="1" table:number-rows-spanned="3">
            <text:p>min height: 128px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button-right</text:p>
          </table:table-cell>
          <table:table-cell table:style-name="ce29" office:value-type="string" calcext:value-type="string">
            <text:p>right part/cap of the button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455.7pt" svg:height="26.99pt" svg:x="1127.14pt" svg:y="385.51pt" draw:caption-point-x="-11.54pt" draw:caption-point-y="-22.99pt">
              <dc:date>2022-03-01T00:00:00</dc:date>
              <text:p text:style-name="P1">different colour tints depending on entry</text:p>
            </office:annotation>
            <text:p>multiplicative</text:p>
          </table:table-cell>
          <table:table-cell table:style-name="ce31" table:content-validation-name="val2" office:value-type="string" calcext:value-type="string">
            <text:p>TopLeft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button-middle</text:p>
          </table:table-cell>
          <table:table-cell table:style-name="ce29" office:value-type="string" calcext:value-type="string" table:number-columns-spanned="2" table:number-rows-spanned="1">
            <office:annotation draw:style-name="gr8" draw:text-style-name="P2" svg:width="562.76pt" svg:height="26.99pt" svg:x="636.63pt" svg:y="401.24pt" draw:caption-point-x="346.42pt" draw:caption-point-y="-22.96pt">
              <dc:date>2022-03-01T00:00:00</dc:date>
              <text:p text:style-name="P1">gets stretched to 734px at max</text:p>
            </office:annotation>
            <text:p>gets stretched to fill the gap between the parts/caps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455.7pt" svg:height="26.99pt" svg:x="1127.14pt" svg:y="401.24pt" draw:caption-point-x="-11.54pt" draw:caption-point-y="-22.96pt">
              <dc:date>2022-03-01T00:00:00</dc:date>
              <text:p text:style-name="P1">different colour tints depending on entry</text:p>
            </office:annotation>
            <text:p>multiplicative</text:p>
          </table:table-cell>
          <table:table-cell table:style-name="ce31" table:content-validation-name="val2" office:value-type="string" calcext:value-type="string">
            <text:p>Top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menu-back(-#)</text:p>
          </table:table-cell>
          <table:table-cell table:style-name="ce29" office:value-type="string" calcext:value-type="string">
            <text:p>returning to the previous screen</text:p>
          </table:table-cell>
          <table:table-cell table:style-name="ce36" office:value-type="string" calcext:value-type="string">
            <office:annotation draw:style-name="gr8" draw:text-style-name="P2" svg:width="348.49pt" svg:height="28.09pt" svg:x="994.59pt" svg:y="416.47pt" draw:caption-point-x="-11.54pt" draw:caption-point-y="-22.45pt">
              <dc:date>2022-03-01T00:00:00</dc:date>
              <text:p text:style-name="P1">menu-back.png can still be used, it will replace the new button style on all screens except the options menu</text:p>
            </office:annotation>
            <text:p>no native sprite (default skin uses a new button style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BottomLeft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12">
            <text:p>Game Mode Indicators</text:p>
          </table:table-cell>
          <table:table-cell table:style-name="ce12" office:value-type="string" calcext:value-type="string">
            <text:p>mode-osu</text:p>
          </table:table-cell>
          <table:table-cell table:style-name="ce32" office:value-type="string" calcext:value-type="string" table:number-columns-spanned="2" table:number-rows-spanned="4">
            <office:annotation draw:style-name="gr11" draw:text-style-name="P2" svg:width="562.76pt" svg:height="58.51pt" svg:x="636.63pt" svg:y="432.74pt" draw:caption-point-x="346.42pt" draw:caption-point-y="-22.96pt">
              <dc:date>2022-03-01T00:00:00</dc:date>
              <text:p text:style-name="P1">also shown in the ranking screen on the "ONLINE" panel when a player scrolls down after a freshly submitted score</text:p>
              <text:p text:style-name="P1"/>
              <text:p text:style-name="P1">is scaled down and slightly rotated clockwise</text:p>
            </office:annotation>
            <text:p>flashing in the middle of the song selection screen</text:p>
            <text:p>in their respective game mode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additive</text:p>
          </table:table-cell>
          <table:table-cell table:style-name="ce32" table:content-validation-name="val2" office:value-type="string" calcext:value-type="string">
            <text:p>Centre</text:p>
          </table:table-cell>
          <table:table-cell table:style-name="ce37" office:value-type="string" calcext:value-type="string" table:number-columns-spanned="1" table:number-rows-spanned="4">
            <text:p>256x256</text:p>
          </table:table-cell>
          <table:table-cell table:style-name="ce37" office:value-type="string" calcext:value-type="string" table:number-columns-spanned="1" table:number-rows-spanned="4">
            <text:p>512x512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mode-taiko</text:p>
          </table:table-cell>
          <table:covered-table-cell table:style-name="ce28"/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3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mode-fruits</text:p>
          </table:table-cell>
          <table:covered-table-cell table:style-name="ce28"/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3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mode-mania</text:p>
          </table:table-cell>
          <table:covered-table-cell table:style-name="ce28"/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3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mode-osu-med</text:p>
          </table:table-cell>
          <table:table-cell table:style-name="ce31" office:value-type="string" calcext:value-type="string" table:number-columns-spanned="2" table:number-rows-spanned="4">
            <text:p>appear in the game mode selection box</text:p>
            <text:p>to switch between game modes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style-name="ce40" office:value-type="string" calcext:value-type="string" table:number-columns-spanned="1" table:number-rows-spanned="4">
            <text:p>128x128</text:p>
          </table:table-cell>
          <table:table-cell table:style-name="ce40" office:value-type="string" calcext:value-type="string" table:number-columns-spanned="1" table:number-rows-spanned="4">
            <text:p>256x256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mode-taiko-med</text:p>
          </table:table-cell>
          <table:covered-table-cell table:style-name="ce28"/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mode-fruits-med</text:p>
          </table:table-cell>
          <table:covered-table-cell table:style-name="ce28"/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mode-mania-med</text:p>
          </table:table-cell>
          <table:covered-table-cell table:style-name="ce28"/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mode-osu-small</text:p>
          </table:table-cell>
          <table:table-cell table:style-name="ce31" office:value-type="string" calcext:value-type="string" table:number-columns-spanned="2" table:number-rows-spanned="4">
            <office:annotation draw:style-name="gr12" draw:text-style-name="P2" svg:width="562.76pt" svg:height="27.01pt" svg:x="636.63pt" svg:y="558.74pt" draw:caption-point-x="346.42pt" draw:caption-point-y="-22.96pt">
              <dc:date>2022-03-01T00:00:00</dc:date>
              <text:p text:style-name="P1">also used as menu-snow in their respective game modes when no menu-snow image is used</text:p>
            </office:annotation>
            <text:p>drawn above selection-mode</text:p>
            <text:p>in their respective game mode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style-name="ce40" office:value-type="string" calcext:value-type="string" table:number-columns-spanned="1" table:number-rows-spanned="4">
            <text:p>32x32</text:p>
          </table:table-cell>
          <table:table-cell table:style-name="ce40" office:value-type="string" calcext:value-type="string" table:number-columns-spanned="1" table:number-rows-spanned="4">
            <text:p>64x64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mode-taiko-small</text:p>
          </table:table-cell>
          <table:covered-table-cell table:style-name="ce28"/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3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mode-fruits-small</text:p>
          </table:table-cell>
          <table:covered-table-cell table:style-name="ce28"/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3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mode-mania-small</text:p>
          </table:table-cell>
          <table:covered-table-cell table:style-name="ce28"/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3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31">
            <text:p>Game Modifier Icons</text:p>
          </table:table-cell>
          <table:table-cell table:style-name="ce12" office:value-type="string" calcext:value-type="string">
            <text:p>selection-mod-easy</text:p>
          </table:table-cell>
          <table:table-cell table:style-name="ce32" office:value-type="string" calcext:value-type="string" table:number-columns-spanned="2" table:number-rows-spanned="1">
            <office:annotation draw:style-name="gr9" draw:text-style-name="P2" svg:width="562.76pt" svg:height="58.48pt" svg:x="636.63pt" svg:y="621.75pt" draw:caption-point-x="346.42pt" draw:caption-point-y="-22.99pt">
              <dc:date>2022-03-01T00:00:00</dc:date>
              <text:p text:style-name="P1">additionally grants 2 "extra lives" when your HP drops to zero</text:p>
              <text:p text:style-name="P1"/>
              <text:p text:style-name="P1">in osu!mania: makes timing windows wider by 40%</text:p>
            </office:annotation>
            <text:p>halfs difficulty settings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32" table:content-validation-name="val2" office:value-type="string" calcext:value-type="string">
            <office:annotation draw:style-name="gr13" draw:text-style-name="P2" svg:width="479.48pt" svg:height="231.73pt" svg:x="1199.4pt" svg:y="621.75pt" draw:caption-point-x="-11.54pt" draw:caption-point-y="-22.99pt">
              <dc:date>2022-03-01T00:00:00</dc:date>
              <text:p text:style-name="P1">ranking screen:</text:p>
              <text:p text:style-name="P1">64px away from right screenborder</text:p>
              <text:p text:style-name="P1">centered at 416px height</text:p>
              <text:p text:style-name="P1">distance between icons is 32px</text:p>
              <text:p text:style-name="P1"/>
              <text:p text:style-name="P1">start of a play:</text:p>
              <text:p text:style-name="P1">48px away from right screenborder</text:p>
              <text:p text:style-name="P1">centered at 150px height</text:p>
              <text:p text:style-name="P1">distance between icons is 16px</text:p>
              <text:p text:style-name="P1"/>
              <text:p text:style-name="P1">replay:</text:p>
              <text:p text:style-name="P1">48px away from right screenborder</text:p>
              <text:p text:style-name="P1">centered at 150px height</text:p>
              <text:p text:style-name="P1">distance between icons is 80px</text:p>
            </office:annotation>
            <text:p>Centre</text:p>
          </table:table-cell>
          <table:table-cell table:style-name="ce37" office:value-type="string" calcext:value-type="string">
            <text:p>64x64</text:p>
          </table:table-cell>
          <table:table-cell table:style-name="ce37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election-mod-nofail</text:p>
          </table:table-cell>
          <table:table-cell table:style-name="ce31" office:value-type="string" calcext:value-type="string" table:number-columns-spanned="2" table:number-rows-spanned="1">
            <office:annotation draw:style-name="gr8" draw:text-style-name="P2" svg:width="562.76pt" svg:height="26.99pt" svg:x="636.63pt" svg:y="637.51pt" draw:caption-point-x="346.42pt" draw:caption-point-y="-22.99pt">
              <dc:date>2022-03-01T00:00:00</dc:date>
              <text:p text:style-name="P1">score decrease is active from the start of the play</text:p>
            </office:annotation>
            <text:p>continue a play regardless of a fail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3" draw:text-style-name="P2" svg:width="479.48pt" svg:height="231.73pt" svg:x="1199.4pt" svg:y="637.51pt" draw:caption-point-x="-11.54pt" draw:caption-point-y="-22.99pt">
              <dc:date>2022-03-01T00:00:00</dc:date>
              <text:p text:style-name="P1">ranking screen:</text:p>
              <text:p text:style-name="P1">64px away from right screenborder</text:p>
              <text:p text:style-name="P1">centered at 416px height</text:p>
              <text:p text:style-name="P1">distance between icons is 32px</text:p>
              <text:p text:style-name="P1"/>
              <text:p text:style-name="P1">start of a play:</text:p>
              <text:p text:style-name="P1">48px away from right screenborder</text:p>
              <text:p text:style-name="P1">centered at 150px height</text:p>
              <text:p text:style-name="P1">distance between icons is 16px</text:p>
              <text:p text:style-name="P1"/>
              <text:p text:style-name="P1">replay:</text:p>
              <text:p text:style-name="P1">48px away from right screenborder</text:p>
              <text:p text:style-name="P1">centered at 150px height</text:p>
              <text:p text:style-name="P1">distance between icons is 80px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election-mod-halftime</text:p>
          </table:table-cell>
          <table:table-cell table:style-name="ce31" office:value-type="string" calcext:value-type="string" table:number-columns-spanned="2" table:number-rows-spanned="1">
            <office:annotation draw:style-name="gr14" draw:text-style-name="P2" svg:width="562.76pt" svg:height="74.24pt" svg:x="636.63pt" svg:y="653.24pt" draw:caption-point-x="346.42pt" draw:caption-point-y="-22.96pt">
              <dc:date>2022-03-01T00:00:00</dc:date>
              <text:p text:style-name="P1">makes timing windows wider</text:p>
              <text:p text:style-name="P1">by 33,33% in osu! and osu!taiko</text:p>
              <text:p text:style-name="P1"/>
              <text:p text:style-name="P1">also slows down animations</text:p>
            </office:annotation>
            <text:p>slows down the map to 0.75x speed (no pitch change)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5" draw:text-style-name="P2" svg:width="479.48pt" svg:height="231.76pt" svg:x="1199.4pt" svg:y="653.24pt" draw:caption-point-x="-11.54pt" draw:caption-point-y="-22.96pt">
              <dc:date>2022-03-01T00:00:00</dc:date>
              <text:p text:style-name="P1">ranking screen:</text:p>
              <text:p text:style-name="P1">64px away from right screenborder</text:p>
              <text:p text:style-name="P1">centered at 416px height</text:p>
              <text:p text:style-name="P1">distance between icons is 32px</text:p>
              <text:p text:style-name="P1"/>
              <text:p text:style-name="P1">start of a play:</text:p>
              <text:p text:style-name="P1">48px away from right screenborder</text:p>
              <text:p text:style-name="P1">centered at 150px height</text:p>
              <text:p text:style-name="P1">distance between icons is 16px</text:p>
              <text:p text:style-name="P1"/>
              <text:p text:style-name="P1">replay:</text:p>
              <text:p text:style-name="P1">48px away from right screenborder</text:p>
              <text:p text:style-name="P1">centered at 150px height</text:p>
              <text:p text:style-name="P1">distance between icons is 80px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election-mod-hardrock</text:p>
          </table:table-cell>
          <table:table-cell table:style-name="ce29" office:value-type="string" calcext:value-type="string">
            <office:annotation draw:style-name="gr2" draw:text-style-name="P2" svg:width="562.76pt" svg:height="121.49pt" svg:x="636.63pt" svg:y="669pt" draw:caption-point-x="-11.54pt" draw:caption-point-y="-22.99pt">
              <dc:date>2022-03-01T00:00:00</dc:date>
              <text:p text:style-name="P1">multiplicates base values by</text:p>
              <text:p text:style-name="P1"><text:s text:c="2"/>1.4x for AR, OD, HP</text:p>
              <text:p text:style-name="P1"><text:s text:c="2"/>1.3x for CS</text:p>
              <text:p text:style-name="P1">values cap at 10</text:p>
              <text:p text:style-name="P1"/>
              <text:p text:style-name="P1">additionally in osu!:</text:p>
              <text:p text:style-name="P1">flips notes on the x-axis</text:p>
            </office:annotation>
            <text:p>increases difficulty settings</text:p>
          </table:table-cell>
          <table:table-cell table:style-name="ce36" office:value-type="string" calcext:value-type="string">
            <office:annotation draw:style-name="gr8" draw:text-style-name="P2" svg:width="348.49pt" svg:height="26.99pt" svg:x="994.59pt" svg:y="669pt" draw:caption-point-x="-11.54pt" draw:caption-point-y="-22.99pt">
              <dc:date>2022-03-01T00:00:00</dc:date>
              <text:p text:style-name="P1">makes timing windows narrower by 40%</text:p>
            </office:annotation>
            <text:p>unranked in osu!mania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3" draw:text-style-name="P2" svg:width="479.48pt" svg:height="231.73pt" svg:x="1199.4pt" svg:y="669pt" draw:caption-point-x="-11.54pt" draw:caption-point-y="-22.99pt">
              <dc:date>2022-03-01T00:00:00</dc:date>
              <text:p text:style-name="P1">ranking screen:</text:p>
              <text:p text:style-name="P1">64px away from right screenborder</text:p>
              <text:p text:style-name="P1">centered at 416px height</text:p>
              <text:p text:style-name="P1">distance between icons is 32px</text:p>
              <text:p text:style-name="P1"/>
              <text:p text:style-name="P1">start of a play:</text:p>
              <text:p text:style-name="P1">48px away from right screenborder</text:p>
              <text:p text:style-name="P1">centered at 150px height</text:p>
              <text:p text:style-name="P1">distance between icons is 16px</text:p>
              <text:p text:style-name="P1"/>
              <text:p text:style-name="P1">replay:</text:p>
              <text:p text:style-name="P1">48px away from right screenborder</text:p>
              <text:p text:style-name="P1">centered at 150px height</text:p>
              <text:p text:style-name="P1">distance between icons is 80px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election-mod-suddendeath</text:p>
          </table:table-cell>
          <table:table-cell table:style-name="ce31" office:value-type="string" calcext:value-type="string" table:number-columns-spanned="2" table:number-rows-spanned="1">
            <text:p>dropping combo will result in a fail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5" draw:text-style-name="P2" svg:width="479.48pt" svg:height="231.76pt" svg:x="1199.4pt" svg:y="684.74pt" draw:caption-point-x="-11.54pt" draw:caption-point-y="-22.96pt">
              <dc:date>2022-03-01T00:00:00</dc:date>
              <text:p text:style-name="P1">ranking screen:</text:p>
              <text:p text:style-name="P1">64px away from right screenborder</text:p>
              <text:p text:style-name="P1">centered at 416px height</text:p>
              <text:p text:style-name="P1">distance between icons is 32px</text:p>
              <text:p text:style-name="P1"/>
              <text:p text:style-name="P1">start of a play:</text:p>
              <text:p text:style-name="P1">48px away from right screenborder</text:p>
              <text:p text:style-name="P1">centered at 150px height</text:p>
              <text:p text:style-name="P1">distance between icons is 16px</text:p>
              <text:p text:style-name="P1"/>
              <text:p text:style-name="P1">replay:</text:p>
              <text:p text:style-name="P1">48px away from right screenborder</text:p>
              <text:p text:style-name="P1">centered at 150px height</text:p>
              <text:p text:style-name="P1">distance between icons is 80px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election-mod-perfect</text:p>
          </table:table-cell>
          <table:table-cell table:style-name="ce29" office:value-type="string" calcext:value-type="string">
            <text:p>keep 100% accuracy or restart</text:p>
          </table:table-cell>
          <table:table-cell table:style-name="ce36" office:value-type="string" calcext:value-type="string">
            <text:p>click on 'Sudden Death' a second time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3" draw:text-style-name="P2" svg:width="479.48pt" svg:height="231.73pt" svg:x="1199.4pt" svg:y="700.5pt" draw:caption-point-x="-11.54pt" draw:caption-point-y="-22.99pt">
              <dc:date>2022-03-01T00:00:00</dc:date>
              <text:p text:style-name="P1">ranking screen:</text:p>
              <text:p text:style-name="P1">64px away from right screenborder</text:p>
              <text:p text:style-name="P1">centered at 416px height</text:p>
              <text:p text:style-name="P1">distance between icons is 32px</text:p>
              <text:p text:style-name="P1"/>
              <text:p text:style-name="P1">start of a play:</text:p>
              <text:p text:style-name="P1">48px away from right screenborder</text:p>
              <text:p text:style-name="P1">centered at 150px height</text:p>
              <text:p text:style-name="P1">distance between icons is 16px</text:p>
              <text:p text:style-name="P1"/>
              <text:p text:style-name="P1">replay:</text:p>
              <text:p text:style-name="P1">48px away from right screenborder</text:p>
              <text:p text:style-name="P1">centered at 150px height</text:p>
              <text:p text:style-name="P1">distance between icons is 80px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election-mod-doubletime</text:p>
          </table:table-cell>
          <table:table-cell table:style-name="ce31" office:value-type="string" calcext:value-type="string" table:number-columns-spanned="2" table:number-rows-spanned="1">
            <office:annotation draw:style-name="gr9" draw:text-style-name="P2" svg:width="562.76pt" svg:height="58.48pt" svg:x="636.63pt" svg:y="716.26pt" draw:caption-point-x="346.42pt" draw:caption-point-y="-22.99pt">
              <dc:date>2022-03-01T00:00:00</dc:date>
              <text:p text:style-name="P1">makes timing windows narrower by 33,33% in osu! and osu!taiko</text:p>
              <text:p text:style-name="P1"/>
              <text:p text:style-name="P1">also speeds up animations</text:p>
            </office:annotation>
            <text:p>speeds up the map to 1.5x speed (no pitch changes)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3" draw:text-style-name="P2" svg:width="479.48pt" svg:height="231.73pt" svg:x="1199.4pt" svg:y="716.26pt" draw:caption-point-x="-11.54pt" draw:caption-point-y="-22.99pt">
              <dc:date>2022-03-01T00:00:00</dc:date>
              <text:p text:style-name="P1">ranking screen:</text:p>
              <text:p text:style-name="P1">64px away from right screenborder</text:p>
              <text:p text:style-name="P1">centered at 416px height</text:p>
              <text:p text:style-name="P1">distance between icons is 32px</text:p>
              <text:p text:style-name="P1"/>
              <text:p text:style-name="P1">start of a play:</text:p>
              <text:p text:style-name="P1">48px away from right screenborder</text:p>
              <text:p text:style-name="P1">centered at 150px height</text:p>
              <text:p text:style-name="P1">distance between icons is 16px</text:p>
              <text:p text:style-name="P1"/>
              <text:p text:style-name="P1">replay:</text:p>
              <text:p text:style-name="P1">48px away from right screenborder</text:p>
              <text:p text:style-name="P1">centered at 150px height</text:p>
              <text:p text:style-name="P1">distance between icons is 80px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election-mod-nightcore</text:p>
          </table:table-cell>
          <table:table-cell table:style-name="ce29" office:value-type="string" calcext:value-type="string">
            <office:annotation draw:style-name="gr12" draw:text-style-name="P2" svg:width="562.76pt" svg:height="27.01pt" svg:x="636.63pt" svg:y="731.99pt" draw:caption-point-x="-11.54pt" draw:caption-point-y="-22.96pt">
              <dc:date>2022-03-01T00:00:00</dc:date>
              <text:p text:style-name="P1">length of loop varies per map depending on a map's timing signature and tick rate</text:p>
            </office:annotation>
            <text:p>double time mod with pitch changes and</text:p>
            <text:p>a supporting drum loop</text:p>
          </table:table-cell>
          <table:table-cell table:style-name="ce36" office:value-type="string" calcext:value-type="string">
            <text:p>click on 'Double Time' a second time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5" draw:text-style-name="P2" svg:width="479.48pt" svg:height="231.76pt" svg:x="1199.4pt" svg:y="731.99pt" draw:caption-point-x="-11.54pt" draw:caption-point-y="-22.96pt">
              <dc:date>2022-03-01T00:00:00</dc:date>
              <text:p text:style-name="P1">ranking screen:</text:p>
              <text:p text:style-name="P1">64px away from right screenborder</text:p>
              <text:p text:style-name="P1">centered at 416px height</text:p>
              <text:p text:style-name="P1">distance between icons is 32px</text:p>
              <text:p text:style-name="P1"/>
              <text:p text:style-name="P1">start of a play:</text:p>
              <text:p text:style-name="P1">48px away from right screenborder</text:p>
              <text:p text:style-name="P1">centered at 150px height</text:p>
              <text:p text:style-name="P1">distance between icons is 16px</text:p>
              <text:p text:style-name="P1"/>
              <text:p text:style-name="P1">replay:</text:p>
              <text:p text:style-name="P1">48px away from right screenborder</text:p>
              <text:p text:style-name="P1">centered at 150px height</text:p>
              <text:p text:style-name="P1">distance between icons is 80px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election-mod-hidden</text:p>
          </table:table-cell>
          <table:table-cell table:style-name="ce29" office:value-type="string" calcext:value-type="string">
            <office:annotation draw:style-name="gr10" draw:text-style-name="P2" svg:width="562.76pt" svg:height="42.75pt" svg:x="636.63pt" svg:y="747.75pt" draw:caption-point-x="-11.54pt" draw:caption-point-y="-22.99pt">
              <dc:date>2022-03-01T00:00:00</dc:date>
              <text:p text:style-name="P1">additionally in osu!:</text:p>
              <text:p text:style-name="P1">approachcircles are disabled (toggle in options to show the first object's approachcircle)</text:p>
            </office:annotation>
            <text:p>objects are shown for a limited time window</text:p>
          </table:table-cell>
          <table:table-cell table:style-name="ce36" office:value-type="string" calcext:value-type="string">
            <office:annotation draw:style-name="gr8" draw:text-style-name="P2" svg:width="348.49pt" svg:height="26.99pt" svg:x="994.59pt" svg:y="747.75pt" draw:caption-point-x="-11.54pt" draw:caption-point-y="-22.99pt">
              <dc:date>2022-03-01T00:00:00</dc:date>
              <text:p text:style-name="P1">notes fade out earlier the longer the map goes up to a max point</text:p>
            </office:annotation>
            <text:p>osu!mania: click on 'Fade In' a second time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3" draw:text-style-name="P2" svg:width="479.48pt" svg:height="231.73pt" svg:x="1199.4pt" svg:y="747.75pt" draw:caption-point-x="-11.54pt" draw:caption-point-y="-22.99pt">
              <dc:date>2022-03-01T00:00:00</dc:date>
              <text:p text:style-name="P1">ranking screen:</text:p>
              <text:p text:style-name="P1">64px away from right screenborder</text:p>
              <text:p text:style-name="P1">centered at 416px height</text:p>
              <text:p text:style-name="P1">distance between icons is 32px</text:p>
              <text:p text:style-name="P1"/>
              <text:p text:style-name="P1">start of a play:</text:p>
              <text:p text:style-name="P1">48px away from right screenborder</text:p>
              <text:p text:style-name="P1">centered at 150px height</text:p>
              <text:p text:style-name="P1">distance between icons is 16px</text:p>
              <text:p text:style-name="P1"/>
              <text:p text:style-name="P1">replay:</text:p>
              <text:p text:style-name="P1">48px away from right screenborder</text:p>
              <text:p text:style-name="P1">centered at 150px height</text:p>
              <text:p text:style-name="P1">distance between icons is 80px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election-mod-fadein</text:p>
          </table:table-cell>
          <table:table-cell table:style-name="ce31" office:value-type="string" calcext:value-type="string" table:number-columns-spanned="2" table:number-rows-spanned="1">
            <text:p>notes fade in later the longer the map goes up to a max point (osu!mania only)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3" draw:text-style-name="P2" svg:width="479.48pt" svg:height="231.73pt" svg:x="1199.4pt" svg:y="763.51pt" draw:caption-point-x="-11.54pt" draw:caption-point-y="-22.99pt">
              <dc:date>2022-03-01T00:00:00</dc:date>
              <text:p text:style-name="P1">ranking screen:</text:p>
              <text:p text:style-name="P1">64px away from right screenborder</text:p>
              <text:p text:style-name="P1">centered at 416px height</text:p>
              <text:p text:style-name="P1">distance between icons is 32px</text:p>
              <text:p text:style-name="P1"/>
              <text:p text:style-name="P1">start of a play:</text:p>
              <text:p text:style-name="P1">48px away from right screenborder</text:p>
              <text:p text:style-name="P1">centered at 150px height</text:p>
              <text:p text:style-name="P1">distance between icons is 16px</text:p>
              <text:p text:style-name="P1"/>
              <text:p text:style-name="P1">replay:</text:p>
              <text:p text:style-name="P1">48px away from right screenborder</text:p>
              <text:p text:style-name="P1">centered at 150px height</text:p>
              <text:p text:style-name="P1">distance between icons is 80px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election-mod-flashlight</text:p>
          </table:table-cell>
          <table:table-cell table:style-name="ce31" office:value-type="string" calcext:value-type="string" table:number-columns-spanned="2" table:number-rows-spanned="1">
            <office:annotation draw:style-name="gr8" draw:text-style-name="P2" svg:width="562.76pt" svg:height="26.99pt" svg:x="636.63pt" svg:y="779.24pt" draw:caption-point-x="346.42pt" draw:caption-point-y="-22.96pt">
              <dc:date>2022-03-01T00:00:00</dc:date>
              <text:p text:style-name="P1">in osu!: even smaller visible area when a slider is held</text:p>
            </office:annotation>
            <text:p>limits the playfield's visibility over time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5" draw:text-style-name="P2" svg:width="479.48pt" svg:height="231.76pt" svg:x="1199.4pt" svg:y="779.24pt" draw:caption-point-x="-11.54pt" draw:caption-point-y="-22.96pt">
              <dc:date>2022-03-01T00:00:00</dc:date>
              <text:p text:style-name="P1">ranking screen:</text:p>
              <text:p text:style-name="P1">64px away from right screenborder</text:p>
              <text:p text:style-name="P1">centered at 416px height</text:p>
              <text:p text:style-name="P1">distance between icons is 32px</text:p>
              <text:p text:style-name="P1"/>
              <text:p text:style-name="P1">start of a play:</text:p>
              <text:p text:style-name="P1">48px away from right screenborder</text:p>
              <text:p text:style-name="P1">centered at 150px height</text:p>
              <text:p text:style-name="P1">distance between icons is 16px</text:p>
              <text:p text:style-name="P1"/>
              <text:p text:style-name="P1">replay:</text:p>
              <text:p text:style-name="P1">48px away from right screenborder</text:p>
              <text:p text:style-name="P1">centered at 150px height</text:p>
              <text:p text:style-name="P1">distance between icons is 80px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election-mod-relax</text:p>
          </table:table-cell>
          <table:table-cell table:style-name="ce29" office:value-type="string" calcext:value-type="string">
            <office:annotation draw:style-name="gr3" draw:text-style-name="P2" svg:width="562.76pt" svg:height="90pt" svg:x="636.63pt" svg:y="795pt" draw:caption-point-x="-11.54pt" draw:caption-point-y="-22.99pt">
              <dc:date>2022-03-01T00:00:00</dc:date>
              <text:p text:style-name="P1">osu!: no clicking required</text:p>
              <text:p text:style-name="P1">osu!taiko: no shakers or drumrolls</text:p>
              <text:p text:style-name="P1">osu!catch: catch fruits with your mouse</text:p>
              <text:p text:style-name="P1"/>
              <text:p text:style-name="P1">no bonus points from combo multiplier</text:p>
            </office:annotation>
            <text:p>varies between game modes (unranked)</text:p>
          </table:table-cell>
          <table:table-cell table:style-name="ce36" office:value-type="string" calcext:value-type="string">
            <text:p>not available in osu!mania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3" draw:text-style-name="P2" svg:width="479.48pt" svg:height="231.73pt" svg:x="1199.4pt" svg:y="795pt" draw:caption-point-x="-11.54pt" draw:caption-point-y="-22.99pt">
              <dc:date>2022-03-01T00:00:00</dc:date>
              <text:p text:style-name="P1">ranking screen:</text:p>
              <text:p text:style-name="P1">64px away from right screenborder</text:p>
              <text:p text:style-name="P1">centered at 416px height</text:p>
              <text:p text:style-name="P1">distance between icons is 32px</text:p>
              <text:p text:style-name="P1"/>
              <text:p text:style-name="P1">start of a play:</text:p>
              <text:p text:style-name="P1">48px away from right screenborder</text:p>
              <text:p text:style-name="P1">centered at 150px height</text:p>
              <text:p text:style-name="P1">distance between icons is 16px</text:p>
              <text:p text:style-name="P1"/>
              <text:p text:style-name="P1">replay:</text:p>
              <text:p text:style-name="P1">48px away from right screenborder</text:p>
              <text:p text:style-name="P1">centered at 150px height</text:p>
              <text:p text:style-name="P1">distance between icons is 80px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election-mod-relax2</text:p>
          </table:table-cell>
          <table:table-cell table:style-name="ce29" office:value-type="string" calcext:value-type="string">
            <office:annotation draw:style-name="gr12" draw:text-style-name="P2" svg:width="562.76pt" svg:height="27.01pt" svg:x="636.63pt" svg:y="810.74pt" draw:caption-point-x="-11.54pt" draw:caption-point-y="-22.96pt">
              <dc:date>2022-03-01T00:00:00</dc:date>
              <text:p text:style-name="P1">no bonus points from combo multiplier</text:p>
            </office:annotation>
            <text:p>no manual movement, only tapping (unranked, osu! only)</text:p>
          </table:table-cell>
          <table:table-cell table:style-name="ce36" office:value-type="string" calcext:value-type="string">
            <text:p>shown as 'Auto Pilot'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5" draw:text-style-name="P2" svg:width="479.48pt" svg:height="231.76pt" svg:x="1199.4pt" svg:y="810.74pt" draw:caption-point-x="-11.54pt" draw:caption-point-y="-22.96pt">
              <dc:date>2022-03-01T00:00:00</dc:date>
              <text:p text:style-name="P1">ranking screen:</text:p>
              <text:p text:style-name="P1">64px away from right screenborder</text:p>
              <text:p text:style-name="P1">centered at 416px height</text:p>
              <text:p text:style-name="P1">distance between icons is 32px</text:p>
              <text:p text:style-name="P1"/>
              <text:p text:style-name="P1">start of a play:</text:p>
              <text:p text:style-name="P1">48px away from right screenborder</text:p>
              <text:p text:style-name="P1">centered at 150px height</text:p>
              <text:p text:style-name="P1">distance between icons is 16px</text:p>
              <text:p text:style-name="P1"/>
              <text:p text:style-name="P1">replay:</text:p>
              <text:p text:style-name="P1">48px away from right screenborder</text:p>
              <text:p text:style-name="P1">centered at 150px height</text:p>
              <text:p text:style-name="P1">distance between icons is 80px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election-mod-spunout</text:p>
          </table:table-cell>
          <table:table-cell table:style-name="ce31" office:value-type="string" calcext:value-type="string" table:number-columns-spanned="2" table:number-rows-spanned="1">
            <office:annotation draw:style-name="gr8" draw:text-style-name="P2" svg:width="562.76pt" svg:height="26.99pt" svg:x="636.63pt" svg:y="826.5pt" draw:caption-point-x="346.42pt" draw:caption-point-y="-22.99pt">
              <dc:date>2022-03-01T00:00:00</dc:date>
              <text:p text:style-name="P1">score decrease is active from the start even if the map has no spinner</text:p>
            </office:annotation>
            <text:p>all spinners get completed automatically at half rpm (osu! only)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3" draw:text-style-name="P2" svg:width="479.48pt" svg:height="231.73pt" svg:x="1199.4pt" svg:y="826.5pt" draw:caption-point-x="-11.54pt" draw:caption-point-y="-22.99pt">
              <dc:date>2022-03-01T00:00:00</dc:date>
              <text:p text:style-name="P1">ranking screen:</text:p>
              <text:p text:style-name="P1">64px away from right screenborder</text:p>
              <text:p text:style-name="P1">centered at 416px height</text:p>
              <text:p text:style-name="P1">distance between icons is 32px</text:p>
              <text:p text:style-name="P1"/>
              <text:p text:style-name="P1">start of a play:</text:p>
              <text:p text:style-name="P1">48px away from right screenborder</text:p>
              <text:p text:style-name="P1">centered at 150px height</text:p>
              <text:p text:style-name="P1">distance between icons is 16px</text:p>
              <text:p text:style-name="P1"/>
              <text:p text:style-name="P1">replay:</text:p>
              <text:p text:style-name="P1">48px away from right screenborder</text:p>
              <text:p text:style-name="P1">centered at 150px height</text:p>
              <text:p text:style-name="P1">distance between icons is 80px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election-mod-autoplay</text:p>
          </table:table-cell>
          <table:table-cell table:style-name="ce29" office:value-type="string" calcext:value-type="string">
            <text:p>view a "perfect" playthrough of the map (unranked)</text:p>
          </table:table-cell>
          <table:table-cell table:style-name="ce36" office:value-type="string" calcext:value-type="string">
            <office:annotation draw:style-name="gr9" draw:text-style-name="P2" svg:width="348.49pt" svg:height="58.48pt" svg:x="994.59pt" svg:y="842.26pt" draw:caption-point-x="-11.54pt" draw:caption-point-y="-22.99pt">
              <dc:date>2022-03-01T00:00:00</dc:date>
              <text:p text:style-name="P1">shortcuts: Ctrl + A to enable it during song selection</text:p>
              <text:p text:style-name="P1"/>
              <text:p text:style-name="P1">Ctrl + Enter to start a map with autoplay immediately</text:p>
            </office:annotation>
            <text:p>shown as 'Auto'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3" draw:text-style-name="P2" svg:width="479.48pt" svg:height="231.73pt" svg:x="1199.4pt" svg:y="842.26pt" draw:caption-point-x="-11.54pt" draw:caption-point-y="-22.99pt">
              <dc:date>2022-03-01T00:00:00</dc:date>
              <text:p text:style-name="P1">ranking screen:</text:p>
              <text:p text:style-name="P1">64px away from right screenborder</text:p>
              <text:p text:style-name="P1">centered at 416px height</text:p>
              <text:p text:style-name="P1">distance between icons is 32px</text:p>
              <text:p text:style-name="P1"/>
              <text:p text:style-name="P1">start of a play:</text:p>
              <text:p text:style-name="P1">48px away from right screenborder</text:p>
              <text:p text:style-name="P1">centered at 150px height</text:p>
              <text:p text:style-name="P1">distance between icons is 16px</text:p>
              <text:p text:style-name="P1"/>
              <text:p text:style-name="P1">replay:</text:p>
              <text:p text:style-name="P1">48px away from right screenborder</text:p>
              <text:p text:style-name="P1">centered at 150px height</text:p>
              <text:p text:style-name="P1">distance between icons is 80px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election-mod-cinema</text:p>
          </table:table-cell>
          <table:table-cell table:style-name="ce29" office:value-type="string" calcext:value-type="string">
            <text:p>view the map's video or storyboard</text:p>
            <text:p>without any gameplay (unranked)</text:p>
          </table:table-cell>
          <table:table-cell table:style-name="ce36" office:value-type="string" calcext:value-type="string">
            <office:annotation draw:style-name="gr12" draw:text-style-name="P2" svg:width="348.49pt" svg:height="27.01pt" svg:x="994.59pt" svg:y="857.99pt" draw:caption-point-x="-11.54pt" draw:caption-point-y="-22.96pt">
              <dc:date>2022-03-01T00:00:00</dc:date>
              <text:p text:style-name="P1">shortcut: Ctrl + Shift + Enter to start a map in cinema mode immediately</text:p>
            </office:annotation>
            <text:p>click on 'Auto' a second time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5" draw:text-style-name="P2" svg:width="479.48pt" svg:height="231.76pt" svg:x="1199.4pt" svg:y="857.99pt" draw:caption-point-x="-11.54pt" draw:caption-point-y="-22.96pt">
              <dc:date>2022-03-01T00:00:00</dc:date>
              <text:p text:style-name="P1">ranking screen:</text:p>
              <text:p text:style-name="P1">64px away from right screenborder</text:p>
              <text:p text:style-name="P1">centered at 416px height</text:p>
              <text:p text:style-name="P1">distance between icons is 32px</text:p>
              <text:p text:style-name="P1"/>
              <text:p text:style-name="P1">start of a play:</text:p>
              <text:p text:style-name="P1">48px away from right screenborder</text:p>
              <text:p text:style-name="P1">centered at 150px height</text:p>
              <text:p text:style-name="P1">distance between icons is 16px</text:p>
              <text:p text:style-name="P1"/>
              <text:p text:style-name="P1">replay:</text:p>
              <text:p text:style-name="P1">48px away from right screenborder</text:p>
              <text:p text:style-name="P1">centered at 150px height</text:p>
              <text:p text:style-name="P1">distance between icons is 80px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election-mod-scorev2</text:p>
          </table:table-cell>
          <table:table-cell table:style-name="ce31" office:value-type="string" calcext:value-type="string" table:number-columns-spanned="2" table:number-rows-spanned="1">
            <office:annotation draw:style-name="gr7" draw:text-style-name="P2" svg:width="562.76pt" svg:height="105.73pt" svg:x="636.63pt" svg:y="873.75pt" draw:caption-point-x="346.42pt" draw:caption-point-y="-22.99pt">
              <dc:date>2022-03-01T00:00:00</dc:date>
              <text:p text:style-name="P1">equalizes score to a 1 million cap (from combo and accuracy) with bonus points</text:p>
              <text:p text:style-name="P1"/>
              <text:p text:style-name="P1">changes gameplay in some aspects</text:p>
              <text:p text:style-name="P1">osu!: sliderheads are accounted for judgements</text:p>
              <text:p text:style-name="P1">osu!taiko: finisher bonus scaling + bonus elements give judgements</text:p>
              <text:p text:style-name="P1">osu!mania: MAX have their own accuracy weight + higher leniency for hold notes</text:p>
            </office:annotation>
            <text:p>play with the new score system (unranked)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3" draw:text-style-name="P2" svg:width="479.48pt" svg:height="231.73pt" svg:x="1199.4pt" svg:y="873.75pt" draw:caption-point-x="-11.54pt" draw:caption-point-y="-22.99pt">
              <dc:date>2022-03-01T00:00:00</dc:date>
              <text:p text:style-name="P1">ranking screen:</text:p>
              <text:p text:style-name="P1">64px away from right screenborder</text:p>
              <text:p text:style-name="P1">centered at 416px height</text:p>
              <text:p text:style-name="P1">distance between icons is 32px</text:p>
              <text:p text:style-name="P1"/>
              <text:p text:style-name="P1">start of a play:</text:p>
              <text:p text:style-name="P1">48px away from right screenborder</text:p>
              <text:p text:style-name="P1">centered at 150px height</text:p>
              <text:p text:style-name="P1">distance between icons is 16px</text:p>
              <text:p text:style-name="P1"/>
              <text:p text:style-name="P1">replay:</text:p>
              <text:p text:style-name="P1">48px away from right screenborder</text:p>
              <text:p text:style-name="P1">centered at 150px height</text:p>
              <text:p text:style-name="P1">distance between icons is 80px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election-mod-key1</text:p>
          </table:table-cell>
          <table:table-cell table:style-name="ce29" office:value-type="string" calcext:value-type="string" table:number-columns-spanned="1" table:number-rows-spanned="3">
            <text:p>changes the key count on</text:p>
            <text:p>converted osu! difficulties (unranked)</text:p>
          </table:table-cell>
          <table:table-cell table:style-name="ce36" office:value-type="string" calcext:value-type="string">
            <text:p>2K on Co-Op (unrank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3" draw:text-style-name="P2" svg:width="479.48pt" svg:height="231.73pt" svg:x="1199.4pt" svg:y="889.51pt" draw:caption-point-x="-11.54pt" draw:caption-point-y="-22.99pt">
              <dc:date>2022-03-01T00:00:00</dc:date>
              <text:p text:style-name="P1">ranking screen:</text:p>
              <text:p text:style-name="P1">64px away from right screenborder</text:p>
              <text:p text:style-name="P1">centered at 416px height</text:p>
              <text:p text:style-name="P1">distance between icons is 32px</text:p>
              <text:p text:style-name="P1"/>
              <text:p text:style-name="P1">start of a play:</text:p>
              <text:p text:style-name="P1">48px away from right screenborder</text:p>
              <text:p text:style-name="P1">centered at 150px height</text:p>
              <text:p text:style-name="P1">distance between icons is 16px</text:p>
              <text:p text:style-name="P1"/>
              <text:p text:style-name="P1">replay:</text:p>
              <text:p text:style-name="P1">48px away from right screenborder</text:p>
              <text:p text:style-name="P1">centered at 150px height</text:p>
              <text:p text:style-name="P1">distance between icons is 80px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election-mod-key2</text:p>
          </table:table-cell>
          <table:covered-table-cell table:style-name="ce28"/>
          <table:table-cell table:style-name="ce36" office:value-type="string" calcext:value-type="string">
            <text:p>4K on Co-Op (unrank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5" draw:text-style-name="P2" svg:width="479.48pt" svg:height="231.76pt" svg:x="1199.4pt" svg:y="905.24pt" draw:caption-point-x="-11.54pt" draw:caption-point-y="-22.96pt">
              <dc:date>2022-03-01T00:00:00</dc:date>
              <text:p text:style-name="P1">ranking screen:</text:p>
              <text:p text:style-name="P1">64px away from right screenborder</text:p>
              <text:p text:style-name="P1">centered at 416px height</text:p>
              <text:p text:style-name="P1">distance between icons is 32px</text:p>
              <text:p text:style-name="P1"/>
              <text:p text:style-name="P1">start of a play:</text:p>
              <text:p text:style-name="P1">48px away from right screenborder</text:p>
              <text:p text:style-name="P1">centered at 150px height</text:p>
              <text:p text:style-name="P1">distance between icons is 16px</text:p>
              <text:p text:style-name="P1"/>
              <text:p text:style-name="P1">replay:</text:p>
              <text:p text:style-name="P1">48px away from right screenborder</text:p>
              <text:p text:style-name="P1">centered at 150px height</text:p>
              <text:p text:style-name="P1">distance between icons is 80px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election-mod-key3</text:p>
          </table:table-cell>
          <table:covered-table-cell table:style-name="ce28"/>
          <table:table-cell table:style-name="ce36" office:value-type="string" calcext:value-type="string">
            <text:p>6K on Co-Op (unrank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3" draw:text-style-name="P2" svg:width="479.48pt" svg:height="231.73pt" svg:x="1199.4pt" svg:y="921pt" draw:caption-point-x="-11.54pt" draw:caption-point-y="-22.99pt">
              <dc:date>2022-03-01T00:00:00</dc:date>
              <text:p text:style-name="P1">ranking screen:</text:p>
              <text:p text:style-name="P1">64px away from right screenborder</text:p>
              <text:p text:style-name="P1">centered at 416px height</text:p>
              <text:p text:style-name="P1">distance between icons is 32px</text:p>
              <text:p text:style-name="P1"/>
              <text:p text:style-name="P1">start of a play:</text:p>
              <text:p text:style-name="P1">48px away from right screenborder</text:p>
              <text:p text:style-name="P1">centered at 150px height</text:p>
              <text:p text:style-name="P1">distance between icons is 16px</text:p>
              <text:p text:style-name="P1"/>
              <text:p text:style-name="P1">replay:</text:p>
              <text:p text:style-name="P1">48px away from right screenborder</text:p>
              <text:p text:style-name="P1">centered at 150px height</text:p>
              <text:p text:style-name="P1">distance between icons is 80px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election-mod-key4</text:p>
          </table:table-cell>
          <table:table-cell table:style-name="ce29" office:value-type="string" calcext:value-type="string" table:number-columns-spanned="1" table:number-rows-spanned="6">
            <text:p>changes the key count on</text:p>
            <text:p>converted osu! difficulties</text:p>
          </table:table-cell>
          <table:table-cell table:style-name="ce36" office:value-type="string" calcext:value-type="string">
            <text:p>8K on Co-Op (unrank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5" draw:text-style-name="P2" svg:width="479.48pt" svg:height="231.76pt" svg:x="1199.4pt" svg:y="936.74pt" draw:caption-point-x="-11.54pt" draw:caption-point-y="-22.96pt">
              <dc:date>2022-03-01T00:00:00</dc:date>
              <text:p text:style-name="P1">ranking screen:</text:p>
              <text:p text:style-name="P1">64px away from right screenborder</text:p>
              <text:p text:style-name="P1">centered at 416px height</text:p>
              <text:p text:style-name="P1">distance between icons is 32px</text:p>
              <text:p text:style-name="P1"/>
              <text:p text:style-name="P1">start of a play:</text:p>
              <text:p text:style-name="P1">48px away from right screenborder</text:p>
              <text:p text:style-name="P1">centered at 150px height</text:p>
              <text:p text:style-name="P1">distance between icons is 16px</text:p>
              <text:p text:style-name="P1"/>
              <text:p text:style-name="P1">replay:</text:p>
              <text:p text:style-name="P1">48px away from right screenborder</text:p>
              <text:p text:style-name="P1">centered at 150px height</text:p>
              <text:p text:style-name="P1">distance between icons is 80px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election-mod-key5</text:p>
          </table:table-cell>
          <table:covered-table-cell table:style-name="ce28"/>
          <table:table-cell table:style-name="ce36" office:value-type="string" calcext:value-type="string">
            <text:p>10K on Co-Op (unrank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3" draw:text-style-name="P2" svg:width="479.48pt" svg:height="231.73pt" svg:x="1199.4pt" svg:y="952.5pt" draw:caption-point-x="-11.54pt" draw:caption-point-y="-22.99pt">
              <dc:date>2022-03-01T00:00:00</dc:date>
              <text:p text:style-name="P1">ranking screen:</text:p>
              <text:p text:style-name="P1">64px away from right screenborder</text:p>
              <text:p text:style-name="P1">centered at 416px height</text:p>
              <text:p text:style-name="P1">distance between icons is 32px</text:p>
              <text:p text:style-name="P1"/>
              <text:p text:style-name="P1">start of a play:</text:p>
              <text:p text:style-name="P1">48px away from right screenborder</text:p>
              <text:p text:style-name="P1">centered at 150px height</text:p>
              <text:p text:style-name="P1">distance between icons is 16px</text:p>
              <text:p text:style-name="P1"/>
              <text:p text:style-name="P1">replay:</text:p>
              <text:p text:style-name="P1">48px away from right screenborder</text:p>
              <text:p text:style-name="P1">centered at 150px height</text:p>
              <text:p text:style-name="P1">distance between icons is 80px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election-mod-key6</text:p>
          </table:table-cell>
          <table:covered-table-cell table:style-name="ce28"/>
          <table:table-cell table:style-name="ce36" office:value-type="string" calcext:value-type="string">
            <text:p>12K on Co-Op (unrank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3" draw:text-style-name="P2" svg:width="479.48pt" svg:height="231.73pt" svg:x="1199.4pt" svg:y="968.26pt" draw:caption-point-x="-11.54pt" draw:caption-point-y="-22.99pt">
              <dc:date>2022-03-01T00:00:00</dc:date>
              <text:p text:style-name="P1">ranking screen:</text:p>
              <text:p text:style-name="P1">64px away from right screenborder</text:p>
              <text:p text:style-name="P1">centered at 416px height</text:p>
              <text:p text:style-name="P1">distance between icons is 32px</text:p>
              <text:p text:style-name="P1"/>
              <text:p text:style-name="P1">start of a play:</text:p>
              <text:p text:style-name="P1">48px away from right screenborder</text:p>
              <text:p text:style-name="P1">centered at 150px height</text:p>
              <text:p text:style-name="P1">distance between icons is 16px</text:p>
              <text:p text:style-name="P1"/>
              <text:p text:style-name="P1">replay:</text:p>
              <text:p text:style-name="P1">48px away from right screenborder</text:p>
              <text:p text:style-name="P1">centered at 150px height</text:p>
              <text:p text:style-name="P1">distance between icons is 80px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election-mod-key7</text:p>
          </table:table-cell>
          <table:covered-table-cell table:style-name="ce28"/>
          <table:table-cell table:style-name="ce36" office:value-type="string" calcext:value-type="string">
            <text:p>14K on Co-Op (unrank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5" draw:text-style-name="P2" svg:width="479.48pt" svg:height="231.76pt" svg:x="1199.4pt" svg:y="983.99pt" draw:caption-point-x="-11.54pt" draw:caption-point-y="-22.96pt">
              <dc:date>2022-03-01T00:00:00</dc:date>
              <text:p text:style-name="P1">ranking screen:</text:p>
              <text:p text:style-name="P1">64px away from right screenborder</text:p>
              <text:p text:style-name="P1">centered at 416px height</text:p>
              <text:p text:style-name="P1">distance between icons is 32px</text:p>
              <text:p text:style-name="P1"/>
              <text:p text:style-name="P1">start of a play:</text:p>
              <text:p text:style-name="P1">48px away from right screenborder</text:p>
              <text:p text:style-name="P1">centered at 150px height</text:p>
              <text:p text:style-name="P1">distance between icons is 16px</text:p>
              <text:p text:style-name="P1"/>
              <text:p text:style-name="P1">replay:</text:p>
              <text:p text:style-name="P1">48px away from right screenborder</text:p>
              <text:p text:style-name="P1">centered at 150px height</text:p>
              <text:p text:style-name="P1">distance between icons is 80px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election-mod-key8</text:p>
          </table:table-cell>
          <table:covered-table-cell table:style-name="ce28"/>
          <table:table-cell table:style-name="ce36" office:value-type="string" calcext:value-type="string">
            <text:p>16K on Co-Op (unrank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3" draw:text-style-name="P2" svg:width="479.48pt" svg:height="231.73pt" svg:x="1199.4pt" svg:y="999.75pt" draw:caption-point-x="-11.54pt" draw:caption-point-y="-22.99pt">
              <dc:date>2022-03-01T00:00:00</dc:date>
              <text:p text:style-name="P1">ranking screen:</text:p>
              <text:p text:style-name="P1">64px away from right screenborder</text:p>
              <text:p text:style-name="P1">centered at 416px height</text:p>
              <text:p text:style-name="P1">distance between icons is 32px</text:p>
              <text:p text:style-name="P1"/>
              <text:p text:style-name="P1">start of a play:</text:p>
              <text:p text:style-name="P1">48px away from right screenborder</text:p>
              <text:p text:style-name="P1">centered at 150px height</text:p>
              <text:p text:style-name="P1">distance between icons is 16px</text:p>
              <text:p text:style-name="P1"/>
              <text:p text:style-name="P1">replay:</text:p>
              <text:p text:style-name="P1">48px away from right screenborder</text:p>
              <text:p text:style-name="P1">centered at 150px height</text:p>
              <text:p text:style-name="P1">distance between icons is 80px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election-mod-key9</text:p>
          </table:table-cell>
          <table:covered-table-cell table:style-name="ce28"/>
          <table:table-cell table:style-name="ce36" office:value-type="string" calcext:value-type="string">
            <text:p>18K on Co-Op (unrank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3" draw:text-style-name="P2" svg:width="479.48pt" svg:height="231.73pt" svg:x="1199.4pt" svg:y="1015.51pt" draw:caption-point-x="-11.54pt" draw:caption-point-y="-22.99pt">
              <dc:date>2022-03-01T00:00:00</dc:date>
              <text:p text:style-name="P1">ranking screen:</text:p>
              <text:p text:style-name="P1">64px away from right screenborder</text:p>
              <text:p text:style-name="P1">centered at 416px height</text:p>
              <text:p text:style-name="P1">distance between icons is 32px</text:p>
              <text:p text:style-name="P1"/>
              <text:p text:style-name="P1">start of a play:</text:p>
              <text:p text:style-name="P1">48px away from right screenborder</text:p>
              <text:p text:style-name="P1">centered at 150px height</text:p>
              <text:p text:style-name="P1">distance between icons is 16px</text:p>
              <text:p text:style-name="P1"/>
              <text:p text:style-name="P1">replay:</text:p>
              <text:p text:style-name="P1">48px away from right screenborder</text:p>
              <text:p text:style-name="P1">centered at 150px height</text:p>
              <text:p text:style-name="P1">distance between icons is 80px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election-mod-keycoop</text:p>
          </table:table-cell>
          <table:table-cell table:style-name="ce29" office:value-type="string" calcext:value-type="string">
            <office:annotation draw:style-name="gr14" draw:text-style-name="P2" svg:width="562.76pt" svg:height="74.24pt" svg:x="636.63pt" svg:y="1031.24pt" draw:caption-point-x="-11.54pt" draw:caption-point-y="-22.96pt">
              <dc:date>2022-03-01T00:00:00</dc:date>
              <text:p text:style-name="P1">the left stage gets the higher keycount on uneven keycounts</text:p>
              <text:p text:style-name="P1"/>
              <text:p text:style-name="P1">e.g.: 9K -&gt; 5K (left) + 4K (right)</text:p>
              <text:p text:style-name="P1"><text:s text:c="9"/>8K -&gt; 4K + 4K</text:p>
            </office:annotation>
            <text:p>splits the stage into 2 stages on osu!mania difficulties (unranked)</text:p>
          </table:table-cell>
          <table:table-cell table:style-name="ce36" office:value-type="string" calcext:value-type="string">
            <text:p>doubles the key count on converted osu! difficulties (unrank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5" draw:text-style-name="P2" svg:width="479.48pt" svg:height="231.76pt" svg:x="1199.4pt" svg:y="1031.24pt" draw:caption-point-x="-11.54pt" draw:caption-point-y="-22.96pt">
              <dc:date>2022-03-01T00:00:00</dc:date>
              <text:p text:style-name="P1">ranking screen:</text:p>
              <text:p text:style-name="P1">64px away from right screenborder</text:p>
              <text:p text:style-name="P1">centered at 416px height</text:p>
              <text:p text:style-name="P1">distance between icons is 32px</text:p>
              <text:p text:style-name="P1"/>
              <text:p text:style-name="P1">start of a play:</text:p>
              <text:p text:style-name="P1">48px away from right screenborder</text:p>
              <text:p text:style-name="P1">centered at 150px height</text:p>
              <text:p text:style-name="P1">distance between icons is 16px</text:p>
              <text:p text:style-name="P1"/>
              <text:p text:style-name="P1">replay:</text:p>
              <text:p text:style-name="P1">48px away from right screenborder</text:p>
              <text:p text:style-name="P1">centered at 150px height</text:p>
              <text:p text:style-name="P1">distance between icons is 80px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election-mod-mirror</text:p>
          </table:table-cell>
          <table:table-cell table:style-name="ce29" office:value-type="string" calcext:value-type="string" table:number-columns-spanned="2" table:number-rows-spanned="1">
            <text:p>swaps the column placement of notes like a mirror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3" draw:text-style-name="P2" svg:width="479.48pt" svg:height="231.73pt" svg:x="1199.4pt" svg:y="1047pt" draw:caption-point-x="-11.54pt" draw:caption-point-y="-22.99pt">
              <dc:date>2022-03-01T00:00:00</dc:date>
              <text:p text:style-name="P1">ranking screen:</text:p>
              <text:p text:style-name="P1">64px away from right screenborder</text:p>
              <text:p text:style-name="P1">centered at 416px height</text:p>
              <text:p text:style-name="P1">distance between icons is 32px</text:p>
              <text:p text:style-name="P1"/>
              <text:p text:style-name="P1">start of a play:</text:p>
              <text:p text:style-name="P1">48px away from right screenborder</text:p>
              <text:p text:style-name="P1">centered at 150px height</text:p>
              <text:p text:style-name="P1">distance between icons is 16px</text:p>
              <text:p text:style-name="P1"/>
              <text:p text:style-name="P1">replay:</text:p>
              <text:p text:style-name="P1">48px away from right screenborder</text:p>
              <text:p text:style-name="P1">centered at 150px height</text:p>
              <text:p text:style-name="P1">distance between icons is 80px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election-mod-random</text:p>
          </table:table-cell>
          <table:table-cell table:style-name="ce31" office:value-type="string" calcext:value-type="string" table:number-columns-spanned="2" table:number-rows-spanned="1">
            <text:p>changes column placements of notes (unranked, one fixed chart per map)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5" draw:text-style-name="P2" svg:width="479.48pt" svg:height="231.76pt" svg:x="1199.4pt" svg:y="1062.74pt" draw:caption-point-x="-11.54pt" draw:caption-point-y="-22.96pt">
              <dc:date>2022-03-01T00:00:00</dc:date>
              <text:p text:style-name="P1">ranking screen:</text:p>
              <text:p text:style-name="P1">64px away from right screenborder</text:p>
              <text:p text:style-name="P1">centered at 416px height</text:p>
              <text:p text:style-name="P1">distance between icons is 32px</text:p>
              <text:p text:style-name="P1"/>
              <text:p text:style-name="P1">start of a play:</text:p>
              <text:p text:style-name="P1">48px away from right screenborder</text:p>
              <text:p text:style-name="P1">centered at 150px height</text:p>
              <text:p text:style-name="P1">distance between icons is 16px</text:p>
              <text:p text:style-name="P1"/>
              <text:p text:style-name="P1">replay:</text:p>
              <text:p text:style-name="P1">48px away from right screenborder</text:p>
              <text:p text:style-name="P1">centered at 150px height</text:p>
              <text:p text:style-name="P1">distance between icons is 80px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election-mod-touchdevice</text:p>
          </table:table-cell>
          <table:table-cell table:style-name="ce29" office:value-type="string" calcext:value-type="string">
            <office:annotation draw:style-name="gr11" draw:text-style-name="P2" svg:width="562.76pt" svg:height="58.51pt" svg:x="636.63pt" svg:y="1078.5pt" draw:caption-point-x="-11.54pt" draw:caption-point-y="-22.99pt">
              <dc:date>2022-03-01T00:00:00</dc:date>
              <text:p text:style-name="P1">the client uses a background algorithm to calculate if a play is done with a touchscreen</text:p>
              <text:p text:style-name="P1"/>
              <text:p text:style-name="P1">if too many cursor warps occur it might be applied to a play</text:p>
            </office:annotation>
            <text:p>indicates a play done using a touchscreen</text:p>
          </table:table-cell>
          <table:table-cell table:style-name="ce40" office:value-type="string" calcext:value-type="string" table:number-columns-spanned="1" table:number-rows-spanned="2">
            <text:p>non-selectable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3" draw:text-style-name="P2" svg:width="479.48pt" svg:height="231.73pt" svg:x="1199.4pt" svg:y="1078.5pt" draw:caption-point-x="-11.54pt" draw:caption-point-y="-22.99pt">
              <dc:date>2022-03-01T00:00:00</dc:date>
              <text:p text:style-name="P1">ranking screen:</text:p>
              <text:p text:style-name="P1">64px away from right screenborder</text:p>
              <text:p text:style-name="P1">centered at 416px height</text:p>
              <text:p text:style-name="P1">distance between icons is 32px</text:p>
              <text:p text:style-name="P1"/>
              <text:p text:style-name="P1">start of a play:</text:p>
              <text:p text:style-name="P1">48px away from right screenborder</text:p>
              <text:p text:style-name="P1">centered at 150px height</text:p>
              <text:p text:style-name="P1">distance between icons is 16px</text:p>
              <text:p text:style-name="P1"/>
              <text:p text:style-name="P1">replay:</text:p>
              <text:p text:style-name="P1">48px away from right screenborder</text:p>
              <text:p text:style-name="P1">centered at 150px height</text:p>
              <text:p text:style-name="P1">distance between icons is 80px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election-mod-freemodallowed</text:p>
          </table:table-cell>
          <table:table-cell table:style-name="ce29" office:value-type="string" calcext:value-type="string">
            <office:annotation draw:style-name="gr9" draw:text-style-name="P2" svg:width="562.76pt" svg:height="58.48pt" svg:x="636.63pt" svg:y="1094.26pt" draw:caption-point-x="-11.54pt" draw:caption-point-y="-22.99pt">
              <dc:date>2022-03-01T00:00:00</dc:date>
              <text:p text:style-name="P1">does not show up if only 'Score V2', 'Auto', 'Double Time', 'Nightcore', or 'Half Time' by itself is used</text:p>
              <text:p text:style-name="P1"/>
              <text:p text:style-name="P1">combinations with other mods including them will show the icon</text:p>
            </office:annotation>
            <text:p>indicator for plays with certain mods and combinations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3" draw:text-style-name="P2" svg:width="479.48pt" svg:height="231.73pt" svg:x="1199.4pt" svg:y="1094.26pt" draw:caption-point-x="-11.54pt" draw:caption-point-y="-22.99pt">
              <dc:date>2022-03-01T00:00:00</dc:date>
              <text:p text:style-name="P1">ranking screen:</text:p>
              <text:p text:style-name="P1">64px away from right screenborder</text:p>
              <text:p text:style-name="P1">centered at 416px height</text:p>
              <text:p text:style-name="P1">distance between icons is 32px</text:p>
              <text:p text:style-name="P1"/>
              <text:p text:style-name="P1">start of a play:</text:p>
              <text:p text:style-name="P1">48px away from right screenborder</text:p>
              <text:p text:style-name="P1">centered at 150px height</text:p>
              <text:p text:style-name="P1">distance between icons is 16px</text:p>
              <text:p text:style-name="P1"/>
              <text:p text:style-name="P1">replay:</text:p>
              <text:p text:style-name="P1">48px away from right screenborder</text:p>
              <text:p text:style-name="P1">centered at 150px height</text:p>
              <text:p text:style-name="P1">distance between icons is 80px</text:p>
            </office:annotation>
            <text:p>Centre</text:p>
          </table:table-cell>
          <table:table-cell table:style-name="ce36" office:value-type="string" calcext:value-type="string">
            <text:p>64x64</text:p>
          </table:table-cell>
          <table:table-cell table:style-name="ce36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16">
            <office:annotation draw:style-name="gr4" draw:text-style-name="P2" svg:width="943.68pt" svg:height="137.25pt" svg:x="103.29pt" svg:y="1109.99pt" draw:caption-point-x="-11.54pt" draw:caption-point-y="-22.96pt">
              <dc:date>2022-03-01T00:00:00</dc:date>
              <text:p text:style-name="P1">big letters are shown in the</text:p>
              <text:p text:style-name="P1">results screen</text:p>
              <text:p text:style-name="P1"/>
              <text:p text:style-name="P1">small letters are used in song selection for:</text:p>
              <text:p text:style-name="P1">- the leaderboards</text:p>
              <text:p text:style-name="P1">- map clearance indicators</text:p>
              <text:p text:style-name="P1"/>
              <text:p text:style-name="P1">small letters are shown during breaks as pace indicators</text:p>
            </office:annotation>
            <text:p>Grade Letters</text:p>
          </table:table-cell>
          <table:table-cell table:style-name="ce12" office:value-type="string" calcext:value-type="string">
            <text:p>ranking-xh</text:p>
          </table:table-cell>
          <table:table-cell table:style-name="ce30" office:value-type="string" calcext:value-type="string" table:number-columns-spanned="1" table:number-rows-spanned="2">
            <text:p>SS+ (Silver SS) grade</text:p>
          </table:table-cell>
          <table:table-cell table:style-name="ce37" office:value-type="string" calcext:value-type="string" table:number-columns-spanned="1" table:number-rows-spanned="4">
            <text:p>scores of S or SS grade while using</text:p>
            <text:p>Hidden and/or Flashlight mod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32" table:content-validation-name="val2" office:value-type="string" calcext:value-type="string">
            <office:annotation draw:style-name="gr11" draw:text-style-name="P2" svg:width="479.48pt" svg:height="58.51pt" svg:x="1199.4pt" svg:y="1109.99pt" draw:caption-point-x="-11.54pt" draw:caption-point-y="-22.96pt">
              <dc:date>2022-03-01T00:00:00</dc:date>
              <text:p text:style-name="P1">192px away from right screenborder</text:p>
              <text:p text:style-name="P1">V1: at 272px height</text:p>
              <text:p text:style-name="P1">V2+: at 320px height</text:p>
            </office:annotation>
            <text:p>Centre</text:p>
          </table:table-cell>
          <table:table-cell table:number-columns-repeated="2" table:style-name="ce3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ranking-xh-small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9" draw:text-style-name="P2" svg:width="479.48pt" svg:height="58.48pt" svg:x="1199.4pt" svg:y="1125.75pt" draw:caption-point-x="-11.54pt" draw:caption-point-y="-22.99pt">
              <dc:date>2022-03-01T00:00:00</dc:date>
              <text:p text:style-name="P1">Break: Centre</text:p>
              <text:p text:style-name="P1">Map ranking: Centre</text:p>
              <text:p text:style-name="P1">Map panel: Left, placed 8px to right from thumbnail (132px away from left border of menu-button-bg and 17px if thumbnail is not used)</text:p>
            </office:annotation>
            <text:p>varies</text:p>
          </table:table-cell>
          <table:table-cell table:style-name="ce36" office:value-type="string" calcext:value-type="string">
            <text:p>34x40</text:p>
          </table:table-cell>
          <table:table-cell table:style-name="ce36" office:value-type="string" calcext:value-type="string">
            <text:p>68x80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ranking-sh</text:p>
          </table:table-cell>
          <table:table-cell table:style-name="ce29" office:value-type="string" calcext:value-type="string" table:number-columns-spanned="1" table:number-rows-spanned="2">
            <text:p>S+ (Silver S) grade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9" draw:text-style-name="P2" svg:width="479.48pt" svg:height="58.48pt" svg:x="1199.4pt" svg:y="1141.51pt" draw:caption-point-x="-11.54pt" draw:caption-point-y="-22.99pt">
              <dc:date>2022-03-01T00:00:00</dc:date>
              <text:p text:style-name="P1">192px away from right screenborder</text:p>
              <text:p text:style-name="P1">V1: at 272px height</text:p>
              <text:p text:style-name="P1">V2+: at 320px height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ranking-sh-small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1" draw:text-style-name="P2" svg:width="479.48pt" svg:height="58.51pt" svg:x="1199.4pt" svg:y="1157.24pt" draw:caption-point-x="-11.54pt" draw:caption-point-y="-22.96pt">
              <dc:date>2022-03-01T00:00:00</dc:date>
              <text:p text:style-name="P1">Break: Centre</text:p>
              <text:p text:style-name="P1">Map ranking: Centre</text:p>
              <text:p text:style-name="P1">Map panel: Left, placed 8px to right from thumbnail (132px away from left border of menu-button-bg and 17px if thumbnail is not used)</text:p>
            </office:annotation>
            <text:p>varies</text:p>
          </table:table-cell>
          <table:table-cell table:style-name="ce36" office:value-type="string" calcext:value-type="string">
            <text:p>34x40</text:p>
          </table:table-cell>
          <table:table-cell table:style-name="ce36" office:value-type="string" calcext:value-type="string">
            <text:p>68x80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ranking-x</text:p>
          </table:table-cell>
          <table:table-cell table:style-name="ce29" office:value-type="string" calcext:value-type="string" table:number-columns-spanned="1" table:number-rows-spanned="2">
            <text:p>SS grade</text:p>
          </table:table-cell>
          <table:table-cell table:style-name="ce40" office:value-type="string" calcext:value-type="string" table:number-columns-spanned="1" table:number-rows-spanned="2">
            <text:p>100% accuracy scores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9" draw:text-style-name="P2" svg:width="479.48pt" svg:height="58.48pt" svg:x="1199.4pt" svg:y="1173pt" draw:caption-point-x="-11.54pt" draw:caption-point-y="-22.99pt">
              <dc:date>2022-03-01T00:00:00</dc:date>
              <text:p text:style-name="P1">192px away from right screenborder</text:p>
              <text:p text:style-name="P1">V1: at 272px height</text:p>
              <text:p text:style-name="P1">V2+: at 320px height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ranking-x-small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1" draw:text-style-name="P2" svg:width="479.48pt" svg:height="58.51pt" svg:x="1199.4pt" svg:y="1188.74pt" draw:caption-point-x="-11.54pt" draw:caption-point-y="-22.96pt">
              <dc:date>2022-03-01T00:00:00</dc:date>
              <text:p text:style-name="P1">Break: Centre</text:p>
              <text:p text:style-name="P1">Map ranking: Centre</text:p>
              <text:p text:style-name="P1">Map panel: Left, placed 8px to right from thumbnail (132px away from left border of menu-button-bg and 17px if thumbnail is not used)</text:p>
            </office:annotation>
            <text:p>varies</text:p>
          </table:table-cell>
          <table:table-cell table:style-name="ce36" office:value-type="string" calcext:value-type="string">
            <text:p>34x40</text:p>
          </table:table-cell>
          <table:table-cell table:style-name="ce36" office:value-type="string" calcext:value-type="string">
            <text:p>68x80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ranking-s</text:p>
          </table:table-cell>
          <table:table-cell table:style-name="ce29" office:value-type="string" calcext:value-type="string" table:number-columns-spanned="1" table:number-rows-spanned="2">
            <office:annotation draw:style-name="gr11" draw:text-style-name="P2" svg:width="562.76pt" svg:height="58.51pt" svg:x="636.63pt" svg:y="1204.5pt" draw:caption-point-x="-11.54pt" draw:caption-point-y="-22.99pt">
              <dc:date>2022-03-01T00:00:00</dc:date>
              <text:p text:style-name="P1">misses in osu! and osu!taiko will not award this grade</text:p>
              <text:p text:style-name="P1"/>
              <text:p text:style-name="P1">scoring too many 50s (&gt;1% of total objects) in osu! will not award this grade</text:p>
            </office:annotation>
            <text:p>S grade</text:p>
          </table:table-cell>
          <table:table-cell table:style-name="ce40" office:value-type="string" calcext:value-type="string" table:number-columns-spanned="1" table:number-rows-spanned="10">
            <text:p>each game mode has different conditions for awarding grades</text:p>
            <text:p/>
            <text:p>osu!: ratio of 300s to total of objects</text:p>
            <text:p>osu!taiko: ratio of 300s to total of notes</text:p>
            <text:p>osu!catch: total accuracy</text:p>
            <text:p>osu!mania: total accuracy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1" draw:text-style-name="P2" svg:width="479.48pt" svg:height="58.51pt" svg:x="1199.4pt" svg:y="1204.5pt" draw:caption-point-x="-11.54pt" draw:caption-point-y="-22.99pt">
              <dc:date>2022-03-01T00:00:00</dc:date>
              <text:p text:style-name="P1">192px away from right screenborder</text:p>
              <text:p text:style-name="P1">V1: at 272px height</text:p>
              <text:p text:style-name="P1">V2+: at 320px height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ranking-s-small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9" draw:text-style-name="P2" svg:width="479.48pt" svg:height="58.48pt" svg:x="1199.4pt" svg:y="1220.26pt" draw:caption-point-x="-11.54pt" draw:caption-point-y="-22.99pt">
              <dc:date>2022-03-01T00:00:00</dc:date>
              <text:p text:style-name="P1">Break: Centre</text:p>
              <text:p text:style-name="P1">Map ranking: Centre</text:p>
              <text:p text:style-name="P1">Map panel: Left, placed 8px to right from thumbnail (132px away from left border of menu-button-bg and 17px if thumbnail is not used)</text:p>
            </office:annotation>
            <text:p>varies</text:p>
          </table:table-cell>
          <table:table-cell table:style-name="ce36" office:value-type="string" calcext:value-type="string">
            <text:p>34x40</text:p>
          </table:table-cell>
          <table:table-cell table:style-name="ce36" office:value-type="string" calcext:value-type="string">
            <text:p>68x80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ranking-a</text:p>
          </table:table-cell>
          <table:table-cell table:style-name="ce29" office:value-type="string" calcext:value-type="string" table:number-columns-spanned="1" table:number-rows-spanned="2">
            <text:p>A grade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1" draw:text-style-name="P2" svg:width="479.48pt" svg:height="58.51pt" svg:x="1199.4pt" svg:y="1235.99pt" draw:caption-point-x="-11.54pt" draw:caption-point-y="-22.96pt">
              <dc:date>2022-03-01T00:00:00</dc:date>
              <text:p text:style-name="P1">192px away from right screenborder</text:p>
              <text:p text:style-name="P1">V1: at 272px height</text:p>
              <text:p text:style-name="P1">V2+: at 320px height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ranking-a-small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9" draw:text-style-name="P2" svg:width="479.48pt" svg:height="58.48pt" svg:x="1199.4pt" svg:y="1251.75pt" draw:caption-point-x="-11.54pt" draw:caption-point-y="-22.99pt">
              <dc:date>2022-03-01T00:00:00</dc:date>
              <text:p text:style-name="P1">Break: Centre</text:p>
              <text:p text:style-name="P1">Map ranking: Centre</text:p>
              <text:p text:style-name="P1">Map panel: Left, placed 8px to right from thumbnail (132px away from left border of menu-button-bg and 17px if thumbnail is not used)</text:p>
            </office:annotation>
            <text:p>varies</text:p>
          </table:table-cell>
          <table:table-cell table:style-name="ce36" office:value-type="string" calcext:value-type="string">
            <text:p>34x40</text:p>
          </table:table-cell>
          <table:table-cell table:style-name="ce36" office:value-type="string" calcext:value-type="string">
            <text:p>68x80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ranking-b</text:p>
          </table:table-cell>
          <table:table-cell table:style-name="ce29" office:value-type="string" calcext:value-type="string" table:number-columns-spanned="1" table:number-rows-spanned="2">
            <text:p>B grade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9" draw:text-style-name="P2" svg:width="479.48pt" svg:height="58.48pt" svg:x="1199.4pt" svg:y="1267.51pt" draw:caption-point-x="-11.54pt" draw:caption-point-y="-22.99pt">
              <dc:date>2022-03-01T00:00:00</dc:date>
              <text:p text:style-name="P1">192px away from right screenborder</text:p>
              <text:p text:style-name="P1">V1: at 272px height</text:p>
              <text:p text:style-name="P1">V2+: at 320px height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ranking-b-small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1" draw:text-style-name="P2" svg:width="479.48pt" svg:height="58.51pt" svg:x="1199.4pt" svg:y="1283.24pt" draw:caption-point-x="-11.54pt" draw:caption-point-y="-22.96pt">
              <dc:date>2022-03-01T00:00:00</dc:date>
              <text:p text:style-name="P1">Break: Centre</text:p>
              <text:p text:style-name="P1">Map ranking: Centre</text:p>
              <text:p text:style-name="P1">Map panel: Left, placed 8px to right from thumbnail (132px away from left border of menu-button-bg and 17px if thumbnail is not used)</text:p>
            </office:annotation>
            <text:p>varies</text:p>
          </table:table-cell>
          <table:table-cell table:style-name="ce36" office:value-type="string" calcext:value-type="string">
            <text:p>34x40</text:p>
          </table:table-cell>
          <table:table-cell table:style-name="ce36" office:value-type="string" calcext:value-type="string">
            <text:p>68x80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ranking-c</text:p>
          </table:table-cell>
          <table:table-cell table:style-name="ce29" office:value-type="string" calcext:value-type="string" table:number-columns-spanned="1" table:number-rows-spanned="2">
            <text:p>C grade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9" draw:text-style-name="P2" svg:width="479.48pt" svg:height="58.48pt" svg:x="1199.4pt" svg:y="1299pt" draw:caption-point-x="-11.54pt" draw:caption-point-y="-22.99pt">
              <dc:date>2022-03-01T00:00:00</dc:date>
              <text:p text:style-name="P1">192px away from right screenborder</text:p>
              <text:p text:style-name="P1">V1: at 272px height</text:p>
              <text:p text:style-name="P1">V2+: at 320px height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ranking-c-small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1" draw:text-style-name="P2" svg:width="479.48pt" svg:height="58.51pt" svg:x="1199.4pt" svg:y="1314.74pt" draw:caption-point-x="-11.54pt" draw:caption-point-y="-22.96pt">
              <dc:date>2022-03-01T00:00:00</dc:date>
              <text:p text:style-name="P1">Break: Centre</text:p>
              <text:p text:style-name="P1">Map ranking: Centre</text:p>
              <text:p text:style-name="P1">Map panel: Left, placed 8px to right from thumbnail (132px away from left border of menu-button-bg and 17px if thumbnail is not used)</text:p>
            </office:annotation>
            <text:p>varies</text:p>
          </table:table-cell>
          <table:table-cell table:style-name="ce36" office:value-type="string" calcext:value-type="string">
            <text:p>34x40</text:p>
          </table:table-cell>
          <table:table-cell table:style-name="ce36" office:value-type="string" calcext:value-type="string">
            <text:p>68x80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ranking-d</text:p>
          </table:table-cell>
          <table:table-cell table:style-name="ce29" office:value-type="string" calcext:value-type="string" table:number-columns-spanned="1" table:number-rows-spanned="2">
            <text:p>D grade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1" draw:text-style-name="P2" svg:width="479.48pt" svg:height="58.51pt" svg:x="1199.4pt" svg:y="1330.5pt" draw:caption-point-x="-11.54pt" draw:caption-point-y="-22.99pt">
              <dc:date>2022-03-01T00:00:00</dc:date>
              <text:p text:style-name="P1">192px away from right screenborder</text:p>
              <text:p text:style-name="P1">V1: at 272px height</text:p>
              <text:p text:style-name="P1">V2+: at 320px height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ranking-d-small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9" draw:text-style-name="P2" svg:width="479.48pt" svg:height="58.48pt" svg:x="1199.4pt" svg:y="1346.26pt" draw:caption-point-x="-11.54pt" draw:caption-point-y="-22.99pt">
              <dc:date>2022-03-01T00:00:00</dc:date>
              <text:p text:style-name="P1">Break: Centre</text:p>
              <text:p text:style-name="P1">Map ranking: Centre</text:p>
              <text:p text:style-name="P1">Map panel: Left, placed 8px to right from thumbnail (132px away from left border of menu-button-bg and 17px if thumbnail is not used)</text:p>
            </office:annotation>
            <text:p>varies</text:p>
          </table:table-cell>
          <table:table-cell table:style-name="ce36" office:value-type="string" calcext:value-type="string">
            <text:p>34x40</text:p>
          </table:table-cell>
          <table:table-cell table:style-name="ce36" office:value-type="string" calcext:value-type="string">
            <text:p>68x8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9">
            <text:p>Result Screen</text:p>
          </table:table-cell>
          <table:table-cell table:style-name="ce12" office:value-type="string" calcext:value-type="string">
            <text:p>ranking-title</text:p>
          </table:table-cell>
          <table:table-cell table:style-name="ce32" office:value-type="string" calcext:value-type="string" table:number-columns-spanned="2" table:number-rows-spanned="1">
            <text:p>headline of the result screen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32" table:content-validation-name="val2" office:value-type="string" calcext:value-type="string">
            <office:annotation draw:style-name="gr12" draw:text-style-name="P2" svg:width="479.48pt" svg:height="27.01pt" svg:x="1199.4pt" svg:y="1361.99pt" draw:caption-point-x="-11.54pt" draw:caption-point-y="-22.96pt">
              <dc:date>2022-03-01T00:00:00</dc:date>
              <text:p text:style-name="P1">32px away from right screenborder</text:p>
            </office:annotation>
            <text:p>TopRight</text:p>
          </table:table-cell>
          <table:table-cell table:number-columns-repeated="2" table:style-name="ce3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ranking-panel</text:p>
          </table:table-cell>
          <table:table-cell table:style-name="ce31" office:value-type="string" calcext:value-type="string" table:number-columns-spanned="2" table:number-rows-spanned="1">
            <office:annotation draw:style-name="gr8" draw:text-style-name="P2" svg:width="562.76pt" svg:height="26.99pt" svg:x="636.63pt" svg:y="1377.75pt" draw:caption-point-x="346.42pt" draw:caption-point-y="-22.99pt">
              <dc:date>2022-03-01T00:00:00</dc:date>
              <text:p text:style-name="P1">hit judgements are scaled down by half of their size ingame</text:p>
            </office:annotation>
            <text:p>main panel: shows total score, amount of hits and their judgement, combo, and accuracy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0" draw:text-style-name="P2" svg:width="479.48pt" svg:height="42.75pt" svg:x="1199.4pt" svg:y="1377.75pt" draw:caption-point-x="-11.54pt" draw:caption-point-y="-22.99pt">
              <dc:date>2022-03-01T00:00:00</dc:date>
              <text:p text:style-name="P1">V1: 0,74</text:p>
              <text:p text:style-name="P1">V2+: 0,102</text:p>
            </office:annotation>
            <text:p>TopLeft</text:p>
          </table:table-cell>
          <table:table-cell table:style-name="ce36" office:value-type="string" calcext:value-type="string">
            <office:annotation draw:style-name="gr8" draw:text-style-name="P2" svg:width="431.86pt" svg:height="26.99pt" svg:x="1343.08pt" svg:y="1377.75pt" draw:caption-point-x="-11.54pt" draw:caption-point-y="-22.99pt">
              <dc:date>2022-03-01T00:00:00</dc:date>
              <text:p text:style-name="P1">max height: 694px for V1</text:p>
            </office:annotation>
            <text:p>max height: 666px for V2+</text:p>
          </table:table-cell>
          <table:table-cell table:style-name="ce36" office:value-type="string" calcext:value-type="string">
            <office:annotation draw:style-name="gr8" draw:text-style-name="P2" svg:width="384.18pt" svg:height="26.99pt" svg:x="1486.8pt" svg:y="1377.75pt" draw:caption-point-x="-11.54pt" draw:caption-point-y="-22.99pt">
              <dc:date>2022-03-01T00:00:00</dc:date>
              <text:p text:style-name="P1">max height: 1388px for V1</text:p>
            </office:annotation>
            <text:p>max height: 1332px for V2+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ranking-maxcombo</text:p>
          </table:table-cell>
          <table:table-cell table:style-name="ce31" office:value-type="string" calcext:value-type="string" table:number-columns-spanned="2" table:number-rows-spanned="1">
            <text:p>headline for highest combo achieved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9" draw:text-style-name="P2" svg:width="479.48pt" svg:height="58.48pt" svg:x="1199.4pt" svg:y="1393.51pt" draw:caption-point-x="-11.54pt" draw:caption-point-y="-22.99pt">
              <dc:date>2022-03-01T00:00:00</dc:date>
              <text:p text:style-name="P1">V1: 8,500</text:p>
              <text:p text:style-name="P1">V2+: 8,480</text:p>
              <text:p text:style-name="P1"/>
            </office:annotation>
            <text:p>TopLeft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ranking-accuracy</text:p>
          </table:table-cell>
          <table:table-cell table:style-name="ce31" office:value-type="string" calcext:value-type="string" table:number-columns-spanned="2" table:number-rows-spanned="1">
            <text:p>headline for accuracy achieved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0" draw:text-style-name="P2" svg:width="479.48pt" svg:height="42.75pt" svg:x="1199.4pt" svg:y="1409.24pt" draw:caption-point-x="-11.54pt" draw:caption-point-y="-22.96pt">
              <dc:date>2022-03-01T00:00:00</dc:date>
              <text:p text:style-name="P1">V1: 291,500</text:p>
              <text:p text:style-name="P1">V2+: 291,480</text:p>
            </office:annotation>
            <text:p>TopLeft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ranking-graph</text:p>
          </table:table-cell>
          <table:table-cell table:style-name="ce31" office:value-type="string" calcext:value-type="string" table:number-columns-spanned="2" table:number-rows-spanned="1">
            <text:p>performance over time graph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0" draw:text-style-name="P2" svg:width="479.48pt" svg:height="42.75pt" svg:x="1199.4pt" svg:y="1425pt" draw:caption-point-x="-11.54pt" draw:caption-point-y="-22.99pt">
              <dc:date>2022-03-01T00:00:00</dc:date>
              <text:p text:style-name="P1">V1: 256,576</text:p>
              <text:p text:style-name="P1">V2+: 256,608</text:p>
            </office:annotation>
            <text:p>TopLeft</text:p>
          </table:table-cell>
          <table:table-cell table:style-name="ce36" office:value-type="string" calcext:value-type="string">
            <office:annotation draw:style-name="gr9" draw:text-style-name="P2" svg:width="431.86pt" svg:height="58.48pt" svg:x="1343.08pt" svg:y="1425pt" draw:caption-point-x="-11.54pt" draw:caption-point-y="-22.99pt">
              <dc:date>2022-03-01T00:00:00</dc:date>
              <text:p text:style-name="P1">box itself is 301x141</text:p>
              <text:p text:style-name="P1">the first 7 lines at the top and at the left should be transparent</text:p>
              <text:p text:style-name="P1">In V1 it's shifted down by 8px resulting in 308x156</text:p>
            </office:annotation>
            <text:p>min: 308x148 for V2+</text:p>
          </table:table-cell>
          <table:table-cell table:style-name="ce36" office:value-type="string" calcext:value-type="string">
            <office:annotation draw:style-name="gr8" draw:text-style-name="P2" svg:width="384.18pt" svg:height="26.99pt" svg:x="1486.8pt" svg:y="1425pt" draw:caption-point-x="-11.54pt" draw:caption-point-y="-22.99pt">
              <dc:date>2022-03-01T00:00:00</dc:date>
              <text:p text:style-name="P1">616x302 for V1</text:p>
            </office:annotation>
            <text:p>min: 616x296 for V2+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ranking-perfect</text:p>
          </table:table-cell>
          <table:table-cell table:style-name="ce31" office:value-type="string" calcext:value-type="string" table:number-columns-spanned="2" table:number-rows-spanned="1">
            <office:annotation draw:style-name="gr1" draw:text-style-name="P2" svg:width="562.76pt" svg:height="105.76pt" svg:x="636.63pt" svg:y="1440.74pt" draw:caption-point-x="346.42pt" draw:caption-point-y="-22.96pt">
              <dc:date>2022-03-01T00:00:00</dc:date>
              <text:p text:style-name="P1">a full combo requires no missed objects or dropped sliderticks</text:p>
              <text:p text:style-name="P1"/>
              <text:p text:style-name="P1">osu!: the last tick of a slider will not increase combo if left too early</text:p>
              <text:p text:style-name="P1">osu!taiko: bugged (does not show up in every play)</text:p>
              <text:p text:style-name="P1">osu!catch: the small droplets do not increase combo</text:p>
              <text:p text:style-name="P1">osu!mania: dropping a hold note and repressing it will still reset the combo</text:p>
            </office:annotation>
            <text:p>full combo indicator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0" draw:text-style-name="P2" svg:width="479.48pt" svg:height="42.75pt" svg:x="1199.4pt" svg:y="1440.74pt" draw:caption-point-x="-11.54pt" draw:caption-point-y="-22.96pt">
              <dc:date>2022-03-01T00:00:00</dc:date>
              <text:p text:style-name="P1">V1: 320,688</text:p>
              <text:p text:style-name="P1">V2+: 416,688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ranking-winner</text:p>
          </table:table-cell>
          <table:table-cell table:style-name="ce31" office:value-type="string" calcext:value-type="string" table:number-columns-spanned="2" table:number-rows-spanned="1">
            <text:p>panel displaying the winners avatar (only in multiplayer)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TopLeft</text:p>
          </table:table-cell>
          <table:table-cell table:style-name="ce36" office:value-type="string" calcext:value-type="string">
            <text:p>200x214</text:p>
          </table:table-cell>
          <table:table-cell table:style-name="ce36" office:value-type="string" calcext:value-type="string">
            <text:p>400x428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3" office:value-type="string" calcext:value-type="string">
            <text:p>ranking-replay</text:p>
          </table:table-cell>
          <table:table-cell table:style-name="ce33" office:value-type="string" calcext:value-type="string">
            <text:p>watch the replay</text:p>
          </table:table-cell>
          <table:table-cell table:style-name="ce41" office:value-type="string" calcext:value-type="string">
            <text:p>overrides pause-replay button on V1 (legacy support)</text:p>
          </table:table-cell>
          <table:table-cell table:style-name="ce47" office:value-type="float" office:value="1" calcext:value-type="float">
            <text:p>1</text:p>
          </table:table-cell>
          <table:table-cell table:style-name="ce55" table:content-validation-name="val1" office:value-type="string" calcext:value-type="string">
            <text:p>normal</text:p>
          </table:table-cell>
          <table:table-cell table:style-name="ce58" table:content-validation-name="val2" office:value-type="string" calcext:value-type="string">
            <office:annotation draw:style-name="gr10" draw:text-style-name="P2" svg:width="479.48pt" svg:height="42.75pt" svg:x="1199.4pt" svg:y="1472.26pt" draw:caption-point-x="-11.54pt" draw:caption-point-y="-22.99pt">
              <dc:date>2022-03-01T00:00:00</dc:date>
              <text:p text:style-name="P1">positioned at 672px height</text:p>
              <text:p text:style-name="P1">positioned at 576px height if retry is not available</text:p>
            </office:annotation>
            <text:p>Right</text:p>
          </table:table-cell>
          <table:table-cell table:style-name="ce44" office:value-type="string" calcext:value-type="string" table:number-columns-spanned="1" table:number-rows-spanned="2">
            <text:p>max height: 96px</text:p>
          </table:table-cell>
          <table:table-cell table:style-name="ce44" office:value-type="string" calcext:value-type="string" table:number-columns-spanned="1" table:number-rows-spanned="2">
            <text:p>max height: 192px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4" office:value-type="string" calcext:value-type="string">
            <text:p>ranking-retry</text:p>
          </table:table-cell>
          <table:table-cell table:style-name="ce34" office:value-type="string" calcext:value-type="string">
            <text:p>start another play right now (only after a finished play)</text:p>
          </table:table-cell>
          <table:table-cell table:style-name="ce42" office:value-type="string" calcext:value-type="string">
            <text:p>overrides pause-retry button</text:p>
          </table:table-cell>
          <table:table-cell table:style-name="ce48" office:value-type="string" calcext:value-type="string">
            <text:p>all</text:p>
          </table:table-cell>
          <table:table-cell table:style-name="ce56" table:content-validation-name="val1" office:value-type="string" calcext:value-type="string">
            <text:p>normal</text:p>
          </table:table-cell>
          <table:table-cell table:style-name="ce59" table:content-validation-name="val2" office:value-type="string" calcext:value-type="string">
            <office:annotation draw:style-name="gr12" draw:text-style-name="P2" svg:width="479.48pt" svg:height="27.01pt" svg:x="1199.4pt" svg:y="1487.99pt" draw:caption-point-x="-11.54pt" draw:caption-point-y="-22.96pt">
              <dc:date>2022-03-01T00:00:00</dc:date>
              <text:p text:style-name="P1">positioned at 576px height</text:p>
            </office:annotation>
            <text:p>Right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14">
            <text:p>Score Numbers</text:p>
          </table:table-cell>
          <table:table-cell table:style-name="ce12" office:value-type="string" calcext:value-type="string">
            <text:p>score-0</text:p>
          </table:table-cell>
          <table:table-cell table:style-name="ce30" office:value-type="string" calcext:value-type="string" table:number-columns-spanned="1" table:number-rows-spanned="10">
            <text:p>used for various displays that require numbers</text:p>
            <text:p/>
            <text:p>gameplay: score, combo counter, accuracy, spinner bonus, spinner rpm</text:p>
            <text:p/>
            <text:p>result screen: total score, accuracy, max combo, judgement counts</text:p>
          </table:table-cell>
          <table:table-cell table:style-name="ce37" office:value-type="string" calcext:value-type="string" table:number-columns-spanned="1" table:number-rows-spanned="14">
            <text:p>custom pathing possible by using</text:p>
            <text:p>"ScorePrefix:"</text:p>
            <text:p>"ComboPrefix:" (only for combo counters)</text:p>
            <text:p>in the skin.ini-file</text:p>
            <text:p/>
            <text:p/>
            <text:p>different scaling depending on usage</text:p>
            <text:p/>
            <text:p>Ranking Screen</text:p>
            <text:p>All counters: x1.1</text:p>
            <text:p>Total Score: x1.3 in V2+</text:p>
            <text:p/>
            <text:p>Ingame</text:p>
            <text:p>Score: x0.96</text:p>
            <text:p>Accuracy: x0.57</text:p>
            <text:p>Combo: in osu! x1.3 (x1.8 fully expanded)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office:annotation draw:style-name="gr7" draw:text-style-name="P2" svg:width="455.7pt" svg:height="105.73pt" svg:x="1127.14pt" svg:y="1503.75pt" draw:caption-point-x="-11.54pt" draw:caption-point-y="-22.99pt">
              <dc:date>2022-03-01T00:00:00</dc:date>
              <text:p text:style-name="P1">if used for combo counter:</text:p>
              <text:p text:style-name="P1">additive in osu! and osu!catch for the expanding after images</text:p>
              <text:p text:style-name="P1">additionally in osu!catch:</text:p>
              <text:p text:style-name="P1">after images tinted in combo colours</text:p>
              <text:p text:style-name="P1"/>
              <text:p text:style-name="P1">multiplicative in osu!mania</text:p>
            </office:annotation>
            <text:p>normal</text:p>
          </table:table-cell>
          <table:table-cell table:style-name="ce32" table:content-validation-name="val2" office:value-type="string" calcext:value-type="string">
            <text:p>varies</text:p>
          </table:table-cell>
          <table:table-cell table:number-columns-repeated="2" table:style-name="ce3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core-1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7" draw:text-style-name="P2" svg:width="455.7pt" svg:height="105.73pt" svg:x="1127.14pt" svg:y="1519.51pt" draw:caption-point-x="-11.54pt" draw:caption-point-y="-22.99pt">
              <dc:date>2022-03-01T00:00:00</dc:date>
              <text:p text:style-name="P1">if used for combo counter:</text:p>
              <text:p text:style-name="P1">additive in osu! and osu!catch for the expanding after images</text:p>
              <text:p text:style-name="P1">additionally in osu!catch:</text:p>
              <text:p text:style-name="P1">after images tinted in combo colours</text:p>
              <text:p text:style-name="P1"/>
              <text:p text:style-name="P1">multiplicative in osu!mania</text:p>
            </office:annotation>
            <text:p>normal</text:p>
          </table:table-cell>
          <table:table-cell table:style-name="ce31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core-2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" draw:text-style-name="P2" svg:width="455.7pt" svg:height="105.76pt" svg:x="1127.14pt" svg:y="1535.24pt" draw:caption-point-x="-11.54pt" draw:caption-point-y="-22.96pt">
              <dc:date>2022-03-01T00:00:00</dc:date>
              <text:p text:style-name="P1">if used for combo counter:</text:p>
              <text:p text:style-name="P1">additive in osu! and osu!catch for the expanding after images</text:p>
              <text:p text:style-name="P1">additionally in osu!catch:</text:p>
              <text:p text:style-name="P1">after images tinted in combo colours</text:p>
              <text:p text:style-name="P1"/>
              <text:p text:style-name="P1">multiplicative in osu!mania</text:p>
            </office:annotation>
            <text:p>normal</text:p>
          </table:table-cell>
          <table:table-cell table:style-name="ce31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core-3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7" draw:text-style-name="P2" svg:width="455.7pt" svg:height="105.73pt" svg:x="1127.14pt" svg:y="1551pt" draw:caption-point-x="-11.54pt" draw:caption-point-y="-22.99pt">
              <dc:date>2022-03-01T00:00:00</dc:date>
              <text:p text:style-name="P1">if used for combo counter:</text:p>
              <text:p text:style-name="P1">additive in osu! and osu!catch for the expanding after images</text:p>
              <text:p text:style-name="P1">additionally in osu!catch:</text:p>
              <text:p text:style-name="P1">after images tinted in combo colours</text:p>
              <text:p text:style-name="P1"/>
              <text:p text:style-name="P1">multiplicative in osu!mania</text:p>
            </office:annotation>
            <text:p>normal</text:p>
          </table:table-cell>
          <table:table-cell table:style-name="ce31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core-4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" draw:text-style-name="P2" svg:width="455.7pt" svg:height="105.76pt" svg:x="1127.14pt" svg:y="1566.74pt" draw:caption-point-x="-11.54pt" draw:caption-point-y="-22.96pt">
              <dc:date>2022-03-01T00:00:00</dc:date>
              <text:p text:style-name="P1">if used for combo counter:</text:p>
              <text:p text:style-name="P1">additive in osu! and osu!catch for the expanding after images</text:p>
              <text:p text:style-name="P1">additionally in osu!catch:</text:p>
              <text:p text:style-name="P1">after images tinted in combo colours</text:p>
              <text:p text:style-name="P1"/>
              <text:p text:style-name="P1">multiplicative in osu!mania</text:p>
            </office:annotation>
            <text:p>normal</text:p>
          </table:table-cell>
          <table:table-cell table:style-name="ce31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core-5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7" draw:text-style-name="P2" svg:width="455.7pt" svg:height="105.73pt" svg:x="1127.14pt" svg:y="1582.5pt" draw:caption-point-x="-11.54pt" draw:caption-point-y="-22.99pt">
              <dc:date>2022-03-01T00:00:00</dc:date>
              <text:p text:style-name="P1">if used for combo counter:</text:p>
              <text:p text:style-name="P1">additive in osu! and osu!catch for the expanding after images</text:p>
              <text:p text:style-name="P1">additionally in osu!catch:</text:p>
              <text:p text:style-name="P1">after images tinted in combo colours</text:p>
              <text:p text:style-name="P1"/>
              <text:p text:style-name="P1">multiplicative in osu!mania</text:p>
            </office:annotation>
            <text:p>normal</text:p>
          </table:table-cell>
          <table:table-cell table:style-name="ce31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core-6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7" draw:text-style-name="P2" svg:width="455.7pt" svg:height="105.73pt" svg:x="1127.14pt" svg:y="1598.26pt" draw:caption-point-x="-11.54pt" draw:caption-point-y="-22.99pt">
              <dc:date>2022-03-01T00:00:00</dc:date>
              <text:p text:style-name="P1">if used for combo counter:</text:p>
              <text:p text:style-name="P1">additive in osu! and osu!catch for the expanding after images</text:p>
              <text:p text:style-name="P1">additionally in osu!catch:</text:p>
              <text:p text:style-name="P1">after images tinted in combo colours</text:p>
              <text:p text:style-name="P1"/>
              <text:p text:style-name="P1">multiplicative in osu!mania</text:p>
            </office:annotation>
            <text:p>normal</text:p>
          </table:table-cell>
          <table:table-cell table:style-name="ce31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core-7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" draw:text-style-name="P2" svg:width="455.7pt" svg:height="105.76pt" svg:x="1127.14pt" svg:y="1613.99pt" draw:caption-point-x="-11.54pt" draw:caption-point-y="-22.96pt">
              <dc:date>2022-03-01T00:00:00</dc:date>
              <text:p text:style-name="P1">if used for combo counter:</text:p>
              <text:p text:style-name="P1">additive in osu! and osu!catch for the expanding after images</text:p>
              <text:p text:style-name="P1">additionally in osu!catch:</text:p>
              <text:p text:style-name="P1">after images tinted in combo colours</text:p>
              <text:p text:style-name="P1"/>
              <text:p text:style-name="P1">multiplicative in osu!mania</text:p>
            </office:annotation>
            <text:p>normal</text:p>
          </table:table-cell>
          <table:table-cell table:style-name="ce31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core-8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7" draw:text-style-name="P2" svg:width="455.7pt" svg:height="105.73pt" svg:x="1127.14pt" svg:y="1629.75pt" draw:caption-point-x="-11.54pt" draw:caption-point-y="-22.99pt">
              <dc:date>2022-03-01T00:00:00</dc:date>
              <text:p text:style-name="P1">if used for combo counter:</text:p>
              <text:p text:style-name="P1">additive in osu! and osu!catch for the expanding after images</text:p>
              <text:p text:style-name="P1">additionally in osu!catch:</text:p>
              <text:p text:style-name="P1">after images tinted in combo colours</text:p>
              <text:p text:style-name="P1"/>
              <text:p text:style-name="P1">multiplicative in osu!mania</text:p>
            </office:annotation>
            <text:p>normal</text:p>
          </table:table-cell>
          <table:table-cell table:style-name="ce31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core-9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7" draw:text-style-name="P2" svg:width="455.7pt" svg:height="105.73pt" svg:x="1127.14pt" svg:y="1645.51pt" draw:caption-point-x="-11.54pt" draw:caption-point-y="-22.99pt">
              <dc:date>2022-03-01T00:00:00</dc:date>
              <text:p text:style-name="P1">if used for combo counter:</text:p>
              <text:p text:style-name="P1">additive in osu! and osu!catch for the expanding after images</text:p>
              <text:p text:style-name="P1">additionally in osu!catch:</text:p>
              <text:p text:style-name="P1">after images tinted in combo colours</text:p>
              <text:p text:style-name="P1"/>
              <text:p text:style-name="P1">multiplicative in osu!mania</text:p>
            </office:annotation>
            <text:p>normal</text:p>
          </table:table-cell>
          <table:table-cell table:style-name="ce31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core-comma</text:p>
          </table:table-cell>
          <table:table-cell table:style-name="ce29" office:value-type="string" calcext:value-type="string">
            <text:p>some regions use comma to display decimals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core-dot</text:p>
          </table:table-cell>
          <table:table-cell table:style-name="ce29" office:value-type="string" calcext:value-type="string">
            <text:p>for decimal display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core-percent</text:p>
          </table:table-cell>
          <table:table-cell table:style-name="ce29" office:value-type="string" calcext:value-type="string">
            <text:p>percentage symbol for accuracy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1" office:value-type="string" calcext:value-type="string">
            <text:p>score-x</text:p>
          </table:table-cell>
          <table:table-cell table:style-name="ce29" office:value-type="string" calcext:value-type="string">
            <office:annotation draw:style-name="gr8" draw:text-style-name="P2" svg:width="562.76pt" svg:height="26.99pt" svg:x="636.63pt" svg:y="1708.5pt" draw:caption-point-x="-11.54pt" draw:caption-point-y="-22.99pt">
              <dc:date>2022-03-01T00:00:00</dc:date>
              <text:p text:style-name="P1">osu! uses the x additionally in the combo counter</text:p>
            </office:annotation>
            <text:p>multiplier symbol / count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0" draw:text-style-name="P2" svg:width="455.7pt" svg:height="42.75pt" svg:x="1127.14pt" svg:y="1708.5pt" draw:caption-point-x="-11.54pt" draw:caption-point-y="-22.99pt">
              <dc:date>2022-03-01T00:00:00</dc:date>
              <text:p text:style-name="P1">if used for combo counter:</text:p>
              <text:p text:style-name="P1">additive in osu! for the expanding after images</text:p>
            </office:annotation>
            <text:p>normal</text:p>
          </table:table-cell>
          <table:table-cell table:style-name="ce31" table:content-validation-name="val2" office:value-type="string" calcext:value-type="string"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1" table:number-rows-spanned="6">
            <text:p>Pause Screen</text:p>
          </table:table-cell>
          <table:table-cell table:style-name="ce15" office:value-type="string" calcext:value-type="string">
            <text:p>pause-overlay</text:p>
          </table:table-cell>
          <table:table-cell table:style-name="ce30" office:value-type="string" calcext:value-type="string">
            <office:annotation draw:style-name="gr8" draw:text-style-name="P2" svg:width="562.76pt" svg:height="26.99pt" svg:x="636.63pt" svg:y="1724.26pt" draw:caption-point-x="-11.54pt" draw:caption-point-y="-22.99pt">
              <dc:date>2022-03-01T00:00:00</dc:date>
              <text:p text:style-name="P1">smaller images are shown with transparent border, larger images are shown partially</text:p>
            </office:annotation>
            <text:p>full image at 768px height (no scaling)</text:p>
          </table:table-cell>
          <table:table-cell table:style-name="ce37" office:value-type="string" calcext:value-type="string" table:number-columns-spanned="1" table:number-rows-spanned="2">
            <text:p>no native sprite (transparent)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32" table:content-validation-name="val2" office:value-type="string" calcext:value-type="string">
            <text:p>Centre</text:p>
          </table:table-cell>
          <table:table-cell table:style-name="ce37" office:value-type="string" calcext:value-type="string">
            <text:p>1366x768</text:p>
          </table:table-cell>
          <table:table-cell table:style-name="ce37" office:value-type="string" calcext:value-type="string">
            <text:p>2732x1536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6" office:value-type="string" calcext:value-type="string">
            <text:p>fail-background</text:p>
          </table:table-cell>
          <table:table-cell table:style-name="ce29" office:value-type="string" calcext:value-type="string">
            <text:p>scaled to fit screen height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style-name="ce36" office:value-type="string" calcext:value-type="string">
            <text:p>1366x768</text:p>
          </table:table-cell>
          <table:table-cell table:style-name="ce36" office:value-type="string" calcext:value-type="string">
            <office:annotation draw:style-name="gr12" draw:text-style-name="P2" svg:width="384.18pt" svg:height="27.01pt" svg:x="1486.8pt" svg:y="1739.99pt" draw:caption-point-x="-11.54pt" draw:caption-point-y="-22.96pt">
              <dc:date>2022-03-01T00:00:00</dc:date>
              <text:p text:style-name="P1">no HD sprite marker needed</text:p>
            </office:annotation>
            <text:p>1920x1080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6" office:value-type="string" calcext:value-type="string">
            <text:p>pause-back</text:p>
          </table:table-cell>
          <table:table-cell table:style-name="ce31" office:value-type="string" calcext:value-type="string" table:number-columns-spanned="2" table:number-rows-spanned="1">
            <text:p>return to song select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8" draw:text-style-name="P2" svg:width="479.48pt" svg:height="26.99pt" svg:x="1199.4pt" svg:y="1755.75pt" draw:caption-point-x="-11.54pt" draw:caption-point-y="-22.99pt">
              <dc:date>2022-03-01T00:00:00</dc:date>
              <text:p text:style-name="P1">positioned at 576px height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6" office:value-type="string" calcext:value-type="string">
            <text:p>pause-continue</text:p>
          </table:table-cell>
          <table:table-cell table:style-name="ce31" office:value-type="string" calcext:value-type="string" table:number-columns-spanned="2" table:number-rows-spanned="1">
            <office:annotation draw:style-name="gr8" draw:text-style-name="P2" svg:width="562.76pt" svg:height="28.09pt" svg:x="636.63pt" svg:y="1770.97pt" draw:caption-point-x="346.42pt" draw:caption-point-y="-22.45pt">
              <dc:date>2022-03-01T00:00:00</dc:date>
              <text:p text:style-name="P1">in osu!: if you pause when hitobjects are visible, you have to click the spot your cursor was at before you paused (indicated by a yellow glowing cursor)</text:p>
            </office:annotation>
            <text:p>resume playing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8" draw:text-style-name="P2" svg:width="479.48pt" svg:height="26.99pt" svg:x="1199.4pt" svg:y="1771.51pt" draw:caption-point-x="-11.54pt" draw:caption-point-y="-22.99pt">
              <dc:date>2022-03-01T00:00:00</dc:date>
              <text:p text:style-name="P1">positioned at 224px height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6" office:value-type="string" calcext:value-type="string">
            <text:p>pause-retry</text:p>
          </table:table-cell>
          <table:table-cell table:style-name="ce31" office:value-type="string" calcext:value-type="string" table:number-columns-spanned="2" table:number-rows-spanned="1">
            <text:p>start a new play on this map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3" draw:text-style-name="P2" svg:width="479.48pt" svg:height="90pt" svg:x="1199.4pt" svg:y="1787.24pt" draw:caption-point-x="-11.54pt" draw:caption-point-y="-22.96pt">
              <dc:date>2022-03-01T00:00:00</dc:date>
              <text:p text:style-name="P1">pause/fail:</text:p>
              <text:p text:style-name="P1">Centre, positioned at 400px height</text:p>
              <text:p text:style-name="P1"/>
              <text:p text:style-name="P1">ranking:</text:p>
              <text:p text:style-name="P1">Right, positioned at 576px height</text:p>
            </office:annotation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6" office:value-type="string" calcext:value-type="string">
            <text:p>pause-replay</text:p>
          </table:table-cell>
          <table:table-cell table:style-name="ce31" office:value-type="string" calcext:value-type="string" table:number-columns-spanned="2" table:number-rows-spanned="1">
            <text:p>watch the replay (on results screen)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0" draw:text-style-name="P2" svg:width="479.48pt" svg:height="42.75pt" svg:x="1199.4pt" svg:y="1803pt" draw:caption-point-x="-11.54pt" draw:caption-point-y="-22.99pt">
              <dc:date>2022-03-01T00:00:00</dc:date>
              <text:p text:style-name="P1">positioned at 672px height,</text:p>
              <text:p text:style-name="P1">at 576px height if retry is not available</text:p>
            </office:annotation>
            <text:p>Right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1" table:number-rows-spanned="6">
            <text:p>Scorebar</text:p>
          </table:table-cell>
          <table:table-cell table:style-name="ce15" office:value-type="string" calcext:value-type="string">
            <text:p>scorebar-bg</text:p>
          </table:table-cell>
          <table:table-cell table:style-name="ce32" office:value-type="string" calcext:value-type="string" table:number-columns-spanned="2" table:number-rows-spanned="1">
            <text:p>background layer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32" table:content-validation-name="val2" office:value-type="string" calcext:value-type="string">
            <text:p>TopLeft</text:p>
          </table:table-cell>
          <table:table-cell table:number-columns-repeated="2" table:style-name="ce3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6" office:value-type="string" calcext:value-type="string">
            <text:p>scorebar-colour(-#)</text:p>
          </table:table-cell>
          <table:table-cell table:style-name="ce29" office:value-type="string" calcext:value-type="string">
            <text:p>main layer of the scorebar</text:p>
          </table:table-cell>
          <table:table-cell table:style-name="ce36" office:value-type="string" calcext:value-type="string">
            <office:annotation draw:style-name="gr3" draw:text-style-name="P2" svg:width="348.49pt" svg:height="90pt" svg:x="994.59pt" svg:y="1834.5pt" draw:caption-point-x="-11.54pt" draw:caption-point-y="-22.99pt">
              <dc:date>2022-03-01T00:00:00</dc:date>
              <text:p text:style-name="P1">the bar is drained and filled differently between game modes</text:p>
              <text:p text:style-name="P1"/>
              <text:p text:style-name="P1">osu! &amp; osu!catch: constant base drain, successful hits fill the bar</text:p>
              <text:p text:style-name="P1">osu!taiko: each consecutive hit fills up the bar, you need to pass a certain percentage to pass a map</text:p>
              <text:p text:style-name="P1">osu!mania: no constant drain, misses drain the bar</text:p>
            </office:annotation>
            <text:p>calculation is % based (no fixed length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4" draw:text-style-name="P2" svg:width="455.7pt" svg:height="74.24pt" svg:x="1127.14pt" svg:y="1834.5pt" draw:caption-point-x="-11.54pt" draw:caption-point-y="-22.99pt">
              <dc:date>2022-03-01T00:00:00</dc:date>
              <text:p text:style-name="P1">when using a marker:</text:p>
              <text:p text:style-name="P1">multiplicative</text:p>
              <text:p text:style-name="P1"/>
              <text:p text:style-name="P1">tinted black over time when near critical zone and tinted red in the critical zone</text:p>
            </office:annotation>
            <text:p>normal</text:p>
          </table:table-cell>
          <table:table-cell table:style-name="ce31" table:content-validation-name="val2" office:value-type="string" calcext:value-type="string">
            <office:annotation draw:style-name="gr11" draw:text-style-name="P2" svg:width="479.48pt" svg:height="58.51pt" svg:x="1199.4pt" svg:y="1834.5pt" draw:caption-point-x="-11.54pt" draw:caption-point-y="-22.99pt">
              <dc:date>2022-03-01T00:00:00</dc:date>
              <text:p text:style-name="P1">positioned at 5,16</text:p>
              <text:p text:style-name="P1"/>
              <text:p text:style-name="P1">if a marker is used: positioned at 12,12</text:p>
            </office:annotation>
            <text:p>TopLeft</text:p>
          </table:table-cell>
          <table:table-cell table:style-name="ce36" office:value-type="string" calcext:value-type="string">
            <text:p>max height: 120px</text:p>
          </table:table-cell>
          <table:table-cell table:style-name="ce36" office:value-type="string" calcext:value-type="string">
            <text:p>max height: 240 px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6" office:value-type="string" calcext:value-type="string">
            <text:p>scorebar-ki</text:p>
          </table:table-cell>
          <table:table-cell table:style-name="ce29" office:value-type="string" calcext:value-type="string">
            <text:p>normal passing rate indicator</text:p>
          </table:table-cell>
          <table:table-cell table:style-name="ce40" office:value-type="string" calcext:value-type="string" table:number-columns-spanned="1" table:number-rows-spanned="3">
            <text:p>no native sprite (transparent),</text:p>
            <text:p>needs a custom scorebar-colour to appear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8" draw:text-style-name="P2" svg:width="479.48pt" svg:height="26.99pt" svg:x="1199.4pt" svg:y="1850.26pt" draw:caption-point-x="-11.54pt" draw:caption-point-y="-22.99pt">
              <dc:date>2022-03-01T00:00:00</dc:date>
              <text:p text:style-name="P1">positioned at x,16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6" office:value-type="string" calcext:value-type="string">
            <text:p>scorebar-kidanger</text:p>
          </table:table-cell>
          <table:table-cell table:style-name="ce29" office:value-type="string" calcext:value-type="string">
            <text:p>endangered passing rate indicator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2" draw:text-style-name="P2" svg:width="479.48pt" svg:height="27.01pt" svg:x="1199.4pt" svg:y="1865.99pt" draw:caption-point-x="-11.54pt" draw:caption-point-y="-22.96pt">
              <dc:date>2022-03-01T00:00:00</dc:date>
              <text:p text:style-name="P1">positioned at x,16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6" office:value-type="string" calcext:value-type="string">
            <text:p>scorebar-kidanger2</text:p>
          </table:table-cell>
          <table:table-cell table:style-name="ce29" office:value-type="string" calcext:value-type="string">
            <text:p>critical passing rate indicator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8" draw:text-style-name="P2" svg:width="479.48pt" svg:height="26.99pt" svg:x="1199.4pt" svg:y="1881.75pt" draw:caption-point-x="-11.54pt" draw:caption-point-y="-22.99pt">
              <dc:date>2022-03-01T00:00:00</dc:date>
              <text:p text:style-name="P1">positioned at x,16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6" office:value-type="string" calcext:value-type="string">
            <text:p>scorebar-marker</text:p>
          </table:table-cell>
          <table:table-cell table:style-name="ce29" office:value-type="string" calcext:value-type="string">
            <office:annotation draw:style-name="gr9" draw:text-style-name="P2" svg:width="562.76pt" svg:height="58.48pt" svg:x="636.63pt" svg:y="1897.51pt" draw:caption-point-x="-11.54pt" draw:caption-point-y="-22.99pt">
              <dc:date>2022-03-01T00:00:00</dc:date>
              <text:p text:style-name="P1">overrides ki sprites</text:p>
              <text:p text:style-name="P1"/>
              <text:p text:style-name="P1">scorebar goes black when nearing critical zone</text:p>
            </office:annotation>
            <text:p>marker fades out when near critical zone</text:p>
          </table:table-cell>
          <table:table-cell table:style-name="ce36" office:value-type="string" calcext:value-type="string">
            <text:p>score goes red when in critical zone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31" table:content-validation-name="val2" office:value-type="string" calcext:value-type="string">
            <office:annotation draw:style-name="gr8" draw:text-style-name="P2" svg:width="479.48pt" svg:height="26.99pt" svg:x="1199.4pt" svg:y="1897.51pt" draw:caption-point-x="-11.54pt" draw:caption-point-y="-22.99pt">
              <dc:date>2022-03-01T00:00:00</dc:date>
              <text:p text:style-name="P1">positioned at x,16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1" table:number-rows-spanned="5">
            <text:p>Countdown</text:p>
          </table:table-cell>
          <table:table-cell table:style-name="ce15" office:value-type="string" calcext:value-type="string">
            <text:p>ready</text:p>
          </table:table-cell>
          <table:table-cell table:style-name="ce32" office:value-type="string" calcext:value-type="string" table:number-columns-spanned="2" table:number-rows-spanned="1">
            <text:p>countdown starting sprite ("Ready?")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32" table:content-validation-name="val2" office:value-type="string" calcext:value-type="string">
            <text:p>Centre</text:p>
          </table:table-cell>
          <table:table-cell table:number-columns-repeated="2" table:style-name="ce3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6" office:value-type="string" calcext:value-type="string">
            <text:p>count3</text:p>
          </table:table-cell>
          <table:table-cell table:style-name="ce29" office:value-type="string" calcext:value-type="string">
            <text:p>first sprite ("3")</text:p>
          </table:table-cell>
          <table:table-cell table:style-name="ce40" office:value-type="string" calcext:value-type="string" table:number-columns-spanned="1" table:number-rows-spanned="3">
            <office:annotation draw:style-name="gr9" draw:text-style-name="P2" svg:width="348.49pt" svg:height="58.48pt" svg:x="994.59pt" svg:y="1929pt" draw:caption-point-x="-11.54pt" draw:caption-point-y="-22.99pt">
              <dc:date>2022-03-01T00:00:00</dc:date>
              <text:p text:style-name="P1">segmented: images stay on screen until "Go!"</text:p>
              <text:p text:style-name="P1"/>
              <text:p text:style-name="P1">sequenced: images are cycled through from "Ready?" to "Go!"</text:p>
            </office:annotation>
            <text:p>V2+ changes the display style from segmented to sequenced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9" draw:text-style-name="P2" svg:width="479.48pt" svg:height="58.48pt" svg:x="1199.4pt" svg:y="1929pt" draw:caption-point-x="-11.54pt" draw:caption-point-y="-22.99pt">
              <dc:date>2022-03-01T00:00:00</dc:date>
              <text:p text:style-name="P1">V1 = TopLeft</text:p>
              <text:p text:style-name="P1">V2+ = Centre</text:p>
              <text:p text:style-name="P1"/>
            </office:annotation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6" office:value-type="string" calcext:value-type="string">
            <text:p>count2</text:p>
          </table:table-cell>
          <table:table-cell table:style-name="ce29" office:value-type="string" calcext:value-type="string">
            <text:p>second sprite ("2")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0" draw:text-style-name="P2" svg:width="479.48pt" svg:height="42.75pt" svg:x="1199.4pt" svg:y="1944.74pt" draw:caption-point-x="-11.54pt" draw:caption-point-y="-22.96pt">
              <dc:date>2022-03-01T00:00:00</dc:date>
              <text:p text:style-name="P1">V1 = TopRight</text:p>
              <text:p text:style-name="P1">V2+ = Centre</text:p>
            </office:annotation>
            <text:p>varies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6" office:value-type="string" calcext:value-type="string">
            <text:p>count1</text:p>
          </table:table-cell>
          <table:table-cell table:style-name="ce29" office:value-type="string" calcext:value-type="string">
            <text:p>third sprite ("1")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6" office:value-type="string" calcext:value-type="string">
            <text:p>go</text:p>
          </table:table-cell>
          <table:table-cell table:style-name="ce31" office:value-type="string" calcext:value-type="string" table:number-columns-spanned="2" table:number-rows-spanned="1">
            <text:p>first object appears on the next full beat ("Go!")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1" table:number-rows-spanned="14">
            <office:annotation draw:style-name="gr12" draw:text-style-name="P2" svg:width="943.68pt" svg:height="27.01pt" svg:x="103.29pt" svg:y="1991.99pt" draw:caption-point-x="-11.54pt" draw:caption-point-y="-22.96pt">
              <dc:date>2022-03-01T00:00:00</dc:date>
              <text:p text:style-name="P1">not for Stable (Fallback)</text:p>
            </office:annotation>
            <text:p>Leaderboard Entry Numbers</text:p>
          </table:table-cell>
          <table:table-cell table:style-name="ce15" office:value-type="string" calcext:value-type="string">
            <text:p>scoreentry-0</text:p>
          </table:table-cell>
          <table:table-cell table:style-name="ce30" office:value-type="string" calcext:value-type="string" table:number-columns-spanned="1" table:number-rows-spanned="14">
            <text:p>used on the leaderboard during gameplay</text:p>
          </table:table-cell>
          <table:table-cell table:style-name="ce37" office:value-type="string" calcext:value-type="string" table:number-columns-spanned="1" table:number-rows-spanned="10">
            <office:annotation draw:style-name="gr10" draw:text-style-name="P2" svg:width="348.49pt" svg:height="42.75pt" svg:x="994.59pt" svg:y="1991.99pt" draw:caption-point-x="-11.54pt" draw:caption-point-y="-22.96pt">
              <dc:date>2022-03-01T00:00:00</dc:date>
              <text:p text:style-name="P1">"M1", "M2", "K1", and "K2" are not part since they are text that gets replaced by the numbers</text:p>
              <text:p text:style-name="P1"/>
            </office:annotation>
            <text:p>used on the key counter,</text:p>
            <text:p>can be coloured via the skin.ini-file</text:p>
            <text:p>using "InputOverlayText:"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office:annotation draw:style-name="gr11" draw:text-style-name="P2" svg:width="455.7pt" svg:height="58.51pt" svg:x="1127.14pt" svg:y="1991.99pt" draw:caption-point-x="-11.54pt" draw:caption-point-y="-22.96pt">
              <dc:date>2022-03-01T00:00:00</dc:date>
              <text:p text:style-name="P1">score = white</text:p>
              <text:p text:style-name="P1">combo = cyan</text:p>
              <text:p text:style-name="P1">input = "InputOverlayText:" in the skin.ini (black by default)</text:p>
            </office:annotation>
            <text:p>multiplicative</text:p>
          </table:table-cell>
          <table:table-cell table:style-name="ce32" table:content-validation-name="val2" office:value-type="string" calcext:value-type="string">
            <office:annotation draw:style-name="gr14" draw:text-style-name="P2" svg:width="479.48pt" svg:height="74.24pt" svg:x="1199.4pt" svg:y="1991.99pt" draw:caption-point-x="-11.54pt" draw:caption-point-y="-22.96pt">
              <dc:date>2022-03-01T00:00:00</dc:date>
              <text:p text:style-name="P1">score: TopLeft</text:p>
              <text:p text:style-name="P1">combo: TopRight</text:p>
              <text:p text:style-name="P1">rank: TopRight</text:p>
              <text:p text:style-name="P1">input: Top</text:p>
            </office:annotation>
            <text:p>varies</text:p>
          </table:table-cell>
          <table:table-cell table:style-name="ce37" office:value-type="string" calcext:value-type="string" table:number-columns-spanned="1" table:number-rows-spanned="10">
            <text:p>11x14</text:p>
          </table:table-cell>
          <table:table-cell table:style-name="ce37" office:value-type="string" calcext:value-type="string" table:number-columns-spanned="1" table:number-rows-spanned="10">
            <text:p>22x28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6" office:value-type="string" calcext:value-type="string">
            <text:p>scoreentry-1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9" draw:text-style-name="P2" svg:width="455.7pt" svg:height="58.48pt" svg:x="1127.14pt" svg:y="2007.75pt" draw:caption-point-x="-11.54pt" draw:caption-point-y="-22.99pt">
              <dc:date>2022-03-01T00:00:00</dc:date>
              <text:p text:style-name="P1">score = white</text:p>
              <text:p text:style-name="P1">combo = cyan</text:p>
              <text:p text:style-name="P1">input = "InputOverlayText:" in the skin.ini (black by default)</text:p>
            </office:annotation>
            <text:p>multiplicative</text:p>
          </table:table-cell>
          <table:table-cell table:style-name="ce31" table:content-validation-name="val2" office:value-type="string" calcext:value-type="string">
            <office:annotation draw:style-name="gr14" draw:text-style-name="P2" svg:width="479.48pt" svg:height="74.24pt" svg:x="1199.4pt" svg:y="2007.75pt" draw:caption-point-x="-11.54pt" draw:caption-point-y="-22.99pt">
              <dc:date>2022-03-01T00:00:00</dc:date>
              <text:p text:style-name="P1">score: TopLeft</text:p>
              <text:p text:style-name="P1">combo: TopRight</text:p>
              <text:p text:style-name="P1">rank: TopRight</text:p>
              <text:p text:style-name="P1">input: Top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16" office:value-type="string" calcext:value-type="string">
            <text:p>scoreentry-2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9" draw:text-style-name="P2" svg:width="455.7pt" svg:height="58.48pt" svg:x="1127.14pt" svg:y="2023.51pt" draw:caption-point-x="-11.54pt" draw:caption-point-y="-22.99pt">
              <dc:date>2022-03-01T00:00:00</dc:date>
              <text:p text:style-name="P1">score = white</text:p>
              <text:p text:style-name="P1">combo = cyan</text:p>
              <text:p text:style-name="P1">input = "InputOverlayText:" in the skin.ini (black by default)</text:p>
            </office:annotation>
            <text:p>multiplicative</text:p>
          </table:table-cell>
          <table:table-cell table:style-name="ce31" table:content-validation-name="val2" office:value-type="string" calcext:value-type="string">
            <office:annotation draw:style-name="gr14" draw:text-style-name="P2" svg:width="479.48pt" svg:height="74.24pt" svg:x="1199.4pt" svg:y="2023.51pt" draw:caption-point-x="-11.54pt" draw:caption-point-y="-22.99pt">
              <dc:date>2022-03-01T00:00:00</dc:date>
              <text:p text:style-name="P1">score: TopLeft</text:p>
              <text:p text:style-name="P1">combo: TopRight</text:p>
              <text:p text:style-name="P1">rank: TopRight</text:p>
              <text:p text:style-name="P1">input: Top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16" office:value-type="string" calcext:value-type="string">
            <text:p>scoreentry-3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1" draw:text-style-name="P2" svg:width="455.7pt" svg:height="58.51pt" svg:x="1127.14pt" svg:y="2039.24pt" draw:caption-point-x="-11.54pt" draw:caption-point-y="-22.96pt">
              <dc:date>2022-03-01T00:00:00</dc:date>
              <text:p text:style-name="P1">score = white</text:p>
              <text:p text:style-name="P1">combo = cyan</text:p>
              <text:p text:style-name="P1">input = "InputOverlayText:" in the skin.ini (black by default)</text:p>
            </office:annotation>
            <text:p>multiplicative</text:p>
          </table:table-cell>
          <table:table-cell table:style-name="ce31" table:content-validation-name="val2" office:value-type="string" calcext:value-type="string">
            <office:annotation draw:style-name="gr14" draw:text-style-name="P2" svg:width="479.48pt" svg:height="74.24pt" svg:x="1199.4pt" svg:y="2039.24pt" draw:caption-point-x="-11.54pt" draw:caption-point-y="-22.96pt">
              <dc:date>2022-03-01T00:00:00</dc:date>
              <text:p text:style-name="P1">score: TopLeft</text:p>
              <text:p text:style-name="P1">combo: TopRight</text:p>
              <text:p text:style-name="P1">rank: TopRight</text:p>
              <text:p text:style-name="P1">input: Top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16" office:value-type="string" calcext:value-type="string">
            <text:p>scoreentry-4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9" draw:text-style-name="P2" svg:width="455.7pt" svg:height="58.48pt" svg:x="1127.14pt" svg:y="2055pt" draw:caption-point-x="-11.54pt" draw:caption-point-y="-22.99pt">
              <dc:date>2022-03-01T00:00:00</dc:date>
              <text:p text:style-name="P1">score = white</text:p>
              <text:p text:style-name="P1">combo = cyan</text:p>
              <text:p text:style-name="P1">input = "InputOverlayText:" in the skin.ini (black by default)</text:p>
            </office:annotation>
            <text:p>multiplicative</text:p>
          </table:table-cell>
          <table:table-cell table:style-name="ce31" table:content-validation-name="val2" office:value-type="string" calcext:value-type="string">
            <office:annotation draw:style-name="gr14" draw:text-style-name="P2" svg:width="479.48pt" svg:height="74.24pt" svg:x="1199.4pt" svg:y="2055pt" draw:caption-point-x="-11.54pt" draw:caption-point-y="-22.99pt">
              <dc:date>2022-03-01T00:00:00</dc:date>
              <text:p text:style-name="P1">score: TopLeft</text:p>
              <text:p text:style-name="P1">combo: TopRight</text:p>
              <text:p text:style-name="P1">rank: TopRight</text:p>
              <text:p text:style-name="P1">input: Top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16" office:value-type="string" calcext:value-type="string">
            <text:p>scoreentry-5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1" draw:text-style-name="P2" svg:width="455.7pt" svg:height="58.51pt" svg:x="1127.14pt" svg:y="2070.74pt" draw:caption-point-x="-11.54pt" draw:caption-point-y="-22.96pt">
              <dc:date>2022-03-01T00:00:00</dc:date>
              <text:p text:style-name="P1">score = white</text:p>
              <text:p text:style-name="P1">combo = cyan</text:p>
              <text:p text:style-name="P1">input = "InputOverlayText:" in the skin.ini (black by default)</text:p>
            </office:annotation>
            <text:p>multiplicative</text:p>
          </table:table-cell>
          <table:table-cell table:style-name="ce31" table:content-validation-name="val2" office:value-type="string" calcext:value-type="string">
            <office:annotation draw:style-name="gr16" draw:text-style-name="P2" svg:width="479.48pt" svg:height="74.27pt" svg:x="1199.4pt" svg:y="2070.74pt" draw:caption-point-x="-11.54pt" draw:caption-point-y="-22.96pt">
              <dc:date>2022-03-01T00:00:00</dc:date>
              <text:p text:style-name="P1">score: TopLeft</text:p>
              <text:p text:style-name="P1">combo: TopRight</text:p>
              <text:p text:style-name="P1">rank: TopRight</text:p>
              <text:p text:style-name="P1">input: Top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16" office:value-type="string" calcext:value-type="string">
            <text:p>scoreentry-6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1" draw:text-style-name="P2" svg:width="455.7pt" svg:height="58.51pt" svg:x="1127.14pt" svg:y="2086.5pt" draw:caption-point-x="-11.54pt" draw:caption-point-y="-22.99pt">
              <dc:date>2022-03-01T00:00:00</dc:date>
              <text:p text:style-name="P1">score = white</text:p>
              <text:p text:style-name="P1">combo = cyan</text:p>
              <text:p text:style-name="P1">input = "InputOverlayText:" in the skin.ini (black by default)</text:p>
            </office:annotation>
            <text:p>multiplicative</text:p>
          </table:table-cell>
          <table:table-cell table:style-name="ce31" table:content-validation-name="val2" office:value-type="string" calcext:value-type="string">
            <office:annotation draw:style-name="gr14" draw:text-style-name="P2" svg:width="479.48pt" svg:height="74.24pt" svg:x="1199.4pt" svg:y="2086.5pt" draw:caption-point-x="-11.54pt" draw:caption-point-y="-22.99pt">
              <dc:date>2022-03-01T00:00:00</dc:date>
              <text:p text:style-name="P1">score: TopLeft</text:p>
              <text:p text:style-name="P1">combo: TopRight</text:p>
              <text:p text:style-name="P1">rank: TopRight</text:p>
              <text:p text:style-name="P1">input: Top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16" office:value-type="string" calcext:value-type="string">
            <text:p>scoreentry-7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9" draw:text-style-name="P2" svg:width="455.7pt" svg:height="58.48pt" svg:x="1127.14pt" svg:y="2102.26pt" draw:caption-point-x="-11.54pt" draw:caption-point-y="-22.99pt">
              <dc:date>2022-03-01T00:00:00</dc:date>
              <text:p text:style-name="P1">score = white</text:p>
              <text:p text:style-name="P1">combo = cyan</text:p>
              <text:p text:style-name="P1">input = "InputOverlayText:" in the skin.ini (black by default)</text:p>
            </office:annotation>
            <text:p>multiplicative</text:p>
          </table:table-cell>
          <table:table-cell table:style-name="ce31" table:content-validation-name="val2" office:value-type="string" calcext:value-type="string">
            <office:annotation draw:style-name="gr14" draw:text-style-name="P2" svg:width="479.48pt" svg:height="74.24pt" svg:x="1199.4pt" svg:y="2102.26pt" draw:caption-point-x="-11.54pt" draw:caption-point-y="-22.99pt">
              <dc:date>2022-03-01T00:00:00</dc:date>
              <text:p text:style-name="P1">score: TopLeft</text:p>
              <text:p text:style-name="P1">combo: TopRight</text:p>
              <text:p text:style-name="P1">rank: TopRight</text:p>
              <text:p text:style-name="P1">input: Top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16" office:value-type="string" calcext:value-type="string">
            <text:p>scoreentry-8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1" draw:text-style-name="P2" svg:width="455.7pt" svg:height="58.51pt" svg:x="1127.14pt" svg:y="2117.99pt" draw:caption-point-x="-11.54pt" draw:caption-point-y="-22.96pt">
              <dc:date>2022-03-01T00:00:00</dc:date>
              <text:p text:style-name="P1">score = white</text:p>
              <text:p text:style-name="P1">combo = cyan</text:p>
              <text:p text:style-name="P1">input = "InputOverlayText:" in the skin.ini (black by default)</text:p>
            </office:annotation>
            <text:p>multiplicative</text:p>
          </table:table-cell>
          <table:table-cell table:style-name="ce31" table:content-validation-name="val2" office:value-type="string" calcext:value-type="string">
            <office:annotation draw:style-name="gr14" draw:text-style-name="P2" svg:width="479.48pt" svg:height="74.24pt" svg:x="1199.4pt" svg:y="2117.99pt" draw:caption-point-x="-11.54pt" draw:caption-point-y="-22.96pt">
              <dc:date>2022-03-01T00:00:00</dc:date>
              <text:p text:style-name="P1">score: TopLeft</text:p>
              <text:p text:style-name="P1">combo: TopRight</text:p>
              <text:p text:style-name="P1">rank: TopRight</text:p>
              <text:p text:style-name="P1">input: Top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16" office:value-type="string" calcext:value-type="string">
            <text:p>scoreentry-9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9" draw:text-style-name="P2" svg:width="455.7pt" svg:height="58.48pt" svg:x="1127.14pt" svg:y="2133.75pt" draw:caption-point-x="-11.54pt" draw:caption-point-y="-22.99pt">
              <dc:date>2022-03-01T00:00:00</dc:date>
              <text:p text:style-name="P1">score = white</text:p>
              <text:p text:style-name="P1">combo = cyan</text:p>
              <text:p text:style-name="P1">input = "InputOverlayText:" in the skin.ini (black by default)</text:p>
            </office:annotation>
            <text:p>multiplicative</text:p>
          </table:table-cell>
          <table:table-cell table:style-name="ce31" table:content-validation-name="val2" office:value-type="string" calcext:value-type="string">
            <office:annotation draw:style-name="gr14" draw:text-style-name="P2" svg:width="479.48pt" svg:height="74.24pt" svg:x="1199.4pt" svg:y="2133.75pt" draw:caption-point-x="-11.54pt" draw:caption-point-y="-22.99pt">
              <dc:date>2022-03-01T00:00:00</dc:date>
              <text:p text:style-name="P1">score: TopLeft</text:p>
              <text:p text:style-name="P1">combo: TopRight</text:p>
              <text:p text:style-name="P1">rank: TopRight</text:p>
              <text:p text:style-name="P1">input: Top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16" office:value-type="string" calcext:value-type="string">
            <text:p>scoreentry-comma</text:p>
          </table:table-cell>
          <table:covered-table-cell table:style-name="ce28"/>
          <table:table-cell table:style-name="ce36" office:value-type="string" calcext:value-type="string">
            <text:p>breaks score into groups of 3 numbers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7" draw:text-style-name="P2" svg:width="455.7pt" svg:height="42.72pt" svg:x="1127.14pt" svg:y="2149.51pt" draw:caption-point-x="-11.54pt" draw:caption-point-y="-22.99pt">
              <dc:date>2022-03-01T00:00:00</dc:date>
              <text:p text:style-name="P1">score = white</text:p>
              <text:p text:style-name="P1">combo = cyan</text:p>
            </office:annotation>
            <text:p>multiplicative</text:p>
          </table:table-cell>
          <table:table-cell table:style-name="ce31" table:content-validation-name="val2" office:value-type="string" calcext:value-type="string">
            <office:annotation draw:style-name="gr17" draw:text-style-name="P2" svg:width="479.48pt" svg:height="42.72pt" svg:x="1199.4pt" svg:y="2149.51pt" draw:caption-point-x="-11.54pt" draw:caption-point-y="-22.99pt">
              <dc:date>2022-03-01T00:00:00</dc:date>
              <text:p text:style-name="P1">score: TopLeft</text:p>
              <text:p text:style-name="P1">combo: TopRight</text:p>
            </office:annotation>
            <text:p>varies</text:p>
          </table:table-cell>
          <table:table-cell table:style-name="ce40" office:value-type="string" calcext:value-type="string" table:number-columns-spanned="1" table:number-rows-spanned="2">
            <text:p>5x14</text:p>
          </table:table-cell>
          <table:table-cell table:style-name="ce40" office:value-type="string" calcext:value-type="string" table:number-columns-spanned="1" table:number-rows-spanned="2">
            <text:p>10x28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6" office:value-type="string" calcext:value-type="string">
            <text:p>scoreentry-dot</text:p>
          </table:table-cell>
          <table:covered-table-cell table:style-name="ce28"/>
          <table:table-cell table:style-name="ce40" office:value-type="string" calcext:value-type="string" table:number-columns-spanned="1" table:number-rows-spanned="2">
            <text:p>used in Multiplayer</text:p>
            <text:p>(Win Condition: Accuracy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455.7pt" svg:height="26.99pt" svg:x="1127.14pt" svg:y="2165.24pt" draw:caption-point-x="-11.54pt" draw:caption-point-y="-22.96pt">
              <dc:date>2022-03-01T00:00:00</dc:date>
              <text:p text:style-name="P1">score = white</text:p>
            </office:annotation>
            <text:p>multiplicative</text:p>
          </table:table-cell>
          <table:table-cell table:style-name="ce31" table:content-validation-name="val2" office:value-type="string" calcext:value-type="string">
            <text:p>TopLeft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16" office:value-type="string" calcext:value-type="string">
            <text:p>scoreentry-percent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455.7pt" svg:height="26.99pt" svg:x="1127.14pt" svg:y="2181pt" draw:caption-point-x="-11.54pt" draw:caption-point-y="-22.99pt">
              <dc:date>2022-03-01T00:00:00</dc:date>
              <text:p text:style-name="P1">score = white</text:p>
            </office:annotation>
            <text:p>multiplicative</text:p>
          </table:table-cell>
          <table:table-cell table:style-name="ce31" table:content-validation-name="val2" office:value-type="string" calcext:value-type="string">
            <text:p>TopLeft</text:p>
          </table:table-cell>
          <table:table-cell table:style-name="ce36" office:value-type="string" calcext:value-type="string">
            <text:p>12x14</text:p>
          </table:table-cell>
          <table:table-cell table:style-name="ce36" office:value-type="string" calcext:value-type="string">
            <text:p>24x28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6" office:value-type="string" calcext:value-type="string">
            <text:p>scoreentry-x</text:p>
          </table:table-cell>
          <table:covered-table-cell table:style-name="ce28"/>
          <table:table-cell table:style-name="ce36" office:value-type="string" calcext:value-type="string">
            <text:p>multiplier symbol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2" draw:text-style-name="P2" svg:width="455.7pt" svg:height="27.01pt" svg:x="1127.14pt" svg:y="2196.74pt" draw:caption-point-x="-11.54pt" draw:caption-point-y="-22.96pt">
              <dc:date>2022-03-01T00:00:00</dc:date>
              <text:p text:style-name="P1">combo = cyan</text:p>
            </office:annotation>
            <text:p>multiplicative</text:p>
          </table:table-cell>
          <table:table-cell table:style-name="ce31" table:content-validation-name="val2" office:value-type="string" calcext:value-type="string">
            <text:p>TopRight</text:p>
          </table:table-cell>
          <table:table-cell table:style-name="ce36" office:value-type="string" calcext:value-type="string">
            <text:p>10x14</text:p>
          </table:table-cell>
          <table:table-cell table:style-name="ce36" office:value-type="string" calcext:value-type="string">
            <text:p>20x28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1" table:number-rows-spanned="13">
            <text:p>Playfield</text:p>
          </table:table-cell>
          <table:table-cell table:style-name="ce15" office:value-type="string" calcext:value-type="string">
            <office:annotation draw:style-name="gr8" draw:text-style-name="P2" svg:width="848.44pt" svg:height="26.99pt" svg:x="278.7pt" svg:y="2212.5pt" draw:caption-point-x="-11.54pt" draw:caption-point-y="-22.99pt">
              <dc:date>2022-03-01T00:00:00</dc:date>
              <text:p text:style-name="P1">can be toggled on/off in the options</text:p>
            </office:annotation>
            <text:p>comboburst(-#)</text:p>
          </table:table-cell>
          <table:table-cell table:style-name="ce30" office:value-type="string" calcext:value-type="string">
            <text:p>should face right</text:p>
          </table:table-cell>
          <table:table-cell table:style-name="ce37" office:value-type="string" calcext:value-type="string">
            <text:p>get flipped on the opposite side</text:p>
          </table:table-cell>
          <table:table-cell table:style-name="ce46" office:value-type="string" calcext:value-type="string">
            <office:annotation draw:style-name="gr10" draw:text-style-name="P2" svg:width="439.82pt" svg:height="42.75pt" svg:x="1046.98pt" svg:y="2212.5pt" draw:caption-point-x="-11.54pt" draw:caption-point-y="-22.99pt">
              <dc:date>2022-03-01T00:00:00</dc:date>
              <text:p text:style-name="P1">gets used in osu!catch from V1 up to V2.2</text:p>
              <text:p text:style-name="P1">on V2.3+ osu!catch uses game mode dedicated combobursts (comboburst-fruits(-n))</text:p>
            </office:annotation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32" table:content-validation-name="val2" office:value-type="string" calcext:value-type="string">
            <text:p>BottomLeft</text:p>
          </table:table-cell>
          <table:table-cell table:style-name="ce37" office:value-type="string" calcext:value-type="string">
            <text:p>max height: 768px</text:p>
          </table:table-cell>
          <table:table-cell table:style-name="ce37" office:value-type="string" calcext:value-type="string">
            <text:p>max height: 1536px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6" office:value-type="string" calcext:value-type="string">
            <text:p>play-skip(-#)</text:p>
          </table:table-cell>
          <table:table-cell table:style-name="ce31" office:value-type="string" calcext:value-type="string" table:number-columns-spanned="2" table:number-rows-spanned="1">
            <text:p>on beatmaps with a skippable intro / outro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BottomRight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6" office:value-type="string" calcext:value-type="string">
            <text:p>star2</text:p>
          </table:table-cell>
          <table:table-cell table:style-name="ce29" office:value-type="string" calcext:value-type="string">
            <text:p>burst out from the cursor on sliders during kiai or breaks</text:p>
          </table:table-cell>
          <table:table-cell table:style-name="ce36" office:value-type="string" calcext:value-type="string">
            <text:p>appear alongside combobursts and in the fountains when kiai sections start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0" draw:text-style-name="P2" svg:width="455.7pt" svg:height="42.75pt" svg:x="1127.14pt" svg:y="2243.99pt" draw:caption-point-x="-11.54pt" draw:caption-point-y="-22.96pt">
              <dc:date>2022-03-01T00:00:00</dc:date>
              <text:p text:style-name="P1">additive when used as cursor particles</text:p>
              <text:p text:style-name="P1">multiplicative when used as comboburst or kiai fountain particles </text:p>
            </office:annotation>
            <text:p>varies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style-name="ce36" office:value-type="string" calcext:value-type="string">
            <text:p>24x24</text:p>
          </table:table-cell>
          <table:table-cell table:style-name="ce36" office:value-type="string" calcext:value-type="string">
            <text:p>48x48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6" office:value-type="string" calcext:value-type="string">
            <text:p>menu-button-background</text:p>
          </table:table-cell>
          <table:table-cell table:style-name="ce31" office:value-type="string" calcext:value-type="string" table:number-columns-spanned="2" table:number-rows-spanned="1">
            <text:p>ingame leaderboard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4" draw:text-style-name="P2" svg:width="455.7pt" svg:height="74.24pt" svg:x="1127.14pt" svg:y="2259.75pt" draw:caption-point-x="-11.54pt" draw:caption-point-y="-22.99pt">
              <dc:date>2022-03-01T00:00:00</dc:date>
              <text:p text:style-name="P1">grey = current play</text:p>
              <text:p text:style-name="P1">orange = your highest online score on the map</text:p>
              <text:p text:style-name="P1">dark blue = other scores</text:p>
              <text:p text:style-name="P1">pink = score of a friend</text:p>
            </office:annotation>
            <text:p>multiplicative</text:p>
          </table:table-cell>
          <table:table-cell table:style-name="ce31" table:content-validation-name="val2" office:value-type="string" calcext:value-type="string">
            <text:p>Left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6" office:value-type="string" calcext:value-type="string">
            <text:p>play-unranked</text:p>
          </table:table-cell>
          <table:table-cell table:style-name="ce31" office:value-type="string" calcext:value-type="string" table:number-columns-spanned="2" table:number-rows-spanned="1">
            <text:p>shown when using mods that disable score submission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8" draw:text-style-name="P2" svg:width="479.48pt" svg:height="26.99pt" svg:x="1199.4pt" svg:y="2275.51pt" draw:caption-point-x="-11.54pt" draw:caption-point-y="-22.99pt">
              <dc:date>2022-03-01T00:00:00</dc:date>
              <text:p text:style-name="P1">positioned at 72px height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6" office:value-type="string" calcext:value-type="string">
            <text:p>play-warningarrow</text:p>
          </table:table-cell>
          <table:table-cell table:style-name="ce29" office:value-type="string" calcext:value-type="string">
            <text:p>tinted blue on pause screen</text:p>
          </table:table-cell>
          <table:table-cell table:style-name="ce36" office:value-type="string" calcext:value-type="string">
            <text:p>tinted red when exiting breaks on V2+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1" draw:text-style-name="P2" svg:width="455.7pt" svg:height="58.51pt" svg:x="1127.14pt" svg:y="2291.24pt" draw:caption-point-x="-11.54pt" draw:caption-point-y="-22.96pt">
              <dc:date>2022-03-01T00:00:00</dc:date>
              <text:p text:style-name="P1">tinted blue when used as pause arrows</text:p>
              <text:p text:style-name="P1">tinted white when used as warning arrow on V1</text:p>
              <text:p text:style-name="P1">tinted red when used as warning arrow on V2+</text:p>
            </office:annotation>
            <text:p>multiplicative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6" office:value-type="string" calcext:value-type="string">
            <text:p>arrow-pause</text:p>
          </table:table-cell>
          <table:table-cell table:style-name="ce29" office:value-type="string" calcext:value-type="string">
            <text:p>uncoloured arrow for pause screen</text:p>
          </table:table-cell>
          <table:table-cell table:style-name="ce40" office:value-type="string" calcext:value-type="string" table:number-columns-spanned="1" table:number-rows-spanned="2">
            <office:annotation draw:style-name="gr8" draw:text-style-name="P2" svg:width="348.49pt" svg:height="26.99pt" svg:x="994.59pt" svg:y="2307pt" draw:caption-point-x="-11.54pt" draw:caption-point-y="-22.99pt">
              <dc:date>2022-03-01T00:00:00</dc:date>
              <text:p text:style-name="P1">not for Stable (Fallback)</text:p>
            </office:annotation>
            <text:p>overrides play-warningarrow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6" office:value-type="string" calcext:value-type="string">
            <text:p>arrow-warning</text:p>
          </table:table-cell>
          <table:table-cell table:style-name="ce29" office:value-type="string" calcext:value-type="string">
            <text:p>uncoloured arrow for break end warning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2" draw:text-style-name="P2" svg:width="479.48pt" svg:height="27.01pt" svg:x="1199.4pt" svg:y="2322.74pt" draw:caption-point-x="-11.54pt" draw:caption-point-y="-22.96pt">
              <dc:date>2022-03-01T00:00:00</dc:date>
              <text:p text:style-name="P1">128px from left and right borders and 160px from top and bottom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6" office:value-type="string" calcext:value-type="string">
            <text:p>section-pass</text:p>
          </table:table-cell>
          <table:table-cell table:style-name="ce31" office:value-type="string" calcext:value-type="string" table:number-columns-spanned="2" table:number-rows-spanned="1">
            <text:p>halfway through a longer break with high HP remaining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style-name="ce40" office:value-type="string" calcext:value-type="string" table:number-columns-spanned="1" table:number-rows-spanned="2">
            <text:p>max height: 768px</text:p>
          </table:table-cell>
          <table:table-cell table:style-name="ce40" office:value-type="string" calcext:value-type="string" table:number-columns-spanned="1" table:number-rows-spanned="2">
            <text:p>max height: 1536px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6" office:value-type="string" calcext:value-type="string">
            <text:p>section-fail</text:p>
          </table:table-cell>
          <table:table-cell table:style-name="ce31" office:value-type="string" calcext:value-type="string" table:number-columns-spanned="2" table:number-rows-spanned="1">
            <text:p>halfway through a longer break with low HP remaining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16" office:value-type="string" calcext:value-type="string">
            <text:p>multi-skipped</text:p>
          </table:table-cell>
          <table:table-cell table:style-name="ce31" office:value-type="string" calcext:value-type="string" table:number-columns-spanned="2" table:number-rows-spanned="1">
            <text:p>in multiplayer when players have skipped the intro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BottomRight</text:p>
          </table:table-cell>
          <table:table-cell table:style-name="ce36" office:value-type="string" calcext:value-type="string">
            <text:p>60x30</text:p>
          </table:table-cell>
          <table:table-cell table:style-name="ce36" office:value-type="string" calcext:value-type="string">
            <text:p>120x60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6" office:value-type="string" calcext:value-type="string">
            <text:p>masking-border</text:p>
          </table:table-cell>
          <table:table-cell table:style-name="ce29" office:value-type="string" calcext:value-type="string">
            <text:p>used when 4:3 storyboards are played on widescreen</text:p>
          </table:table-cell>
          <table:table-cell table:style-name="ce36" office:value-type="string" calcext:value-type="string">
            <text:p>gets stretched to fit screen, flipped on the opposite side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Right</text:p>
          </table:table-cell>
          <table:table-cell table:style-name="ce36" office:value-type="string" calcext:value-type="string">
            <text:p>max height: 768px</text:p>
          </table:table-cell>
          <table:table-cell table:style-name="ce36" office:value-type="string" calcext:value-type="string">
            <text:p>max height: 1536px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6" office:value-type="string" calcext:value-type="string">
            <text:p>hitcircleselect</text:p>
          </table:table-cell>
          <table:table-cell table:style-name="ce31" office:value-type="string" calcext:value-type="string" table:number-columns-spanned="2" table:number-rows-spanned="1">
            <text:p>used in editor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style-name="ce36" office:value-type="string" calcext:value-type="string">
            <text:p>128x128</text:p>
          </table:table-cell>
          <table:table-cell table:style-name="ce36" office:value-type="string" calcext:value-type="string">
            <text:p>256x25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1" table:number-rows-spanned="2">
            <text:p>Key Counter</text:p>
          </table:table-cell>
          <table:table-cell table:style-name="ce15" office:value-type="string" calcext:value-type="string">
            <text:p>inputoverlay-background</text:p>
          </table:table-cell>
          <table:table-cell table:style-name="ce30" office:value-type="string" calcext:value-type="string">
            <text:p>rotated 90° clockwise,</text:p>
            <text:p>stretched by 1.05 ingame</text:p>
          </table:table-cell>
          <table:table-cell table:style-name="ce37" office:value-type="string" calcext:value-type="string" table:number-columns-spanned="1" table:number-rows-spanned="2">
            <office:annotation draw:style-name="gr11" draw:text-style-name="P2" svg:width="348.49pt" svg:height="58.51pt" svg:x="994.59pt" svg:y="2417.24pt" draw:caption-point-x="-11.54pt" draw:caption-point-y="-22.96pt">
              <dc:date>2022-03-01T00:00:00</dc:date>
              <text:p text:style-name="P1">can be toggled in the options for gameplay</text:p>
              <text:p text:style-name="P1"/>
              <text:p text:style-name="P1">automatically displayed when watching replays or spectating someone</text:p>
            </office:annotation>
            <text:p>used in osu! &amp; osu!catch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32" table:content-validation-name="val2" office:value-type="string" calcext:value-type="string">
            <office:annotation draw:style-name="gr11" draw:text-style-name="P2" svg:width="479.48pt" svg:height="58.51pt" svg:x="1199.4pt" svg:y="2417.24pt" draw:caption-point-x="-11.54pt" draw:caption-point-y="-22.96pt">
              <dc:date>2022-03-01T00:00:00</dc:date>
              <text:p text:style-name="P1">positioned at 320px height</text:p>
              <text:p text:style-name="P1"/>
              <text:p text:style-name="P1">since it gets rotated ingame the anchor on the image itself is TopLeft</text:p>
            </office:annotation>
            <text:p>TopRight</text:p>
          </table:table-cell>
          <table:table-cell table:style-name="ce37" office:value-type="string" calcext:value-type="string">
            <text:p>193x55</text:p>
          </table:table-cell>
          <table:table-cell table:style-name="ce37" office:value-type="string" calcext:value-type="string">
            <text:p>386x110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6" office:value-type="string" calcext:value-type="string">
            <text:p>inputoverlay-key</text:p>
          </table:table-cell>
          <table:table-cell table:style-name="ce29" office:value-type="string" calcext:value-type="string">
            <text:p>shrinks whenever a key is pressed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9" draw:text-style-name="P2" svg:width="455.7pt" svg:height="58.48pt" svg:x="1127.14pt" svg:y="2433pt" draw:caption-point-x="-11.54pt" draw:caption-point-y="-22.99pt">
              <dc:date>2022-03-01T00:00:00</dc:date>
              <text:p text:style-name="P1">tinted white in unpressed state</text:p>
              <text:p text:style-name="P1">tinted yellow for keyboard inputs</text:p>
              <text:p text:style-name="P1">tinted purple for mouse inputs</text:p>
            </office:annotation>
            <text:p>multiplicative</text:p>
          </table:table-cell>
          <table:table-cell table:style-name="ce31" table:content-validation-name="val2" office:value-type="string" calcext:value-type="string">
            <office:annotation draw:style-name="gr3" draw:text-style-name="P2" svg:width="479.48pt" svg:height="90pt" svg:x="1199.4pt" svg:y="2433pt" draw:caption-point-x="-11.54pt" draw:caption-point-y="-22.99pt">
              <dc:date>2022-03-01T00:00:00</dc:date>
              <text:p text:style-name="P1">24px away from screenborder</text:p>
              <text:p text:style-name="P1">k1: at 350px height</text:p>
              <text:p text:style-name="P1">k2: at 398px height</text:p>
              <text:p text:style-name="P1">m1: at 446px height</text:p>
              <text:p text:style-name="P1">m2: at 492px height</text:p>
            </office:annotation>
            <text:p>Centre</text:p>
          </table:table-cell>
          <table:table-cell table:style-name="ce36" office:value-type="string" calcext:value-type="string">
            <text:p>43x46</text:p>
          </table:table-cell>
          <table:table-cell table:style-name="ce36" office:value-type="string" calcext:value-type="string">
            <text:p>86x92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10">
            <office:annotation draw:style-name="gr3" draw:text-style-name="P2" svg:width="943.68pt" svg:height="90pt" svg:x="103.29pt" svg:y="2448.74pt" draw:caption-point-x="-11.54pt" draw:caption-point-y="-22.96pt">
              <dc:date>2022-03-01T00:00:00</dc:date>
              <text:p text:style-name="P1">custom number set available</text:p>
              <text:p text:style-name="P1">[Fonts]</text:p>
              <text:p text:style-name="P1">HitCirclePrefix:</text:p>
              <text:p text:style-name="P1">HitCircleOverlap:</text:p>
              <text:p text:style-name="P1">^should be adjusted to SD</text:p>
            </office:annotation>
            <text:p>osu! -</text:p>
            <text:p>Hitcircle Numbers</text:p>
          </table:table-cell>
          <table:table-cell table:style-name="ce17" office:value-type="string" calcext:value-type="string">
            <text:p>default-0</text:p>
          </table:table-cell>
          <table:table-cell table:style-name="ce30" office:value-type="string" calcext:value-type="string" table:number-columns-spanned="1" table:number-rows-spanned="10">
            <office:annotation draw:style-name="gr12" draw:text-style-name="P2" svg:width="562.76pt" svg:height="27.01pt" svg:x="636.63pt" svg:y="2448.74pt" draw:caption-point-x="-11.54pt" draw:caption-point-y="-22.96pt">
              <dc:date>2022-03-01T00:00:00</dc:date>
              <text:p text:style-name="P1">scaled down to x0.8 of their size compared to the hitcircleoverlay</text:p>
            </office:annotation>
            <text:p>for counter numbers on hitcircles</text:p>
            <text:p>(colour combo counters),</text:p>
            <text:p>new combos reset the counter to 1</text:p>
          </table:table-cell>
          <table:table-cell table:style-name="ce37" office:value-type="string" calcext:value-type="string" table:number-columns-spanned="1" table:number-rows-spanned="10">
            <text:p>custom pathing possible by using</text:p>
            <text:p>"HitCirclePrefix:"</text:p>
            <text:p>in the skin.ini-file</text:p>
          </table:table-cell>
          <table:table-cell table:style-name="ce46" office:value-type="string" calcext:value-type="string">
            <office:annotation draw:style-name="gr12" draw:text-style-name="P2" svg:width="439.82pt" svg:height="27.01pt" svg:x="1046.98pt" svg:y="2448.74pt" draw:caption-point-x="-11.54pt" draw:caption-point-y="-22.96pt">
              <dc:date>2022-03-01T00:00:00</dc:date>
              <text:p text:style-name="P1">part of the hitcircle explosion on V1</text:p>
            </office:annotation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32" table:content-validation-name="val2" office:value-type="string" calcext:value-type="string">
            <text:p>Centre</text:p>
          </table:table-cell>
          <table:table-cell table:number-columns-repeated="2" table:style-name="ce3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text:p>default-1</text:p>
          </table:table-cell>
          <table:covered-table-cell table:style-name="ce28"/>
          <table:covered-table-cell/>
          <table:table-cell table:style-name="ce45" office:value-type="string" calcext:value-type="string">
            <office:annotation draw:style-name="gr8" draw:text-style-name="P2" svg:width="439.82pt" svg:height="26.99pt" svg:x="1046.98pt" svg:y="2464.5pt" draw:caption-point-x="-11.54pt" draw:caption-point-y="-22.99pt">
              <dc:date>2022-03-01T00:00:00</dc:date>
              <text:p text:style-name="P1">part of the hitcircle explosion on V1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text:p>default-2</text:p>
          </table:table-cell>
          <table:covered-table-cell table:style-name="ce28"/>
          <table:covered-table-cell/>
          <table:table-cell table:style-name="ce45" office:value-type="string" calcext:value-type="string">
            <office:annotation draw:style-name="gr8" draw:text-style-name="P2" svg:width="439.82pt" svg:height="26.99pt" svg:x="1046.98pt" svg:y="2480.26pt" draw:caption-point-x="-11.54pt" draw:caption-point-y="-22.99pt">
              <dc:date>2022-03-01T00:00:00</dc:date>
              <text:p text:style-name="P1">part of the hitcircle explosion on V1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text:p>default-3</text:p>
          </table:table-cell>
          <table:covered-table-cell table:style-name="ce28"/>
          <table:covered-table-cell/>
          <table:table-cell table:style-name="ce45" office:value-type="string" calcext:value-type="string">
            <office:annotation draw:style-name="gr12" draw:text-style-name="P2" svg:width="439.82pt" svg:height="27.01pt" svg:x="1046.98pt" svg:y="2495.99pt" draw:caption-point-x="-11.54pt" draw:caption-point-y="-22.96pt">
              <dc:date>2022-03-01T00:00:00</dc:date>
              <text:p text:style-name="P1">part of the hitcircle explosion on V1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text:p>default-4</text:p>
          </table:table-cell>
          <table:covered-table-cell table:style-name="ce28"/>
          <table:covered-table-cell/>
          <table:table-cell table:style-name="ce45" office:value-type="string" calcext:value-type="string">
            <office:annotation draw:style-name="gr8" draw:text-style-name="P2" svg:width="439.82pt" svg:height="26.99pt" svg:x="1046.98pt" svg:y="2511.75pt" draw:caption-point-x="-11.54pt" draw:caption-point-y="-22.99pt">
              <dc:date>2022-03-01T00:00:00</dc:date>
              <text:p text:style-name="P1">part of the hitcircle explosion on V1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text:p>default-5</text:p>
          </table:table-cell>
          <table:covered-table-cell table:style-name="ce28"/>
          <table:covered-table-cell/>
          <table:table-cell table:style-name="ce45" office:value-type="string" calcext:value-type="string">
            <office:annotation draw:style-name="gr8" draw:text-style-name="P2" svg:width="439.82pt" svg:height="26.99pt" svg:x="1046.98pt" svg:y="2527.51pt" draw:caption-point-x="-11.54pt" draw:caption-point-y="-22.99pt">
              <dc:date>2022-03-01T00:00:00</dc:date>
              <text:p text:style-name="P1">part of the hitcircle explosion on V1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text:p>default-6</text:p>
          </table:table-cell>
          <table:covered-table-cell table:style-name="ce28"/>
          <table:covered-table-cell/>
          <table:table-cell table:style-name="ce45" office:value-type="string" calcext:value-type="string">
            <office:annotation draw:style-name="gr8" draw:text-style-name="P2" svg:width="439.82pt" svg:height="26.99pt" svg:x="1046.98pt" svg:y="2543.24pt" draw:caption-point-x="-11.54pt" draw:caption-point-y="-22.96pt">
              <dc:date>2022-03-01T00:00:00</dc:date>
              <text:p text:style-name="P1">part of the hitcircle explosion on V1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text:p>default-7</text:p>
          </table:table-cell>
          <table:covered-table-cell table:style-name="ce28"/>
          <table:covered-table-cell/>
          <table:table-cell table:style-name="ce45" office:value-type="string" calcext:value-type="string">
            <office:annotation draw:style-name="gr8" draw:text-style-name="P2" svg:width="439.82pt" svg:height="26.99pt" svg:x="1046.98pt" svg:y="2559pt" draw:caption-point-x="-11.54pt" draw:caption-point-y="-22.99pt">
              <dc:date>2022-03-01T00:00:00</dc:date>
              <text:p text:style-name="P1">part of the hitcircle explosion on V1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text:p>default-8</text:p>
          </table:table-cell>
          <table:covered-table-cell table:style-name="ce28"/>
          <table:covered-table-cell/>
          <table:table-cell table:style-name="ce45" office:value-type="string" calcext:value-type="string">
            <office:annotation draw:style-name="gr12" draw:text-style-name="P2" svg:width="439.82pt" svg:height="27.01pt" svg:x="1046.98pt" svg:y="2574.74pt" draw:caption-point-x="-11.54pt" draw:caption-point-y="-22.96pt">
              <dc:date>2022-03-01T00:00:00</dc:date>
              <text:p text:style-name="P1">part of the hitcircle explosion on V1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text:p>default-9</text:p>
          </table:table-cell>
          <table:covered-table-cell table:style-name="ce28"/>
          <table:covered-table-cell/>
          <table:table-cell table:style-name="ce45" office:value-type="string" calcext:value-type="string">
            <office:annotation draw:style-name="gr8" draw:text-style-name="P2" svg:width="439.82pt" svg:height="26.99pt" svg:x="1046.98pt" svg:y="2590.5pt" draw:caption-point-x="-11.54pt" draw:caption-point-y="-22.99pt">
              <dc:date>2022-03-01T00:00:00</dc:date>
              <text:p text:style-name="P1">part of the hitcircle explosion on V1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9">
            <text:p>osu! -</text:p>
            <text:p>Hitcircle Object</text:p>
          </table:table-cell>
          <table:table-cell table:style-name="ce17" office:value-type="string" calcext:value-type="string">
            <text:p>approachcircle</text:p>
          </table:table-cell>
          <table:table-cell table:style-name="ce32" office:value-type="string" calcext:value-type="string" table:number-columns-spanned="2" table:number-rows-spanned="1">
            <text:p>timing circle that shrinks over time, notes should be clicked when it touches the hitcircle object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office:annotation draw:style-name="gr8" draw:text-style-name="P2" svg:width="455.7pt" svg:height="26.99pt" svg:x="1127.14pt" svg:y="2606.26pt" draw:caption-point-x="-11.54pt" draw:caption-point-y="-22.99pt">
              <dc:date>2022-03-01T00:00:00</dc:date>
              <text:p text:style-name="P1">tinted in combo colours</text:p>
            </office:annotation>
            <text:p>multiplicative</text:p>
          </table:table-cell>
          <table:table-cell table:style-name="ce32" table:content-validation-name="val2" office:value-type="string" calcext:value-type="string">
            <text:p>Centre</text:p>
          </table:table-cell>
          <table:table-cell table:style-name="ce37" office:value-type="string" calcext:value-type="string">
            <text:p>126x126</text:p>
          </table:table-cell>
          <table:table-cell table:style-name="ce37" office:value-type="string" calcext:value-type="string">
            <text:p>252x252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text:p>hitcircle</text:p>
          </table:table-cell>
          <table:table-cell table:style-name="ce29" office:value-type="string" calcext:value-type="string">
            <text:p>the base part of the hitcircle object</text:p>
          </table:table-cell>
          <table:table-cell table:style-name="ce40" office:value-type="string" calcext:value-type="string" table:number-columns-spanned="1" table:number-rows-spanned="2">
            <office:annotation draw:style-name="gr12" draw:text-style-name="P2" svg:width="348.49pt" svg:height="39.29pt" svg:x="994.59pt" svg:y="2615.87pt" draw:caption-point-x="-11.54pt" draw:caption-point-y="-16.84pt">
              <dc:date>2022-03-01T00:00:00</dc:date>
              <text:p text:style-name="P1">the stable (fallback) release stream does not support custom slidercircles (sliderstartcircle, sliderendcircle) so they will always be drawn on that release stream</text:p>
            </office:annotation>
            <text:p>also drawn on sliders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2" draw:text-style-name="P2" svg:width="455.7pt" svg:height="27.01pt" svg:x="1127.14pt" svg:y="2621.99pt" draw:caption-point-x="-11.54pt" draw:caption-point-y="-22.96pt">
              <dc:date>2022-03-01T00:00:00</dc:date>
              <text:p text:style-name="P1">tinted in combo colours</text:p>
            </office:annotation>
            <text:p>multiplicative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style-name="ce40" office:value-type="string" calcext:value-type="string" table:number-columns-spanned="1" table:number-rows-spanned="2">
            <office:annotation draw:style-name="gr12" draw:text-style-name="P2" svg:width="431.86pt" svg:height="27.01pt" svg:x="1343.08pt" svg:y="2621.99pt" draw:caption-point-x="-11.54pt" draw:caption-point-y="-22.96pt">
              <dc:date>2022-03-01T00:00:00</dc:date>
              <text:p text:style-name="P1">hitbox: 118x118</text:p>
            </office:annotation>
            <text:p>128x128</text:p>
          </table:table-cell>
          <table:table-cell table:style-name="ce40" office:value-type="string" calcext:value-type="string" table:number-columns-spanned="1" table:number-rows-spanned="2">
            <office:annotation draw:style-name="gr12" draw:text-style-name="P2" svg:width="384.18pt" svg:height="27.01pt" svg:x="1486.8pt" svg:y="2621.99pt" draw:caption-point-x="-11.54pt" draw:caption-point-y="-22.96pt">
              <dc:date>2022-03-01T00:00:00</dc:date>
              <text:p text:style-name="P1">hitbox: 236x236</text:p>
            </office:annotation>
            <text:p>256x256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office:annotation draw:style-name="gr9" draw:text-style-name="P2" svg:width="848.44pt" svg:height="58.48pt" svg:x="278.7pt" svg:y="2637.75pt" draw:caption-point-x="-11.54pt" draw:caption-point-y="-22.99pt">
              <dc:date>2022-03-01T00:00:00</dc:date>
              <text:p text:style-name="P1">2fps</text:p>
              <text:p text:style-name="P1"/>
              <text:p text:style-name="P1">maximum of 4 frames (lowest approachrate is 1680ms long, Half or Double Time mods also slow down or speed up the animation speed)</text:p>
            </office:annotation>
            <text:p>hitcircleoverlay(-#)</text:p>
          </table:table-cell>
          <table:table-cell table:style-name="ce29" office:value-type="string" calcext:value-type="string">
            <office:annotation draw:style-name="gr9" draw:text-style-name="P2" svg:width="562.76pt" svg:height="58.48pt" svg:x="636.63pt" svg:y="2637.75pt" draw:caption-point-x="-11.54pt" draw:caption-point-y="-22.99pt">
              <dc:date>2022-03-01T00:00:00</dc:date>
              <text:p text:style-name="P1">hitcircle numbers can be drawn above or below the overlays using "HitCircleOverlayAboveNumber:" in the skin.ini-file</text:p>
              <text:p text:style-name="P1"/>
              <text:p text:style-name="P1">overlays should be transparent in the middle part to show the combo colour or numbers</text:p>
            </office:annotation>
            <text:p>overlay to separate the approachcircle from the hitcircle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text:p>followpoint(-#)</text:p>
          </table:table-cell>
          <table:table-cell table:style-name="ce29" office:value-type="string" calcext:value-type="string">
            <office:annotation draw:style-name="gr8" draw:text-style-name="P2" svg:width="562.76pt" svg:height="26.99pt" svg:x="636.63pt" svg:y="2653.51pt" draw:caption-point-x="-11.54pt" draw:caption-point-y="-22.99pt">
              <dc:date>2022-03-01T00:00:00</dc:date>
              <text:p text:style-name="P1">not shown if the distance between objects is too short</text:p>
            </office:annotation>
            <text:p>connects two objects of the same</text:p>
            <text:p>colour combo, should face right</text:p>
          </table:table-cell>
          <table:table-cell table:style-name="ce36" office:value-type="string" calcext:value-type="string">
            <text:p>stays on screen for about 1.2 seconds (~1200ms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text:p>reversearrow</text:p>
          </table:table-cell>
          <table:table-cell table:style-name="ce29" office:value-type="string" calcext:value-type="string">
            <text:p>gets rotated and flipped to follow the slider's path, pulsating size changes</text:p>
          </table:table-cell>
          <table:table-cell table:style-name="ce36" office:value-type="string" calcext:value-type="string">
            <text:p>should face right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text:p>sliderstartcircle</text:p>
          </table:table-cell>
          <table:table-cell table:style-name="ce31" office:value-type="string" calcext:value-type="string" table:number-columns-spanned="2" table:number-rows-spanned="1">
            <text:p>overrides hitcircle object on slider start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455.7pt" svg:height="26.99pt" svg:x="1127.14pt" svg:y="2685pt" draw:caption-point-x="-11.54pt" draw:caption-point-y="-22.99pt">
              <dc:date>2022-03-01T00:00:00</dc:date>
              <text:p text:style-name="P1">tinted in combo colours</text:p>
            </office:annotation>
            <text:p>multiplicative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style-name="ce40" office:value-type="string" calcext:value-type="string" table:number-columns-spanned="1" table:number-rows-spanned="4">
            <office:annotation draw:style-name="gr8" draw:text-style-name="P2" svg:width="431.86pt" svg:height="26.99pt" svg:x="1343.08pt" svg:y="2685pt" draw:caption-point-x="-11.54pt" draw:caption-point-y="-22.99pt">
              <dc:date>2022-03-01T00:00:00</dc:date>
              <text:p text:style-name="P1">hitbox: 118x118</text:p>
            </office:annotation>
            <text:p>128x128</text:p>
          </table:table-cell>
          <table:table-cell table:style-name="ce40" office:value-type="string" calcext:value-type="string" table:number-columns-spanned="1" table:number-rows-spanned="4">
            <office:annotation draw:style-name="gr8" draw:text-style-name="P2" svg:width="384.18pt" svg:height="26.99pt" svg:x="1486.8pt" svg:y="2685pt" draw:caption-point-x="-11.54pt" draw:caption-point-y="-22.99pt">
              <dc:date>2022-03-01T00:00:00</dc:date>
              <text:p text:style-name="P1">hitbox: 236x236</text:p>
            </office:annotation>
            <text:p>256x256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office:annotation draw:style-name="gr11" draw:text-style-name="P2" svg:width="848.44pt" svg:height="58.51pt" svg:x="278.7pt" svg:y="2700.74pt" draw:caption-point-x="-11.54pt" draw:caption-point-y="-22.96pt">
              <dc:date>2022-03-01T00:00:00</dc:date>
              <text:p text:style-name="P1">2fps</text:p>
              <text:p text:style-name="P1"/>
              <text:p text:style-name="P1">maximum of 4 frames (lowest approachrate is 1680ms long, Half or Double Time mods also slow down or speed up the animation speed)</text:p>
            </office:annotation>
            <text:p>sliderstartcircleoverlay(-#)</text:p>
          </table:table-cell>
          <table:table-cell table:style-name="ce31" office:value-type="string" calcext:value-type="string" table:number-columns-spanned="2" table:number-rows-spanned="1">
            <text:p>only added if sliderstartcircle is used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text:p>sliderendcircle</text:p>
          </table:table-cell>
          <table:table-cell table:style-name="ce31" office:value-type="string" calcext:value-type="string" table:number-columns-spanned="2" table:number-rows-spanned="1">
            <text:p>overrides hitcircle object on slider end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455.7pt" svg:height="26.99pt" svg:x="1127.14pt" svg:y="2716.5pt" draw:caption-point-x="-11.54pt" draw:caption-point-y="-22.99pt">
              <dc:date>2022-03-01T00:00:00</dc:date>
              <text:p text:style-name="P1">tinted in combo colours</text:p>
            </office:annotation>
            <text:p>multiplicative</text:p>
          </table:table-cell>
          <table:table-cell table:style-name="ce3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office:annotation draw:style-name="gr9" draw:text-style-name="P2" svg:width="848.44pt" svg:height="58.48pt" svg:x="278.7pt" svg:y="2732.26pt" draw:caption-point-x="-11.54pt" draw:caption-point-y="-22.99pt">
              <dc:date>2022-03-01T00:00:00</dc:date>
              <text:p text:style-name="P1">2fps</text:p>
              <text:p text:style-name="P1"/>
              <text:p text:style-name="P1">maximum of 4 frames (lowest approachrate is 1680ms long, Half or Double Time mods also slow down or speed up the animation speed)</text:p>
            </office:annotation>
            <text:p>sliderendcircleoverlay(-#)</text:p>
          </table:table-cell>
          <table:table-cell table:style-name="ce31" office:value-type="string" calcext:value-type="string" table:number-columns-spanned="2" table:number-rows-spanned="1">
            <text:p>only added if sliderendcircle is used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5">
            <text:p>osu! -</text:p>
            <text:p>Slidertrack</text:p>
            <text:p>Object</text:p>
          </table:table-cell>
          <table:table-cell table:style-name="ce17" office:value-type="string" calcext:value-type="string">
            <text:p>sliderfollowcircle(-#)</text:p>
          </table:table-cell>
          <table:table-cell table:style-name="ce30" office:value-type="string" calcext:value-type="string">
            <text:p>stay in that area during sliders to complete the slider</text:p>
          </table:table-cell>
          <table:table-cell table:style-name="ce37" office:value-type="string" calcext:value-type="string">
            <text:p>expands briefly when crossing a slidertick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32" table:content-validation-name="val2" office:value-type="string" calcext:value-type="string">
            <text:p>Centre</text:p>
          </table:table-cell>
          <table:table-cell table:style-name="ce37" office:value-type="string" calcext:value-type="string">
            <office:annotation draw:style-name="gr12" draw:text-style-name="P2" svg:width="431.86pt" svg:height="27.01pt" svg:x="1343.08pt" svg:y="2747.99pt" draw:caption-point-x="-11.54pt" draw:caption-point-y="-22.96pt">
              <dc:date>2022-03-01T00:00:00</dc:date>
              <text:p text:style-name="P1">hitbox: 308x308</text:p>
            </office:annotation>
            <text:p>256x256</text:p>
          </table:table-cell>
          <table:table-cell table:style-name="ce37" office:value-type="string" calcext:value-type="string">
            <office:annotation draw:style-name="gr12" draw:text-style-name="P2" svg:width="384.18pt" svg:height="27.01pt" svg:x="1486.8pt" svg:y="2747.99pt" draw:caption-point-x="-11.54pt" draw:caption-point-y="-22.96pt">
              <dc:date>2022-03-01T00:00:00</dc:date>
              <text:p text:style-name="P1">hitbox: 616x616</text:p>
            </office:annotation>
            <text:p>512x512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text:p>sliderb(#)</text:p>
          </table:table-cell>
          <table:table-cell table:style-name="ce29" office:value-type="string" calcext:value-type="string">
            <text:p>sliderball, rotates and gets mirrored to follow the slider's path, flip deactivatable</text:p>
          </table:table-cell>
          <table:table-cell table:style-name="ce38" office:value-type="string" calcext:value-type="string">
            <office:annotation draw:style-name="gr8" draw:text-style-name="P2" svg:width="348.49pt" svg:height="26.99pt" svg:x="994.59pt" svg:y="2763.75pt" draw:caption-point-x="-11.54pt" draw:caption-point-y="-22.99pt">
              <dc:date>2022-03-01T00:00:00</dc:date>
              <text:p text:style-name="P1">the framerate of a sliderball depends on the slider's velocitiy</text:p>
            </office:annotation>
            <text:p>when the ball hits a reversearrow if animated:</text:p>
            <text:p>animation plays backwards 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455.7pt" svg:height="26.99pt" svg:x="1127.14pt" svg:y="2763.75pt" draw:caption-point-x="-11.54pt" draw:caption-point-y="-22.99pt">
              <dc:date>2022-03-01T00:00:00</dc:date>
              <text:p text:style-name="P1">tinted in combo colours</text:p>
            </office:annotation>
            <text:p>multiplicative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style-name="ce40" office:value-type="string" calcext:value-type="string" table:number-columns-spanned="1" table:number-rows-spanned="3">
            <text:p>118x118</text:p>
          </table:table-cell>
          <table:table-cell table:style-name="ce40" office:value-type="string" calcext:value-type="string" table:number-columns-spanned="1" table:number-rows-spanned="3">
            <text:p>236x236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text:p>sliderb-nd</text:p>
          </table:table-cell>
          <table:table-cell table:style-name="ce29" office:value-type="string" calcext:value-type="string">
            <text:p>background layer of default sliderball</text:p>
          </table:table-cell>
          <table:table-cell table:style-name="ce40" office:value-type="string" calcext:value-type="string" table:number-columns-spanned="1" table:number-rows-spanned="2">
            <text:p>will not be added if a custom sliderb sprite is used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455.7pt" svg:height="26.99pt" svg:x="1127.14pt" svg:y="2779.51pt" draw:caption-point-x="-11.54pt" draw:caption-point-y="-22.99pt">
              <dc:date>2022-03-01T00:00:00</dc:date>
              <text:p text:style-name="P1">tinted black</text:p>
            </office:annotation>
            <text:p>multiplicative</text:p>
          </table:table-cell>
          <table:table-cell table:style-name="ce3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text:p>sliderb-spec</text:p>
          </table:table-cell>
          <table:table-cell table:style-name="ce29" office:value-type="string" calcext:value-type="string">
            <text:p>static top layer of the default sliderball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3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text:p>sliderscorepoint</text:p>
          </table:table-cell>
          <table:table-cell table:style-name="ce31" office:value-type="string" calcext:value-type="string" table:number-columns-spanned="2" table:number-rows-spanned="1">
            <office:annotation draw:style-name="gr9" draw:text-style-name="P2" svg:width="562.76pt" svg:height="58.48pt" svg:x="636.63pt" svg:y="2811pt" draw:caption-point-x="346.42pt" draw:caption-point-y="-22.99pt">
              <dc:date>2022-03-01T00:00:00</dc:date>
              <text:p text:style-name="P1">amount of ticks depend on the slider velocity of a map and a sliders duration</text:p>
              <text:p text:style-name="P1"/>
              <text:p text:style-name="P1">some ticks on very slow sliders might get hidden if they would overlap with the slidercircles</text:p>
            </office:annotation>
            <text:p>slidertick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style-name="ce36" office:value-type="string" calcext:value-type="string">
            <text:p>16x16</text:p>
          </table:table-cell>
          <table:table-cell table:style-name="ce36" office:value-type="string" calcext:value-type="string">
            <text:p>32x32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13">
            <text:p>osu! -</text:p>
            <text:p>Spinner Object</text:p>
          </table:table-cell>
          <table:table-cell table:style-name="ce17" office:value-type="string" calcext:value-type="string">
            <text:p>spinner-background</text:p>
          </table:table-cell>
          <table:table-cell table:style-name="ce30" office:value-type="string" calcext:value-type="string">
            <text:p>background of the spinner, no native sprite (transparent)</text:p>
          </table:table-cell>
          <table:table-cell table:style-name="ce43" office:value-type="string" calcext:value-type="string" table:number-columns-spanned="1" table:number-rows-spanned="3">
            <text:p>basic spinner style set,</text:p>
            <text:p>using spinner-background will force this style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office:annotation draw:style-name="gr11" draw:text-style-name="P2" svg:width="455.7pt" svg:height="58.51pt" svg:x="1127.14pt" svg:y="2826.74pt" draw:caption-point-x="-11.54pt" draw:caption-point-y="-22.96pt">
              <dc:date>2022-03-01T00:00:00</dc:date>
              <text:p text:style-name="P1">tinted grey by default</text:p>
              <text:p text:style-name="P1">changeable through</text:p>
              <text:p text:style-name="P1">"SpinnerBackground" in the skin.ini</text:p>
            </office:annotation>
            <text:p>multiplicative</text:p>
          </table:table-cell>
          <table:table-cell table:style-name="ce32" table:content-validation-name="val2" office:value-type="string" calcext:value-type="string">
            <office:annotation draw:style-name="gr12" draw:text-style-name="P2" svg:width="479.48pt" svg:height="27.01pt" svg:x="1199.4pt" svg:y="2826.74pt" draw:caption-point-x="-11.54pt" draw:caption-point-y="-22.96pt">
              <dc:date>2022-03-01T00:00:00</dc:date>
              <text:p text:style-name="P1">positioned around 397px height</text:p>
            </office:annotation>
            <text:p>Centre</text:p>
          </table:table-cell>
          <table:table-cell table:style-name="ce37" office:value-type="string" calcext:value-type="string">
            <office:annotation draw:style-name="gr12" draw:text-style-name="P2" svg:width="431.86pt" svg:height="27.01pt" svg:x="1343.08pt" svg:y="2826.74pt" draw:caption-point-x="-11.54pt" draw:caption-point-y="-22.96pt">
              <dc:date>2022-03-01T00:00:00</dc:date>
              <text:p text:style-name="P1">for alignment with spinner-metre, can also be larger</text:p>
            </office:annotation>
            <text:p>1024x702</text:p>
          </table:table-cell>
          <table:table-cell table:style-name="ce37" office:value-type="string" calcext:value-type="string">
            <office:annotation draw:style-name="gr12" draw:text-style-name="P2" svg:width="384.18pt" svg:height="27.01pt" svg:x="1486.8pt" svg:y="2826.74pt" draw:caption-point-x="-11.54pt" draw:caption-point-y="-22.96pt">
              <dc:date>2022-03-01T00:00:00</dc:date>
              <text:p text:style-name="P1">for alignment with spinner-metre, can also be larger</text:p>
            </office:annotation>
            <text:p>2048x1404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text:p>spinner-circle</text:p>
          </table:table-cell>
          <table:table-cell table:style-name="ce29" office:value-type="string" calcext:value-type="string">
            <text:p>rotating part of the spinner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8" draw:text-style-name="P2" svg:width="479.48pt" svg:height="26.99pt" svg:x="1199.4pt" svg:y="2842.5pt" draw:caption-point-x="-11.54pt" draw:caption-point-y="-22.99pt">
              <dc:date>2022-03-01T00:00:00</dc:date>
              <text:p text:style-name="P1">positioned around 397px height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text:p>spinner-metre</text:p>
          </table:table-cell>
          <table:table-cell table:style-name="ce29" office:value-type="string" calcext:value-type="string">
            <office:annotation draw:style-name="gr9" draw:text-style-name="P2" svg:width="562.76pt" svg:height="58.48pt" svg:x="636.63pt" svg:y="2858.26pt" draw:caption-point-x="-11.54pt" draw:caption-point-y="-22.99pt">
              <dc:date>2022-03-01T00:00:00</dc:date>
              <text:p text:style-name="P1">sprite is split into 10 bars</text:p>
              <text:p text:style-name="P1"/>
              <text:p text:style-name="P1">blinking can be disabled in the skin.ini via "SpinnerNoBlink"</text:p>
            </office:annotation>
            <text:p>progression bars, highest bar blinks when bonus points are awarded, no native sprite (transparent)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4" draw:text-style-name="P2" svg:width="479.48pt" svg:height="74.24pt" svg:x="1199.4pt" svg:y="2858.26pt" draw:caption-point-x="-11.54pt" draw:caption-point-y="-22.99pt">
              <dc:date>2022-03-01T00:00:00</dc:date>
              <text:p text:style-name="P1">46px away from upper screenborder</text:p>
              <text:p text:style-name="P1">512px to the left from the centre axis</text:p>
              <text:p text:style-name="P1">0,46 at 1024x768</text:p>
              <text:p text:style-name="P1">171,46 at 1366x768</text:p>
            </office:annotation>
            <text:p>TopLeft</text:p>
          </table:table-cell>
          <table:table-cell table:style-name="ce36" office:value-type="string" calcext:value-type="string">
            <office:annotation draw:style-name="gr9" draw:text-style-name="P2" svg:width="431.86pt" svg:height="58.48pt" svg:x="1343.08pt" svg:y="2858.26pt" draw:caption-point-x="-11.54pt" draw:caption-point-y="-22.99pt">
              <dc:date>2022-03-01T00:00:00</dc:date>
              <text:p text:style-name="P1">segments are 69 px in height</text:p>
              <text:p text:style-name="P1"/>
              <text:p text:style-name="P1">2 segments are 70 px in height but it fluctuates which segments are this height</text:p>
            </office:annotation>
            <text:p>1024x692</text:p>
          </table:table-cell>
          <table:table-cell table:style-name="ce36" office:value-type="string" calcext:value-type="string">
            <office:annotation draw:style-name="gr9" draw:text-style-name="P2" svg:width="384.18pt" svg:height="58.48pt" svg:x="1486.8pt" svg:y="2858.26pt" draw:caption-point-x="-11.54pt" draw:caption-point-y="-22.99pt">
              <dc:date>2022-03-01T00:00:00</dc:date>
              <text:p text:style-name="P1">segments might be between 138px and 140px in height</text:p>
              <text:p text:style-name="P1"/>
              <text:p text:style-name="P1">fluctuation might happen</text:p>
            </office:annotation>
            <text:p>2048x1384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text:p>spinner-bottom</text:p>
          </table:table-cell>
          <table:table-cell table:style-name="ce29" office:value-type="string" calcext:value-type="string">
            <office:annotation draw:style-name="gr12" draw:text-style-name="P2" svg:width="562.76pt" svg:height="27.01pt" svg:x="636.63pt" svg:y="2873.99pt" draw:caption-point-x="-11.54pt" draw:caption-point-y="-22.96pt">
              <dc:date>2022-03-01T00:00:00</dc:date>
              <text:p text:style-name="P1">second lowest layer</text:p>
            </office:annotation>
            <text:p>rotates the slowest</text:p>
          </table:table-cell>
          <table:table-cell table:style-name="ce40" office:value-type="string" calcext:value-type="string" table:number-columns-spanned="1" table:number-rows-spanned="5">
            <text:p>new spinner style set,</text:p>
            <text:p>expands on appearance</text:p>
          </table:table-cell>
          <table:table-cell table:style-name="ce45" office:value-type="string" calcext:value-type="string">
            <office:annotation draw:style-name="gr3" draw:text-style-name="P2" svg:width="439.82pt" svg:height="90pt" svg:x="1046.98pt" svg:y="2873.99pt" draw:caption-point-x="-11.54pt" draw:caption-point-y="-22.96pt">
              <dc:date>2022-03-01T00:00:00</dc:date>
              <text:p text:style-name="P1">2.1</text:p>
              <text:p text:style-name="P1">2.2</text:p>
              <text:p text:style-name="P1">2.3</text:p>
              <text:p text:style-name="P1">2.4</text:p>
              <text:p text:style-name="P1">2.5</text:p>
            </office:annotation>
            <text:p>2+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2" draw:text-style-name="P2" svg:width="479.48pt" svg:height="27.01pt" svg:x="1199.4pt" svg:y="2873.99pt" draw:caption-point-x="-11.54pt" draw:caption-point-y="-22.96pt">
              <dc:date>2022-03-01T00:00:00</dc:date>
              <text:p text:style-name="P1">positioned around 397px height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text:p>spinner-glow</text:p>
          </table:table-cell>
          <table:table-cell table:style-name="ce29" office:value-type="string" calcext:value-type="string">
            <office:annotation draw:style-name="gr8" draw:text-style-name="P2" svg:width="562.76pt" svg:height="26.99pt" svg:x="636.63pt" svg:y="2889.75pt" draw:caption-point-x="-11.54pt" draw:caption-point-y="-22.99pt">
              <dc:date>2022-03-01T00:00:00</dc:date>
              <text:p text:style-name="P1">lowest layer</text:p>
            </office:annotation>
            <text:p>blinks when bonus points are achieved</text:p>
          </table:table-cell>
          <table:covered-table-cell/>
          <table:table-cell table:style-name="ce45" office:value-type="string" calcext:value-type="string">
            <office:annotation draw:style-name="gr3" draw:text-style-name="P2" svg:width="439.82pt" svg:height="90pt" svg:x="1046.98pt" svg:y="2889.75pt" draw:caption-point-x="-11.54pt" draw:caption-point-y="-22.99pt">
              <dc:date>2022-03-01T00:00:00</dc:date>
              <text:p text:style-name="P1">2.1</text:p>
              <text:p text:style-name="P1">2.2</text:p>
              <text:p text:style-name="P1">2.3</text:p>
              <text:p text:style-name="P1">2.4</text:p>
              <text:p text:style-name="P1">2.5</text:p>
            </office:annotation>
            <text:p>2+</text:p>
          </table:table-cell>
          <table:table-cell table:style-name="ce53" table:content-validation-name="val1" office:value-type="string" calcext:value-type="string">
            <office:annotation draw:style-name="gr9" draw:text-style-name="P2" svg:width="455.7pt" svg:height="58.48pt" svg:x="1127.14pt" svg:y="2889.75pt" draw:caption-point-x="-11.54pt" draw:caption-point-y="-22.99pt">
              <dc:date>2022-03-01T00:00:00</dc:date>
              <text:p text:style-name="P1">tinted cyan</text:p>
              <text:p text:style-name="P1">RGB 3,151,255</text:p>
              <text:p text:style-name="P1">blinks white when bonus points are awarded</text:p>
            </office:annotation>
            <text:p>additive</text:p>
          </table:table-cell>
          <table:table-cell table:style-name="ce31" table:content-validation-name="val2" office:value-type="string" calcext:value-type="string">
            <office:annotation draw:style-name="gr8" draw:text-style-name="P2" svg:width="479.48pt" svg:height="26.99pt" svg:x="1199.4pt" svg:y="2889.75pt" draw:caption-point-x="-11.54pt" draw:caption-point-y="-22.99pt">
              <dc:date>2022-03-01T00:00:00</dc:date>
              <text:p text:style-name="P1">positioned around 397px height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text:p>spinner-middle</text:p>
          </table:table-cell>
          <table:table-cell table:style-name="ce29" office:value-type="string" calcext:value-type="string">
            <office:annotation draw:style-name="gr8" draw:text-style-name="P2" svg:width="562.76pt" svg:height="26.99pt" svg:x="636.63pt" svg:y="2905.51pt" draw:caption-point-x="-11.54pt" draw:caption-point-y="-22.99pt">
              <dc:date>2022-03-01T00:00:00</dc:date>
              <text:p text:style-name="P1">highest layer</text:p>
            </office:annotation>
            <text:p>tinted red over time (length indicator)</text:p>
          </table:table-cell>
          <table:covered-table-cell/>
          <table:table-cell table:style-name="ce45" office:value-type="string" calcext:value-type="string">
            <office:annotation draw:style-name="gr18" draw:text-style-name="P2" svg:width="439.82pt" svg:height="89.97pt" svg:x="1046.98pt" svg:y="2905.51pt" draw:caption-point-x="-11.54pt" draw:caption-point-y="-22.99pt">
              <dc:date>2022-03-01T00:00:00</dc:date>
              <text:p text:style-name="P1">2.1</text:p>
              <text:p text:style-name="P1">2.2</text:p>
              <text:p text:style-name="P1">2.3</text:p>
              <text:p text:style-name="P1">2.4</text:p>
              <text:p text:style-name="P1">2.5</text:p>
            </office:annotation>
            <text:p>2+</text:p>
          </table:table-cell>
          <table:table-cell table:style-name="ce53" table:content-validation-name="val1" office:value-type="string" calcext:value-type="string">
            <office:annotation draw:style-name="gr8" draw:text-style-name="P2" svg:width="455.7pt" svg:height="26.99pt" svg:x="1127.14pt" svg:y="2905.51pt" draw:caption-point-x="-11.54pt" draw:caption-point-y="-22.99pt">
              <dc:date>2022-03-01T00:00:00</dc:date>
              <text:p text:style-name="P1">tinted white, fades into red over time</text:p>
            </office:annotation>
            <text:p>multiplicative</text:p>
          </table:table-cell>
          <table:table-cell table:style-name="ce31" table:content-validation-name="val2" office:value-type="string" calcext:value-type="string">
            <office:annotation draw:style-name="gr8" draw:text-style-name="P2" svg:width="479.48pt" svg:height="26.99pt" svg:x="1199.4pt" svg:y="2905.51pt" draw:caption-point-x="-11.54pt" draw:caption-point-y="-22.99pt">
              <dc:date>2022-03-01T00:00:00</dc:date>
              <text:p text:style-name="P1">positioned around 397px height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text:p>spinner-middle2</text:p>
          </table:table-cell>
          <table:table-cell table:style-name="ce29" office:value-type="string" calcext:value-type="string">
            <office:annotation draw:style-name="gr8" draw:text-style-name="P2" svg:width="562.76pt" svg:height="26.99pt" svg:x="636.63pt" svg:y="2921.24pt" draw:caption-point-x="-11.54pt" draw:caption-point-y="-22.96pt">
              <dc:date>2022-03-01T00:00:00</dc:date>
              <text:p text:style-name="P1">second highest layer</text:p>
            </office:annotation>
            <text:p>rotates the fastest</text:p>
          </table:table-cell>
          <table:covered-table-cell/>
          <table:table-cell table:style-name="ce45" office:value-type="string" calcext:value-type="string">
            <office:annotation draw:style-name="gr3" draw:text-style-name="P2" svg:width="439.82pt" svg:height="90pt" svg:x="1046.98pt" svg:y="2921.24pt" draw:caption-point-x="-11.54pt" draw:caption-point-y="-22.96pt">
              <dc:date>2022-03-01T00:00:00</dc:date>
              <text:p text:style-name="P1">2.1</text:p>
              <text:p text:style-name="P1">2.2</text:p>
              <text:p text:style-name="P1">2.3</text:p>
              <text:p text:style-name="P1">2.4</text:p>
              <text:p text:style-name="P1">2.5</text:p>
            </office:annotation>
            <text:p>2+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8" draw:text-style-name="P2" svg:width="479.48pt" svg:height="26.99pt" svg:x="1199.4pt" svg:y="2921.24pt" draw:caption-point-x="-11.54pt" draw:caption-point-y="-22.96pt">
              <dc:date>2022-03-01T00:00:00</dc:date>
              <text:p text:style-name="P1">positioned around 397px height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text:p>spinner-top</text:p>
          </table:table-cell>
          <table:table-cell table:style-name="ce29" office:value-type="string" calcext:value-type="string">
            <office:annotation draw:style-name="gr8" draw:text-style-name="P2" svg:width="562.76pt" svg:height="26.99pt" svg:x="636.63pt" svg:y="2937pt" draw:caption-point-x="-11.54pt" draw:caption-point-y="-22.99pt">
              <dc:date>2022-03-01T00:00:00</dc:date>
              <text:p text:style-name="P1">middle layer</text:p>
            </office:annotation>
            <text:p>rotates slower than middle2</text:p>
          </table:table-cell>
          <table:covered-table-cell/>
          <table:table-cell table:style-name="ce45" office:value-type="string" calcext:value-type="string">
            <office:annotation draw:style-name="gr3" draw:text-style-name="P2" svg:width="439.82pt" svg:height="90pt" svg:x="1046.98pt" svg:y="2937pt" draw:caption-point-x="-11.54pt" draw:caption-point-y="-22.99pt">
              <dc:date>2022-03-01T00:00:00</dc:date>
              <text:p text:style-name="P1">2.1</text:p>
              <text:p text:style-name="P1">2.2</text:p>
              <text:p text:style-name="P1">2.3</text:p>
              <text:p text:style-name="P1">2.4</text:p>
              <text:p text:style-name="P1">2.5</text:p>
            </office:annotation>
            <text:p>2+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8" draw:text-style-name="P2" svg:width="479.48pt" svg:height="26.99pt" svg:x="1199.4pt" svg:y="2937pt" draw:caption-point-x="-11.54pt" draw:caption-point-y="-22.99pt">
              <dc:date>2022-03-01T00:00:00</dc:date>
              <text:p text:style-name="P1">positioned around 397px height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text:p>spinner-approachcircle</text:p>
          </table:table-cell>
          <table:table-cell table:style-name="ce31" office:value-type="string" calcext:value-type="string" table:number-columns-spanned="2" table:number-rows-spanned="1">
            <office:annotation draw:style-name="gr3" draw:text-style-name="P2" svg:width="562.76pt" svg:height="90pt" svg:x="636.63pt" svg:y="2952.74pt" draw:caption-point-x="346.42pt" draw:caption-point-y="-22.96pt">
              <dc:date>2022-03-01T00:00:00</dc:date>
              <text:p text:style-name="P1">optional for both styles</text:p>
              <text:p text:style-name="P1"/>
              <text:p text:style-name="P1">forced when custom spinners use <text:s/>spinner-circle or spinner-top</text:p>
              <text:p text:style-name="P1"/>
              <text:p text:style-name="P1">starts at 200% of its size and shrinks down to 10%</text:p>
            </office:annotation>
            <text:p>spinner length indicator, shrinks over time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2" draw:text-style-name="P2" svg:width="479.48pt" svg:height="27.01pt" svg:x="1199.4pt" svg:y="2952.74pt" draw:caption-point-x="-11.54pt" draw:caption-point-y="-22.96pt">
              <dc:date>2022-03-01T00:00:00</dc:date>
              <text:p text:style-name="P1">positioned around 397px height</text:p>
            </office:annotation>
            <text:p>Centre</text:p>
          </table:table-cell>
          <table:table-cell table:style-name="ce36" office:value-type="string" calcext:value-type="string">
            <text:p>384x384</text:p>
          </table:table-cell>
          <table:table-cell table:style-name="ce36" office:value-type="string" calcext:value-type="string">
            <text:p>768x768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text:p>spinner-rpm</text:p>
          </table:table-cell>
          <table:table-cell table:style-name="ce29" office:value-type="string" calcext:value-type="string">
            <text:p>current spinning speed</text:p>
          </table:table-cell>
          <table:table-cell table:style-name="ce36" office:value-type="string" calcext:value-type="string">
            <text:p>RPM = "Revolutions Per Minute"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1" draw:text-style-name="P2" svg:width="479.48pt" svg:height="58.51pt" svg:x="1199.4pt" svg:y="2968.5pt" draw:caption-point-x="-11.54pt" draw:caption-point-y="-22.99pt">
              <dc:date>2022-03-01T00:00:00</dc:date>
              <text:p text:style-name="P1">positioned 139px to the left from centre axis at 712 px height</text:p>
              <text:p text:style-name="P1">373,712 at 1024x768</text:p>
              <text:p text:style-name="P1">544,712 at 1366x768</text:p>
            </office:annotation>
            <text:p>TopLeft</text:p>
          </table:table-cell>
          <table:table-cell table:style-name="ce36" office:value-type="string" calcext:value-type="string">
            <text:p>280x56</text:p>
          </table:table-cell>
          <table:table-cell table:style-name="ce36" office:value-type="string" calcext:value-type="string">
            <text:p>560x112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text:p>spinner-clear</text:p>
          </table:table-cell>
          <table:table-cell table:style-name="ce31" office:value-type="string" calcext:value-type="string" table:number-columns-spanned="2" table:number-rows-spanned="1">
            <text:p>the spinner was cleared, additional spins award bonus points from now on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8" draw:text-style-name="P2" svg:width="479.48pt" svg:height="26.99pt" svg:x="1199.4pt" svg:y="2984.26pt" draw:caption-point-x="-11.54pt" draw:caption-point-y="-22.99pt">
              <dc:date>2022-03-01T00:00:00</dc:date>
              <text:p text:style-name="P1">positioned around 230px height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text:p>spinner-spin</text:p>
          </table:table-cell>
          <table:table-cell table:style-name="ce31" office:value-type="string" calcext:value-type="string" table:number-columns-spanned="2" table:number-rows-spanned="1">
            <text:p>spins will now be counted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2" draw:text-style-name="P2" svg:width="479.48pt" svg:height="27.01pt" svg:x="1199.4pt" svg:y="2999.99pt" draw:caption-point-x="-11.54pt" draw:caption-point-y="-22.96pt">
              <dc:date>2022-03-01T00:00:00</dc:date>
              <text:p text:style-name="P1">positioned around 582px height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9" office:value-type="string" calcext:value-type="string">
            <text:p>spinner-osu</text:p>
          </table:table-cell>
          <table:table-cell table:style-name="ce33" office:value-type="string" calcext:value-type="string">
            <text:p>appears after the spinner fades out</text:p>
          </table:table-cell>
          <table:table-cell table:style-name="ce41" office:value-type="string" calcext:value-type="string">
            <text:p>no native sprite (legacy support)</text:p>
          </table:table-cell>
          <table:table-cell table:style-name="ce47" office:value-type="float" office:value="1" calcext:value-type="float">
            <text:p>1</text:p>
          </table:table-cell>
          <table:table-cell table:style-name="ce55" table:content-validation-name="val1" office:value-type="string" calcext:value-type="string">
            <text:p>normal</text:p>
          </table:table-cell>
          <table:table-cell table:style-name="ce58" table:content-validation-name="val2" office:value-type="string" calcext:value-type="string">
            <office:annotation draw:style-name="gr8" draw:text-style-name="P2" svg:width="479.48pt" svg:height="26.99pt" svg:x="1199.4pt" svg:y="3015.75pt" draw:caption-point-x="-11.54pt" draw:caption-point-y="-22.99pt">
              <dc:date>2022-03-01T00:00:00</dc:date>
              <text:p text:style-name="P1">positioned around 288 px height</text:p>
            </office:annotation>
            <text:p>Centre</text:p>
          </table:table-cell>
          <table:table-cell table:number-columns-repeated="2" table:style-name="ce41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13">
            <office:annotation draw:style-name="gr14" draw:text-style-name="P2" svg:width="943.68pt" svg:height="74.24pt" svg:x="103.29pt" svg:y="3031.51pt" draw:caption-point-x="-11.54pt" draw:caption-point-y="-22.99pt">
              <dc:date>2022-03-01T00:00:00</dc:date>
              <text:p text:style-name="P1">value scored depends on the timing window set by OD.</text:p>
              <text:p text:style-name="P1">A hit on:</text:p>
              <text:p text:style-name="P1">+30ms on OD7 scores a 300</text:p>
              <text:p text:style-name="P1">+30ms on OD9 scores a 100</text:p>
            </office:annotation>
            <text:p>osu! -</text:p>
            <text:p>Hitbursts</text:p>
          </table:table-cell>
          <table:table-cell table:style-name="ce17" office:value-type="string" calcext:value-type="string">
            <text:p>hit0(-#)</text:p>
          </table:table-cell>
          <table:table-cell table:style-name="ce30" office:value-type="string" calcext:value-type="string">
            <office:annotation draw:style-name="gr18" draw:text-style-name="P2" svg:width="562.76pt" svg:height="89.97pt" svg:x="636.63pt" svg:y="3031.51pt" draw:caption-point-x="-11.54pt" draw:caption-point-y="-22.99pt">
              <dc:date>2022-03-01T00:00:00</dc:date>
              <text:p text:style-name="P1">also used on the osu!catch ranking screen for missed fruits</text:p>
              <text:p text:style-name="P1"/>
              <text:p text:style-name="P1">misses during colour combos won't let you earn a Katu or Geki</text:p>
              <text:p text:style-name="P1"/>
              <text:p text:style-name="P1">applies a "notelock" (timing window still active)</text:p>
            </office:annotation>
            <text:p>missed the note / clicked too early</text:p>
          </table:table-cell>
          <table:table-cell table:style-name="ce37" office:value-type="string" calcext:value-type="string" table:number-columns-spanned="1" table:number-rows-spanned="7">
            <office:annotation draw:style-name="gr8" draw:text-style-name="P2" svg:width="348.49pt" svg:height="28.09pt" svg:x="994.59pt" svg:y="3030.97pt" draw:caption-point-x="-11.54pt" draw:caption-point-y="-22.45pt">
              <dc:date>2022-03-01T00:00:00</dc:date>
              <text:p text:style-name="P1">a single frame retains the default expanding/bouncing effect whereas at least two frames disable this effect</text:p>
            </office:annotation>
            <text:p>fixed animation rate (60fps),</text:p>
            <text:p>last frame persists untill fadeout,</text:p>
            <text:p>result screen uses 0th frame,</text:p>
            <text:p>static sprites are used for</text:p>
            <text:p>the ranking screen if included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32" table:content-validation-name="val2" office:value-type="string" calcext:value-type="string">
            <text:p>Centre</text:p>
          </table:table-cell>
          <table:table-cell table:number-columns-repeated="2" table:style-name="ce3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text:p>hit50(-#)</text:p>
          </table:table-cell>
          <table:table-cell table:style-name="ce29" office:value-type="string" calcext:value-type="string">
            <office:annotation draw:style-name="gr8" draw:text-style-name="P2" svg:width="562.76pt" svg:height="26.99pt" svg:x="636.63pt" svg:y="3047.24pt" draw:caption-point-x="-11.54pt" draw:caption-point-y="-22.96pt">
              <dc:date>2022-03-01T00:00:00</dc:date>
              <text:p text:style-name="P1">50s during colour combos won't let you earn a Katu or Geki</text:p>
            </office:annotation>
            <text:p>way too off / atleast 1 slidertick catched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text:p>hit100(-#)</text:p>
          </table:table-cell>
          <table:table-cell table:style-name="ce29" office:value-type="string" calcext:value-type="string">
            <text:p><text:s/>a bit off / catched half of sliderticks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text:p>hit100k(-#)</text:p>
          </table:table-cell>
          <table:table-cell table:style-name="ce29" office:value-type="string" calcext:value-type="string">
            <office:annotation draw:style-name="gr3" draw:text-style-name="P2" svg:width="562.76pt" svg:height="90pt" svg:x="636.63pt" svg:y="3078.74pt" draw:caption-point-x="-11.54pt" draw:caption-point-y="-22.96pt">
              <dc:date>2022-03-01T00:00:00</dc:date>
              <text:p text:style-name="P1">misses and/or 50s during a colour combo won't award a Katsu at the end of that colour combo</text:p>
              <text:p text:style-name="P1"/>
              <text:p text:style-name="P1">can include other 100s in the colour combo (one 100 makes the colour combo automatically award a Katsu)</text:p>
              <text:p text:style-name="P1"/>
              <text:p text:style-name="P1">provides a small HP boost</text:p>
            </office:annotation>
            <text:p>100 on last object in a colour combo</text:p>
            <text:p>(喝 - Katsu)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text:p>hit300(-#)</text:p>
          </table:table-cell>
          <table:table-cell table:style-name="ce29" office:value-type="string" calcext:value-type="string">
            <text:p>good to perfect timing / got all sliderticks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text:p>hit300k(-#)</text:p>
          </table:table-cell>
          <table:table-cell table:style-name="ce29" office:value-type="string" calcext:value-type="string">
            <office:annotation draw:style-name="gr9" draw:text-style-name="P2" svg:width="562.76pt" svg:height="58.48pt" svg:x="636.63pt" svg:y="3110.26pt" draw:caption-point-x="-11.54pt" draw:caption-point-y="-22.99pt">
              <dc:date>2022-03-01T00:00:00</dc:date>
              <text:p text:style-name="P1">misses and/or 50s during a colour combo won't award a Katsu at the end of that colour combo</text:p>
              <text:p text:style-name="P1"/>
              <text:p text:style-name="P1">provides a medium HP boost</text:p>
            </office:annotation>
            <text:p>300 on last object in a colour combo with one or more 100s (喝 - Katsu)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text:p>hit300g(-#)</text:p>
          </table:table-cell>
          <table:table-cell table:style-name="ce29" office:value-type="string" calcext:value-type="string">
            <office:annotation draw:style-name="gr12" draw:text-style-name="P2" svg:width="562.76pt" svg:height="27.01pt" svg:x="636.63pt" svg:y="3125.99pt" draw:caption-point-x="-11.54pt" draw:caption-point-y="-22.96pt">
              <dc:date>2022-03-01T00:00:00</dc:date>
              <text:p text:style-name="P1">provides a large HP boost</text:p>
            </office:annotation>
            <text:p>only 300s in a colour combo</text:p>
            <text:p>(激 - Geki)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text:p>particle50</text:p>
          </table:table-cell>
          <table:table-cell table:style-name="ce29" office:value-type="string" calcext:value-type="string" table:number-columns-spanned="1" table:number-rows-spanned="3">
            <office:annotation draw:style-name="gr8" draw:text-style-name="P2" svg:width="562.76pt" svg:height="26.99pt" svg:x="636.63pt" svg:y="3141.75pt" draw:caption-point-x="-11.54pt" draw:caption-point-y="-22.99pt">
              <dc:date>2022-03-01T00:00:00</dc:date>
              <text:p text:style-name="P1">changes the effect of hitbursts from bouncy popups to slightly expanding bursts upon appearance</text:p>
            </office:annotation>
            <text:p>will only work if custom hitbursts are included</text:p>
          </table:table-cell>
          <table:table-cell table:style-name="ce36" office:value-type="string" calcext:value-type="string">
            <text:p>appear along hit50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style-name="ce40" office:value-type="string" calcext:value-type="string" table:number-columns-spanned="1" table:number-rows-spanned="3">
            <text:p>7x7</text:p>
          </table:table-cell>
          <table:table-cell table:style-name="ce40" office:value-type="string" calcext:value-type="string" table:number-columns-spanned="1" table:number-rows-spanned="3">
            <text:p>14x14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text:p>particle100</text:p>
          </table:table-cell>
          <table:covered-table-cell table:style-name="ce28"/>
          <table:table-cell table:style-name="ce36" office:value-type="string" calcext:value-type="string">
            <text:p>appear along hit100, hit100k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text:p>particle300</text:p>
          </table:table-cell>
          <table:covered-table-cell table:style-name="ce28"/>
          <table:table-cell table:style-name="ce36" office:value-type="string" calcext:value-type="string">
            <text:p>appear along hit300, hit300k, hit300g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office:annotation draw:style-name="gr8" draw:text-style-name="P2" svg:width="848.44pt" svg:height="26.99pt" svg:x="278.7pt" svg:y="3189pt" draw:caption-point-x="-11.54pt" draw:caption-point-y="-22.99pt">
              <dc:date>2022-03-01T00:00:00</dc:date>
              <text:p text:style-name="P1">can be toggled on/off in the options</text:p>
            </office:annotation>
            <text:p>lighting</text:p>
          </table:table-cell>
          <table:table-cell table:style-name="ce31" office:value-type="string" calcext:value-type="string" table:number-columns-spanned="2" table:number-rows-spanned="1">
            <text:p>coloured aftersprite as part of hitcircle explosion,</text:p>
            <text:p>glowing behind hitcircles during kiai time</text:p>
          </table:table-cell>
          <table:covered-table-cell table:style-name="ce3"/>
          <table:table-cell table:style-name="ce45" office:value-type="string" calcext:value-type="string">
            <office:annotation draw:style-name="gr8" draw:text-style-name="P2" svg:width="439.82pt" svg:height="26.99pt" svg:x="1046.98pt" svg:y="3189pt" draw:caption-point-x="-11.54pt" draw:caption-point-y="-22.99pt">
              <dc:date>2022-03-01T00:00:00</dc:date>
              <text:p text:style-name="P1">smaller explosion on V2+</text:p>
            </office:annotation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455.7pt" svg:height="26.99pt" svg:x="1127.14pt" svg:y="3189pt" draw:caption-point-x="-11.54pt" draw:caption-point-y="-22.99pt">
              <dc:date>2022-03-01T00:00:00</dc:date>
              <text:p text:style-name="P1">tinted in combo colours</text:p>
            </office:annotation>
            <text:p>additive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style-name="ce36" office:value-type="string" calcext:value-type="string">
            <text:p>100x100</text:p>
          </table:table-cell>
          <table:table-cell table:style-name="ce36" office:value-type="string" calcext:value-type="string">
            <text:p>200x200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9" office:value-type="string" calcext:value-type="string">
            <text:p>sliderpoint10</text:p>
          </table:table-cell>
          <table:table-cell table:style-name="ce33" office:value-type="string" calcext:value-type="string">
            <text:p>when passing sliderticks</text:p>
          </table:table-cell>
          <table:table-cell table:style-name="ce44" office:value-type="string" calcext:value-type="string" table:number-columns-spanned="1" table:number-rows-spanned="2">
            <text:p>no native sprite (legacy support)</text:p>
          </table:table-cell>
          <table:table-cell table:style-name="ce47" office:value-type="float" office:value="1" calcext:value-type="float">
            <text:p>1</text:p>
          </table:table-cell>
          <table:table-cell table:style-name="ce55" table:content-validation-name="val1" office:value-type="string" calcext:value-type="string">
            <text:p>normal</text:p>
          </table:table-cell>
          <table:table-cell table:style-name="ce58" table:content-validation-name="val2" office:value-type="string" calcext:value-type="string">
            <text:p>Centre</text:p>
          </table:table-cell>
          <table:table-cell table:style-name="ce44" office:value-type="string" calcext:value-type="string" table:number-columns-spanned="1" table:number-rows-spanned="2">
            <text:p>50x30</text:p>
          </table:table-cell>
          <table:table-cell table:style-name="ce44" office:value-type="string" calcext:value-type="string" table:number-columns-spanned="1" table:number-rows-spanned="2">
            <text:p>100x60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9" office:value-type="string" calcext:value-type="string">
            <text:p>sliderpoint30</text:p>
          </table:table-cell>
          <table:table-cell table:style-name="ce33" office:value-type="string" calcext:value-type="string">
            <office:annotation draw:style-name="gr8" draw:text-style-name="P2" svg:width="562.76pt" svg:height="26.99pt" svg:x="636.63pt" svg:y="3220.5pt" draw:caption-point-x="-11.54pt" draw:caption-point-y="-22.99pt">
              <dc:date>2022-03-01T00:00:00</dc:date>
              <text:p text:style-name="P1">sliderends also award 30 points but won't show this image as it would overlap with the hitburst of the scored value</text:p>
            </office:annotation>
            <text:p>when passing a slider's start and reversearrows</text:p>
          </table:table-cell>
          <table:covered-table-cell/>
          <table:table-cell table:style-name="ce47" office:value-type="float" office:value="1" calcext:value-type="float">
            <text:p>1</text:p>
          </table:table-cell>
          <table:table-cell table:style-name="ce55" table:content-validation-name="val1" office:value-type="string" calcext:value-type="string">
            <text:p>normal</text:p>
          </table:table-cell>
          <table:table-cell table:style-name="ce58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7" office:value-type="string" calcext:value-type="string" table:number-columns-spanned="1" table:number-rows-spanned="4">
            <text:p>osu!taiko -</text:p>
            <text:p>Pippidon</text:p>
          </table:table-cell>
          <table:table-cell table:style-name="ce20" office:value-type="string" calcext:value-type="string">
            <text:p>pippidonidle(#)</text:p>
          </table:table-cell>
          <table:table-cell table:style-name="ce30" office:value-type="string" calcext:value-type="string">
            <text:p>idle state</text:p>
          </table:table-cell>
          <table:table-cell table:style-name="ce37" office:value-type="string" calcext:value-type="string" table:number-columns-spanned="1" table:number-rows-spanned="2">
            <text:p>animation speed depends on</text:p>
            <text:p>BPM of a map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32" table:content-validation-name="val2" office:value-type="string" calcext:value-type="string">
            <text:p>BottomLeft</text:p>
          </table:table-cell>
          <table:table-cell table:number-columns-repeated="2" table:style-name="ce3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21" office:value-type="string" calcext:value-type="string">
            <text:p>pippidonkiai(#)</text:p>
          </table:table-cell>
          <table:table-cell table:style-name="ce29" office:value-type="string" calcext:value-type="string">
            <text:p>state during kiai time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BottomLeft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21" office:value-type="string" calcext:value-type="string">
            <text:p>pippidonfail(#)</text:p>
          </table:table-cell>
          <table:table-cell table:style-name="ce31" office:value-type="string" calcext:value-type="string" table:number-columns-spanned="2" table:number-rows-spanned="1">
            <text:p>whenever a note is missed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BottomLeft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21" office:value-type="string" calcext:value-type="string">
            <text:p>pippidonclear(#)</text:p>
          </table:table-cell>
          <table:table-cell table:style-name="ce29" office:value-type="string" calcext:value-type="string">
            <text:p>plays after reaching certain combo marks or</text:p>
            <text:p>clearing a swell note</text:p>
          </table:table-cell>
          <table:table-cell table:style-name="ce36" office:value-type="string" calcext:value-type="string">
            <office:annotation draw:style-name="gr8" draw:text-style-name="P2" svg:width="348.49pt" svg:height="26.99pt" svg:x="994.59pt" svg:y="3283.51pt" draw:caption-point-x="-11.54pt" draw:caption-point-y="-22.99pt">
              <dc:date>2022-03-01T00:00:00</dc:date>
              <text:p text:style-name="P1">last frame persists if not enough frames are used</text:p>
            </office:annotation>
            <text:p>frame order played when animated:</text:p>
            <text:p>0 1 2 3 4 5 6 5 6 5 4 3 2 1 0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BottomLeft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 table:number-columns-spanned="1" table:number-rows-spanned="3">
            <text:p>osu!taiko -</text:p>
            <text:p>Slider Bar</text:p>
          </table:table-cell>
          <table:table-cell table:style-name="ce20" office:value-type="string" calcext:value-type="string">
            <office:annotation draw:style-name="gr8" draw:text-style-name="P2" svg:width="848.44pt" svg:height="26.99pt" svg:x="278.7pt" svg:y="3299.24pt" draw:caption-point-x="-11.54pt" draw:caption-point-y="-22.96pt">
              <dc:date>2022-03-01T00:00:00</dc:date>
              <text:p text:style-name="P1">can be toggled on/off in the options</text:p>
            </office:annotation>
            <text:p>taiko-flower-group(-#)</text:p>
          </table:table-cell>
          <table:table-cell table:style-name="ce32" office:value-type="string" calcext:value-type="string" table:number-columns-spanned="2" table:number-rows-spanned="1">
            <text:p>fades in from behind pippidon when it changes to clear state (osu!taiko comboburst)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32" table:content-validation-name="val2" office:value-type="string" calcext:value-type="string">
            <text:p>Bottom</text:p>
          </table:table-cell>
          <table:table-cell table:number-columns-repeated="2" table:style-name="ce3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21" office:value-type="string" calcext:value-type="string">
            <text:p>taiko-slider</text:p>
          </table:table-cell>
          <table:table-cell table:style-name="ce29" office:value-type="string" calcext:value-type="string">
            <text:p>scrolls from right to left, wraps around</text:p>
          </table:table-cell>
          <table:table-cell table:style-name="ce40" office:value-type="string" calcext:value-type="string" table:number-columns-spanned="1" table:number-rows-spanned="2">
            <text:p>disabled if map has a storyboard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TopLeft</text:p>
          </table:table-cell>
          <table:table-cell table:style-name="ce40" office:value-type="string" calcext:value-type="string" table:number-columns-spanned="1" table:number-rows-spanned="2">
            <office:annotation draw:style-name="gr8" draw:text-style-name="P2" svg:width="431.86pt" svg:height="26.99pt" svg:x="1343.08pt" svg:y="3315pt" draw:caption-point-x="-11.54pt" draw:caption-point-y="-22.99pt">
              <dc:date>2022-03-01T00:00:00</dc:date>
              <text:p text:style-name="P1">is scaled up by 1.4x ingame</text:p>
            </office:annotation>
            <text:p>776x162</text:p>
          </table:table-cell>
          <table:table-cell table:style-name="ce40" office:value-type="string" calcext:value-type="string" table:number-columns-spanned="1" table:number-rows-spanned="2">
            <office:annotation draw:style-name="gr8" draw:text-style-name="P2" svg:width="384.18pt" svg:height="26.99pt" svg:x="1486.8pt" svg:y="3315pt" draw:caption-point-x="-11.54pt" draw:caption-point-y="-22.99pt">
              <dc:date>2022-03-01T00:00:00</dc:date>
              <text:p text:style-name="P1">is scaled up by 1.4x ingame</text:p>
            </office:annotation>
            <text:p>1552x324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21" office:value-type="string" calcext:value-type="string">
            <text:p>taiko-slider-fail</text:p>
          </table:table-cell>
          <table:table-cell table:style-name="ce29" office:value-type="string" calcext:value-type="string">
            <text:p>state when a note is missed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TopLeft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7" office:value-type="string" calcext:value-type="string" table:number-columns-spanned="1" table:number-rows-spanned="6">
            <text:p>osu!taiko -</text:p>
            <text:p>Drum Bar</text:p>
          </table:table-cell>
          <table:table-cell table:style-name="ce20" office:value-type="string" calcext:value-type="string">
            <text:p>taiko-bar-left</text:p>
          </table:table-cell>
          <table:table-cell table:style-name="ce32" office:value-type="string" calcext:value-type="string" table:number-columns-spanned="2" table:number-rows-spanned="1">
            <text:p>base of taiko drum display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32" table:content-validation-name="val2" office:value-type="string" calcext:value-type="string">
            <office:annotation draw:style-name="gr8" draw:text-style-name="P2" svg:width="479.48pt" svg:height="26.99pt" svg:x="1199.4pt" svg:y="3346.5pt" draw:caption-point-x="-11.54pt" draw:caption-point-y="-22.99pt">
              <dc:date>2022-03-01T00:00:00</dc:date>
              <text:p text:style-name="P1">0,216</text:p>
            </office:annotation>
            <text:p>TopLeft</text:p>
          </table:table-cell>
          <table:table-cell table:style-name="ce37" office:value-type="string" calcext:value-type="string">
            <office:annotation draw:style-name="gr8" draw:text-style-name="P2" svg:width="431.86pt" svg:height="26.99pt" svg:x="1343.08pt" svg:y="3346.5pt" draw:caption-point-x="-11.54pt" draw:caption-point-y="-22.99pt">
              <dc:date>2022-03-01T00:00:00</dc:date>
              <text:p text:style-name="P1">cutoff after 220 px width</text:p>
            </office:annotation>
            <text:p>181x200</text:p>
          </table:table-cell>
          <table:table-cell table:style-name="ce37" office:value-type="string" calcext:value-type="string">
            <office:annotation draw:style-name="gr8" draw:text-style-name="P2" svg:width="384.18pt" svg:height="26.99pt" svg:x="1486.8pt" svg:y="3346.5pt" draw:caption-point-x="-11.54pt" draw:caption-point-y="-22.99pt">
              <dc:date>2022-03-01T00:00:00</dc:date>
              <text:p text:style-name="P1">cutoff after 440px width</text:p>
            </office:annotation>
            <text:p>362x400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21" office:value-type="string" calcext:value-type="string">
            <text:p>taiko-drum-inner</text:p>
          </table:table-cell>
          <table:table-cell table:style-name="ce31" office:value-type="string" calcext:value-type="string" table:number-columns-spanned="2" table:number-rows-spanned="1">
            <text:p>inner drum (centre) part display for hitting the red notes (ドン - Don)</text:p>
          </table:table-cell>
          <table:covered-table-cell table:style-name="ce3"/>
          <table:table-cell table:style-name="ce45" office:value-type="string" calcext:value-type="string">
            <office:annotation draw:style-name="gr8" draw:text-style-name="P2" svg:width="439.82pt" svg:height="26.99pt" svg:x="1046.98pt" svg:y="3362.26pt" draw:caption-point-x="-11.54pt" draw:caption-point-y="-22.99pt">
              <dc:date>2022-03-01T00:00:00</dc:date>
              <text:p text:style-name="P1">position changes on V2.1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0" draw:text-style-name="P2" svg:width="479.48pt" svg:height="42.75pt" svg:x="1199.4pt" svg:y="3362.26pt" draw:caption-point-x="-11.54pt" draw:caption-point-y="-22.99pt">
              <dc:date>2022-03-01T00:00:00</dc:date>
              <text:p text:style-name="P1">V1: 29,266 (86,266 mirrored)</text:p>
              <text:p text:style-name="P1">V2.1: 0,216 (90,216 mirrored)</text:p>
            </office:annotation>
            <text:p>TopLeft</text:p>
          </table:table-cell>
          <table:table-cell table:style-name="ce36" office:value-type="string" calcext:value-type="string">
            <office:annotation draw:style-name="gr8" draw:text-style-name="P2" svg:width="431.86pt" svg:height="26.99pt" svg:x="1343.08pt" svg:y="3362.26pt" draw:caption-point-x="-11.54pt" draw:caption-point-y="-22.99pt">
              <dc:date>2022-03-01T00:00:00</dc:date>
              <text:p text:style-name="P1">max width: 56px for V1</text:p>
            </office:annotation>
            <text:p>90x200 for V2.1+</text:p>
          </table:table-cell>
          <table:table-cell table:style-name="ce36" office:value-type="string" calcext:value-type="string">
            <office:annotation draw:style-name="gr8" draw:text-style-name="P2" svg:width="384.18pt" svg:height="26.99pt" svg:x="1486.8pt" svg:y="3362.26pt" draw:caption-point-x="-11.54pt" draw:caption-point-y="-22.99pt">
              <dc:date>2022-03-01T00:00:00</dc:date>
              <text:p text:style-name="P1">max width: 102px for V1</text:p>
            </office:annotation>
            <text:p>180x400 for V2.1+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21" office:value-type="string" calcext:value-type="string">
            <text:p>taiko-drum-outer</text:p>
          </table:table-cell>
          <table:table-cell table:style-name="ce31" office:value-type="string" calcext:value-type="string" table:number-columns-spanned="2" table:number-rows-spanned="1">
            <text:p>outer drum (rim) part display for hitting the blue notes (カッ - Katsu)</text:p>
          </table:table-cell>
          <table:covered-table-cell table:style-name="ce3"/>
          <table:table-cell table:style-name="ce45" office:value-type="string" calcext:value-type="string">
            <office:annotation draw:style-name="gr12" draw:text-style-name="P2" svg:width="439.82pt" svg:height="27.01pt" svg:x="1046.98pt" svg:y="3377.99pt" draw:caption-point-x="-11.54pt" draw:caption-point-y="-22.96pt">
              <dc:date>2022-03-01T00:00:00</dc:date>
              <text:p text:style-name="P1">position changes on V2.1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0" draw:text-style-name="P2" svg:width="479.48pt" svg:height="42.75pt" svg:x="1199.4pt" svg:y="3377.99pt" draw:caption-point-x="-11.54pt" draw:caption-point-y="-22.96pt">
              <dc:date>2022-03-01T00:00:00</dc:date>
              <text:p text:style-name="P1">V1: 85,253 (13,253 mirrored)</text:p>
              <text:p text:style-name="P1">V2.1: 90,216 (0,216 mirrored)</text:p>
            </office:annotation>
            <text:p>TopLeft</text:p>
          </table:table-cell>
          <table:table-cell table:style-name="ce36" office:value-type="string" calcext:value-type="string">
            <office:annotation draw:style-name="gr12" draw:text-style-name="P2" svg:width="431.86pt" svg:height="27.01pt" svg:x="1343.08pt" svg:y="3377.99pt" draw:caption-point-x="-11.54pt" draw:caption-point-y="-22.96pt">
              <dc:date>2022-03-01T00:00:00</dc:date>
              <text:p text:style-name="P1">max width: 72px for V1</text:p>
            </office:annotation>
            <text:p>90x200 for V2.1+</text:p>
          </table:table-cell>
          <table:table-cell table:style-name="ce36" office:value-type="string" calcext:value-type="string">
            <office:annotation draw:style-name="gr12" draw:text-style-name="P2" svg:width="384.18pt" svg:height="27.01pt" svg:x="1486.8pt" svg:y="3377.99pt" draw:caption-point-x="-11.54pt" draw:caption-point-y="-22.96pt">
              <dc:date>2022-03-01T00:00:00</dc:date>
              <text:p text:style-name="P1">max width: 144px for V1</text:p>
            </office:annotation>
            <text:p>180x400 for V2.1+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21" office:value-type="string" calcext:value-type="string">
            <text:p>taiko-bar-right</text:p>
          </table:table-cell>
          <table:table-cell table:style-name="ce31" office:value-type="string" calcext:value-type="string" table:number-columns-spanned="2" table:number-rows-spanned="1">
            <text:p>idle state of the scrolling area, notes scroll above it from right to left</text:p>
          </table:table-cell>
          <table:covered-table-cell table:style-name="ce3"/>
          <table:table-cell table:style-name="ce45" office:value-type="string" calcext:value-type="string">
            <office:annotation draw:style-name="gr8" draw:text-style-name="P2" svg:width="439.82pt" svg:height="26.99pt" svg:x="1046.98pt" svg:y="3393.75pt" draw:caption-point-x="-11.54pt" draw:caption-point-y="-22.99pt">
              <dc:date>2022-03-01T00:00:00</dc:date>
              <text:p text:style-name="P1">position changes on V2.1</text:p>
            </office:annotation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455.7pt" svg:height="26.99pt" svg:x="1127.14pt" svg:y="3393.75pt" draw:caption-point-x="-11.54pt" draw:caption-point-y="-22.99pt">
              <dc:date>2022-03-01T00:00:00</dc:date>
              <text:p text:style-name="P1">gets converted to luminance-preserving grayscale</text:p>
            </office:annotation>
            <text:p>converted</text:p>
          </table:table-cell>
          <table:table-cell table:style-name="ce31" table:content-validation-name="val2" office:value-type="string" calcext:value-type="string">
            <office:annotation draw:style-name="gr7" draw:text-style-name="P2" svg:width="479.48pt" svg:height="105.73pt" svg:x="1199.4pt" svg:y="3393.75pt" draw:caption-point-x="-11.54pt" draw:caption-point-y="-22.99pt">
              <dc:date>2022-03-01T00:00:00</dc:date>
              <text:p text:style-name="P1">V1: 181,216</text:p>
              <text:p text:style-name="P1">V2.1+: 0,216 (bar-left overlays)</text:p>
              <text:p text:style-name="P1"/>
              <text:p text:style-name="P1">gets stretched to fit screen width</text:p>
              <text:p text:style-name="P1"/>
              <text:p text:style-name="P1">barlines are positioned at x,228 and have a height of 175px</text:p>
            </office:annotation>
            <text:p>TopLeft</text:p>
          </table:table-cell>
          <table:table-cell table:style-name="ce40" office:value-type="string" calcext:value-type="string" table:number-columns-spanned="1" table:number-rows-spanned="2">
            <office:annotation draw:style-name="gr8" draw:text-style-name="P2" svg:width="431.86pt" svg:height="26.99pt" svg:x="1343.08pt" svg:y="3393.75pt" draw:caption-point-x="-11.54pt" draw:caption-point-y="-22.99pt">
              <dc:date>2022-03-01T00:00:00</dc:date>
              <text:p text:style-name="P1">843x200 for V1</text:p>
            </office:annotation>
            <text:p>1024x200 for V2.1+</text:p>
          </table:table-cell>
          <table:table-cell table:style-name="ce40" office:value-type="string" calcext:value-type="string" table:number-columns-spanned="1" table:number-rows-spanned="2">
            <office:annotation draw:style-name="gr8" draw:text-style-name="P2" svg:width="384.18pt" svg:height="26.99pt" svg:x="1486.8pt" svg:y="3393.75pt" draw:caption-point-x="-11.54pt" draw:caption-point-y="-22.99pt">
              <dc:date>2022-03-01T00:00:00</dc:date>
              <text:p text:style-name="P1">1686x400 for V1</text:p>
            </office:annotation>
            <text:p>2048x400 for V2.1+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21" office:value-type="string" calcext:value-type="string">
            <text:p>taiko-bar-right-glow</text:p>
          </table:table-cell>
          <table:table-cell table:style-name="ce31" office:value-type="string" calcext:value-type="string" table:number-columns-spanned="2" table:number-rows-spanned="1">
            <text:p>state of the scrolling area during kiai time (overlays bar-right)</text:p>
          </table:table-cell>
          <table:covered-table-cell table:style-name="ce3"/>
          <table:table-cell table:style-name="ce45" office:value-type="string" calcext:value-type="string">
            <office:annotation draw:style-name="gr8" draw:text-style-name="P2" svg:width="439.82pt" svg:height="26.99pt" svg:x="1046.98pt" svg:y="3409.51pt" draw:caption-point-x="-11.54pt" draw:caption-point-y="-22.99pt">
              <dc:date>2022-03-01T00:00:00</dc:date>
              <text:p text:style-name="P1">position changes on V2.1</text:p>
            </office:annotation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7" draw:text-style-name="P2" svg:width="479.48pt" svg:height="105.73pt" svg:x="1199.4pt" svg:y="3409.51pt" draw:caption-point-x="-11.54pt" draw:caption-point-y="-22.99pt">
              <dc:date>2022-03-01T00:00:00</dc:date>
              <text:p text:style-name="P1">V1: 181,216</text:p>
              <text:p text:style-name="P1">V2.1+: 0,216 (bar-left overlays)</text:p>
              <text:p text:style-name="P1"/>
              <text:p text:style-name="P1">gets stretched to fit screen width</text:p>
              <text:p text:style-name="P1"/>
              <text:p text:style-name="P1">barlines are positioned at x,228 and have a height of 175px</text:p>
            </office:annotation>
            <text:p>TopLeft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21" office:value-type="string" calcext:value-type="string">
            <text:p>taiko-barline</text:p>
          </table:table-cell>
          <table:table-cell table:style-name="ce31" office:value-type="string" calcext:value-type="string" table:number-columns-spanned="2" table:number-rows-spanned="1">
            <text:p>line indicating start of a new measure or timing change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style-name="ce36" office:value-type="string" calcext:value-type="string">
            <text:p>max height: 200px</text:p>
          </table:table-cell>
          <table:table-cell table:style-name="ce36" office:value-type="string" calcext:value-type="string">
            <text:p>max height: 400px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 table:number-columns-spanned="1" table:number-rows-spanned="7">
            <text:p>osu!taiko -</text:p>
            <text:p>Notes</text:p>
          </table:table-cell>
          <table:table-cell table:style-name="ce20" office:value-type="string" calcext:value-type="string">
            <text:p>approachcircle</text:p>
          </table:table-cell>
          <table:table-cell table:style-name="ce32" office:value-type="string" calcext:value-type="string" table:number-columns-spanned="2" table:number-rows-spanned="1">
            <text:p>used on the hit position as a border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32" table:content-validation-name="val2" office:value-type="string" calcext:value-type="string">
            <text:p>Centre</text:p>
          </table:table-cell>
          <table:table-cell table:style-name="ce37" office:value-type="string" calcext:value-type="string">
            <text:p>126x126</text:p>
          </table:table-cell>
          <table:table-cell table:style-name="ce37" office:value-type="string" calcext:value-type="string">
            <text:p>252x252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21" office:value-type="string" calcext:value-type="string">
            <text:p>taikohitcircle</text:p>
          </table:table-cell>
          <table:table-cell table:style-name="ce31" office:value-type="string" calcext:value-type="string" table:number-columns-spanned="2" table:number-rows-spanned="1">
            <text:p>base part of the note object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3" draw:text-style-name="P2" svg:width="455.7pt" svg:height="90pt" svg:x="1127.14pt" svg:y="3456.74pt" draw:caption-point-x="-11.54pt" draw:caption-point-y="-22.96pt">
              <dc:date>2022-03-01T00:00:00</dc:date>
              <text:p text:style-name="P1">gets converted to luminance-preserving grayscale first</text:p>
              <text:p text:style-name="P1"/>
              <text:p text:style-name="P1">tinted red for 'Don' (235,69,44)</text:p>
              <text:p text:style-name="P1">tinted blue for 'Katsu' (68,141,171)</text:p>
              <text:p text:style-name="P1">tinted yellow for drumroll starting circle (252,83,6)</text:p>
            </office:annotation>
            <text:p>converted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style-name="ce40" office:value-type="string" calcext:value-type="string" table:number-columns-spanned="1" table:number-rows-spanned="4">
            <text:p>128x128</text:p>
          </table:table-cell>
          <table:table-cell table:style-name="ce40" office:value-type="string" calcext:value-type="string" table:number-columns-spanned="1" table:number-rows-spanned="4">
            <text:p>256x256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21" office:value-type="string" calcext:value-type="string">
            <office:annotation draw:style-name="gr14" draw:text-style-name="P2" svg:width="848.44pt" svg:height="74.24pt" svg:x="278.7pt" svg:y="3472.5pt" draw:caption-point-x="-11.54pt" draw:caption-point-y="-22.99pt">
              <dc:date>2022-03-01T00:00:00</dc:date>
              <text:p text:style-name="P1">only 2 frames</text:p>
              <text:p text:style-name="P1">animation speed depends on BPM</text:p>
              <text:p text:style-name="P1">animation starts at 50 combo</text:p>
              <text:p text:style-name="P1">speeds up at 150 combo</text:p>
            </office:annotation>
            <text:p>taikohitcircleoverlay(-#)</text:p>
          </table:table-cell>
          <table:table-cell table:style-name="ce31" office:value-type="string" calcext:value-type="string" table:number-columns-spanned="2" table:number-rows-spanned="1">
            <text:p>highlight layer to seperate notes from each other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21" office:value-type="string" calcext:value-type="string">
            <text:p>taikobigcircle</text:p>
          </table:table-cell>
          <table:table-cell table:style-name="ce29" office:value-type="string" calcext:value-type="string" table:number-columns-spanned="1" table:number-rows-spanned="2">
            <office:annotation draw:style-name="gr8" draw:text-style-name="P2" svg:width="562.76pt" svg:height="26.99pt" svg:x="636.63pt" svg:y="3488.26pt" draw:caption-point-x="-11.54pt" draw:caption-point-y="-22.99pt">
              <dc:date>2022-03-01T00:00:00</dc:date>
              <text:p text:style-name="P1">strong notes are scaled up automatically to distinguish them from normal notes</text:p>
            </office:annotation>
            <text:p>used for strong notes</text:p>
          </table:table-cell>
          <table:table-cell table:style-name="ce36" office:value-type="string" calcext:value-type="string">
            <text:p>also used on the hit position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8" draw:text-style-name="P2" svg:width="455.7pt" svg:height="89.97pt" svg:x="1127.14pt" svg:y="3488.26pt" draw:caption-point-x="-11.54pt" draw:caption-point-y="-22.99pt">
              <dc:date>2022-03-01T00:00:00</dc:date>
              <text:p text:style-name="P1">gets converted to luminance-preserving grayscale first</text:p>
              <text:p text:style-name="P1"/>
              <text:p text:style-name="P1">tinted red for 'Don' (235,69,44)</text:p>
              <text:p text:style-name="P1">tinted blue for 'Katsu' (68,141,171)</text:p>
              <text:p text:style-name="P1">tinted yellow for drumroll starting circle (252,83,6)</text:p>
            </office:annotation>
            <text:p>converted</text:p>
          </table:table-cell>
          <table:table-cell table:style-name="ce31" table:content-validation-name="val2" office:value-type="string" calcext:value-type="string">
            <office:annotation draw:style-name="gr8" draw:text-style-name="P2" svg:width="479.48pt" svg:height="26.99pt" svg:x="1199.4pt" svg:y="3488.26pt" draw:caption-point-x="-11.54pt" draw:caption-point-y="-22.99pt">
              <dc:date>2022-03-01T00:00:00</dc:date>
              <text:p text:style-name="P1">for the hit position: 256,315</text:p>
            </office:annotation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21" office:value-type="string" calcext:value-type="string">
            <office:annotation draw:style-name="gr14" draw:text-style-name="P2" svg:width="848.44pt" svg:height="74.24pt" svg:x="278.7pt" svg:y="3503.99pt" draw:caption-point-x="-11.54pt" draw:caption-point-y="-22.96pt">
              <dc:date>2022-03-01T00:00:00</dc:date>
              <text:p text:style-name="P1">only 2 frames</text:p>
              <text:p text:style-name="P1">animation speed depends on BPM</text:p>
              <text:p text:style-name="P1">animation starts at 50 combo</text:p>
              <text:p text:style-name="P1">speeds up at 150 combo</text:p>
            </office:annotation>
            <text:p>taikobigcircleoverlay(-#)</text:p>
          </table:table-cell>
          <table:covered-table-cell table:style-name="ce28"/>
          <table:table-cell table:style-name="ce36" office:value-type="string" calcext:value-type="string">
            <text:p>overlay for taikobigcircle only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21" office:value-type="string" calcext:value-type="string">
            <text:p>taiko-glow</text:p>
          </table:table-cell>
          <table:table-cell table:style-name="ce31" office:value-type="string" calcext:value-type="string" table:number-columns-spanned="2" table:number-rows-spanned="1">
            <text:p>behind the hit position during kiai time, bounces when notes are hit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455.7pt" svg:height="26.99pt" svg:x="1127.14pt" svg:y="3519.75pt" draw:caption-point-x="-11.54pt" draw:caption-point-y="-22.99pt">
              <dc:date>2022-03-01T00:00:00</dc:date>
              <text:p text:style-name="P1">tinted yellow</text:p>
            </office:annotation>
            <text:p>multiplicative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21" office:value-type="string" calcext:value-type="string">
            <text:p>lighting</text:p>
          </table:table-cell>
          <table:table-cell table:style-name="ce31" office:value-type="string" calcext:value-type="string" table:number-columns-spanned="2" table:number-rows-spanned="1">
            <office:annotation draw:style-name="gr8" draw:text-style-name="P2" svg:width="562.76pt" svg:height="26.99pt" svg:x="636.63pt" svg:y="3535.51pt" draw:caption-point-x="346.42pt" draw:caption-point-y="-22.99pt">
              <dc:date>2022-03-01T00:00:00</dc:date>
              <text:p text:style-name="P1">hidden behind opaque scrollbars</text:p>
            </office:annotation>
            <text:p>pulsates behind the scrolling bar on the hit position during kiai time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455.7pt" svg:height="26.99pt" svg:x="1127.14pt" svg:y="3535.51pt" draw:caption-point-x="-11.54pt" draw:caption-point-y="-22.99pt">
              <dc:date>2022-03-01T00:00:00</dc:date>
              <text:p text:style-name="P1">tinted orange red</text:p>
            </office:annotation>
            <text:p>additive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 table:number-columns-spanned="1" table:number-rows-spanned="3">
            <office:annotation draw:style-name="gr8" draw:text-style-name="P2" svg:width="943.68pt" svg:height="26.99pt" svg:x="103.29pt" svg:y="3551.24pt" draw:caption-point-x="-11.54pt" draw:caption-point-y="-22.96pt">
              <dc:date>2022-03-01T00:00:00</dc:date>
              <text:p text:style-name="P1">rolls are mostly in 1/4 (1/8 if BPM&lt;125; 1/6 if tickrate is 3) and won't add to or break combo if missed </text:p>
            </office:annotation>
            <text:p>osu!taiko -</text:p>
            <text:p>Drumroll</text:p>
          </table:table-cell>
          <table:table-cell table:style-name="ce20" office:value-type="string" calcext:value-type="string">
            <text:p>taiko-roll-middle</text:p>
          </table:table-cell>
          <table:table-cell table:style-name="ce32" office:value-type="string" calcext:value-type="string" table:number-columns-spanned="2" table:number-rows-spanned="1">
            <text:p>track of the roll where the ticks are placed on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office:annotation draw:style-name="gr8" draw:text-style-name="P2" svg:width="455.7pt" svg:height="26.99pt" svg:x="1127.14pt" svg:y="3551.24pt" draw:caption-point-x="-11.54pt" draw:caption-point-y="-22.96pt">
              <dc:date>2022-03-01T00:00:00</dc:date>
              <text:p text:style-name="P1">shifts from yellow to red tint</text:p>
            </office:annotation>
            <text:p>multiplicative</text:p>
          </table:table-cell>
          <table:table-cell table:style-name="ce32" table:content-validation-name="val2" office:value-type="string" calcext:value-type="string">
            <text:p>TopLeft</text:p>
          </table:table-cell>
          <table:table-cell table:style-name="ce37" office:value-type="string" calcext:value-type="string">
            <office:annotation draw:style-name="gr8" draw:text-style-name="P2" svg:width="431.86pt" svg:height="26.99pt" svg:x="1343.08pt" svg:y="3551.24pt" draw:caption-point-x="-11.54pt" draw:caption-point-y="-22.96pt">
              <dc:date>2022-03-01T00:00:00</dc:date>
              <text:p text:style-name="P1">must be 1px wide</text:p>
            </office:annotation>
            <text:p>1x128</text:p>
          </table:table-cell>
          <table:table-cell table:style-name="ce37" office:value-type="string" calcext:value-type="string">
            <office:annotation draw:style-name="gr8" draw:text-style-name="P2" svg:width="384.18pt" svg:height="26.99pt" svg:x="1486.8pt" svg:y="3551.24pt" draw:caption-point-x="-11.54pt" draw:caption-point-y="-22.96pt">
              <dc:date>2022-03-01T00:00:00</dc:date>
              <text:p text:style-name="P1">must be 2px wide</text:p>
            </office:annotation>
            <text:p>2x256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21" office:value-type="string" calcext:value-type="string">
            <text:p>taiko-roll-end</text:p>
          </table:table-cell>
          <table:table-cell table:style-name="ce31" office:value-type="string" calcext:value-type="string" table:number-columns-spanned="2" table:number-rows-spanned="1">
            <text:p>end part of a roll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455.7pt" svg:height="26.99pt" svg:x="1127.14pt" svg:y="3567pt" draw:caption-point-x="-11.54pt" draw:caption-point-y="-22.99pt">
              <dc:date>2022-03-01T00:00:00</dc:date>
              <text:p text:style-name="P1">shifts from yellow to red tint</text:p>
            </office:annotation>
            <text:p>multiplicative</text:p>
          </table:table-cell>
          <table:table-cell table:style-name="ce31" table:content-validation-name="val2" office:value-type="string" calcext:value-type="string">
            <text:p>TopLeft</text:p>
          </table:table-cell>
          <table:table-cell table:style-name="ce36" office:value-type="string" calcext:value-type="string">
            <text:p>64x128</text:p>
          </table:table-cell>
          <table:table-cell table:style-name="ce36" office:value-type="string" calcext:value-type="string">
            <text:p>128x256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21" office:value-type="string" calcext:value-type="string">
            <text:p>sliderscorepoint</text:p>
          </table:table-cell>
          <table:table-cell table:style-name="ce31" office:value-type="string" calcext:value-type="string" table:number-columns-spanned="2" table:number-rows-spanned="1">
            <text:p>the ticks during the roll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 table:number-columns-spanned="1" table:number-rows-spanned="3">
            <text:p>osu!taiko -</text:p>
            <text:p>Swell</text:p>
            <text:p>(Spinner/Bash)</text:p>
          </table:table-cell>
          <table:table-cell table:style-name="ce20" office:value-type="string" calcext:value-type="string">
            <text:p>spinner-warning</text:p>
          </table:table-cell>
          <table:table-cell table:style-name="ce32" office:value-type="string" calcext:value-type="string" table:number-columns-spanned="2" table:number-rows-spanned="1">
            <text:p>starting signal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32" table:content-validation-name="val2" office:value-type="string" calcext:value-type="string">
            <text:p>Centre</text:p>
          </table:table-cell>
          <table:table-cell table:number-columns-repeated="2" table:style-name="ce3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21" office:value-type="string" calcext:value-type="string">
            <text:p>spinner-circle</text:p>
          </table:table-cell>
          <table:table-cell table:style-name="ce31" office:value-type="string" calcext:value-type="string" table:number-columns-spanned="2" table:number-rows-spanned="1">
            <text:p>each hit lets the circle rotate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21" office:value-type="string" calcext:value-type="string">
            <text:p>spinner-approachcircle</text:p>
          </table:table-cell>
          <table:table-cell table:style-name="ce31" office:value-type="string" calcext:value-type="string" table:number-columns-spanned="2" table:number-rows-spanned="1">
            <text:p>duration indicator, shrinks over time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 table:number-columns-spanned="1" table:number-rows-spanned="6">
            <text:p>osu!taiko -</text:p>
            <text:p>Hitbursts</text:p>
          </table:table-cell>
          <table:table-cell table:style-name="ce20" office:value-type="string" calcext:value-type="string">
            <text:p>taiko-hit0(-#)</text:p>
          </table:table-cell>
          <table:table-cell table:style-name="ce30" office:value-type="string" calcext:value-type="string">
            <text:p>missed the note (不可 - Bad)</text:p>
          </table:table-cell>
          <table:table-cell table:style-name="ce37" office:value-type="string" calcext:value-type="string" table:number-columns-spanned="1" table:number-rows-spanned="5">
            <office:annotation draw:style-name="gr8" draw:text-style-name="P2" svg:width="348.49pt" svg:height="28.09pt" svg:x="994.59pt" svg:y="3645.21pt" draw:caption-point-x="-11.54pt" draw:caption-point-y="-22.45pt">
              <dc:date>2022-03-01T00:00:00</dc:date>
              <text:p text:style-name="P1">a single frame retains the default expanding effect whereas at least two frames disable this effect</text:p>
            </office:annotation>
            <text:p>fixed animation rate (60fps),</text:p>
            <text:p>last frame persists untill fadeout,</text:p>
            <text:p>result screen uses 0th frame,</text:p>
            <text:p>static sprites are used for</text:p>
            <text:p>the ranking screen if included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32" table:content-validation-name="val2" office:value-type="string" calcext:value-type="string">
            <text:p>Centre</text:p>
          </table:table-cell>
          <table:table-cell table:number-columns-repeated="2" table:style-name="ce3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21" office:value-type="string" calcext:value-type="string">
            <text:p>taiko-hit100(-#)</text:p>
          </table:table-cell>
          <table:table-cell table:style-name="ce29" office:value-type="string" calcext:value-type="string">
            <text:p>a bit off (可 - OK)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21" office:value-type="string" calcext:value-type="string">
            <text:p>taiko-hit300(-#)</text:p>
          </table:table-cell>
          <table:table-cell table:style-name="ce29" office:value-type="string" calcext:value-type="string">
            <text:p>on point timing (良 - Good)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21" office:value-type="string" calcext:value-type="string">
            <text:p>taiko-hit100k(-#)</text:p>
          </table:table-cell>
          <table:table-cell table:style-name="ce29" office:value-type="string" calcext:value-type="string" table:number-columns-spanned="1" table:number-rows-spanned="2">
            <office:annotation draw:style-name="gr8" draw:text-style-name="P2" svg:width="562.76pt" svg:height="26.99pt" svg:x="636.63pt" svg:y="3693pt" draw:caption-point-x="-11.54pt" draw:caption-point-y="-22.99pt">
              <dc:date>2022-03-01T00:00:00</dc:date>
              <text:p text:style-name="P1">both drum keys of the same colour must be pressed at the same time</text:p>
            </office:annotation>
            <text:p>used for correctly hit strong notes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21" office:value-type="string" calcext:value-type="string">
            <text:p>taiko-hit300k(-#)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21" office:value-type="string" calcext:value-type="string">
            <text:p>taiko-hit300g</text:p>
          </table:table-cell>
          <table:table-cell table:style-name="ce31" office:value-type="string" calcext:value-type="string" table:number-columns-spanned="2" table:number-rows-spanned="1">
            <text:p>used on reults screen instead of 300k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1" table:number-rows-spanned="6">
            <text:p>osu!catch -</text:p>
            <text:p>Catcher &amp; Playfield</text:p>
          </table:table-cell>
          <table:table-cell table:style-name="ce22" office:value-type="string" calcext:value-type="string">
            <office:annotation draw:style-name="gr8" draw:text-style-name="P2" svg:width="848.44pt" svg:height="26.99pt" svg:x="278.7pt" svg:y="3740.26pt" draw:caption-point-x="-11.54pt" draw:caption-point-y="-22.99pt">
              <dc:date>2022-03-01T00:00:00</dc:date>
              <text:p text:style-name="P1">can be toggled on/off in the options</text:p>
            </office:annotation>
            <text:p>comboburst-fruits(-#)</text:p>
          </table:table-cell>
          <table:table-cell table:style-name="ce30" office:value-type="string" calcext:value-type="string">
            <office:annotation draw:style-name="gr10" draw:text-style-name="P2" svg:width="562.76pt" svg:height="42.75pt" svg:x="636.63pt" svg:y="3740.26pt" draw:caption-point-x="-11.54pt" draw:caption-point-y="-22.99pt">
              <dc:date>2022-03-01T00:00:00</dc:date>
              <text:p text:style-name="P1">up to V2.2:</text:p>
              <text:p text:style-name="P1">osu!catch shares combobursts with osu!</text:p>
            </office:annotation>
            <text:p>dedicated combobursts for osu!catch</text:p>
          </table:table-cell>
          <table:table-cell table:style-name="ce37" office:value-type="string" calcext:value-type="string" table:number-columns-spanned="1" table:number-rows-spanned="4">
            <text:p>should face right</text:p>
          </table:table-cell>
          <table:table-cell table:style-name="ce49" office:value-type="string" calcext:value-type="string">
            <office:annotation draw:style-name="gr9" draw:text-style-name="P2" svg:width="439.82pt" svg:height="58.48pt" svg:x="1046.98pt" svg:y="3740.26pt" draw:caption-point-x="-11.54pt" draw:caption-point-y="-22.99pt">
              <dc:date>2022-03-01T00:00:00</dc:date>
              <text:p text:style-name="P1">2.3</text:p>
              <text:p text:style-name="P1">2.4</text:p>
              <text:p text:style-name="P1">2.5</text:p>
            </office:annotation>
            <text:p>2.3+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32" table:content-validation-name="val2" office:value-type="string" calcext:value-type="string">
            <text:p>BottomLeft</text:p>
          </table:table-cell>
          <table:table-cell table:style-name="ce37" office:value-type="string" calcext:value-type="string">
            <text:p>max height: 768px</text:p>
          </table:table-cell>
          <table:table-cell table:style-name="ce37" office:value-type="string" calcext:value-type="string">
            <text:p>max height: 1536px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23" office:value-type="string" calcext:value-type="string">
            <text:p>fruit-catcher-idle(-#)</text:p>
          </table:table-cell>
          <table:table-cell table:style-name="ce29" office:value-type="string" calcext:value-type="string">
            <text:p>idle catcher state</text:p>
          </table:table-cell>
          <table:covered-table-cell/>
          <table:table-cell table:style-name="ce50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Top</text:p>
          </table:table-cell>
          <table:table-cell table:style-name="ce40" office:value-type="string" calcext:value-type="string" table:number-columns-spanned="1" table:number-rows-spanned="4">
            <office:annotation draw:style-name="gr11" draw:text-style-name="P2" svg:width="431.86pt" svg:height="58.51pt" svg:x="1343.08pt" svg:y="3755.99pt" draw:caption-point-x="-11.54pt" draw:caption-point-y="-22.96pt">
              <dc:date>2022-03-01T00:00:00</dc:date>
              <text:p text:style-name="P1">the first 16 lines at top should be transparent</text:p>
              <text:p text:style-name="P1"/>
              <text:p text:style-name="P1">width should cover two fruits at CS0</text:p>
            </office:annotation>
            <text:p>min width: 302px</text:p>
          </table:table-cell>
          <table:table-cell table:style-name="ce40" office:value-type="string" calcext:value-type="string" table:number-columns-spanned="1" table:number-rows-spanned="4">
            <office:annotation draw:style-name="gr12" draw:text-style-name="P2" svg:width="384.18pt" svg:height="27.01pt" svg:x="1486.8pt" svg:y="3755.99pt" draw:caption-point-x="-11.54pt" draw:caption-point-y="-22.96pt">
              <dc:date>2022-03-01T00:00:00</dc:date>
              <text:p text:style-name="P1">the first 32 lines at top should be transparent</text:p>
            </office:annotation>
            <text:p>min width: 604px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23" office:value-type="string" calcext:value-type="string">
            <text:p>fruit-catcher-kiai(-#)</text:p>
          </table:table-cell>
          <table:table-cell table:style-name="ce29" office:value-type="string" calcext:value-type="string">
            <text:p>catcher state during kiai time</text:p>
          </table:table-cell>
          <table:covered-table-cell/>
          <table:table-cell table:style-name="ce50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Top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23" office:value-type="string" calcext:value-type="string">
            <text:p>fruit-catcher-fail(-#)</text:p>
          </table:table-cell>
          <table:table-cell table:style-name="ce29" office:value-type="string" calcext:value-type="string">
            <text:p>catcher state when a fruit or large drop is missed (combobreak)</text:p>
          </table:table-cell>
          <table:covered-table-cell/>
          <table:table-cell table:style-name="ce50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Top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24" office:value-type="string" calcext:value-type="string">
            <text:p>fruit-ryuuta(-#)</text:p>
          </table:table-cell>
          <table:table-cell table:style-name="ce33" office:value-type="string" calcext:value-type="string">
            <text:p>the old catcher</text:p>
          </table:table-cell>
          <table:table-cell table:style-name="ce41" office:value-type="string" calcext:value-type="string">
            <text:p>overrides the catcher sprites on older versions</text:p>
            <text:p>(legacy support)</text:p>
          </table:table-cell>
          <table:table-cell table:style-name="ce51" office:value-type="string" calcext:value-type="string">
            <text:p>1 / 2 /</text:p>
            <text:p>2.1 / 2.2</text:p>
          </table:table-cell>
          <table:table-cell table:style-name="ce55" table:content-validation-name="val1" office:value-type="string" calcext:value-type="string">
            <text:p>normal</text:p>
          </table:table-cell>
          <table:table-cell table:style-name="ce58" table:content-validation-name="val2" office:value-type="string" calcext:value-type="string">
            <text:p>Top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23" office:value-type="string" calcext:value-type="string">
            <office:annotation draw:style-name="gr8" draw:text-style-name="P2" svg:width="848.44pt" svg:height="26.99pt" svg:x="278.7pt" svg:y="3819pt" draw:caption-point-x="-11.54pt" draw:caption-point-y="-22.99pt">
              <dc:date>2022-03-01T00:00:00</dc:date>
              <text:p text:style-name="P1">can be toggled on/off in the options</text:p>
            </office:annotation>
            <text:p>lighting</text:p>
          </table:table-cell>
          <table:table-cell table:style-name="ce31" office:value-type="string" calcext:value-type="string" table:number-columns-spanned="2" table:number-rows-spanned="1">
            <text:p>pulsates on the catch line where fruits gonna drop at during kiai time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455.7pt" svg:height="26.99pt" svg:x="1127.14pt" svg:y="3819pt" draw:caption-point-x="-11.54pt" draw:caption-point-y="-22.99pt">
              <dc:date>2022-03-01T00:00:00</dc:date>
              <text:p text:style-name="P1">tinted in combo colours</text:p>
            </office:annotation>
            <text:p>additive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1" table:number-rows-spanned="12">
            <office:annotation draw:style-name="gr12" draw:text-style-name="P2" svg:width="943.68pt" svg:height="27.01pt" svg:x="103.29pt" svg:y="3834.74pt" draw:caption-point-x="-11.54pt" draw:caption-point-y="-22.96pt">
              <dc:date>2022-03-01T00:00:00</dc:date>
              <text:p text:style-name="P1">fruits should not be blanked out, the hyperdash border is formed by the fruits</text:p>
            </office:annotation>
            <text:p>osu!catch -</text:p>
            <text:p>Fruits</text:p>
          </table:table-cell>
          <table:table-cell table:style-name="ce22" office:value-type="string" calcext:value-type="string">
            <text:p>fruit-apple</text:p>
          </table:table-cell>
          <table:table-cell table:style-name="ce32" office:value-type="string" calcext:value-type="string" table:number-columns-spanned="2" table:number-rows-spanned="2">
            <text:p>shown third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office:annotation draw:style-name="gr12" draw:text-style-name="P2" svg:width="455.7pt" svg:height="27.01pt" svg:x="1127.14pt" svg:y="3834.74pt" draw:caption-point-x="-11.54pt" draw:caption-point-y="-22.96pt">
              <dc:date>2022-03-01T00:00:00</dc:date>
              <text:p text:style-name="P1">tinted in combo colours</text:p>
            </office:annotation>
            <text:p>multiplicative</text:p>
          </table:table-cell>
          <table:table-cell table:style-name="ce32" table:content-validation-name="val2" office:value-type="string" calcext:value-type="string">
            <text:p>Centre</text:p>
          </table:table-cell>
          <table:table-cell table:style-name="ce37" office:value-type="string" calcext:value-type="string" table:number-columns-spanned="1" table:number-rows-spanned="12">
            <text:p>128x128</text:p>
          </table:table-cell>
          <table:table-cell table:style-name="ce37" office:value-type="string" calcext:value-type="string" table:number-columns-spanned="1" table:number-rows-spanned="12">
            <text:p>256x256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23" office:value-type="string" calcext:value-type="string">
            <text:p>fruit-apple-overlay</text:p>
          </table:table-cell>
          <table:covered-table-cell table:style-name="ce28"/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23" office:value-type="string" calcext:value-type="string">
            <text:p>fruit-grapes</text:p>
          </table:table-cell>
          <table:table-cell table:style-name="ce31" office:value-type="string" calcext:value-type="string" table:number-columns-spanned="2" table:number-rows-spanned="2">
            <text:p>shown second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455.7pt" svg:height="26.99pt" svg:x="1127.14pt" svg:y="3866.26pt" draw:caption-point-x="-11.54pt" draw:caption-point-y="-22.99pt">
              <dc:date>2022-03-01T00:00:00</dc:date>
              <text:p text:style-name="P1">tinted in combo colours</text:p>
            </office:annotation>
            <text:p>multiplicative</text:p>
          </table:table-cell>
          <table:table-cell table:style-name="ce3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23" office:value-type="string" calcext:value-type="string">
            <text:p>fruit-grapes-overlay</text:p>
          </table:table-cell>
          <table:covered-table-cell table:style-name="ce28"/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23" office:value-type="string" calcext:value-type="string">
            <text:p>fruit-orange</text:p>
          </table:table-cell>
          <table:table-cell table:style-name="ce29" office:value-type="string" calcext:value-type="string" table:number-columns-spanned="1" table:number-rows-spanned="2">
            <text:p>shown last</text:p>
          </table:table-cell>
          <table:table-cell table:style-name="ce40" office:value-type="string" calcext:value-type="string" table:number-columns-spanned="1" table:number-rows-spanned="2">
            <text:p>shown on results screen for catched fruits and missed fruits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3" draw:text-style-name="P2" svg:width="455.7pt" svg:height="90pt" svg:x="1127.14pt" svg:y="3897.75pt" draw:caption-point-x="-11.54pt" draw:caption-point-y="-22.99pt">
              <dc:date>2022-03-01T00:00:00</dc:date>
              <text:p text:style-name="P1">tinted in combo colours</text:p>
              <text:p text:style-name="P1"/>
              <text:p text:style-name="P1">on the ranking screen:</text:p>
              <text:p text:style-name="P1">orange for catched fruits,</text:p>
              <text:p text:style-name="P1">light grey for missed fruits</text:p>
            </office:annotation>
            <text:p>multiplicative</text:p>
          </table:table-cell>
          <table:table-cell table:style-name="ce3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23" office:value-type="string" calcext:value-type="string">
            <text:p>fruit-orange-overlay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23" office:value-type="string" calcext:value-type="string">
            <text:p>fruit-pear</text:p>
          </table:table-cell>
          <table:table-cell table:style-name="ce31" office:value-type="string" calcext:value-type="string" table:number-columns-spanned="2" table:number-rows-spanned="2">
            <text:p>shown first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455.7pt" svg:height="26.99pt" svg:x="1127.14pt" svg:y="3929.24pt" draw:caption-point-x="-11.54pt" draw:caption-point-y="-22.96pt">
              <dc:date>2022-03-01T00:00:00</dc:date>
              <text:p text:style-name="P1">tinted in combo colours</text:p>
            </office:annotation>
            <text:p>multiplicative</text:p>
          </table:table-cell>
          <table:table-cell table:style-name="ce3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23" office:value-type="string" calcext:value-type="string">
            <text:p>fruit-pear-overlay</text:p>
          </table:table-cell>
          <table:covered-table-cell table:style-name="ce28"/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23" office:value-type="string" calcext:value-type="string">
            <text:p>fruit-bananas</text:p>
          </table:table-cell>
          <table:table-cell table:style-name="ce31" office:value-type="string" calcext:value-type="string" table:number-columns-spanned="2" table:number-rows-spanned="2">
            <text:p>"spinner" section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2" draw:text-style-name="P2" svg:width="455.7pt" svg:height="27.01pt" svg:x="1127.14pt" svg:y="3960.74pt" draw:caption-point-x="-11.54pt" draw:caption-point-y="-22.96pt">
              <dc:date>2022-03-01T00:00:00</dc:date>
              <text:p text:style-name="P1">always tinted yellow</text:p>
            </office:annotation>
            <text:p>multiplicative</text:p>
          </table:table-cell>
          <table:table-cell table:style-name="ce3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23" office:value-type="string" calcext:value-type="string">
            <text:p>fruit-bananas-overlay</text:p>
          </table:table-cell>
          <table:covered-table-cell table:style-name="ce28"/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23" office:value-type="string" calcext:value-type="string">
            <text:p>fruit-drop</text:p>
          </table:table-cell>
          <table:table-cell table:style-name="ce29" office:value-type="string" calcext:value-type="string" table:number-columns-spanned="1" table:number-rows-spanned="2">
            <text:p>"sliders" + "sliderticks"</text:p>
          </table:table-cell>
          <table:table-cell table:style-name="ce36" office:value-type="string" calcext:value-type="string">
            <text:p>shown on result screen for droplets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8" draw:text-style-name="P2" svg:width="455.7pt" svg:height="89.97pt" svg:x="1127.14pt" svg:y="3992.26pt" draw:caption-point-x="-11.54pt" draw:caption-point-y="-22.99pt">
              <dc:date>2022-03-01T00:00:00</dc:date>
              <text:p text:style-name="P1">tinted in combo colours</text:p>
              <text:p text:style-name="P1"/>
              <text:p text:style-name="P1">on the ranking screen:</text:p>
              <text:p text:style-name="P1">droplets tinted green</text:p>
              <text:p text:style-name="P1">small droplets tinted blueish grey</text:p>
            </office:annotation>
            <text:p>multiplicative</text:p>
          </table:table-cell>
          <table:table-cell table:style-name="ce3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23" office:value-type="string" calcext:value-type="string">
            <text:p>fruit-drop-overlay</text:p>
          </table:table-cell>
          <table:covered-table-cell table:style-name="ce28"/>
          <table:table-cell table:style-name="ce36" office:value-type="string" calcext:value-type="string">
            <text:p>no native sprite (transparent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9" office:value-type="string" calcext:value-type="string" table:number-columns-spanned="1" table:number-rows-spanned="9">
            <text:p>osu!mania -</text:p>
            <text:p>Stage</text:p>
          </table:table-cell>
          <table:table-cell table:style-name="ce25" office:value-type="string" calcext:value-type="string">
            <office:annotation draw:style-name="gr8" draw:text-style-name="P2" svg:width="848.44pt" svg:height="26.99pt" svg:x="278.7pt" svg:y="4023.75pt" draw:caption-point-x="-11.54pt" draw:caption-point-y="-22.99pt">
              <dc:date>2022-03-01T00:00:00</dc:date>
              <text:p text:style-name="P1">can be toggled on/off in the options</text:p>
            </office:annotation>
            <text:p>comboburst-mania(-#)</text:p>
          </table:table-cell>
          <table:table-cell table:style-name="ce30" office:value-type="string" calcext:value-type="string">
            <text:p>dedicated combobursts for osu!mania, should face right</text:p>
          </table:table-cell>
          <table:table-cell table:style-name="ce37" office:value-type="string" calcext:value-type="string">
            <office:annotation draw:style-name="gr14" draw:text-style-name="P2" svg:width="348.49pt" svg:height="74.24pt" svg:x="994.59pt" svg:y="4023.75pt" draw:caption-point-x="-11.54pt" draw:caption-point-y="-22.99pt">
              <dc:date>2022-03-01T00:00:00</dc:date>
              <text:p text:style-name="P1">ComboBurstStyle: changes from what side combobursts appear from</text:p>
              <text:p text:style-name="P1">0: left side</text:p>
              <text:p text:style-name="P1">1: right side (default side)</text:p>
              <text:p text:style-name="P1">2: both sides (randomly)</text:p>
            </office:annotation>
            <text:p>slides out from beneath the stage,</text:p>
            <text:p>gets flipped on the right stage side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32" table:content-validation-name="val2" office:value-type="string" calcext:value-type="string">
            <text:p>BottomLeft</text:p>
          </table:table-cell>
          <table:table-cell table:style-name="ce37" office:value-type="string" calcext:value-type="string" table:number-columns-spanned="1" table:number-rows-spanned="3">
            <text:p>max height: 768px</text:p>
          </table:table-cell>
          <table:table-cell table:style-name="ce37" office:value-type="string" calcext:value-type="string" table:number-columns-spanned="1" table:number-rows-spanned="3">
            <text:p>max height: 1536px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26" office:value-type="string" calcext:value-type="string">
            <text:p>mania-stage-left</text:p>
          </table:table-cell>
          <table:table-cell table:style-name="ce29" office:value-type="string" calcext:value-type="string" table:number-columns-spanned="1" table:number-rows-spanned="2">
            <office:annotation draw:style-name="gr8" draw:text-style-name="P2" svg:width="562.76pt" svg:height="26.99pt" svg:x="636.63pt" svg:y="4039.51pt" draw:caption-point-x="-11.54pt" draw:caption-point-y="-22.99pt">
              <dc:date>2022-03-01T00:00:00</dc:date>
              <text:p text:style-name="P1">both stages share the same sprites during co-op play</text:p>
            </office:annotation>
            <text:p>shown on the respective sides of the outer lanes</text:p>
          </table:table-cell>
          <table:table-cell table:style-name="ce40" office:value-type="string" calcext:value-type="string" table:number-columns-spanned="1" table:number-rows-spanned="2">
            <text:p>stretched to fit stage height</text:p>
            <text:p>(allows for smaller sprites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BottomRight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26" office:value-type="string" calcext:value-type="string">
            <text:p>mania-stage-right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BottomLeft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26" office:value-type="string" calcext:value-type="string">
            <text:p>mania-stage-bottom(-#)</text:p>
          </table:table-cell>
          <table:table-cell table:style-name="ce29" office:value-type="string" calcext:value-type="string">
            <text:p>won't be scaled to fit columns</text:p>
          </table:table-cell>
          <table:table-cell table:style-name="ce36" office:value-type="string" calcext:value-type="string">
            <text:p>no native sprite (transparent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Bottom</text:p>
          </table:table-cell>
          <table:table-cell table:style-name="ce40" office:value-type="string" calcext:value-type="string" table:number-columns-spanned="2" table:number-rows-spanned="1">
            <office:annotation draw:style-name="gr8" draw:text-style-name="P2" svg:width="431.86pt" svg:height="26.99pt" svg:x="1343.08pt" svg:y="4071pt" draw:caption-point-x="132.18pt" draw:caption-point-y="-22.99pt">
              <dc:date>2022-03-01T00:00:00</dc:date>
              <text:p text:style-name="P1">should be skinned for a 480px (960px for HD) height playfield</text:p>
            </office:annotation>
            <text:p>0.625x smaller than total stage width</text:p>
          </table:table-cell>
          <table:covered-table-cell/>
          <table:table-cell table:number-columns-repeated="1015"/>
        </table:table-row>
        <table:table-row table:style-name="ro1">
          <table:covered-table-cell table:style-name="ce3"/>
          <table:table-cell table:style-name="ce26" office:value-type="string" calcext:value-type="string">
            <text:p>mania-stage-hint</text:p>
          </table:table-cell>
          <table:table-cell table:style-name="ce29" office:value-type="string" calcext:value-type="string">
            <office:annotation draw:style-name="gr12" draw:text-style-name="P2" svg:width="562.76pt" svg:height="27.01pt" svg:x="636.63pt" svg:y="4086.74pt" draw:caption-point-x="-11.54pt" draw:caption-point-y="-22.96pt">
              <dc:date>2022-03-01T00:00:00</dc:date>
              <text:p text:style-name="P1">judgement line is drawn in the centre of the sprite</text:p>
            </office:annotation>
            <text:p>graphical representation of the judgement line (hit area)</text:p>
          </table:table-cell>
          <table:table-cell table:style-name="ce36" office:value-type="string" calcext:value-type="string">
            <text:p>stretched fo fit stage width</text:p>
            <text:p>(allows for smaller sprites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26" office:value-type="string" calcext:value-type="string">
            <text:p>mania-stage-light(-#)</text:p>
          </table:table-cell>
          <table:table-cell table:style-name="ce29" office:value-type="string" calcext:value-type="string">
            <text:p>lighting for the columns</text:p>
          </table:table-cell>
          <table:table-cell table:style-name="ce36" office:value-type="string" calcext:value-type="string">
            <text:p>behind the notes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0" draw:text-style-name="P2" svg:width="455.7pt" svg:height="42.75pt" svg:x="1127.14pt" svg:y="4102.5pt" draw:caption-point-x="-11.54pt" draw:caption-point-y="-22.99pt">
              <dc:date>2022-03-01T00:00:00</dc:date>
              <text:p text:style-name="P1">tinted white by default</text:p>
              <text:p text:style-name="P1">custom tinting per column by using "ColourLight#:" in the skin.ini-file</text:p>
            </office:annotation>
            <text:p>multiplicative</text:p>
          </table:table-cell>
          <table:table-cell table:style-name="ce31" table:content-validation-name="val2" office:value-type="string" calcext:value-type="string">
            <office:annotation draw:style-name="gr8" draw:text-style-name="P2" svg:width="479.48pt" svg:height="26.99pt" svg:x="1199.4pt" svg:y="4102.5pt" draw:caption-point-x="-11.54pt" draw:caption-point-y="-22.99pt">
              <dc:date>2022-03-01T00:00:00</dc:date>
              <text:p text:style-name="P1">position can be changed via "LightPosition:" in the skin.ini-file</text:p>
            </office:annotation>
            <text:p>Bottom</text:p>
          </table:table-cell>
          <table:table-cell table:style-name="ce36" office:value-type="string" calcext:value-type="string">
            <office:annotation draw:style-name="gr8" draw:text-style-name="P2" svg:width="431.86pt" svg:height="26.99pt" svg:x="1343.08pt" svg:y="4102.5pt" draw:caption-point-x="-11.54pt" draw:caption-point-y="-22.99pt">
              <dc:date>2022-03-01T00:00:00</dc:date>
              <text:p text:style-name="P1">gets stretched or squeezed to fit the column's width</text:p>
            </office:annotation>
            <text:p>max height: 768px</text:p>
          </table:table-cell>
          <table:table-cell table:style-name="ce36" office:value-type="string" calcext:value-type="string">
            <office:annotation draw:style-name="gr8" draw:text-style-name="P2" svg:width="384.18pt" svg:height="26.99pt" svg:x="1486.8pt" svg:y="4102.5pt" draw:caption-point-x="-11.54pt" draw:caption-point-y="-22.99pt">
              <dc:date>2022-03-01T00:00:00</dc:date>
              <text:p text:style-name="P1">gets stretched or squeezed to fit the column's width</text:p>
            </office:annotation>
            <text:p>max height: 1536px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26" office:value-type="string" calcext:value-type="string">
            <text:p>mania-warningarrow</text:p>
          </table:table-cell>
          <table:table-cell table:style-name="ce29" office:value-type="string" calcext:value-type="string">
            <text:p>at the start of a map</text:p>
          </table:table-cell>
          <table:table-cell table:style-name="ce36" office:value-type="string" calcext:value-type="string">
            <text:p>should face downwards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26" office:value-type="string" calcext:value-type="string">
            <text:p>lightingN(-#)</text:p>
          </table:table-cell>
          <table:table-cell table:style-name="ce31" office:value-type="string" calcext:value-type="string" table:number-columns-spanned="2" table:number-rows-spanned="1">
            <text:p>for single notes and hold note tails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31" table:content-validation-name="val2" office:value-type="string" calcext:value-type="string">
            <office:annotation draw:style-name="gr12" draw:text-style-name="P2" svg:width="479.48pt" svg:height="27.01pt" svg:x="1199.4pt" svg:y="4133.99pt" draw:caption-point-x="-11.54pt" draw:caption-point-y="-22.96pt">
              <dc:date>2022-03-01T00:00:00</dc:date>
              <text:p text:style-name="P1">positioned where the centre of the judgementline crosses the centre of a lane 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26" office:value-type="string" calcext:value-type="string">
            <text:p>lightingL(-#)</text:p>
          </table:table-cell>
          <table:table-cell table:style-name="ce31" office:value-type="string" calcext:value-type="string" table:number-columns-spanned="2" table:number-rows-spanned="1">
            <text:p>for hold notes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additive</text:p>
          </table:table-cell>
          <table:table-cell table:style-name="ce31" table:content-validation-name="val2" office:value-type="string" calcext:value-type="string">
            <office:annotation draw:style-name="gr8" draw:text-style-name="P2" svg:width="479.48pt" svg:height="26.99pt" svg:x="1199.4pt" svg:y="4149.75pt" draw:caption-point-x="-11.54pt" draw:caption-point-y="-22.99pt">
              <dc:date>2022-03-01T00:00:00</dc:date>
              <text:p text:style-name="P1">positioned where the centre of the judgementline crosses the centre of a lane </text:p>
            </office:annotation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 table:number-columns-spanned="1" table:number-rows-spanned="6">
            <text:p>osu!mania -</text:p>
            <text:p>Keys</text:p>
          </table:table-cell>
          <table:table-cell table:style-name="ce25" office:value-type="string" calcext:value-type="string">
            <text:p>mania-key1</text:p>
          </table:table-cell>
          <table:table-cell table:style-name="ce32" office:value-type="string" calcext:value-type="string" table:number-columns-spanned="2" table:number-rows-spanned="3">
            <text:p>idle state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32" table:content-validation-name="val2" office:value-type="string" calcext:value-type="string">
            <text:p>Bottom</text:p>
          </table:table-cell>
          <table:table-cell table:style-name="ce37" office:value-type="string" calcext:value-type="string" table:number-columns-spanned="1" table:number-rows-spanned="6">
            <office:annotation draw:style-name="gr8" draw:text-style-name="P2" svg:width="431.86pt" svg:height="26.99pt" svg:x="1343.08pt" svg:y="4165.51pt" draw:caption-point-x="-11.54pt" draw:caption-point-y="-22.99pt">
              <dc:date>2022-03-01T00:00:00</dc:date>
              <text:p text:style-name="P1">get stretched or squeezed to fit the column</text:p>
            </office:annotation>
            <text:p>50x107</text:p>
          </table:table-cell>
          <table:table-cell table:style-name="ce37" office:value-type="string" calcext:value-type="string" table:number-columns-spanned="1" table:number-rows-spanned="6">
            <office:annotation draw:style-name="gr8" draw:text-style-name="P2" svg:width="384.18pt" svg:height="26.99pt" svg:x="1486.8pt" svg:y="4165.51pt" draw:caption-point-x="-11.54pt" draw:caption-point-y="-22.99pt">
              <dc:date>2022-03-01T00:00:00</dc:date>
              <text:p text:style-name="P1">get stretched or squeezed to fit the column</text:p>
            </office:annotation>
            <text:p>100x214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26" office:value-type="string" calcext:value-type="string">
            <text:p>mania-key2</text:p>
          </table:table-cell>
          <table:covered-table-cell table:style-name="ce28"/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26" office:value-type="string" calcext:value-type="string">
            <text:p>mania-keyS</text:p>
          </table:table-cell>
          <table:covered-table-cell table:style-name="ce28"/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26" office:value-type="string" calcext:value-type="string">
            <text:p>mania-key1D</text:p>
          </table:table-cell>
          <table:table-cell table:style-name="ce31" office:value-type="string" calcext:value-type="string" table:number-columns-spanned="2" table:number-rows-spanned="3">
            <text:p>pressed state</text:p>
          </table:table-cell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26" office:value-type="string" calcext:value-type="string">
            <text:p>mania-key2D</text:p>
          </table:table-cell>
          <table:covered-table-cell table:style-name="ce28"/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26" office:value-type="string" calcext:value-type="string">
            <text:p>mania-keySD</text:p>
          </table:table-cell>
          <table:covered-table-cell table:style-name="ce28"/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9" office:value-type="string" calcext:value-type="string" table:number-columns-spanned="1" table:number-rows-spanned="12">
            <text:p>osu!mania -</text:p>
            <text:p>Notes</text:p>
          </table:table-cell>
          <table:table-cell table:style-name="ce25" office:value-type="string" calcext:value-type="string">
            <text:p>mania-note1(-#)</text:p>
          </table:table-cell>
          <table:table-cell table:style-name="ce32" office:value-type="string" calcext:value-type="string" table:number-columns-spanned="2" table:number-rows-spanned="3">
            <text:p>single note</text:p>
          </table:table-cell>
          <table:covered-table-cell table:style-name="ce39"/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32" table:content-validation-name="val2" office:value-type="string" calcext:value-type="string">
            <text:p>Bottom</text:p>
          </table:table-cell>
          <table:table-cell table:style-name="ce37" office:value-type="string" calcext:value-type="string" table:number-columns-spanned="2" table:number-rows-spanned="12">
            <office:annotation draw:style-name="gr12" draw:text-style-name="P2" svg:width="431.86pt" svg:height="27.01pt" svg:x="1343.08pt" svg:y="4259.99pt" draw:caption-point-x="132.18pt" draw:caption-point-y="-22.96pt">
              <dc:date>2022-03-01T00:00:00</dc:date>
              <text:p text:style-name="P1">notes can be manually stretched or squeezed via "WidthForNoteHeightScale:"in the skin.ini-file</text:p>
            </office:annotation>
            <text:p>get scaled to fit the individual columns</text:p>
            <text:p/>
            <text:p>if column widths differ: the smallest one is scaled correctly and the others are squeezed to match its height</text:p>
          </table:table-cell>
          <table:covered-table-cell table:style-name="ce62"/>
          <table:table-cell table:number-columns-repeated="1015"/>
        </table:table-row>
        <table:table-row table:style-name="ro1">
          <table:covered-table-cell table:style-name="ce3"/>
          <table:table-cell table:style-name="ce26" office:value-type="string" calcext:value-type="string">
            <text:p>mania-note2(-#)</text:p>
          </table:table-cell>
          <table:covered-table-cell table:style-name="ce28"/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26" office:value-type="string" calcext:value-type="string">
            <text:p>mania-noteS(-#)</text:p>
          </table:table-cell>
          <table:covered-table-cell table:style-name="ce28"/>
          <table:covered-table-cell table:style-name="ce3"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26" office:value-type="string" calcext:value-type="string">
            <text:p>mania-note1H(-#)</text:p>
          </table:table-cell>
          <table:table-cell table:style-name="ce29" office:value-type="string" calcext:value-type="string" table:number-columns-spanned="1" table:number-rows-spanned="3">
            <text:p>heads (and tails) of hold notes</text:p>
          </table:table-cell>
          <table:table-cell table:style-name="ce40" office:value-type="string" calcext:value-type="string" table:number-columns-spanned="1" table:number-rows-spanned="3">
            <text:p>used for hold note tails if no dedicated tails are present (flipped)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26" office:value-type="string" calcext:value-type="string">
            <text:p>mania-note2H(-#)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26" office:value-type="string" calcext:value-type="string">
            <text:p>mania-noteSH(-#)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26" office:value-type="string" calcext:value-type="string">
            <text:p>mania-note1T(-#)</text:p>
          </table:table-cell>
          <table:table-cell table:style-name="ce29" office:value-type="string" calcext:value-type="string" table:number-columns-spanned="1" table:number-rows-spanned="3">
            <text:p>dedicated tails of hold notes,</text:p>
            <text:p>no native sprites (use heads by default)</text:p>
          </table:table-cell>
          <table:table-cell table:style-name="ce40" office:value-type="string" calcext:value-type="string" table:number-columns-spanned="1" table:number-rows-spanned="3">
            <text:p>automatically flipped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26" office:value-type="string" calcext:value-type="string">
            <text:p>mania-note2T(-#)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26" office:value-type="string" calcext:value-type="string">
            <text:p>mania-noteST(-#)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Bottom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26" office:value-type="string" calcext:value-type="string">
            <text:p>mania-note1L(-#)</text:p>
          </table:table-cell>
          <table:table-cell table:style-name="ce29" office:value-type="string" calcext:value-type="string" table:number-columns-spanned="1" table:number-rows-spanned="3">
            <text:p>bodies of hold notes (lengths)</text:p>
            <text:p>animations start after the note is hit</text:p>
          </table:table-cell>
          <table:table-cell table:style-name="ce40" office:value-type="string" calcext:value-type="string" table:number-columns-spanned="1" table:number-rows-spanned="3">
            <office:annotation draw:style-name="gr9" draw:text-style-name="P2" svg:width="348.49pt" svg:height="58.48pt" svg:x="994.59pt" svg:y="4401.75pt" draw:caption-point-x="-11.54pt" draw:caption-point-y="-22.99pt">
              <dc:date>2022-03-01T00:00:00</dc:date>
              <text:p text:style-name="P1">only works on V2.5+</text:p>
              <text:p text:style-name="P1"/>
              <text:p text:style-name="P1">can be stretched or cascading from either tail or head</text:p>
            </office:annotation>
            <text:p>display style can be changed via the skin.ini-file using "NoteBodyStyle:"</text:p>
          </table:table-cell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4" draw:text-style-name="P2" svg:width="479.48pt" svg:height="74.24pt" svg:x="1199.4pt" svg:y="4401.75pt" draw:caption-point-x="-11.54pt" draw:caption-point-y="-22.99pt">
              <dc:date>2022-03-01T00:00:00</dc:date>
              <text:p text:style-name="P1">depends on NoteBodyStyle:</text:p>
              <text:p text:style-name="P1">0 = Centre</text:p>
              <text:p text:style-name="P1">1 = Top</text:p>
              <text:p text:style-name="P1">2 = Bottom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26" office:value-type="string" calcext:value-type="string">
            <text:p>mania-note2L(-#)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4" draw:text-style-name="P2" svg:width="479.48pt" svg:height="74.24pt" svg:x="1199.4pt" svg:y="4417.51pt" draw:caption-point-x="-11.54pt" draw:caption-point-y="-22.99pt">
              <dc:date>2022-03-01T00:00:00</dc:date>
              <text:p text:style-name="P1">depends on NoteBodyStyle:</text:p>
              <text:p text:style-name="P1">0 = Centre</text:p>
              <text:p text:style-name="P1">1 = Top</text:p>
              <text:p text:style-name="P1">2 = Bottom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26" office:value-type="string" calcext:value-type="string">
            <text:p>mania-noteSL(-#)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office:annotation draw:style-name="gr14" draw:text-style-name="P2" svg:width="479.48pt" svg:height="74.24pt" svg:x="1199.4pt" svg:y="4433.24pt" draw:caption-point-x="-11.54pt" draw:caption-point-y="-22.96pt">
              <dc:date>2022-03-01T00:00:00</dc:date>
              <text:p text:style-name="P1">depends on NoteBodyStyle:</text:p>
              <text:p text:style-name="P1">0 = Centre</text:p>
              <text:p text:style-name="P1">1 = Top</text:p>
              <text:p text:style-name="P1">2 = Bottom</text:p>
            </office:annotation>
            <text:p>vari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9" office:value-type="string" calcext:value-type="string" table:number-columns-spanned="1" table:number-rows-spanned="6">
            <text:p>osu!mania -</text:p>
            <text:p>Hitbursts</text:p>
          </table:table-cell>
          <table:table-cell table:style-name="ce25" office:value-type="string" calcext:value-type="string">
            <text:p>mania-hit0(-#)</text:p>
          </table:table-cell>
          <table:table-cell table:style-name="ce30" office:value-type="string" calcext:value-type="string">
            <office:annotation draw:style-name="gr10" draw:text-style-name="P2" svg:width="562.76pt" svg:height="42.75pt" svg:x="636.63pt" svg:y="4449pt" draw:caption-point-x="-11.54pt" draw:caption-point-y="-22.99pt">
              <dc:date>2022-03-01T00:00:00</dc:date>
              <text:p text:style-name="P1">on hold notes:</text:p>
              <text:p text:style-name="P1">you released the hold note</text:p>
            </office:annotation>
            <text:p>missed the note</text:p>
          </table:table-cell>
          <table:table-cell table:style-name="ce37" office:value-type="string" calcext:value-type="string" table:number-columns-spanned="1" table:number-rows-spanned="6">
            <office:annotation draw:style-name="gr8" draw:text-style-name="P2" svg:width="348.49pt" svg:height="28.09pt" svg:x="994.59pt" svg:y="4448.47pt" draw:caption-point-x="-11.54pt" draw:caption-point-y="-22.45pt">
              <dc:date>2022-03-01T00:00:00</dc:date>
              <text:p text:style-name="P1">result screen uses the root folder's mania-hit# sprites if custom hitbursts are set via skin.ini</text:p>
            </office:annotation>
            <text:p>fixed animation rate (60fps), looped,</text:p>
            <text:p>result screen uses 0th frame,</text:p>
            <text:p>static sprites are used for</text:p>
            <text:p>the ranking screen if included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32" table:content-validation-name="val2" office:value-type="string" calcext:value-type="string">
            <text:p>Centre</text:p>
          </table:table-cell>
          <table:table-cell table:number-columns-repeated="2" table:style-name="ce3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26" office:value-type="string" calcext:value-type="string">
            <text:p>mania-hit50(-#)</text:p>
          </table:table-cell>
          <table:table-cell table:style-name="ce29" office:value-type="string" calcext:value-type="string">
            <office:annotation draw:style-name="gr10" draw:text-style-name="P2" svg:width="562.76pt" svg:height="42.75pt" svg:x="636.63pt" svg:y="4464.74pt" draw:caption-point-x="-11.54pt" draw:caption-point-y="-22.96pt">
              <dc:date>2022-03-01T00:00:00</dc:date>
              <text:p text:style-name="P1">on hold notes:</text:p>
              <text:p text:style-name="P1">you held the note again after you released it</text:p>
            </office:annotation>
            <text:p>way too off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26" office:value-type="string" calcext:value-type="string">
            <text:p>mania-hit100(-#)</text:p>
          </table:table-cell>
          <table:table-cell table:style-name="ce29" office:value-type="string" calcext:value-type="string">
            <text:p>large derivation from 300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26" office:value-type="string" calcext:value-type="string">
            <text:p>mania-hit200(-#)</text:p>
          </table:table-cell>
          <table:table-cell table:style-name="ce29" office:value-type="string" calcext:value-type="string">
            <office:annotation draw:style-name="gr10" draw:text-style-name="P2" svg:width="562.76pt" svg:height="42.75pt" svg:x="636.63pt" svg:y="4496.26pt" draw:caption-point-x="-11.54pt" draw:caption-point-y="-22.99pt">
              <dc:date>2022-03-01T00:00:00</dc:date>
              <text:p text:style-name="P1">on hold notes:</text:p>
              <text:p text:style-name="P1">you held the note without releasing it</text:p>
            </office:annotation>
            <text:p>small derivation from 300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26" office:value-type="string" calcext:value-type="string">
            <text:p>mania-hit300(-#)</text:p>
          </table:table-cell>
          <table:table-cell table:style-name="ce29" office:value-type="string" calcext:value-type="string">
            <text:p>small derivation from MAX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26" office:value-type="string" calcext:value-type="string">
            <text:p>mania-hit300g(-#)</text:p>
          </table:table-cell>
          <table:table-cell table:style-name="ce29" office:value-type="string" calcext:value-type="string">
            <office:annotation draw:style-name="gr8" draw:text-style-name="P2" svg:width="562.76pt" svg:height="26.99pt" svg:x="636.63pt" svg:y="4527.75pt" draw:caption-point-x="-11.54pt" draw:caption-point-y="-22.99pt">
              <dc:date>2022-03-01T00:00:00</dc:date>
              <text:p text:style-name="P1">-/+ 16.5 ms on all ODs (without mods)</text:p>
            </office:annotation>
            <text:p>on point timing (MAX)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number-columns-repeated="2" table:style-name="ce3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 table:number-columns-spanned="1" table:number-rows-spanned="13">
            <text:p>osu! -</text:p>
            <text:p>Target Practice Mod</text:p>
          </table:table-cell>
          <table:table-cell table:style-name="ce17" office:value-type="string" calcext:value-type="string">
            <text:p>selection-mod-target</text:p>
          </table:table-cell>
          <table:table-cell table:style-name="ce30" office:value-type="string" calcext:value-type="string">
            <text:p>activates 'Target Practice'</text:p>
          </table:table-cell>
          <table:table-cell table:style-name="ce37" office:value-type="string" calcext:value-type="string" table:number-columns-spanned="1" table:number-rows-spanned="13">
            <text:p>The 'Target Practice' mod is a</text:p>
            <text:p>'Cutting Edge' release stream</text:p>
            <text:p>exclusive feature!</text:p>
          </table:table-cell>
          <table:table-cell table:style-name="ce46" office:value-type="string" calcext:value-type="string">
            <text:p>all</text:p>
          </table:table-cell>
          <table:table-cell table:style-name="ce54" table:content-validation-name="val1" office:value-type="string" calcext:value-type="string">
            <text:p>normal</text:p>
          </table:table-cell>
          <table:table-cell table:style-name="ce32" table:content-validation-name="val2" office:value-type="string" calcext:value-type="string">
            <text:p>Centre</text:p>
          </table:table-cell>
          <table:table-cell table:style-name="ce37" office:value-type="string" calcext:value-type="string">
            <text:p>64x64</text:p>
          </table:table-cell>
          <table:table-cell table:style-name="ce37" office:value-type="string" calcext:value-type="string">
            <text:p>128x128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text:p>target</text:p>
          </table:table-cell>
          <table:table-cell table:style-name="ce29" office:value-type="string" calcext:value-type="string" table:number-columns-spanned="1" table:number-rows-spanned="2">
            <text:p>expands upon appearance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455.7pt" svg:height="26.99pt" svg:x="1127.14pt" svg:y="4559.24pt" draw:caption-point-x="-11.54pt" draw:caption-point-y="-22.96pt">
              <dc:date>2022-03-01T00:00:00</dc:date>
              <text:p text:style-name="P1">tinted in combo colours</text:p>
            </office:annotation>
            <text:p>multiplicative</text:p>
          </table:table-cell>
          <table:table-cell table:style-name="ce31" table:content-validation-name="val2" office:value-type="string" calcext:value-type="string">
            <text:p>Centre</text:p>
          </table:table-cell>
          <table:table-cell table:style-name="ce40" office:value-type="string" calcext:value-type="string" table:number-columns-spanned="1" table:number-rows-spanned="12">
            <office:annotation draw:style-name="gr8" draw:text-style-name="P2" svg:width="431.86pt" svg:height="26.99pt" svg:x="1343.08pt" svg:y="4559.24pt" draw:caption-point-x="-11.54pt" draw:caption-point-y="-22.96pt">
              <dc:date>2022-03-01T00:00:00</dc:date>
              <text:p text:style-name="P1">hitbox: 118x118</text:p>
            </office:annotation>
            <text:p>128x128</text:p>
          </table:table-cell>
          <table:table-cell table:style-name="ce40" office:value-type="string" calcext:value-type="string" table:number-columns-spanned="1" table:number-rows-spanned="12">
            <office:annotation draw:style-name="gr8" draw:text-style-name="P2" svg:width="384.18pt" svg:height="26.99pt" svg:x="1486.8pt" svg:y="4559.24pt" draw:caption-point-x="-11.54pt" draw:caption-point-y="-22.96pt">
              <dc:date>2022-03-01T00:00:00</dc:date>
              <text:p text:style-name="P1">hitbox: 236x236</text:p>
            </office:annotation>
            <text:p>256x256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text:p>targetoverlay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text:p>target-pt-1</text:p>
          </table:table-cell>
          <table:table-cell table:style-name="ce29" office:value-type="string" calcext:value-type="string" table:number-columns-spanned="1" table:number-rows-spanned="10">
            <text:p>the target always breaks</text:p>
            <text:p>into five pieces</text:p>
          </table:table-cell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2" draw:text-style-name="P2" svg:width="455.7pt" svg:height="27.01pt" svg:x="1127.14pt" svg:y="4590.74pt" draw:caption-point-x="-11.54pt" draw:caption-point-y="-22.96pt">
              <dc:date>2022-03-01T00:00:00</dc:date>
              <text:p text:style-name="P1">tinted in combo colours</text:p>
            </office:annotation>
            <text:p>multiplicative</text:p>
          </table:table-cell>
          <table:table-cell table:style-name="ce3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text:p>target-pt-2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455.7pt" svg:height="26.99pt" svg:x="1127.14pt" svg:y="4606.5pt" draw:caption-point-x="-11.54pt" draw:caption-point-y="-22.99pt">
              <dc:date>2022-03-01T00:00:00</dc:date>
              <text:p text:style-name="P1">tinted in combo colours</text:p>
            </office:annotation>
            <text:p>multiplicative</text:p>
          </table:table-cell>
          <table:table-cell table:style-name="ce3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text:p>target-pt-3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455.7pt" svg:height="26.99pt" svg:x="1127.14pt" svg:y="4622.26pt" draw:caption-point-x="-11.54pt" draw:caption-point-y="-22.99pt">
              <dc:date>2022-03-01T00:00:00</dc:date>
              <text:p text:style-name="P1">tinted in combo colours</text:p>
            </office:annotation>
            <text:p>multiplicative</text:p>
          </table:table-cell>
          <table:table-cell table:style-name="ce3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text:p>target-pt-4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12" draw:text-style-name="P2" svg:width="455.7pt" svg:height="27.01pt" svg:x="1127.14pt" svg:y="4637.99pt" draw:caption-point-x="-11.54pt" draw:caption-point-y="-22.96pt">
              <dc:date>2022-03-01T00:00:00</dc:date>
              <text:p text:style-name="P1">tinted in combo colours</text:p>
            </office:annotation>
            <text:p>multiplicative</text:p>
          </table:table-cell>
          <table:table-cell table:style-name="ce3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text:p>target-pt-5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office:annotation draw:style-name="gr8" draw:text-style-name="P2" svg:width="455.7pt" svg:height="26.99pt" svg:x="1127.14pt" svg:y="4653.75pt" draw:caption-point-x="-11.54pt" draw:caption-point-y="-22.99pt">
              <dc:date>2022-03-01T00:00:00</dc:date>
              <text:p text:style-name="P1">tinted in combo colours</text:p>
            </office:annotation>
            <text:p>multiplicative</text:p>
          </table:table-cell>
          <table:table-cell table:style-name="ce3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text:p>targetoverlay-pt-1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text:p>targetoverlay-pt-2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text:p>targetoverlay-pt-3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text:p>targetoverlay-pt-4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style-name="ce3"/>
          <table:table-cell table:style-name="ce18" office:value-type="string" calcext:value-type="string">
            <text:p>targetoverlay-pt-5</text:p>
          </table:table-cell>
          <table:covered-table-cell table:style-name="ce28"/>
          <table:covered-table-cell/>
          <table:table-cell table:style-name="ce45" office:value-type="string" calcext:value-type="string">
            <text:p>all</text:p>
          </table:table-cell>
          <table:table-cell table:style-name="ce53" table:content-validation-name="val1" office:value-type="string" calcext:value-type="string">
            <text:p>normal</text:p>
          </table:table-cell>
          <table:table-cell table:style-name="ce31" table:content-validation-name="val2" office:value-type="string" calcext:value-type="string">
            <text:p>Centre</text:p>
          </table:table-cell>
          <table:covered-table-cell table:number-columns-repeated="2"/>
          <table:table-cell table:number-columns-repeated="1015"/>
        </table:table-row>
        <table:table-row table:style-name="ro2" table:number-rows-repeated="10482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prites.E2:sprites.E300">
            <calcext:condition calcext:apply-style-name="ConditionalStyle_1" calcext:value="contains-text(&quot;1&quot;)" calcext:base-cell-address="sprites.E2"/>
          </calcext:conditional-format>
          <calcext:conditional-format calcext:target-range-address="sprites.E2:sprites.E300">
            <calcext:condition calcext:apply-style-name="ConditionalStyle_2" calcext:value="not-contains-text(&quot;all&quot;)" calcext:base-cell-address="sprites.E2"/>
          </calcext:conditional-format>
          <calcext:conditional-format calcext:target-range-address="sprites.E2:sprites.E300">
            <calcext:condition calcext:apply-style-name="ConditionalStyle_3" calcext:value="=&quot;all&quot;" calcext:base-cell-address="sprites.E2"/>
          </calcext:conditional-format>
          <calcext:conditional-format calcext:target-range-address="sprites.F1:sprites.F300">
            <calcext:condition calcext:apply-style-name="ConditionalStyle_4" calcext:value="=&quot;additive&quot;" calcext:base-cell-address="sprites.F1"/>
          </calcext:conditional-format>
          <calcext:conditional-format calcext:target-range-address="sprites.F1:sprites.F300">
            <calcext:condition calcext:apply-style-name="ConditionalStyle_5" calcext:value="=&quot;multiplicative&quot;" calcext:base-cell-address="sprites.F1"/>
          </calcext:conditional-format>
          <calcext:conditional-format calcext:target-range-address="sprites.F1:sprites.F300">
            <calcext:condition calcext:apply-style-name="ConditionalStyle_6" calcext:value="=&quot;varies&quot;" calcext:base-cell-address="sprites.F1"/>
          </calcext:conditional-format>
          <calcext:conditional-format calcext:target-range-address="sprites.F1:sprites.F300">
            <calcext:condition calcext:apply-style-name="ConditionalStyle_7" calcext:value="=&quot;converted&quot;" calcext:base-cell-address="sprites.F1"/>
          </calcext:conditional-format>
        </calcext:conditional-formats>
      </table:table>
      <table:table table:name="sounds" table:style-name="ta2">
        <table:table-column table:style-name="co8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8" table:number-columns-repeated="1020" table:default-cell-style-name="Default"/>
        <table:table-row table:style-name="ro1">
          <table:table-cell table:style-name="ce63" office:value-type="string" calcext:value-type="string">
            <text:p>Category</text:p>
          </table:table-cell>
          <table:table-cell table:style-name="ce79" office:value-type="string" calcext:value-type="string">
            <office:annotation draw:style-name="gr8" draw:text-style-name="P2" svg:width="828.71pt" svg:height="26.99pt" svg:x="250.98pt" svg:y="23.24pt" draw:caption-point-x="-11.54pt" draw:caption-point-y="-22.96pt">
              <dc:date>2022-03-01T00:00:00</dc:date>
              <text:p text:style-name="P1">MP3-files should be used on sounds that do not directly interact with gameplay (hitsounds should always be in WAV-format) to reduce file size</text:p>
            </office:annotation>
            <text:p>sound-name.wav</text:p>
          </table:table-cell>
          <table:table-cell table:style-name="ce96" office:value-type="string" calcext:value-type="string" table:number-columns-spanned="2" table:number-rows-spanned="1">
            <text:p>Notes</text:p>
          </table:table-cell>
          <table:covered-table-cell table:style-name="ce107"/>
          <table:table-cell table:number-columns-repeated="1020"/>
        </table:table-row>
        <table:table-row table:style-name="ro1">
          <table:table-cell table:style-name="ce64" office:value-type="string" calcext:value-type="string" table:number-columns-spanned="1" table:number-rows-spanned="3">
            <text:p>Home Screen Sounds</text:p>
          </table:table-cell>
          <table:table-cell table:style-name="ce80" office:value-type="string" calcext:value-type="string">
            <office:annotation draw:style-name="gr8" draw:text-style-name="P2" svg:width="828.71pt" svg:height="26.99pt" svg:x="250.98pt" svg:y="39pt" draw:caption-point-x="-11.54pt" draw:caption-point-y="-22.99pt">
              <dc:date>2022-03-01T00:00:00</dc:date>
              <text:p text:style-name="P1">can be toggled on/off in the options</text:p>
            </office:annotation>
            <text:p>welcome.mp3</text:p>
          </table:table-cell>
          <table:table-cell table:style-name="ce97" table:formula="of:=HYPERLINK(&quot;https://osu.ppy.sh/home/support&quot;;&quot;only osu!supporters can hear&#10;custom sounds&quot;)" office:value-type="string" office:string-value="only osu!supporters can hear&#10;custom sounds" calcext:value-type="string" table:number-columns-spanned="1" table:number-rows-spanned="2">
            <text:p>only osu!supporters can hear</text:p>
            <text:p>custom sounds</text:p>
          </table:table-cell>
          <table:table-cell table:style-name="ce108" office:value-type="string" calcext:value-type="string">
            <text:p>starting the client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0" office:value-type="string" calcext:value-type="string">
            <office:annotation draw:style-name="gr12" draw:text-style-name="P2" svg:width="828.71pt" svg:height="27.01pt" svg:x="250.98pt" svg:y="54.74pt" draw:caption-point-x="-11.54pt" draw:caption-point-y="-22.96pt">
              <dc:date>2022-03-01T00:00:00</dc:date>
              <text:p text:style-name="P1">can be toggled on/off in the options</text:p>
            </office:annotation>
            <text:p>seeya.mp3</text:p>
          </table:table-cell>
          <table:covered-table-cell/>
          <table:table-cell table:style-name="ce108" office:value-type="string" calcext:value-type="string">
            <text:p>closing the client</text:p>
          </table:table-cell>
          <table:table-cell table:number-columns-repeated="1020"/>
        </table:table-row>
        <table:table-row table:style-name="ro1">
          <table:covered-table-cell table:style-name="ce66"/>
          <table:table-cell table:style-name="ce80" office:value-type="string" calcext:value-type="string">
            <text:p>heartbeat</text:p>
          </table:table-cell>
          <table:table-cell table:style-name="ce98" office:value-type="string" calcext:value-type="string" table:number-columns-spanned="2" table:number-rows-spanned="1">
            <text:p>hovering above the osu! cookie in main menu (BPM dependent on map)</text:p>
          </table:table-cell>
          <table:covered-table-cell/>
          <table:table-cell table:number-columns-repeated="1020"/>
        </table:table-row>
        <table:table-row table:style-name="ro1">
          <table:table-cell table:style-name="ce67" office:value-type="string" calcext:value-type="string" table:number-columns-spanned="1" table:number-rows-spanned="10">
            <text:p>Clicks</text:p>
          </table:table-cell>
          <table:table-cell table:style-name="ce81" office:value-type="string" calcext:value-type="string">
            <text:p>check-on</text:p>
          </table:table-cell>
          <table:table-cell table:style-name="ce99" office:value-type="string" calcext:value-type="string" table:number-columns-spanned="2" table:number-rows-spanned="1">
            <text:p>enabling any checkboxes or activating a mod</text:p>
          </table:table-cell>
          <table:covered-table-cell table:style-name="ce114"/>
          <table:table-cell table:number-columns-repeated="1020"/>
        </table:table-row>
        <table:table-row table:style-name="ro1">
          <table:covered-table-cell table:style-name="ce65"/>
          <table:table-cell table:style-name="ce80" office:value-type="string" calcext:value-type="string">
            <text:p>check-off</text:p>
          </table:table-cell>
          <table:table-cell table:style-name="ce98" office:value-type="string" calcext:value-type="string" table:number-columns-spanned="2" table:number-rows-spanned="1">
            <text:p>disabling any checkboxes or deactivating a mod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0" office:value-type="string" calcext:value-type="string">
            <text:p>select-expand</text:p>
          </table:table-cell>
          <table:table-cell table:style-name="ce98" office:value-type="string" calcext:value-type="string" table:number-columns-spanned="2" table:number-rows-spanned="1">
            <text:p>switching into song selection, selecting a beatmap set, opening dropdown boxes, opening chat tabs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0" office:value-type="string" calcext:value-type="string">
            <text:p>select-difficulty</text:p>
          </table:table-cell>
          <table:table-cell table:style-name="ce98" office:value-type="string" calcext:value-type="string" table:number-columns-spanned="2" table:number-rows-spanned="1">
            <text:p>selecting a difficulty of a beatmap set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0" office:value-type="string" calcext:value-type="string">
            <text:p>click-close</text:p>
          </table:table-cell>
          <table:table-cell table:style-name="ce98" office:value-type="string" calcext:value-type="string" table:number-columns-spanned="2" table:number-rows-spanned="1">
            <text:p>closing a chat tab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0" office:value-type="string" calcext:value-type="string">
            <text:p>click-short-confirm</text:p>
          </table:table-cell>
          <table:table-cell table:style-name="ce98" office:value-type="string" calcext:value-type="string" table:number-columns-spanned="2" table:number-rows-spanned="1">
            <text:p>clicks on confirming a button or dropdown option, opening/closing chat, switching between chat tabs, switching groups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0" office:value-type="string" calcext:value-type="string">
            <text:p>menuback</text:p>
          </table:table-cell>
          <table:table-cell table:style-name="ce98" office:value-type="string" calcext:value-type="string" table:number-columns-spanned="2" table:number-rows-spanned="1">
            <text:p>clicking on menu-back or returning to the previous screen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0" office:value-type="string" calcext:value-type="string">
            <text:p>menuhit</text:p>
          </table:table-cell>
          <table:table-cell table:style-name="ce98" office:value-type="string" calcext:value-type="string" table:number-columns-spanned="2" table:number-rows-spanned="1">
            <text:p>confirming a selection that switches screens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0" office:value-type="string" calcext:value-type="string">
            <text:p>shutter</text:p>
          </table:table-cell>
          <table:table-cell table:style-name="ce98" office:value-type="string" calcext:value-type="string" table:number-columns-spanned="2" table:number-rows-spanned="1">
            <text:p>noise when a screenshot is taken</text:p>
          </table:table-cell>
          <table:covered-table-cell/>
          <table:table-cell table:number-columns-repeated="1020"/>
        </table:table-row>
        <table:table-row table:style-name="ro1">
          <table:covered-table-cell table:style-name="ce68"/>
          <table:table-cell table:style-name="ce82" office:value-type="string" calcext:value-type="string">
            <text:p>sliderbar</text:p>
          </table:table-cell>
          <table:table-cell table:style-name="ce100" office:value-type="string" calcext:value-type="string" table:number-columns-spanned="2" table:number-rows-spanned="1">
            <office:annotation draw:style-name="gr12" draw:text-style-name="P2" svg:width="606.44pt" svg:height="27.01pt" svg:x="569.28pt" svg:y="227.99pt" draw:caption-point-x="306.77pt" draw:caption-point-y="-22.96pt">
              <dc:date>2022-03-01T00:00:00</dc:date>
              <text:p text:style-name="P1">pitch changes depending from where the point is changed, goes up or down</text:p>
            </office:annotation>
            <text:p>played while changing settings via sliderbars</text:p>
            <text:p>(e.g.; background dim, mouse sensivity, cursor size, volume control)</text:p>
          </table:table-cell>
          <table:covered-table-cell table:style-name="ce107"/>
          <table:table-cell table:number-columns-repeated="1020"/>
        </table:table-row>
        <table:table-row table:style-name="ro1">
          <table:table-cell table:style-name="ce64" office:value-type="string" calcext:value-type="string" table:number-columns-spanned="1" table:number-rows-spanned="2">
            <text:p>Hovers</text:p>
          </table:table-cell>
          <table:table-cell table:style-name="ce80" office:value-type="string" calcext:value-type="string">
            <text:p>click-short</text:p>
          </table:table-cell>
          <table:table-cell table:style-name="ce98" office:value-type="string" calcext:value-type="string" table:number-columns-spanned="2" table:number-rows-spanned="1">
            <text:p>hovering above all selectable boxes except beatmaps or main screen buttons</text:p>
          </table:table-cell>
          <table:covered-table-cell/>
          <table:table-cell table:number-columns-repeated="1020"/>
        </table:table-row>
        <table:table-row table:style-name="ro1">
          <table:covered-table-cell table:style-name="ce66"/>
          <table:table-cell table:style-name="ce80" office:value-type="string" calcext:value-type="string">
            <text:p>menuclick</text:p>
          </table:table-cell>
          <table:table-cell table:style-name="ce98" office:value-type="string" calcext:value-type="string" table:number-columns-spanned="2" table:number-rows-spanned="1">
            <text:p>hovering above difficulties or menu buttons</text:p>
          </table:table-cell>
          <table:covered-table-cell/>
          <table:table-cell table:number-columns-repeated="1020"/>
        </table:table-row>
        <table:table-row table:style-name="ro1">
          <table:table-cell table:style-name="ce67" office:value-type="string" calcext:value-type="string" table:number-columns-spanned="1" table:number-rows-spanned="6">
            <text:p>Multiplayer Room Sounds</text:p>
          </table:table-cell>
          <table:table-cell table:style-name="ce81" office:value-type="string" calcext:value-type="string">
            <text:p>match-join</text:p>
          </table:table-cell>
          <table:table-cell table:style-name="ce99" office:value-type="string" calcext:value-type="string" table:number-columns-spanned="2" table:number-rows-spanned="1">
            <text:p>player joins a room</text:p>
          </table:table-cell>
          <table:covered-table-cell table:style-name="ce114"/>
          <table:table-cell table:number-columns-repeated="1020"/>
        </table:table-row>
        <table:table-row table:style-name="ro1">
          <table:covered-table-cell table:style-name="ce65"/>
          <table:table-cell table:style-name="ce80" office:value-type="string" calcext:value-type="string">
            <text:p>match-leave</text:p>
          </table:table-cell>
          <table:table-cell table:style-name="ce98" office:value-type="string" calcext:value-type="string" table:number-columns-spanned="2" table:number-rows-spanned="1">
            <text:p>player leaves a room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0" office:value-type="string" calcext:value-type="string">
            <text:p>match-ready</text:p>
          </table:table-cell>
          <table:table-cell table:style-name="ce98" office:value-type="string" calcext:value-type="string" table:number-columns-spanned="2" table:number-rows-spanned="1">
            <text:p>player is prepared to start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0" office:value-type="string" calcext:value-type="string">
            <text:p>match-notready</text:p>
          </table:table-cell>
          <table:table-cell table:style-name="ce98" office:value-type="string" calcext:value-type="string" table:number-columns-spanned="2" table:number-rows-spanned="1">
            <text:p>player revokes his start signal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0" office:value-type="string" calcext:value-type="string">
            <text:p>match-confirm</text:p>
          </table:table-cell>
          <table:table-cell table:style-name="ce98" office:value-type="string" calcext:value-type="string" table:number-columns-spanned="2" table:number-rows-spanned="1">
            <text:p>all players are ready, you get host of the lobby</text:p>
          </table:table-cell>
          <table:covered-table-cell/>
          <table:table-cell table:number-columns-repeated="1020"/>
        </table:table-row>
        <table:table-row table:style-name="ro1">
          <table:covered-table-cell table:style-name="ce68"/>
          <table:table-cell table:style-name="ce82" office:value-type="string" calcext:value-type="string">
            <text:p>match-start</text:p>
          </table:table-cell>
          <table:table-cell table:style-name="ce100" office:value-type="string" calcext:value-type="string" table:number-columns-spanned="2" table:number-rows-spanned="1">
            <text:p>the match is starting, chat highlight sound, you get a PM</text:p>
          </table:table-cell>
          <table:covered-table-cell table:style-name="ce107"/>
          <table:table-cell table:number-columns-repeated="1020"/>
        </table:table-row>
        <table:table-row table:style-name="ro1">
          <table:table-cell table:style-name="ce69" office:value-type="string" calcext:value-type="string" table:number-columns-spanned="1" table:number-rows-spanned="18">
            <office:annotation draw:style-name="gr8" draw:text-style-name="P2" svg:width="876.36pt" svg:height="26.99pt" svg:x="107.29pt" svg:y="369.75pt" draw:caption-point-x="-11.54pt" draw:caption-point-y="-22.99pt">
              <dc:date>2022-03-01T00:00:00</dc:date>
              <text:p text:style-name="P1">not for Stable (Fallback)</text:p>
            </office:annotation>
            <text:p>Home Screen Button Sounds</text:p>
          </table:table-cell>
          <table:table-cell table:style-name="ce83" office:value-type="string" calcext:value-type="string">
            <text:p>back-button-hover</text:p>
          </table:table-cell>
          <table:table-cell table:style-name="ce101" office:value-type="string" calcext:value-type="string">
            <text:p>hovering above menu-back</text:p>
          </table:table-cell>
          <table:table-cell table:style-name="ce101" office:value-type="string" calcext:value-type="string">
            <text:p>overrides menuclick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back-button-click</text:p>
          </table:table-cell>
          <table:table-cell table:style-name="ce101" office:value-type="string" calcext:value-type="string">
            <text:p>clicking menu-back</text:p>
          </table:table-cell>
          <table:table-cell table:style-name="ce101" office:value-type="string" calcext:value-type="string">
            <text:p>overrides menuback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play-hover</text:p>
          </table:table-cell>
          <table:table-cell table:style-name="ce101" office:value-type="string" calcext:value-type="string">
            <text:p>hovering above "Play"</text:p>
          </table:table-cell>
          <table:table-cell table:style-name="ce105" office:value-type="string" calcext:value-type="string" table:number-columns-spanned="1" table:number-rows-spanned="7">
            <text:p>overrides menuclick on the respective button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edit-hover</text:p>
          </table:table-cell>
          <table:table-cell table:style-name="ce101" office:value-type="string" calcext:value-type="string">
            <text:p>hovering above "Edit"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options-hover</text:p>
          </table:table-cell>
          <table:table-cell table:style-name="ce101" office:value-type="string" calcext:value-type="string">
            <text:p>hovering above "Options"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exit-hover</text:p>
          </table:table-cell>
          <table:table-cell table:style-name="ce101" office:value-type="string" calcext:value-type="string">
            <text:p>hovering above "Exit"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freeplay-hover</text:p>
          </table:table-cell>
          <table:table-cell table:style-name="ce101" office:value-type="string" calcext:value-type="string">
            <text:p>hovering above "Solo"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multiplayer-hover</text:p>
          </table:table-cell>
          <table:table-cell table:style-name="ce101" office:value-type="string" calcext:value-type="string">
            <text:p>hovering above "Multiplayer"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back-hover</text:p>
          </table:table-cell>
          <table:table-cell table:style-name="ce101" office:value-type="string" calcext:value-type="string">
            <text:p>hovering above "Back"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play-click</text:p>
          </table:table-cell>
          <table:table-cell table:style-name="ce101" office:value-type="string" calcext:value-type="string">
            <text:p>clicking "Play"</text:p>
          </table:table-cell>
          <table:table-cell table:style-name="ce105" office:value-type="string" calcext:value-type="string" table:number-columns-spanned="1" table:number-rows-spanned="7">
            <text:p>overrides menuhit on the respective button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edit-click</text:p>
          </table:table-cell>
          <table:table-cell table:style-name="ce101" office:value-type="string" calcext:value-type="string">
            <text:p>clicking "Edit"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options-click</text:p>
          </table:table-cell>
          <table:table-cell table:style-name="ce101" office:value-type="string" calcext:value-type="string">
            <text:p>clicking "Options"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exit-click</text:p>
          </table:table-cell>
          <table:table-cell table:style-name="ce101" office:value-type="string" calcext:value-type="string">
            <text:p>clicking "Exit"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freeplay-click</text:p>
          </table:table-cell>
          <table:table-cell table:style-name="ce101" office:value-type="string" calcext:value-type="string">
            <text:p>clicking "Solo"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multiplayer-click</text:p>
          </table:table-cell>
          <table:table-cell table:style-name="ce101" office:value-type="string" calcext:value-type="string">
            <text:p>clicking "Multiplayer"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menu-back-click</text:p>
          </table:table-cell>
          <table:table-cell table:style-name="ce101" office:value-type="string" calcext:value-type="string">
            <text:p>clicking "Back"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0" office:value-type="string" calcext:value-type="string">
            <text:p>menu-direct-hover</text:p>
          </table:table-cell>
          <table:table-cell table:style-name="ce102" table:formula="of:=HYPERLINK(&quot;https://osu.ppy.sh/home/support&quot;;&quot;only osu!supporters can hear them&quot;)" office:value-type="string" office:string-value="only osu!supporters can hear them" calcext:value-type="string" table:number-columns-spanned="1" table:number-rows-spanned="2">
            <text:p>only osu!supporters can hear them</text:p>
          </table:table-cell>
          <table:table-cell table:style-name="ce108" office:value-type="string" calcext:value-type="string">
            <text:p>hovering above the osu! Direct button, overrides menuclick</text:p>
          </table:table-cell>
          <table:table-cell table:number-columns-repeated="1020"/>
        </table:table-row>
        <table:table-row table:style-name="ro1">
          <table:covered-table-cell table:style-name="ce66"/>
          <table:table-cell table:style-name="ce80" office:value-type="string" calcext:value-type="string">
            <text:p>menu-direct-click</text:p>
          </table:table-cell>
          <table:covered-table-cell table:style-name="ce103"/>
          <table:table-cell table:style-name="ce108" office:value-type="string" calcext:value-type="string">
            <text:p>clicking the osu! Direct button, overrides menuhit</text:p>
          </table:table-cell>
          <table:table-cell table:number-columns-repeated="1020"/>
        </table:table-row>
        <table:table-row table:style-name="ro1">
          <table:table-cell table:style-name="ce70" office:value-type="string" calcext:value-type="string" table:number-columns-spanned="1" table:number-rows-spanned="7">
            <office:annotation draw:style-name="gr8" draw:text-style-name="P2" svg:width="876.36pt" svg:height="26.99pt" svg:x="107.29pt" svg:y="653.24pt" draw:caption-point-x="-11.54pt" draw:caption-point-y="-22.96pt">
              <dc:date>2022-03-01T00:00:00</dc:date>
              <text:p text:style-name="P1">not for Stable (Fallback)</text:p>
            </office:annotation>
            <text:p>Key Input Sounds</text:p>
          </table:table-cell>
          <table:table-cell table:style-name="ce84" office:value-type="string" calcext:value-type="string">
            <text:p>key-confirm</text:p>
          </table:table-cell>
          <table:table-cell table:style-name="ce104" office:value-type="string" calcext:value-type="string" table:number-columns-spanned="2" table:number-rows-spanned="1">
            <text:p>sending a message, cursor clicking in song select or chat panel</text:p>
          </table:table-cell>
          <table:covered-table-cell table:style-name="ce114"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key-delete</text:p>
          </table:table-cell>
          <table:table-cell table:style-name="ce105" office:value-type="string" calcext:value-type="string" table:number-columns-spanned="2" table:number-rows-spanned="1">
            <text:p>deleting a letter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key-movement</text:p>
          </table:table-cell>
          <table:table-cell table:style-name="ce105" office:value-type="string" calcext:value-type="string" table:number-columns-spanned="2" table:number-rows-spanned="1">
            <text:p>changing writing cursor position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key-press-1</text:p>
          </table:table-cell>
          <table:table-cell table:style-name="ce106" office:value-type="string" calcext:value-type="string" table:number-columns-spanned="2" table:number-rows-spanned="4">
            <text:p>pressing a key on textboxes plays one of the four sounds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key-press-2</text:p>
          </table:table-cell>
          <table:covered-table-cell table:number-columns-repeated="2"/>
          <table:table-cell table:number-columns-repeated="1020"/>
        </table:table-row>
        <table:table-row table:style-name="ro1">
          <table:covered-table-cell table:style-name="ce65"/>
          <table:table-cell table:style-name="ce83" office:value-type="string" calcext:value-type="string">
            <text:p>key-press-3</text:p>
          </table:table-cell>
          <table:covered-table-cell table:number-columns-repeated="2"/>
          <table:table-cell table:number-columns-repeated="1020"/>
        </table:table-row>
        <table:table-row table:style-name="ro1">
          <table:covered-table-cell table:style-name="ce68"/>
          <table:table-cell table:style-name="ce85" office:value-type="string" calcext:value-type="string">
            <text:p>key-press-4</text:p>
          </table:table-cell>
          <table:covered-table-cell table:number-columns-repeated="2" table:style-name="ce107"/>
          <table:table-cell table:number-columns-repeated="1020"/>
        </table:table-row>
        <table:table-row table:style-name="ro1">
          <table:table-cell table:style-name="ce71" office:value-type="string" calcext:value-type="string" table:number-columns-spanned="1" table:number-rows-spanned="8">
            <office:annotation draw:style-name="gr8" draw:text-style-name="P2" svg:width="876.36pt" svg:height="26.99pt" svg:x="107.29pt" svg:y="763.51pt" draw:caption-point-x="-11.54pt" draw:caption-point-y="-22.99pt">
              <dc:date>2022-03-01T00:00:00</dc:date>
              <text:p text:style-name="P1">not for Stable (Fallback)</text:p>
            </office:annotation>
            <text:p>Pause Button Sounds</text:p>
          </table:table-cell>
          <table:table-cell table:style-name="ce86" office:value-type="string" calcext:value-type="string">
            <text:p>pause-hover</text:p>
          </table:table-cell>
          <table:table-cell table:style-name="ce105" office:value-type="string" calcext:value-type="string" table:number-columns-spanned="2" table:number-rows-spanned="1">
            <text:p>hovering above any pause button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6" office:value-type="string" calcext:value-type="string">
            <text:p>pause-continue-hover</text:p>
          </table:table-cell>
          <table:table-cell table:style-name="ce101" office:value-type="string" calcext:value-type="string">
            <text:p>hovering above pause-continue</text:p>
          </table:table-cell>
          <table:table-cell table:style-name="ce105" office:value-type="string" calcext:value-type="string" table:number-columns-spanned="1" table:number-rows-spanned="3">
            <text:p>overrides pause-hover on the respective button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6" office:value-type="string" calcext:value-type="string">
            <text:p>pause-retry-hover</text:p>
          </table:table-cell>
          <table:table-cell table:style-name="ce101" office:value-type="string" calcext:value-type="string">
            <text:p>hovering above pause-retry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6" office:value-type="string" calcext:value-type="string">
            <text:p>pause-back-hover</text:p>
          </table:table-cell>
          <table:table-cell table:style-name="ce101" office:value-type="string" calcext:value-type="string">
            <text:p>hovering above pause-back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6" office:value-type="string" calcext:value-type="string">
            <text:p>pause-continue-click</text:p>
          </table:table-cell>
          <table:table-cell table:style-name="ce105" office:value-type="string" calcext:value-type="string" table:number-columns-spanned="2" table:number-rows-spanned="1">
            <text:p>clicking pause-continue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6" office:value-type="string" calcext:value-type="string">
            <text:p>pause-retry-click</text:p>
          </table:table-cell>
          <table:table-cell table:style-name="ce105" office:value-type="string" calcext:value-type="string" table:number-columns-spanned="2" table:number-rows-spanned="1">
            <text:p>clicking pause-retry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6" office:value-type="string" calcext:value-type="string">
            <text:p>pause-back-click</text:p>
          </table:table-cell>
          <table:table-cell table:style-name="ce105" office:value-type="string" calcext:value-type="string" table:number-columns-spanned="2" table:number-rows-spanned="1">
            <text:p>clicking pause-back</text:p>
          </table:table-cell>
          <table:covered-table-cell/>
          <table:table-cell table:number-columns-repeated="1020"/>
        </table:table-row>
        <table:table-row table:style-name="ro1">
          <table:covered-table-cell table:style-name="ce66"/>
          <table:table-cell table:style-name="ce86" office:value-type="string" calcext:value-type="string">
            <text:p>pause-loop.mp3</text:p>
          </table:table-cell>
          <table:table-cell table:style-name="ce105" office:value-type="string" calcext:value-type="string" table:number-columns-spanned="2" table:number-rows-spanned="1">
            <office:annotation draw:style-name="gr8" draw:text-style-name="P2" svg:width="606.44pt" svg:height="26.99pt" svg:x="569.28pt" svg:y="873.75pt" draw:caption-point-x="306.77pt" draw:caption-point-y="-22.99pt">
              <dc:date>2022-03-01T00:00:00</dc:date>
              <text:p text:style-name="P1">gets muted when you tab out of the game</text:p>
            </office:annotation>
            <text:p>loop that plays in the pause / fail screen</text:p>
          </table:table-cell>
          <table:covered-table-cell/>
          <table:table-cell table:number-columns-repeated="1020"/>
        </table:table-row>
        <table:table-row table:style-name="ro1">
          <table:table-cell table:style-name="ce72" office:value-type="string" calcext:value-type="string" table:number-columns-spanned="1" table:number-rows-spanned="6">
            <text:p>Countdown Sounds</text:p>
          </table:table-cell>
          <table:table-cell table:style-name="ce87" office:value-type="string" calcext:value-type="string">
            <text:p>readys</text:p>
          </table:table-cell>
          <table:table-cell table:style-name="ce99" office:value-type="string" calcext:value-type="string" table:number-columns-spanned="2" table:number-rows-spanned="1">
            <text:p>countdown starting sound</text:p>
          </table:table-cell>
          <table:covered-table-cell table:style-name="ce114"/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count3s</text:p>
          </table:table-cell>
          <table:table-cell table:style-name="ce98" office:value-type="string" calcext:value-type="string" table:number-columns-spanned="2" table:number-rows-spanned="1">
            <text:p>first sound played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count2s</text:p>
          </table:table-cell>
          <table:table-cell table:style-name="ce98" office:value-type="string" calcext:value-type="string" table:number-columns-spanned="2" table:number-rows-spanned="1">
            <text:p>second sound played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count1s</text:p>
          </table:table-cell>
          <table:table-cell table:style-name="ce98" office:value-type="string" calcext:value-type="string" table:number-columns-spanned="2" table:number-rows-spanned="1">
            <text:p>third sound played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gos</text:p>
          </table:table-cell>
          <table:table-cell table:style-name="ce98" office:value-type="string" calcext:value-type="string" table:number-columns-spanned="2" table:number-rows-spanned="1">
            <text:p>last sound played, gameplay starts on the next full beat</text:p>
          </table:table-cell>
          <table:covered-table-cell/>
          <table:table-cell table:number-columns-repeated="1020"/>
        </table:table-row>
        <table:table-row table:style-name="ro1">
          <table:covered-table-cell table:style-name="ce68"/>
          <table:table-cell table:style-name="ce88" office:value-type="string" calcext:value-type="string">
            <office:annotation draw:style-name="gr8" draw:text-style-name="P2" svg:width="828.71pt" svg:height="26.99pt" svg:x="250.98pt" svg:y="968.26pt" draw:caption-point-x="-11.54pt" draw:caption-point-y="-22.99pt">
              <dc:date>2022-03-01T00:00:00</dc:date>
              <text:p text:style-name="P1">should be in WAV-format</text:p>
            </office:annotation>
            <text:p>count</text:p>
          </table:table-cell>
          <table:table-cell table:style-name="ce108" office:value-type="string" calcext:value-type="string">
            <text:p>metronome for target practice mod</text:p>
          </table:table-cell>
          <table:table-cell table:style-name="ce101" office:value-type="string" calcext:value-type="string">
            <text:p>can be used in place of count#s &amp; gos</text:p>
          </table:table-cell>
          <table:table-cell table:number-columns-repeated="1020"/>
        </table:table-row>
        <table:table-row table:style-name="ro1">
          <table:table-cell table:style-name="ce73" office:value-type="string" calcext:value-type="string" table:number-columns-spanned="1" table:number-rows-spanned="7">
            <office:annotation draw:style-name="gr10" draw:text-style-name="P2" svg:width="876.36pt" svg:height="42.75pt" svg:x="107.29pt" svg:y="983.99pt" draw:caption-point-x="-11.54pt" draw:caption-point-y="-22.96pt">
              <dc:date>2022-03-01T00:00:00</dc:date>
              <text:p text:style-name="P1">preferably in MP3-format, especially when using longer sounds to reduce disk space</text:p>
              <text:p text:style-name="P1">(these sounds aren't really elementary for gameplay)</text:p>
            </office:annotation>
            <text:p>Gameplay Sounds</text:p>
          </table:table-cell>
          <table:table-cell table:style-name="ce89" office:value-type="string" calcext:value-type="string">
            <text:p>metronomelow</text:p>
          </table:table-cell>
          <table:table-cell table:style-name="ce109" office:value-type="string" calcext:value-type="string">
            <office:annotation draw:style-name="gr12" draw:text-style-name="P2" svg:width="606.44pt" svg:height="27.01pt" svg:x="569.28pt" svg:y="983.99pt" draw:caption-point-x="-11.54pt" draw:caption-point-y="-22.96pt">
              <dc:date>2022-03-01T00:00:00</dc:date>
              <text:p text:style-name="P1">should be in WAV-format if main use is for the offset wizard</text:p>
            </office:annotation>
            <text:p>used in the offset wizard</text:p>
          </table:table-cell>
          <table:table-cell table:style-name="ce109" office:value-type="string" calcext:value-type="string">
            <office:annotation draw:style-name="gr12" draw:text-style-name="P2" svg:width="384.21pt" svg:height="27.01pt" svg:x="887.58pt" svg:y="983.99pt" draw:caption-point-x="-11.54pt" draw:caption-point-y="-22.96pt">
              <dc:date>2022-03-01T00:00:00</dc:date>
              <text:p text:style-name="P1">each catched banana raises the pitch a bit</text:p>
            </office:annotation>
            <text:p>catching bananas in osu!catch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comboburst(-#)</text:p>
          </table:table-cell>
          <table:table-cell table:style-name="ce98" office:value-type="string" calcext:value-type="string" table:number-columns-spanned="2" table:number-rows-spanned="1">
            <office:annotation draw:style-name="gr9" draw:text-style-name="P2" svg:width="606.44pt" svg:height="58.48pt" svg:x="569.28pt" svg:y="999.75pt" draw:caption-point-x="306.77pt" draw:caption-point-y="-22.99pt">
              <dc:date>2022-03-01T00:00:00</dc:date>
              <text:p text:style-name="P1">"CustomComboBurstSounds" in the skin.ini requires multiple sounds</text:p>
              <text:p text:style-name="P1"/>
              <text:p text:style-name="P1">Will always be played even if combobursts are disabled in the options</text:p>
            </office:annotation>
            <text:p>plays on predefined combo counts, animation naming allows multiple sounds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combobreak</text:p>
          </table:table-cell>
          <table:table-cell table:style-name="ce98" office:value-type="string" calcext:value-type="string" table:number-columns-spanned="2" table:number-rows-spanned="1">
            <text:p>only played if the combo count was 20 or higher before breaking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sectionpass</text:p>
          </table:table-cell>
          <table:table-cell table:style-name="ce98" office:value-type="string" calcext:value-type="string" table:number-columns-spanned="2" table:number-rows-spanned="1">
            <text:p>halfway through a break with more than 50% HP remaining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sectionfail</text:p>
          </table:table-cell>
          <table:table-cell table:style-name="ce98" office:value-type="string" calcext:value-type="string" table:number-columns-spanned="2" table:number-rows-spanned="1">
            <text:p>halfway through a break with less than 50% HP remaining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failsound.mp3</text:p>
          </table:table-cell>
          <table:table-cell table:style-name="ce98" office:value-type="string" calcext:value-type="string" table:number-columns-spanned="2" table:number-rows-spanned="1">
            <text:p>failing a map at any point</text:p>
          </table:table-cell>
          <table:covered-table-cell/>
          <table:table-cell table:number-columns-repeated="1020"/>
        </table:table-row>
        <table:table-row table:style-name="ro1">
          <table:covered-table-cell table:style-name="ce66"/>
          <table:table-cell table:style-name="ce88" office:value-type="string" calcext:value-type="string">
            <text:p>applause.mp3</text:p>
          </table:table-cell>
          <table:table-cell table:style-name="ce98" office:value-type="string" calcext:value-type="string" table:number-columns-spanned="2" table:number-rows-spanned="1">
            <text:p>on the result screen after clearing a map</text:p>
          </table:table-cell>
          <table:covered-table-cell/>
          <table:table-cell table:number-columns-repeated="1020"/>
        </table:table-row>
        <table:table-row table:style-name="ro1">
          <table:table-cell table:style-name="ce74" office:value-type="string" calcext:value-type="string" table:number-columns-spanned="1" table:number-rows-spanned="4">
            <office:annotation draw:style-name="gr8" draw:text-style-name="P2" svg:width="876.36pt" svg:height="26.99pt" svg:x="107.29pt" svg:y="1094.26pt" draw:caption-point-x="-11.54pt" draw:caption-point-y="-22.99pt">
              <dc:date>2022-03-01T00:00:00</dc:date>
              <text:p text:style-name="P1">should be in WAV-format</text:p>
            </office:annotation>
            <text:p>Nightcore Samples</text:p>
          </table:table-cell>
          <table:table-cell table:style-name="ce90" office:value-type="string" calcext:value-type="string">
            <text:p>nightcore-kick</text:p>
          </table:table-cell>
          <table:table-cell table:style-name="ce110" office:value-type="string" calcext:value-type="string" table:number-columns-spanned="1" table:number-rows-spanned="4">
            <text:p>supporting drum loop that plays while using the nightcore mod, length varies depending on a map's timing signature and tick rate</text:p>
          </table:table-cell>
          <table:table-cell table:style-name="ce111" office:value-type="string" calcext:value-type="string">
            <office:annotation draw:style-name="gr8" draw:text-style-name="P2" svg:width="384.21pt" svg:height="26.99pt" svg:x="887.58pt" svg:y="1094.26pt" draw:caption-point-x="-11.54pt" draw:caption-point-y="-22.99pt">
              <dc:date>2022-03-01T00:00:00</dc:date>
              <text:p text:style-name="P1">big white ticks indicate the start of a new measure and reset the count</text:p>
            </office:annotation>
            <text:p>kick on uneven white ticks (1st,3rd, ...)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nightcore-clap</text:p>
          </table:table-cell>
          <table:covered-table-cell/>
          <table:table-cell table:style-name="ce108" office:value-type="string" calcext:value-type="string">
            <text:p>clap on even white ticks (2nd, 4th, ...)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nightcore-hat</text:p>
          </table:table-cell>
          <table:covered-table-cell/>
          <table:table-cell table:style-name="ce108" office:value-type="string" calcext:value-type="string">
            <text:p>closed hihat on red ticks</text:p>
            <text:p>(on even tick rates)</text:p>
          </table:table-cell>
          <table:table-cell table:number-columns-repeated="1020"/>
        </table:table-row>
        <table:table-row table:style-name="ro1">
          <table:covered-table-cell table:style-name="ce68"/>
          <table:table-cell table:style-name="ce88" office:value-type="string" calcext:value-type="string">
            <text:p>nightcore-finish</text:p>
          </table:table-cell>
          <table:covered-table-cell table:style-name="ce107"/>
          <table:table-cell table:style-name="ce108" office:value-type="string" calcext:value-type="string">
            <text:p>on the start of a phrase (4 measures)</text:p>
          </table:table-cell>
          <table:table-cell table:number-columns-repeated="1020"/>
        </table:table-row>
        <table:table-row table:style-name="ro1">
          <table:table-cell table:style-name="ce73" office:value-type="string" calcext:value-type="string" table:number-columns-spanned="1" table:number-rows-spanned="7">
            <text:p>Normal</text:p>
            <text:p>Sample Set</text:p>
          </table:table-cell>
          <table:table-cell table:style-name="ce90" office:value-type="string" calcext:value-type="string">
            <text:p>normal-hitnormal</text:p>
          </table:table-cell>
          <table:table-cell table:style-name="ce111" office:value-type="string" calcext:value-type="string" table:number-columns-spanned="1" table:number-rows-spanned="7">
            <text:p>general soft hitsound sample set for all modes except osu!taiko</text:p>
          </table:table-cell>
          <table:table-cell table:style-name="ce111" office:value-type="string" calcext:value-type="string">
            <text:p>kick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normal-hitclap</text:p>
          </table:table-cell>
          <table:covered-table-cell/>
          <table:table-cell table:style-name="ce108" office:value-type="string" calcext:value-type="string">
            <text:p>clap or snare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normal-hitfinish</text:p>
          </table:table-cell>
          <table:covered-table-cell/>
          <table:table-cell table:style-name="ce108" office:value-type="string" calcext:value-type="string">
            <text:p>crash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normal-hitwhistle</text:p>
          </table:table-cell>
          <table:covered-table-cell/>
          <table:table-cell table:style-name="ce108" office:value-type="string" calcext:value-type="string">
            <text:p>whistle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normal-slidertick</text:p>
          </table:table-cell>
          <table:covered-table-cell/>
          <table:table-cell table:style-name="ce108" office:value-type="string" calcext:value-type="string">
            <text:p>closed hihat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normal-sliderslide</text:p>
          </table:table-cell>
          <table:covered-table-cell/>
          <table:table-cell table:style-name="ce98" office:value-type="string" calcext:value-type="string" table:number-columns-spanned="1" table:number-rows-spanned="2">
            <text:p>sound gets looped</text:p>
          </table:table-cell>
          <table:table-cell table:number-columns-repeated="1020"/>
        </table:table-row>
        <table:table-row table:style-name="ro1">
          <table:covered-table-cell table:style-name="ce66"/>
          <table:table-cell table:style-name="ce88" office:value-type="string" calcext:value-type="string">
            <text:p>normal-sliderwhistle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style-name="ce74" office:value-type="string" calcext:value-type="string" table:number-columns-spanned="1" table:number-rows-spanned="7">
            <text:p>Soft</text:p>
            <text:p>Sample Set</text:p>
          </table:table-cell>
          <table:table-cell table:style-name="ce90" office:value-type="string" calcext:value-type="string">
            <text:p>soft-hitnormal</text:p>
          </table:table-cell>
          <table:table-cell table:style-name="ce110" office:value-type="string" calcext:value-type="string" table:number-columns-spanned="1" table:number-rows-spanned="7">
            <text:p>general drum hitsound sample set for all modes except osu!taiko</text:p>
          </table:table-cell>
          <table:table-cell table:style-name="ce111" office:value-type="string" calcext:value-type="string">
            <text:p>ride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soft-hitclap</text:p>
          </table:table-cell>
          <table:covered-table-cell/>
          <table:table-cell table:style-name="ce108" office:value-type="string" calcext:value-type="string">
            <text:p>lighter clap or snare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soft-hitfinish</text:p>
          </table:table-cell>
          <table:covered-table-cell/>
          <table:table-cell table:style-name="ce108" office:value-type="string" calcext:value-type="string">
            <text:p>lighter crash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soft-hitwhistle</text:p>
          </table:table-cell>
          <table:covered-table-cell/>
          <table:table-cell table:style-name="ce108" office:value-type="string" calcext:value-type="string">
            <text:p>light bell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soft-slidertick</text:p>
          </table:table-cell>
          <table:covered-table-cell/>
          <table:table-cell table:style-name="ce108" office:value-type="string" calcext:value-type="string">
            <text:p>shaker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soft-sliderslide</text:p>
          </table:table-cell>
          <table:covered-table-cell/>
          <table:table-cell table:style-name="ce98" office:value-type="string" calcext:value-type="string" table:number-columns-spanned="1" table:number-rows-spanned="2">
            <text:p>sound gets looped</text:p>
          </table:table-cell>
          <table:table-cell table:number-columns-repeated="1020"/>
        </table:table-row>
        <table:table-row table:style-name="ro1">
          <table:covered-table-cell table:style-name="ce68"/>
          <table:table-cell table:style-name="ce88" office:value-type="string" calcext:value-type="string">
            <text:p>soft-sliderwhistle</text:p>
          </table:table-cell>
          <table:covered-table-cell table:style-name="ce107"/>
          <table:covered-table-cell/>
          <table:table-cell table:number-columns-repeated="1020"/>
        </table:table-row>
        <table:table-row table:style-name="ro1">
          <table:table-cell table:style-name="ce73" office:value-type="string" calcext:value-type="string" table:number-columns-spanned="1" table:number-rows-spanned="7">
            <text:p>Drum</text:p>
            <text:p>Sample Set</text:p>
          </table:table-cell>
          <table:table-cell table:style-name="ce90" office:value-type="string" calcext:value-type="string">
            <text:p>drum-hitnormal</text:p>
          </table:table-cell>
          <table:table-cell table:style-name="ce112" office:value-type="string" calcext:value-type="string" table:number-columns-spanned="1" table:number-rows-spanned="7">
            <text:p>general default hitsound sample set for all modes except osu!taiko</text:p>
          </table:table-cell>
          <table:table-cell table:style-name="ce111" office:value-type="string" calcext:value-type="string">
            <text:p>high tom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drum-hitclap</text:p>
          </table:table-cell>
          <table:covered-table-cell/>
          <table:table-cell table:style-name="ce108" office:value-type="string" calcext:value-type="string">
            <text:p>mid tom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drum-hitfinish</text:p>
          </table:table-cell>
          <table:covered-table-cell/>
          <table:table-cell table:style-name="ce108" office:value-type="string" calcext:value-type="string">
            <text:p>low tom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drum-hitwhistle</text:p>
          </table:table-cell>
          <table:covered-table-cell/>
          <table:table-cell table:style-name="ce108" office:value-type="string" calcext:value-type="string">
            <text:p>open hihat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drum-slidertick</text:p>
          </table:table-cell>
          <table:covered-table-cell/>
          <table:table-cell table:style-name="ce108" office:value-type="string" calcext:value-type="string">
            <text:p>light snare sound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88" office:value-type="string" calcext:value-type="string">
            <text:p>drum-sliderslide</text:p>
          </table:table-cell>
          <table:covered-table-cell/>
          <table:table-cell table:style-name="ce98" office:value-type="string" calcext:value-type="string" table:number-columns-spanned="1" table:number-rows-spanned="2">
            <text:p>sound gets looped</text:p>
          </table:table-cell>
          <table:table-cell table:number-columns-repeated="1020"/>
        </table:table-row>
        <table:table-row table:style-name="ro1">
          <table:covered-table-cell table:style-name="ce66"/>
          <table:table-cell table:style-name="ce88" office:value-type="string" calcext:value-type="string">
            <text:p>drum-sliderwhistle</text:p>
          </table:table-cell>
          <table:covered-table-cell table:style-name="ce103"/>
          <table:covered-table-cell/>
          <table:table-cell table:number-columns-repeated="1020"/>
        </table:table-row>
        <table:table-row table:style-name="ro1">
          <table:table-cell table:style-name="ce75" office:value-type="string" calcext:value-type="string" table:number-columns-spanned="1" table:number-rows-spanned="2">
            <text:p>osu! -</text:p>
            <text:p>Spinner Sounds</text:p>
          </table:table-cell>
          <table:table-cell table:style-name="ce91" office:value-type="string" calcext:value-type="string">
            <text:p>spinnerspin</text:p>
          </table:table-cell>
          <table:table-cell table:style-name="ce99" office:value-type="string" calcext:value-type="string" table:number-columns-spanned="2" table:number-rows-spanned="1">
            <office:annotation draw:style-name="gr12" draw:text-style-name="P2" svg:width="606.44pt" svg:height="27.01pt" svg:x="569.28pt" svg:y="1487.99pt" draw:caption-point-x="306.77pt" draw:caption-point-y="-22.96pt">
              <dc:date>2022-03-01T00:00:00</dc:date>
              <text:p text:style-name="P1">pitch gain can be disabled in the skin.ini via "SpinnerFrequencyModulate"</text:p>
            </office:annotation>
            <text:p>played when spinning, sound gets looped, pitches up over time</text:p>
          </table:table-cell>
          <table:covered-table-cell table:style-name="ce114"/>
          <table:table-cell table:number-columns-repeated="1020"/>
        </table:table-row>
        <table:table-row table:style-name="ro1">
          <table:covered-table-cell table:style-name="ce68"/>
          <table:table-cell table:style-name="ce92" office:value-type="string" calcext:value-type="string">
            <text:p>spinnerbonus</text:p>
          </table:table-cell>
          <table:table-cell table:style-name="ce100" office:value-type="string" calcext:value-type="string" table:number-columns-spanned="2" table:number-rows-spanned="1">
            <text:p>plays after a spinner is completed for every 1000 bonus points awarded</text:p>
          </table:table-cell>
          <table:covered-table-cell table:style-name="ce107"/>
          <table:table-cell table:number-columns-repeated="1020"/>
        </table:table-row>
        <table:table-row table:style-name="ro1">
          <table:table-cell table:style-name="ce76" office:value-type="string" calcext:value-type="string" table:number-columns-spanned="1" table:number-rows-spanned="4">
            <text:p>osu!taiko -</text:p>
            <text:p>Normal</text:p>
            <text:p>Sample Set</text:p>
          </table:table-cell>
          <table:table-cell table:style-name="ce93" office:value-type="string" calcext:value-type="string">
            <text:p>taiko-normal-hitnormal</text:p>
          </table:table-cell>
          <table:table-cell table:style-name="ce98" office:value-type="string" calcext:value-type="string" table:number-columns-spanned="1" table:number-rows-spanned="4">
            <text:p>osu!taiko-specific default hitsound sample set</text:p>
          </table:table-cell>
          <table:table-cell table:style-name="ce108" office:value-type="string" calcext:value-type="string">
            <office:annotation draw:style-name="gr8" draw:text-style-name="P2" svg:width="384.21pt" svg:height="26.99pt" svg:x="887.58pt" svg:y="1519.51pt" draw:caption-point-x="-11.54pt" draw:caption-point-y="-22.99pt">
              <dc:date>2022-03-01T00:00:00</dc:date>
              <text:p text:style-name="P1">mapped with no additions</text:p>
            </office:annotation>
            <text:p>for centre notes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93" office:value-type="string" calcext:value-type="string">
            <text:p>taiko-normal-hitclap</text:p>
          </table:table-cell>
          <table:covered-table-cell/>
          <table:table-cell table:style-name="ce108" office:value-type="string" calcext:value-type="string">
            <office:annotation draw:style-name="gr8" draw:text-style-name="P2" svg:width="384.21pt" svg:height="26.99pt" svg:x="887.58pt" svg:y="1535.24pt" draw:caption-point-x="-11.54pt" draw:caption-point-y="-22.96pt">
              <dc:date>2022-03-01T00:00:00</dc:date>
              <text:p text:style-name="P1">mapped with clap or whistle addtion</text:p>
            </office:annotation>
            <text:p>for rim notes</text:p>
          </table:table-cell>
          <table:table-cell table:number-columns-repeated="1020"/>
        </table:table-row>
        <table:table-row table:style-name="ro1">
          <table:covered-table-cell table:style-name="ce65"/>
          <table:table-cell table:style-name="ce93" office:value-type="string" calcext:value-type="string">
            <text:p>taiko-normal-hitfinish</text:p>
          </table:table-cell>
          <table:covered-table-cell/>
          <table:table-cell table:style-name="ce108" office:value-type="string" calcext:value-type="string">
            <office:annotation draw:style-name="gr8" draw:text-style-name="P2" svg:width="384.21pt" svg:height="26.99pt" svg:x="887.58pt" svg:y="1551pt" draw:caption-point-x="-11.54pt" draw:caption-point-y="-22.99pt">
              <dc:date>2022-03-01T00:00:00</dc:date>
              <text:p text:style-name="P1">mapped with only finish addition</text:p>
            </office:annotation>
            <text:p>for strong centre notes</text:p>
          </table:table-cell>
          <table:table-cell table:number-columns-repeated="1020"/>
        </table:table-row>
        <table:table-row table:style-name="ro1">
          <table:covered-table-cell table:style-name="ce66"/>
          <table:table-cell table:style-name="ce93" office:value-type="string" calcext:value-type="string">
            <text:p>taiko-normal-hitwhistle</text:p>
          </table:table-cell>
          <table:covered-table-cell/>
          <table:table-cell table:style-name="ce108" office:value-type="string" calcext:value-type="string">
            <office:annotation draw:style-name="gr12" draw:text-style-name="P2" svg:width="384.21pt" svg:height="27.01pt" svg:x="887.58pt" svg:y="1566.74pt" draw:caption-point-x="-11.54pt" draw:caption-point-y="-22.96pt">
              <dc:date>2022-03-01T00:00:00</dc:date>
              <text:p text:style-name="P1">mapped with clap or whistle + finish additions</text:p>
            </office:annotation>
            <text:p>for strong rim notes</text:p>
          </table:table-cell>
          <table:table-cell table:number-columns-repeated="1020"/>
        </table:table-row>
        <table:table-row table:style-name="ro1">
          <table:table-cell table:style-name="ce77" office:value-type="string" calcext:value-type="string" table:number-columns-spanned="1" table:number-rows-spanned="4">
            <text:p>osu!taiko -</text:p>
            <text:p>Soft</text:p>
            <text:p>Sample Set</text:p>
          </table:table-cell>
          <table:table-cell table:style-name="ce94" office:value-type="string" calcext:value-type="string">
            <text:p>taiko-soft-hitnormal</text:p>
          </table:table-cell>
          <table:table-cell table:style-name="ce113" office:value-type="string" calcext:value-type="string" table:number-columns-spanned="2" table:number-rows-spanned="4">
            <text:p>osu!taiko-specific soft hitsound sample set</text:p>
          </table:table-cell>
          <table:covered-table-cell table:style-name="ce114"/>
          <table:table-cell table:number-columns-repeated="1020"/>
        </table:table-row>
        <table:table-row table:style-name="ro1">
          <table:covered-table-cell table:style-name="ce65"/>
          <table:table-cell table:style-name="ce93" office:value-type="string" calcext:value-type="string">
            <text:p>taiko-soft-hitclap</text:p>
          </table:table-cell>
          <table:covered-table-cell table:number-columns-repeated="2"/>
          <table:table-cell table:number-columns-repeated="1020"/>
        </table:table-row>
        <table:table-row table:style-name="ro1">
          <table:covered-table-cell table:style-name="ce65"/>
          <table:table-cell table:style-name="ce93" office:value-type="string" calcext:value-type="string">
            <text:p>taiko-soft-hitfinish</text:p>
          </table:table-cell>
          <table:covered-table-cell table:number-columns-repeated="2"/>
          <table:table-cell table:number-columns-repeated="1020"/>
        </table:table-row>
        <table:table-row table:style-name="ro1">
          <table:covered-table-cell table:style-name="ce68"/>
          <table:table-cell table:style-name="ce95" office:value-type="string" calcext:value-type="string">
            <text:p>taiko-soft-hitwhistle</text:p>
          </table:table-cell>
          <table:covered-table-cell table:number-columns-repeated="2" table:style-name="ce107"/>
          <table:table-cell table:number-columns-repeated="1020"/>
        </table:table-row>
        <table:table-row table:style-name="ro1">
          <table:table-cell table:style-name="ce78" office:value-type="string" calcext:value-type="string" table:number-columns-spanned="1" table:number-rows-spanned="4">
            <text:p>osu!taiko -</text:p>
            <text:p>Drum</text:p>
            <text:p>Sample Set</text:p>
          </table:table-cell>
          <table:table-cell table:style-name="ce93" office:value-type="string" calcext:value-type="string">
            <text:p>taiko-drum-hitnormal</text:p>
          </table:table-cell>
          <table:table-cell table:style-name="ce98" office:value-type="string" calcext:value-type="string" table:number-columns-spanned="2" table:number-rows-spanned="4">
            <text:p>osu!taiko-specific drum hitsound sample set</text:p>
          </table:table-cell>
          <table:covered-table-cell/>
          <table:table-cell table:number-columns-repeated="1020"/>
        </table:table-row>
        <table:table-row table:style-name="ro1">
          <table:covered-table-cell table:style-name="ce65"/>
          <table:table-cell table:style-name="ce93" office:value-type="string" calcext:value-type="string">
            <text:p>taiko-drum-hitclap</text:p>
          </table:table-cell>
          <table:covered-table-cell table:number-columns-repeated="2"/>
          <table:table-cell table:number-columns-repeated="1020"/>
        </table:table-row>
        <table:table-row table:style-name="ro1">
          <table:covered-table-cell table:style-name="ce65"/>
          <table:table-cell table:style-name="ce93" office:value-type="string" calcext:value-type="string">
            <text:p>taiko-drum-hitfinish</text:p>
          </table:table-cell>
          <table:covered-table-cell table:number-columns-repeated="2"/>
          <table:table-cell table:number-columns-repeated="1020"/>
        </table:table-row>
        <table:table-row table:style-name="ro1">
          <table:covered-table-cell table:style-name="ce65"/>
          <table:table-cell table:style-name="ce93" office:value-type="string" calcext:value-type="string">
            <text:p>taiko-drum-hitwhistle</text:p>
          </table:table-cell>
          <table:covered-table-cell table:number-columns-repeated="2"/>
          <table:table-cell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in.ini" table:style-name="ta3">
        <table:table-column table:style-name="co10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8" table:number-columns-repeated="1015" table:default-cell-style-name="Default"/>
        <table:table-row table:style-name="ro1">
          <table:table-cell table:style-name="ce115" office:value-type="string" calcext:value-type="string" table:number-columns-spanned="9" table:number-rows-spanned="1">
            <text:p>Make sure you use the section headers "[*]" and put all lines under their designated sections! All lines are case sensitive!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116" office:value-type="string" calcext:value-type="string">
            <office:annotation draw:style-name="gr9" draw:text-style-name="P2" svg:width="598.45pt" svg:height="58.48pt" svg:x="194.6pt" svg:y="39pt" draw:caption-point-x="-11.54pt" draw:caption-point-y="-22.99pt">
              <dc:date>2022-03-01T00:00:00</dc:date>
              <text:p text:style-name="P1">commmands are the questions to the right compressed into a code line</text:p>
              <text:p text:style-name="P1"/>
              <text:p text:style-name="P1">all lines are case sensitive so follow the proper spelling and capitalisation</text:p>
            </office:annotation>
            <text:p>Command</text:p>
          </table:table-cell>
          <table:table-cell table:style-name="ce136" office:value-type="string" calcext:value-type="string">
            <office:annotation draw:style-name="gr8" draw:text-style-name="P2" svg:width="479.4pt" svg:height="26.99pt" svg:x="433.5pt" svg:y="39pt" draw:caption-point-x="-11.54pt" draw:caption-point-y="-22.99pt">
              <dc:date>2022-03-01T00:00:00</dc:date>
              <text:p text:style-name="P1">answers to these questions are given in the values</text:p>
            </office:annotation>
            <text:p>Question</text:p>
          </table:table-cell>
          <table:table-cell table:style-name="ce116" office:value-type="string" calcext:value-type="string" table:number-columns-spanned="4" table:number-rows-spanned="1">
            <office:annotation draw:style-name="gr10" draw:text-style-name="P2" svg:width="487.33pt" svg:height="42.75pt" svg:x="553.35pt" svg:y="39pt" draw:caption-point-x="348.01pt" draw:caption-point-y="-22.99pt">
              <dc:date>2022-03-01T00:00:00</dc:date>
              <text:p text:style-name="P1">most values are a switch type:</text:p>
              <text:p text:style-name="P1">0 = no; 1 = yes</text:p>
            </office:annotation>
            <text:p>Values</text:p>
          </table:table-cell>
          <table:covered-table-cell table:number-columns-repeated="3" table:style-name="ce107"/>
          <table:table-cell table:style-name="ce136" office:value-type="string" calcext:value-type="string">
            <text:p>Default Value</text:p>
          </table:table-cell>
          <table:table-cell table:style-name="ce116" office:value-type="string" calcext:value-type="string" table:number-columns-spanned="2" table:number-rows-spanned="1">
            <text:p>Notes</text:p>
          </table:table-cell>
          <table:covered-table-cell table:style-name="ce107"/>
          <table:table-cell table:number-columns-repeated="1015"/>
        </table:table-row>
        <table:table-row table:style-name="ro1">
          <table:table-cell table:style-name="ce117" office:value-type="string" calcext:value-type="string">
            <text:p>[General]</text:p>
          </table:table-cell>
          <table:table-cell table:style-name="ce137" office:value-type="string" calcext:value-type="string">
            <text:p>What kind of settings are defined in this section?</text:p>
          </table:table-cell>
          <table:table-cell table:style-name="ce154" table:number-columns-spanned="4" table:number-rows-spanned="1"/>
          <table:covered-table-cell table:number-columns-repeated="3"/>
          <table:table-cell table:style-name="ce172" office:value-type="string" calcext:value-type="string">
            <text:p>based on unmodified settings</text:p>
          </table:table-cell>
          <table:table-cell table:style-name="ce185" office:value-type="string" calcext:value-type="string">
            <text:p>headers enable all commands under their section</text:p>
          </table:table-cell>
          <table:table-cell table:style-name="ce185" office:value-type="string" calcext:value-type="string">
            <office:annotation draw:style-name="gr12" draw:text-style-name="P2" svg:width="384.21pt" svg:height="28.09pt" svg:x="1486.69pt" svg:y="54.2pt" draw:caption-point-x="-11.54pt" draw:caption-point-y="-22.42pt">
              <dc:date>2022-03-01T00:00:00</dc:date>
              <text:p text:style-name="P1">inline comments can help others understand what this line can change or what colour or function it currently has</text:p>
            </office:annotation>
            <text:p>inline comments must be indicated with "//"</text:p>
          </table:table-cell>
          <table:table-cell table:number-columns-repeated="1015"/>
        </table:table-row>
        <table:table-row table:style-name="ro1">
          <table:table-cell table:style-name="ce118" office:value-type="string" calcext:value-type="string">
            <text:p>Name</text:p>
          </table:table-cell>
          <table:table-cell table:style-name="ce138" office:value-type="string" calcext:value-type="string">
            <text:p>What is the name of this skin?</text:p>
          </table:table-cell>
          <table:table-cell table:style-name="ce155" office:value-type="string" calcext:value-type="string" table:number-columns-spanned="4" table:number-rows-spanned="1">
            <text:p>skin name</text:p>
          </table:table-cell>
          <table:covered-table-cell table:number-columns-repeated="3" table:style-name="ce169"/>
          <table:table-cell table:style-name="ce173" office:value-type="string" calcext:value-type="string">
            <text:p>-</text:p>
          </table:table-cell>
          <table:table-cell table:style-name="ce155" office:value-type="string" calcext:value-type="string" table:number-columns-spanned="2" table:number-rows-spanned="1">
            <text:p>-</text:p>
          </table:table-cell>
          <table:covered-table-cell table:style-name="ce169"/>
          <table:table-cell table:number-columns-repeated="1015"/>
        </table:table-row>
        <table:table-row table:style-name="ro1">
          <table:table-cell table:style-name="ce119" office:value-type="string" calcext:value-type="string">
            <text:p>Author</text:p>
          </table:table-cell>
          <table:table-cell table:style-name="ce137" office:value-type="string" calcext:value-type="string">
            <text:p>Who is the author of this skin?</text:p>
          </table:table-cell>
          <table:table-cell table:style-name="ce156" office:value-type="string" calcext:value-type="string" table:number-columns-spanned="4" table:number-rows-spanned="1">
            <text:p>skin creator</text:p>
          </table:table-cell>
          <table:covered-table-cell table:number-columns-repeated="3"/>
          <table:table-cell table:style-name="ce174" office:value-type="string" calcext:value-type="string">
            <text:p>-</text:p>
          </table:table-cell>
          <table:table-cell table:style-name="ce156" office:value-type="string" calcext:value-type="string" table:number-columns-spanned="2" table:number-rows-spanned="1">
            <text:p>-</text:p>
          </table:table-cell>
          <table:covered-table-cell/>
          <table:table-cell table:number-columns-repeated="1015"/>
        </table:table-row>
        <table:table-row table:style-name="ro1">
          <table:table-cell table:style-name="ce119" office:value-type="string" calcext:value-type="string">
            <text:p>Version</text:p>
          </table:table-cell>
          <table:table-cell table:style-name="ce137" office:value-type="string" calcext:value-type="string">
            <text:p>Which version does this skin support?</text:p>
          </table:table-cell>
          <table:table-cell table:style-name="ce157" office:value-type="string" calcext:value-type="string">
            <text:p>1</text:p>
            <text:p>(old style skin)</text:p>
          </table:table-cell>
          <table:table-cell table:style-name="ce157" office:value-type="string" calcext:value-type="string">
            <text:p>2</text:p>
            <text:p>(basic new style skin)</text:p>
          </table:table-cell>
          <table:table-cell table:style-name="ce157" office:value-type="string" calcext:value-type="string">
            <text:p>2.X</text:p>
            <text:p>(derived</text:p>
            <text:p>new style skin)</text:p>
          </table:table-cell>
          <table:table-cell table:style-name="ce157" office:value-type="string" calcext:value-type="string">
            <office:annotation draw:style-name="gr12" draw:text-style-name="P2" svg:width="669.86pt" svg:height="27.01pt" svg:x="912.9pt" svg:y="101.99pt" draw:caption-point-x="-11.54pt" draw:caption-point-y="-22.96pt">
              <dc:date>2022-03-01T00:00:00</dc:date>
              <text:p text:style-name="P1">folder named "User" defaults to latest and is fixed (no changes to Version possible)</text:p>
            </office:annotation>
            <text:p>latest</text:p>
            <text:p>(for personal skins)</text:p>
          </table:table-cell>
          <table:table-cell table:style-name="ce174" office:value-type="string" calcext:value-type="string">
            <text:p>varies (see remarks at the right)</text:p>
          </table:table-cell>
          <table:table-cell table:style-name="ce157" office:value-type="string" calcext:value-type="string">
            <text:p>defaults to V1 if skin.ini is available, but not defined</text:p>
          </table:table-cell>
          <table:table-cell table:style-name="ce157" office:value-type="string" calcext:value-type="string">
            <text:p>defaults to latest if no skin.ini is available</text:p>
          </table:table-cell>
          <table:table-cell table:number-columns-repeated="1015"/>
        </table:table-row>
        <table:table-row table:style-name="ro1">
          <table:table-cell table:style-name="ce118" office:value-type="string" calcext:value-type="string">
            <text:p>CursorExpand</text:p>
          </table:table-cell>
          <table:table-cell table:style-name="ce138" office:value-type="string" calcext:value-type="string">
            <text:p>Should the cursor expand on clicking?</text:p>
          </table:table-cell>
          <table:table-cell table:style-name="ce155" office:value-type="string" calcext:value-type="string" table:number-columns-spanned="2" table:number-rows-spanned="1">
            <text:p>0</text:p>
            <text:p>(not expanding)</text:p>
          </table:table-cell>
          <table:covered-table-cell table:style-name="ce169"/>
          <table:table-cell table:style-name="ce155" office:value-type="string" calcext:value-type="string" table:number-columns-spanned="2" table:number-rows-spanned="1">
            <text:p>1</text:p>
            <text:p>(expand on click)</text:p>
          </table:table-cell>
          <table:covered-table-cell table:style-name="ce169"/>
          <table:table-cell table:style-name="ce173" office:value-type="string" calcext:value-type="string">
            <text:p>1</text:p>
          </table:table-cell>
          <table:table-cell table:style-name="ce155" office:value-type="string" calcext:value-type="string" table:number-columns-spanned="2" table:number-rows-spanned="1">
            <text:p>-</text:p>
          </table:table-cell>
          <table:covered-table-cell table:style-name="ce169"/>
          <table:table-cell table:number-columns-repeated="1015"/>
        </table:table-row>
        <table:table-row table:style-name="ro1">
          <table:table-cell table:style-name="ce119" office:value-type="string" calcext:value-type="string">
            <text:p>CursorCentre</text:p>
          </table:table-cell>
          <table:table-cell table:style-name="ce137" office:value-type="string" calcext:value-type="string">
            <text:p>Should the cursor be centered?</text:p>
          </table:table-cell>
          <table:table-cell table:style-name="ce156" office:value-type="string" calcext:value-type="string" table:number-columns-spanned="2" table:number-rows-spanned="1">
            <text:p>0</text:p>
            <text:p>(top left corner)</text:p>
          </table:table-cell>
          <table:covered-table-cell/>
          <table:table-cell table:style-name="ce156" office:value-type="string" calcext:value-type="string" table:number-columns-spanned="2" table:number-rows-spanned="1">
            <text:p>1</text:p>
            <text:p>(centered)</text:p>
          </table:table-cell>
          <table:covered-table-cell/>
          <table:table-cell table:style-name="ce174" office:value-type="string" calcext:value-type="string">
            <text:p>1</text:p>
          </table:table-cell>
          <table:table-cell table:style-name="ce156" office:value-type="string" calcext:value-type="string" table:number-columns-spanned="2" table:number-rows-spanned="1">
            <text:p>applies to all cursor layers</text:p>
          </table:table-cell>
          <table:covered-table-cell/>
          <table:table-cell table:number-columns-repeated="1015"/>
        </table:table-row>
        <table:table-row table:style-name="ro1">
          <table:table-cell table:style-name="ce119" office:value-type="string" calcext:value-type="string">
            <text:p>CursorRotate</text:p>
          </table:table-cell>
          <table:table-cell table:style-name="ce137" office:value-type="string" calcext:value-type="string">
            <text:p>Should the cursor rotate?</text:p>
          </table:table-cell>
          <table:table-cell table:style-name="ce156" office:value-type="string" calcext:value-type="string" table:number-columns-spanned="2" table:number-rows-spanned="2">
            <text:p>0</text:p>
            <text:p>(no rotation)</text:p>
          </table:table-cell>
          <table:covered-table-cell/>
          <table:table-cell table:style-name="ce156" office:value-type="string" calcext:value-type="string" table:number-columns-spanned="2" table:number-rows-spanned="2">
            <text:p>1</text:p>
            <text:p>(rotation)</text:p>
          </table:table-cell>
          <table:covered-table-cell/>
          <table:table-cell table:style-name="ce174" office:value-type="string" calcext:value-type="string">
            <text:p>1</text:p>
          </table:table-cell>
          <table:table-cell table:style-name="ce156" office:value-type="string" calcext:value-type="string" table:number-columns-spanned="2" table:number-rows-spanned="1">
            <text:p>-</text:p>
          </table:table-cell>
          <table:covered-table-cell/>
          <table:table-cell table:number-columns-repeated="1015"/>
        </table:table-row>
        <table:table-row table:style-name="ro1">
          <table:table-cell table:style-name="ce119" office:value-type="string" calcext:value-type="string">
            <text:p>CursorTrailRotate</text:p>
          </table:table-cell>
          <table:table-cell table:style-name="ce137" office:value-type="string" calcext:value-type="string">
            <text:p>Should the cursortrail rotate?</text:p>
          </table:table-cell>
          <table:covered-table-cell table:number-columns-repeated="4"/>
          <table:table-cell table:style-name="ce174" office:value-type="string" calcext:value-type="string">
            <text:p>1</text:p>
          </table:table-cell>
          <table:table-cell table:style-name="ce156" office:value-type="string" calcext:value-type="string" table:number-columns-spanned="2" table:number-rows-spanned="1">
            <text:p>-</text:p>
          </table:table-cell>
          <table:covered-table-cell/>
          <table:table-cell table:number-columns-repeated="1015"/>
        </table:table-row>
        <table:table-row table:style-name="ro1">
          <table:table-cell table:style-name="ce119" office:value-type="string" calcext:value-type="string">
            <text:p>AnimationFramerate</text:p>
          </table:table-cell>
          <table:table-cell table:style-name="ce137" office:value-type="string" calcext:value-type="string">
            <text:p>How many frames should be displayed by most animations in one second?</text:p>
          </table:table-cell>
          <table:table-cell table:style-name="ce156" office:value-type="string" calcext:value-type="string" table:number-columns-spanned="4" table:number-rows-spanned="1">
            <text:p>integer</text:p>
          </table:table-cell>
          <table:covered-table-cell table:number-columns-repeated="3"/>
          <table:table-cell table:style-name="ce174" office:value-type="string" calcext:value-type="string">
            <office:annotation draw:style-name="gr12" draw:text-style-name="P2" svg:width="638.11pt" svg:height="28.09pt" svg:x="1040.68pt" svg:y="180.2pt" draw:caption-point-x="-11.54pt" draw:caption-point-y="-22.42pt">
              <dc:date>2022-03-01T00:00:00</dc:date>
              <text:p text:style-name="P1">framerate is dependent on the individual animation's framecount, the game tries to display all available frames during 1 second with a few exceptions</text:p>
            </office:annotation>
            <text:p>not defined</text:p>
            <text:p>(animations have their own initial framerate)</text:p>
          </table:table-cell>
          <table:table-cell table:style-name="ce157" office:value-type="string" calcext:value-type="string">
            <text:p>framerate for most animations with exceptions</text:p>
          </table:table-cell>
          <table:table-cell table:style-name="ce157" office:value-type="string" calcext:value-type="string">
            <text:p>some exceptions: circleoverlays, sliderball, pippidon,</text:p>
            <text:p>mania notes, mania lighting</text:p>
          </table:table-cell>
          <table:table-cell table:number-columns-repeated="1015"/>
        </table:table-row>
        <table:table-row table:style-name="ro1">
          <table:table-cell table:style-name="ce120" office:value-type="string" calcext:value-type="string">
            <text:p>LayeredHitSounds</text:p>
          </table:table-cell>
          <table:table-cell table:style-name="ce139" office:value-type="string" calcext:value-type="string">
            <text:p>Should the hitnormal sounds always be played?</text:p>
          </table:table-cell>
          <table:table-cell table:style-name="ce156" office:value-type="string" calcext:value-type="string" table:number-columns-spanned="2" table:number-rows-spanned="1">
            <text:p>0</text:p>
            <text:p>(no hitnormal on additions)</text:p>
          </table:table-cell>
          <table:covered-table-cell/>
          <table:table-cell table:style-name="ce156" office:value-type="string" calcext:value-type="string" table:number-columns-spanned="2" table:number-rows-spanned="1">
            <text:p>1</text:p>
            <text:p>(hitnormal on additions)</text:p>
          </table:table-cell>
          <table:covered-table-cell/>
          <table:table-cell table:style-name="ce174" office:value-type="string" calcext:value-type="string">
            <text:p>1</text:p>
          </table:table-cell>
          <table:table-cell table:style-name="ce156" office:value-type="string" calcext:value-type="string" table:number-columns-spanned="2" table:number-rows-spanned="1">
            <text:p>does not work for osu!taiko</text:p>
          </table:table-cell>
          <table:covered-table-cell/>
          <table:table-cell table:number-columns-repeated="1015"/>
        </table:table-row>
        <table:table-row table:style-name="ro1">
          <table:table-cell table:style-name="ce120" office:value-type="string" calcext:value-type="string">
            <text:p>ComboBurstRandom</text:p>
          </table:table-cell>
          <table:table-cell table:style-name="ce139" office:value-type="string" calcext:value-type="string">
            <text:p>Should combobursts be shown in a random order?</text:p>
          </table:table-cell>
          <table:table-cell table:style-name="ce156" office:value-type="string" calcext:value-type="string" table:number-columns-spanned="2" table:number-rows-spanned="1">
            <text:p>0</text:p>
            <text:p>(appear in order)</text:p>
          </table:table-cell>
          <table:covered-table-cell/>
          <table:table-cell table:style-name="ce156" office:value-type="string" calcext:value-type="string" table:number-columns-spanned="2" table:number-rows-spanned="1">
            <text:p>1</text:p>
            <text:p>(random order)</text:p>
          </table:table-cell>
          <table:covered-table-cell/>
          <table:table-cell table:style-name="ce174" office:value-type="string" calcext:value-type="string">
            <text:p>0</text:p>
          </table:table-cell>
          <table:table-cell table:style-name="ce156" office:value-type="string" calcext:value-type="string" table:number-columns-spanned="2" table:number-rows-spanned="1">
            <text:p>does not work for osu!taiko</text:p>
          </table:table-cell>
          <table:covered-table-cell/>
          <table:table-cell table:number-columns-repeated="1015"/>
        </table:table-row>
        <table:table-row table:style-name="ro1">
          <table:table-cell table:style-name="ce120" office:value-type="string" calcext:value-type="string">
            <text:p>CustomComboBurstSounds</text:p>
          </table:table-cell>
          <table:table-cell table:style-name="ce139" office:value-type="string" calcext:value-type="string">
            <text:p>On which combo marks should the comboburst sounds be played?</text:p>
          </table:table-cell>
          <table:table-cell table:style-name="ce157" office:value-type="string" calcext:value-type="string">
            <text:p>list of integers,</text:p>
            <text:p>mark for "-0" to be played,</text:p>
          </table:table-cell>
          <table:table-cell table:style-name="ce157" office:value-type="string" calcext:value-type="string">
            <text:p>mark for "-1" to be played,</text:p>
          </table:table-cell>
          <table:table-cell table:style-name="ce157" office:value-type="string" calcext:value-type="string">
            <text:p>mark for "-2" to be played, ...</text:p>
          </table:table-cell>
          <table:table-cell table:style-name="ce157" office:value-type="string" calcext:value-type="string">
            <text:p>..., mark for "-n" to be played</text:p>
          </table:table-cell>
          <table:table-cell table:style-name="ce174" office:value-type="string" calcext:value-type="string">
            <text:p>not defined</text:p>
          </table:table-cell>
          <table:table-cell table:style-name="ce156" office:value-type="string" calcext:value-type="string" table:number-columns-spanned="2" table:number-rows-spanned="1">
            <office:annotation draw:style-name="gr12" draw:text-style-name="P2" svg:width="511.14pt" svg:height="27.01pt" svg:x="1263.69pt" svg:y="227.99pt" draw:caption-point-x="211.46pt" draw:caption-point-y="-22.96pt">
              <dc:date>2022-03-01T00:00:00</dc:date>
              <text:p text:style-name="P1">comboburst.wav will not be used when this command is active</text:p>
            </office:annotation>
            <text:p>comboburst-n.wav appearance on definable combo marks</text:p>
          </table:table-cell>
          <table:covered-table-cell/>
          <table:table-cell table:number-columns-repeated="1015"/>
        </table:table-row>
        <table:table-row table:style-name="ro1">
          <table:table-cell table:style-name="ce121" office:value-type="string" calcext:value-type="string">
            <text:p>HitCircleOverlayAboveNumber</text:p>
          </table:table-cell>
          <table:table-cell table:style-name="ce140" office:value-type="string" calcext:value-type="string">
            <text:p>Should the hitcircleoverlay be drawn above the numbers?</text:p>
          </table:table-cell>
          <table:table-cell table:style-name="ce155" office:value-type="string" calcext:value-type="string" table:number-columns-spanned="2" table:number-rows-spanned="1">
            <text:p>0</text:p>
            <text:p>(numbers above overlay)</text:p>
          </table:table-cell>
          <table:covered-table-cell table:style-name="ce169"/>
          <table:table-cell table:style-name="ce155" office:value-type="string" calcext:value-type="string" table:number-columns-spanned="2" table:number-rows-spanned="1">
            <text:p>1</text:p>
            <text:p>(numbers below overlay)</text:p>
          </table:table-cell>
          <table:covered-table-cell table:style-name="ce169"/>
          <table:table-cell table:style-name="ce173" office:value-type="string" calcext:value-type="string">
            <text:p>1</text:p>
          </table:table-cell>
          <table:table-cell table:style-name="ce155" office:value-type="string" calcext:value-type="string" table:number-columns-spanned="2" table:number-rows-spanned="1">
            <text:p>HitCircleOverlayAboveNumer still works for legacy support (misspelling)</text:p>
          </table:table-cell>
          <table:covered-table-cell table:style-name="ce169"/>
          <table:table-cell table:number-columns-repeated="1015"/>
        </table:table-row>
        <table:table-row table:style-name="ro1">
          <table:table-cell table:style-name="ce122" office:value-type="string" calcext:value-type="string">
            <text:p>SliderStyle</text:p>
          </table:table-cell>
          <table:table-cell table:style-name="ce141" office:value-type="string" calcext:value-type="string">
            <text:p>What filling should your sliders have?</text:p>
          </table:table-cell>
          <table:table-cell table:style-name="ce158" office:value-type="string" calcext:value-type="string" table:number-columns-spanned="2" table:number-rows-spanned="1">
            <text:p>1</text:p>
            <text:p>(segments)</text:p>
          </table:table-cell>
          <table:covered-table-cell/>
          <table:table-cell table:style-name="ce158" office:value-type="string" calcext:value-type="string" table:number-columns-spanned="2" table:number-rows-spanned="1">
            <text:p>2</text:p>
            <text:p>(gradient)</text:p>
          </table:table-cell>
          <table:covered-table-cell/>
          <table:table-cell table:style-name="ce175" office:value-type="string" calcext:value-type="string">
            <text:p>2</text:p>
          </table:table-cell>
          <table:table-cell table:style-name="ce186" office:value-type="string" calcext:value-type="string" table:number-columns-spanned="2" table:number-rows-spanned="1">
            <office:annotation draw:style-name="gr8" draw:text-style-name="P2" svg:width="511.14pt" svg:height="26.99pt" svg:x="1263.69pt" svg:y="259.51pt" draw:caption-point-x="211.46pt" draw:caption-point-y="-22.99pt">
              <dc:date>2022-03-01T00:00:00</dc:date>
              <text:p text:style-name="P1">OpenGL doesn't support the segmented sliderstyle</text:p>
            </office:annotation>
            <text:p>only works on Stable (Fallback)</text:p>
          </table:table-cell>
          <table:covered-table-cell/>
          <table:table-cell table:number-columns-repeated="1015"/>
        </table:table-row>
        <table:table-row table:style-name="ro1">
          <table:table-cell table:style-name="ce123" office:value-type="string" calcext:value-type="string">
            <text:p>SliderBallFlip</text:p>
          </table:table-cell>
          <table:table-cell table:style-name="ce142" office:value-type="string" calcext:value-type="string">
            <text:p>Should the sliderball flip when it passes the reversearow?</text:p>
          </table:table-cell>
          <table:table-cell table:style-name="ce156" office:value-type="string" calcext:value-type="string" table:number-columns-spanned="2" table:number-rows-spanned="1">
            <text:p>0</text:p>
            <text:p>(holds direction on return)</text:p>
          </table:table-cell>
          <table:covered-table-cell/>
          <table:table-cell table:style-name="ce156" office:value-type="string" calcext:value-type="string" table:number-columns-spanned="2" table:number-rows-spanned="1">
            <text:p>1</text:p>
            <text:p>(resets direction on return)</text:p>
          </table:table-cell>
          <table:covered-table-cell/>
          <table:table-cell table:style-name="ce174" office:value-type="string" calcext:value-type="string">
            <text:p>0</text:p>
          </table:table-cell>
          <table:table-cell table:style-name="ce156" office:value-type="string" calcext:value-type="string" table:number-columns-spanned="2" table:number-rows-spanned="1">
            <text:p>if the sprite is upside down it stays upside down on the reverse tick</text:p>
          </table:table-cell>
          <table:covered-table-cell/>
          <table:table-cell table:number-columns-repeated="1015"/>
        </table:table-row>
        <table:table-row table:style-name="ro1">
          <table:table-cell table:style-name="ce123" office:value-type="string" calcext:value-type="string">
            <text:p>AllowSliderBallTint</text:p>
          </table:table-cell>
          <table:table-cell table:style-name="ce142" office:value-type="string" calcext:value-type="string">
            <text:p>Should the sliderball be tinted in combo colours?</text:p>
          </table:table-cell>
          <table:table-cell table:style-name="ce156" office:value-type="string" calcext:value-type="string" table:number-columns-spanned="2" table:number-rows-spanned="1">
            <text:p>0</text:p>
            <text:p>(no tinting)</text:p>
          </table:table-cell>
          <table:covered-table-cell/>
          <table:table-cell table:style-name="ce156" office:value-type="string" calcext:value-type="string" table:number-columns-spanned="2" table:number-rows-spanned="1">
            <text:p>1</text:p>
            <text:p>(tinted in combo colours)</text:p>
          </table:table-cell>
          <table:covered-table-cell/>
          <table:table-cell table:style-name="ce174" office:value-type="string" calcext:value-type="string">
            <text:p>0</text:p>
          </table:table-cell>
          <table:table-cell table:style-name="ce156" office:value-type="string" calcext:value-type="string" table:number-columns-spanned="2" table:number-rows-spanned="1">
            <text:p>default sliderball always gets tinted if enabled in options</text:p>
          </table:table-cell>
          <table:covered-table-cell/>
          <table:table-cell table:number-columns-repeated="1015"/>
        </table:table-row>
        <table:table-row table:style-name="ro1">
          <table:table-cell table:style-name="ce124" office:value-type="string" calcext:value-type="string">
            <text:p>SpinnerNoBlink</text:p>
          </table:table-cell>
          <table:table-cell table:style-name="ce143" office:value-type="string" calcext:value-type="string">
            <text:p>Should the highest bar of the metre stay visible all the time?</text:p>
          </table:table-cell>
          <table:table-cell table:style-name="ce159" office:value-type="string" calcext:value-type="string" table:number-columns-spanned="2" table:number-rows-spanned="1">
            <text:p>0</text:p>
            <text:p>(highest metre bar blinks)</text:p>
          </table:table-cell>
          <table:covered-table-cell table:style-name="ce170"/>
          <table:table-cell table:style-name="ce159" office:value-type="string" calcext:value-type="string" table:number-columns-spanned="2" table:number-rows-spanned="1">
            <text:p>1</text:p>
            <text:p>(highest metre bar won't blink)</text:p>
          </table:table-cell>
          <table:covered-table-cell table:style-name="ce170"/>
          <table:table-cell table:style-name="ce176" office:value-type="string" calcext:value-type="string">
            <text:p>0</text:p>
          </table:table-cell>
          <table:table-cell table:style-name="ce159" office:value-type="string" calcext:value-type="string" table:number-columns-spanned="2" table:number-rows-spanned="1">
            <text:p>for old style spinners using spinner-metre.png</text:p>
          </table:table-cell>
          <table:covered-table-cell table:style-name="ce170"/>
          <table:table-cell table:number-columns-repeated="1015"/>
        </table:table-row>
        <table:table-row table:style-name="ro1">
          <table:table-cell table:style-name="ce123" office:value-type="string" calcext:value-type="string">
            <text:p>SpinnerFadePlayfield</text:p>
          </table:table-cell>
          <table:table-cell table:style-name="ce142" office:value-type="string" calcext:value-type="string">
            <text:p>Should the spinner add black bars during spins?</text:p>
          </table:table-cell>
          <table:table-cell table:style-name="ce156" office:value-type="string" calcext:value-type="string" table:number-columns-spanned="2" table:number-rows-spanned="1">
            <text:p>0</text:p>
            <text:p>(no black bars during spins)</text:p>
          </table:table-cell>
          <table:covered-table-cell/>
          <table:table-cell table:style-name="ce156" office:value-type="string" calcext:value-type="string" table:number-columns-spanned="2" table:number-rows-spanned="1">
            <text:p>1</text:p>
            <text:p>(black bars during spins)</text:p>
          </table:table-cell>
          <table:covered-table-cell/>
          <table:table-cell table:style-name="ce174" office:value-type="string" calcext:value-type="string">
            <text:p>0</text:p>
          </table:table-cell>
          <table:table-cell table:style-name="ce157" office:value-type="string" calcext:value-type="string">
            <office:annotation draw:style-name="gr8" draw:text-style-name="P2" svg:width="511.14pt" svg:height="26.99pt" svg:x="1263.69pt" svg:y="322.5pt" draw:caption-point-x="-11.54pt" draw:caption-point-y="-22.99pt">
              <dc:date>2022-03-01T00:00:00</dc:date>
              <text:p text:style-name="P1">most notable when playing with a 4:3 optimized spinner on a 16:9 display and low background dim</text:p>
            </office:annotation>
            <text:p>adds two black bars above and beyond the spinner-background</text:p>
          </table:table-cell>
          <table:table-cell table:style-name="ce157" office:value-type="string" calcext:value-type="string">
            <text:p>best used for old style spinners with a solid background (non transparent)</text:p>
          </table:table-cell>
          <table:table-cell table:number-columns-repeated="1015"/>
        </table:table-row>
        <table:table-row table:style-name="ro1">
          <table:table-cell table:style-name="ce123" office:value-type="string" calcext:value-type="string">
            <text:p>SpinnerFrequencyModulate</text:p>
          </table:table-cell>
          <table:table-cell table:style-name="ce142" office:value-type="string" calcext:value-type="string">
            <text:p>Should the spinnerspin sound pitch up the longer the spinner goes?</text:p>
          </table:table-cell>
          <table:table-cell table:style-name="ce156" office:value-type="string" calcext:value-type="string" table:number-columns-spanned="2" table:number-rows-spanned="1">
            <text:p>0</text:p>
            <text:p>(stays the same frequency)</text:p>
          </table:table-cell>
          <table:covered-table-cell/>
          <table:table-cell table:style-name="ce156" office:value-type="string" calcext:value-type="string" table:number-columns-spanned="2" table:number-rows-spanned="1">
            <text:p>1</text:p>
            <text:p>(pitches up during spins)</text:p>
          </table:table-cell>
          <table:covered-table-cell/>
          <table:table-cell table:style-name="ce174" office:value-type="string" calcext:value-type="string">
            <text:p>1</text:p>
          </table:table-cell>
          <table:table-cell table:style-name="ce156" office:value-type="string" calcext:value-type="string" table:number-columns-spanned="2" table:number-rows-spanned="1">
            <text:p>starts at a low pitch and raises up to a maximum</text:p>
          </table:table-cell>
          <table:covered-table-cell/>
          <table:table-cell table:number-columns-repeated="1015"/>
        </table:table-row>
        <table:table-row table:style-name="ro1">
          <table:table-cell table:style-name="ce125" office:value-type="string" calcext:value-type="string">
            <text:p>[Colours]</text:p>
          </table:table-cell>
          <table:table-cell table:style-name="ce144" office:value-type="string" calcext:value-type="string">
            <text:p>What kind of settings are defined in this section?</text:p>
          </table:table-cell>
          <table:table-cell table:style-name="ce160" table:formula="of:=HYPERLINK(&quot;https://en.wikipedia.org/wiki/RGB_color_model&quot;;&quot;colours use the RGB colour model&quot;)" office:value-type="string" office:string-value="colours use the RGB colour model" calcext:value-type="string" table:number-columns-spanned="2" table:number-rows-spanned="1">
            <text:p>colours use the RGB colour model</text:p>
          </table:table-cell>
          <table:covered-table-cell table:style-name="ce114"/>
          <table:table-cell table:style-name="ce165" office:value-type="string" calcext:value-type="string" table:number-columns-spanned="2" table:number-rows-spanned="1">
            <office:annotation draw:style-name="gr14" draw:text-style-name="P2" svg:width="693.64pt" svg:height="74.24pt" svg:x="793.05pt" svg:y="353.99pt" draw:caption-point-x="108.31pt" draw:caption-point-y="-22.96pt">
              <dc:date>2022-03-01T00:00:00</dc:date>
              <text:p text:style-name="P1">RGB(a) values on lines using normal RGB will ignore the alpha value (opacity)</text:p>
              <text:p text:style-name="P1">mostly used in osu!mania colouring</text:p>
              <text:p text:style-name="P1"/>
              <text:p text:style-name="P1">RGB on lines supporting RGB(a) set the missing alpha value to 255</text:p>
            </office:annotation>
            <text:p>RGB(a) usable on selected lines</text:p>
          </table:table-cell>
          <table:covered-table-cell table:style-name="ce114"/>
          <table:table-cell table:style-name="ce177"/>
          <table:table-cell table:style-name="ce165" office:value-type="string" calcext:value-type="string" table:number-columns-spanned="2" table:number-rows-spanned="1">
            <text:p>enables custom colouring </text:p>
          </table:table-cell>
          <table:covered-table-cell table:style-name="ce114"/>
          <table:table-cell table:number-columns-repeated="1015"/>
        </table:table-row>
        <table:table-row table:style-name="ro1">
          <table:table-cell table:style-name="ce118" office:value-type="string" calcext:value-type="string">
            <text:p>SongSelectActiveText</text:p>
          </table:table-cell>
          <table:table-cell table:style-name="ce138" office:value-type="string" calcext:value-type="string">
            <text:p>What colour should the text of the active panel be tinted in?</text:p>
          </table:table-cell>
          <table:table-cell table:style-name="ce155" office:value-type="string" calcext:value-type="string" table:number-columns-spanned="4" table:number-rows-spanned="1">
            <text:p>RGB</text:p>
          </table:table-cell>
          <table:covered-table-cell table:number-columns-repeated="3" table:style-name="ce169"/>
          <table:table-cell table:style-name="ce173" office:value-type="string" calcext:value-type="string">
            <text:p>0,0,0</text:p>
          </table:table-cell>
          <table:table-cell table:style-name="ce155" office:value-type="string" calcext:value-type="string" table:number-columns-spanned="2" table:number-rows-spanned="1">
            <text:p>the currently selected beatmap (in a set)</text:p>
          </table:table-cell>
          <table:covered-table-cell table:style-name="ce169"/>
          <table:table-cell table:number-columns-repeated="1015"/>
        </table:table-row>
        <table:table-row table:style-name="ro1">
          <table:table-cell table:style-name="ce119" office:value-type="string" calcext:value-type="string">
            <text:p>SongSelectInactiveText</text:p>
          </table:table-cell>
          <table:table-cell table:style-name="ce137" office:value-type="string" calcext:value-type="string">
            <text:p>What colour should the text of the inactive panels be tinted in?</text:p>
          </table:table-cell>
          <table:table-cell table:style-name="ce156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174" office:value-type="string" calcext:value-type="string">
            <text:p>255,255,255</text:p>
          </table:table-cell>
          <table:table-cell table:style-name="ce156" office:value-type="string" calcext:value-type="string" table:number-columns-spanned="2" table:number-rows-spanned="1">
            <text:p>-</text:p>
          </table:table-cell>
          <table:covered-table-cell/>
          <table:table-cell table:number-columns-repeated="1015"/>
        </table:table-row>
        <table:table-row table:style-name="ro1">
          <table:table-cell table:style-name="ce119" office:value-type="string" calcext:value-type="string">
            <text:p>MenuGlow</text:p>
          </table:table-cell>
          <table:table-cell table:style-name="ce137" office:value-type="string" calcext:value-type="string">
            <text:p>What colour should the spectrum bars be coloured in?</text:p>
          </table:table-cell>
          <table:table-cell table:style-name="ce156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174" office:value-type="string" calcext:value-type="string">
            <text:p>0,78,155</text:p>
          </table:table-cell>
          <table:table-cell table:style-name="ce187" table:formula="of:=HYPERLINK(&quot;https://osu.ppy.sh/home/support&quot;;&quot;only osu!supporters can see custom colours&quot;)" office:value-type="string" office:string-value="only osu!supporters can see custom colours" calcext:value-type="string">
            <text:p>only osu!supporters can see custom colours</text:p>
          </table:table-cell>
          <table:table-cell table:style-name="ce157" office:value-type="string" calcext:value-type="string">
            <text:p>colour of the strobes</text:p>
          </table:table-cell>
          <table:table-cell table:number-columns-repeated="1015"/>
        </table:table-row>
        <table:table-row table:style-name="ro1">
          <table:table-cell table:style-name="ce126" office:value-type="string" calcext:value-type="string">
            <text:p>StarBreakAdditive</text:p>
          </table:table-cell>
          <table:table-cell table:style-name="ce145" office:value-type="string" calcext:value-type="string">
            <text:p>What colour should be added to star2 during breaks?</text:p>
          </table:table-cell>
          <table:table-cell table:style-name="ce155" office:value-type="string" calcext:value-type="string" table:number-columns-spanned="4" table:number-rows-spanned="1">
            <text:p>RGB</text:p>
          </table:table-cell>
          <table:covered-table-cell table:number-columns-repeated="3" table:style-name="ce169"/>
          <table:table-cell table:style-name="ce173" office:value-type="string" calcext:value-type="string">
            <text:p>255,182,193</text:p>
          </table:table-cell>
          <table:table-cell table:style-name="ce155" office:value-type="string" calcext:value-type="string" table:number-columns-spanned="2" table:number-rows-spanned="1">
            <text:p>colour of star2.png during breaks</text:p>
          </table:table-cell>
          <table:covered-table-cell table:style-name="ce169"/>
          <table:table-cell table:number-columns-repeated="1015"/>
        </table:table-row>
        <table:table-row table:style-name="ro1">
          <table:table-cell table:style-name="ce127" office:value-type="string" calcext:value-type="string">
            <text:p>InputOverlayText</text:p>
          </table:table-cell>
          <table:table-cell table:style-name="ce146" office:value-type="string" calcext:value-type="string">
            <text:p>What colour should the numbers on the input keys be tinted in?</text:p>
          </table:table-cell>
          <table:table-cell table:style-name="ce156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178" office:value-type="string" calcext:value-type="string">
            <text:p>0,0,0</text:p>
          </table:table-cell>
          <table:table-cell table:style-name="ce188" office:value-type="string" calcext:value-type="string">
            <text:p>tints the numbers shown on the inputoverlay (for osu! and osu!catch)</text:p>
          </table:table-cell>
          <table:table-cell table:style-name="ce189" office:value-type="string" calcext:value-type="string">
            <text:p>not for Stable (Fallback)</text:p>
          </table:table-cell>
          <table:table-cell table:number-columns-repeated="1015"/>
        </table:table-row>
        <table:table-row table:style-name="ro1">
          <table:table-cell table:style-name="ce123" office:value-type="string" calcext:value-type="string">
            <text:p>SliderBall</text:p>
          </table:table-cell>
          <table:table-cell table:style-name="ce142" office:value-type="string" calcext:value-type="string">
            <text:p>What colour should the default sliderball be coloured in?</text:p>
          </table:table-cell>
          <table:table-cell table:style-name="ce156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174" office:value-type="string" calcext:value-type="string">
            <text:p>2,170,255</text:p>
          </table:table-cell>
          <table:table-cell table:style-name="ce156" office:value-type="string" calcext:value-type="string" table:number-columns-spanned="2" table:number-rows-spanned="1">
            <text:p>default sliderball's colour if tinting is disabled in options</text:p>
          </table:table-cell>
          <table:covered-table-cell/>
          <table:table-cell table:number-columns-repeated="1015"/>
        </table:table-row>
        <table:table-row table:style-name="ro1">
          <table:table-cell table:style-name="ce123" office:value-type="string" calcext:value-type="string">
            <text:p>SliderTrackOverride</text:p>
          </table:table-cell>
          <table:table-cell table:style-name="ce142" office:value-type="string" calcext:value-type="string">
            <text:p>What colour should all sliderbodies be coloured in?</text:p>
          </table:table-cell>
          <table:table-cell table:style-name="ce156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174" office:value-type="string" calcext:value-type="string">
            <text:p>not defined</text:p>
          </table:table-cell>
          <table:table-cell table:style-name="ce156" office:value-type="string" calcext:value-type="string" table:number-columns-spanned="2" table:number-rows-spanned="1">
            <text:p>if not defined tracks are coloured in combo colours</text:p>
          </table:table-cell>
          <table:covered-table-cell/>
          <table:table-cell table:number-columns-repeated="1015"/>
        </table:table-row>
        <table:table-row table:style-name="ro1">
          <table:table-cell table:style-name="ce123" office:value-type="string" calcext:value-type="string">
            <text:p>SliderBorder</text:p>
          </table:table-cell>
          <table:table-cell table:style-name="ce142" office:value-type="string" calcext:value-type="string">
            <text:p>What colour should be used for the sliderborders?</text:p>
          </table:table-cell>
          <table:table-cell table:style-name="ce156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174" office:value-type="string" calcext:value-type="string">
            <text:p>255,255,255</text:p>
          </table:table-cell>
          <table:table-cell table:style-name="ce156" office:value-type="string" calcext:value-type="string" table:number-columns-spanned="2" table:number-rows-spanned="1">
            <text:p>colours that blend with the slider tracks should be avoided to</text:p>
            <text:p>create a good contrast</text:p>
          </table:table-cell>
          <table:covered-table-cell/>
          <table:table-cell table:number-columns-repeated="1015"/>
        </table:table-row>
        <table:table-row table:style-name="ro1">
          <table:table-cell table:style-name="ce123" office:value-type="string" calcext:value-type="string">
            <text:p>SpinnerBackground</text:p>
          </table:table-cell>
          <table:table-cell table:style-name="ce142" office:value-type="string" calcext:value-type="string">
            <text:p>What colour should be added to the spinner-background?</text:p>
          </table:table-cell>
          <table:table-cell table:style-name="ce156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174" office:value-type="string" calcext:value-type="string">
            <text:p>100,100,100</text:p>
          </table:table-cell>
          <table:table-cell table:style-name="ce156" office:value-type="string" calcext:value-type="string" table:number-columns-spanned="2" table:number-rows-spanned="1">
            <text:p>tinting of spinner-background.png</text:p>
          </table:table-cell>
          <table:covered-table-cell/>
          <table:table-cell table:number-columns-repeated="1015"/>
        </table:table-row>
        <table:table-row table:style-name="ro1">
          <table:table-cell table:style-name="ce126" office:value-type="string" calcext:value-type="string">
            <text:p>Combo1</text:p>
          </table:table-cell>
          <table:table-cell table:style-name="ce145" office:value-type="string" calcext:value-type="string">
            <text:p>What colour is used for the last combo?</text:p>
          </table:table-cell>
          <table:table-cell table:style-name="ce155" office:value-type="string" calcext:value-type="string" table:number-columns-spanned="4" table:number-rows-spanned="1">
            <text:p>RGB</text:p>
          </table:table-cell>
          <table:covered-table-cell table:number-columns-repeated="3" table:style-name="ce169"/>
          <table:table-cell table:style-name="ce173" office:value-type="string" calcext:value-type="string">
            <text:p>255,192,0</text:p>
          </table:table-cell>
          <table:table-cell table:style-name="ce155" office:value-type="string" calcext:value-type="string" table:number-columns-spanned="1" table:number-rows-spanned="8">
            <text:p>if a beatmap has custom colours: the beatmap's colours are used</text:p>
            <text:p/>
            <text:p>if a beatmap has no custom colours: the current skin's colours are used</text:p>
            <text:p/>
            <text:p>if beatmap skins are ignored (in the options): the current skin's colours are used</text:p>
          </table:table-cell>
          <table:table-cell table:style-name="ce155" office:value-type="string" calcext:value-type="string">
            <text:p>combo colours are used in</text:p>
            <text:p>osu! and osu!catch</text:p>
          </table:table-cell>
          <table:table-cell table:number-columns-repeated="1015"/>
        </table:table-row>
        <table:table-row table:style-name="ro1">
          <table:table-cell table:style-name="ce120" office:value-type="string" calcext:value-type="string">
            <text:p>Combo2</text:p>
          </table:table-cell>
          <table:table-cell table:style-name="ce139" office:value-type="string" calcext:value-type="string">
            <text:p>What colour is used for the first combo?</text:p>
          </table:table-cell>
          <table:table-cell table:style-name="ce156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174" office:value-type="string" calcext:value-type="string">
            <text:p>0,202,0</text:p>
          </table:table-cell>
          <table:covered-table-cell/>
          <table:table-cell table:style-name="ce156" office:value-type="string" calcext:value-type="string" table:number-columns-spanned="1" table:number-rows-spanned="7">
            <text:p>optional,</text:p>
            <text:p>only the amount of colours defined are shown</text:p>
          </table:table-cell>
          <table:table-cell table:number-columns-repeated="1015"/>
        </table:table-row>
        <table:table-row table:style-name="ro1">
          <table:table-cell table:style-name="ce120" office:value-type="string" calcext:value-type="string">
            <text:p>Combo3</text:p>
          </table:table-cell>
          <table:table-cell table:style-name="ce139" office:value-type="string" calcext:value-type="string">
            <text:p>What colour is used for the second combo?</text:p>
          </table:table-cell>
          <table:table-cell table:style-name="ce156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174" office:value-type="string" calcext:value-type="string">
            <text:p>18,124,255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120" office:value-type="string" calcext:value-type="string">
            <text:p>Combo4</text:p>
          </table:table-cell>
          <table:table-cell table:style-name="ce139" office:value-type="string" calcext:value-type="string">
            <text:p>What colour is used for the third combo?</text:p>
          </table:table-cell>
          <table:table-cell table:style-name="ce156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174" office:value-type="string" calcext:value-type="string">
            <text:p>242,24,57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120" office:value-type="string" calcext:value-type="string">
            <text:p>Combo5</text:p>
          </table:table-cell>
          <table:table-cell table:style-name="ce139" office:value-type="string" calcext:value-type="string">
            <text:p>What colour is used for the fourth combo?</text:p>
          </table:table-cell>
          <table:table-cell table:style-name="ce156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174" office:value-type="string" calcext:value-type="string" table:number-columns-spanned="1" table:number-rows-spanned="4">
            <text:p>not defined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120" office:value-type="string" calcext:value-type="string">
            <text:p>Combo6</text:p>
          </table:table-cell>
          <table:table-cell table:style-name="ce139" office:value-type="string" calcext:value-type="string">
            <text:p>What colour is used for the fifth combo?</text:p>
          </table:table-cell>
          <table:table-cell table:style-name="ce156" office:value-type="string" calcext:value-type="string" table:number-columns-spanned="4" table:number-rows-spanned="1">
            <text:p>RGB</text:p>
          </table:table-cell>
          <table:covered-table-cell table:number-columns-repeated="3"/>
          <table:covered-table-cell table:style-name="ce179"/>
          <table:covered-table-cell table:number-columns-repeated="2"/>
          <table:table-cell table:number-columns-repeated="1015"/>
        </table:table-row>
        <table:table-row table:style-name="ro1">
          <table:table-cell table:style-name="ce120" office:value-type="string" calcext:value-type="string">
            <text:p>Combo7</text:p>
          </table:table-cell>
          <table:table-cell table:style-name="ce139" office:value-type="string" calcext:value-type="string">
            <text:p>What colour is used for the sixth combo?</text:p>
          </table:table-cell>
          <table:table-cell table:style-name="ce156" office:value-type="string" calcext:value-type="string" table:number-columns-spanned="4" table:number-rows-spanned="1">
            <text:p>RGB</text:p>
          </table:table-cell>
          <table:covered-table-cell table:number-columns-repeated="3"/>
          <table:covered-table-cell table:style-name="ce179"/>
          <table:covered-table-cell table:number-columns-repeated="2"/>
          <table:table-cell table:number-columns-repeated="1015"/>
        </table:table-row>
        <table:table-row table:style-name="ro1">
          <table:table-cell table:style-name="ce120" office:value-type="string" calcext:value-type="string">
            <text:p>Combo8</text:p>
          </table:table-cell>
          <table:table-cell table:style-name="ce139" office:value-type="string" calcext:value-type="string">
            <text:p>What colour is used for the seventh combo?</text:p>
          </table:table-cell>
          <table:table-cell table:style-name="ce156" office:value-type="string" calcext:value-type="string" table:number-columns-spanned="4" table:number-rows-spanned="1">
            <text:p>RGB</text:p>
          </table:table-cell>
          <table:covered-table-cell table:number-columns-repeated="3"/>
          <table:covered-table-cell table:style-name="ce179"/>
          <table:covered-table-cell table:number-columns-repeated="2"/>
          <table:table-cell table:number-columns-repeated="1015"/>
        </table:table-row>
        <table:table-row table:style-name="ro1">
          <table:table-cell table:style-name="ce128" office:value-type="string" calcext:value-type="string">
            <text:p>[Fonts]</text:p>
          </table:table-cell>
          <table:table-cell table:style-name="ce144" office:value-type="string" calcext:value-type="string">
            <text:p>What kind of settings are defined in this section?</text:p>
          </table:table-cell>
          <table:table-cell table:style-name="ce161" table:number-columns-spanned="4" table:number-rows-spanned="1"/>
          <table:covered-table-cell table:number-columns-repeated="3" table:style-name="ce114"/>
          <table:table-cell table:style-name="ce180"/>
          <table:table-cell table:style-name="ce165" office:value-type="string" calcext:value-type="string">
            <text:p>enables usage of custom number sets and overlap fixes</text:p>
          </table:table-cell>
          <table:table-cell table:style-name="ce190" office:value-type="string" calcext:value-type="string">
            <text:p>overlaps should be adjusted to the SD sprites</text:p>
          </table:table-cell>
          <table:table-cell table:number-columns-repeated="1015"/>
        </table:table-row>
        <table:table-row table:style-name="ro1">
          <table:table-cell table:style-name="ce126" office:value-type="string" calcext:value-type="string">
            <text:p>HitCirclePrefix</text:p>
          </table:table-cell>
          <table:table-cell table:style-name="ce145" office:value-type="string" calcext:value-type="string">
            <text:p>What prefix is used for the hitcircle numbers?</text:p>
          </table:table-cell>
          <table:table-cell table:style-name="ce162" office:value-type="string" calcext:value-type="string" table:number-columns-spanned="4" table:number-rows-spanned="1">
            <text:p>prefix (or) folder/prefix (or) folder/.../prefix</text:p>
          </table:table-cell>
          <table:covered-table-cell table:number-columns-repeated="3" table:style-name="ce169"/>
          <table:table-cell table:style-name="ce173" office:value-type="string" calcext:value-type="string">
            <text:p>default</text:p>
          </table:table-cell>
          <table:table-cell table:style-name="ce155" office:value-type="string" calcext:value-type="string" table:number-columns-spanned="2" table:number-rows-spanned="1">
            <office:annotation draw:style-name="gr8" draw:text-style-name="P2" svg:width="511.14pt" svg:height="26.99pt" svg:x="1263.69pt" svg:y="653.24pt" draw:caption-point-x="211.46pt" draw:caption-point-y="-22.96pt">
              <dc:date>2022-03-01T00:00:00</dc:date>
              <text:p text:style-name="P1">if there are no files with the prefix, no images are shown (blank)</text:p>
            </office:annotation>
            <text:p>custom pathing possible</text:p>
          </table:table-cell>
          <table:covered-table-cell table:style-name="ce169"/>
          <table:table-cell table:number-columns-repeated="1015"/>
        </table:table-row>
        <table:table-row table:style-name="ro1">
          <table:table-cell table:style-name="ce120" office:value-type="string" calcext:value-type="string">
            <text:p>HitCircleOverlap</text:p>
          </table:table-cell>
          <table:table-cell table:style-name="ce139" office:value-type="string" calcext:value-type="string">
            <text:p>By how many pixels should the hitcircle numbers overlap?</text:p>
          </table:table-cell>
          <table:table-cell table:style-name="ce156" office:value-type="string" calcext:value-type="string" table:number-columns-spanned="4" table:number-rows-spanned="1">
            <text:p>integer</text:p>
          </table:table-cell>
          <table:covered-table-cell table:number-columns-repeated="3"/>
          <table:table-cell table:style-name="ce174" office:value-type="string" calcext:value-type="string">
            <text:p>-2</text:p>
          </table:table-cell>
          <table:table-cell table:style-name="ce156" office:value-type="string" calcext:value-type="string" table:number-columns-spanned="2" table:number-rows-spanned="1">
            <text:p>negative integers add a gap</text:p>
          </table:table-cell>
          <table:covered-table-cell/>
          <table:table-cell table:number-columns-repeated="1015"/>
        </table:table-row>
        <table:table-row table:style-name="ro1">
          <table:table-cell table:style-name="ce118" office:value-type="string" calcext:value-type="string">
            <text:p>ScorePrefix</text:p>
          </table:table-cell>
          <table:table-cell table:style-name="ce138" office:value-type="string" calcext:value-type="string">
            <text:p>What prefix is used for the score numbers?</text:p>
          </table:table-cell>
          <table:table-cell table:style-name="ce162" office:value-type="string" calcext:value-type="string" table:number-columns-spanned="4" table:number-rows-spanned="1">
            <text:p>prefix (or) folder/prefix (or) folder/.../prefix</text:p>
          </table:table-cell>
          <table:covered-table-cell table:number-columns-repeated="3" table:style-name="ce169"/>
          <table:table-cell table:style-name="ce173" office:value-type="string" calcext:value-type="string">
            <text:p>score</text:p>
          </table:table-cell>
          <table:table-cell table:style-name="ce155" office:value-type="string" calcext:value-type="string" table:number-columns-spanned="2" table:number-rows-spanned="1">
            <office:annotation draw:style-name="gr12" draw:text-style-name="P2" svg:width="511.14pt" svg:height="27.01pt" svg:x="1263.69pt" svg:y="684.74pt" draw:caption-point-x="211.46pt" draw:caption-point-y="-22.96pt">
              <dc:date>2022-03-01T00:00:00</dc:date>
              <text:p text:style-name="P1">if there are no files with the prefix, no images are shown (blank)</text:p>
            </office:annotation>
            <text:p>custom pathing possible</text:p>
          </table:table-cell>
          <table:covered-table-cell table:style-name="ce169"/>
          <table:table-cell table:number-columns-repeated="1015"/>
        </table:table-row>
        <table:table-row table:style-name="ro1">
          <table:table-cell table:style-name="ce129" office:value-type="string" calcext:value-type="string">
            <text:p>ScoreOverlap</text:p>
          </table:table-cell>
          <table:table-cell table:style-name="ce147" office:value-type="string" calcext:value-type="string">
            <text:p>By how many pixels should the score numbers overlap?</text:p>
          </table:table-cell>
          <table:table-cell table:style-name="ce163" office:value-type="string" calcext:value-type="string" table:number-columns-spanned="4" table:number-rows-spanned="1">
            <text:p>integer</text:p>
          </table:table-cell>
          <table:covered-table-cell table:number-columns-repeated="3" table:style-name="ce171"/>
          <table:table-cell table:style-name="ce181" office:value-type="string" calcext:value-type="string">
            <text:p>-2</text:p>
          </table:table-cell>
          <table:table-cell table:style-name="ce163" office:value-type="string" calcext:value-type="string" table:number-columns-spanned="2" table:number-rows-spanned="1">
            <text:p>negative integers add a gap</text:p>
          </table:table-cell>
          <table:covered-table-cell table:style-name="ce171"/>
          <table:table-cell table:number-columns-repeated="1015"/>
        </table:table-row>
        <table:table-row table:style-name="ro1">
          <table:table-cell table:style-name="ce120" office:value-type="string" calcext:value-type="string">
            <text:p>ComboPrefix</text:p>
          </table:table-cell>
          <table:table-cell table:style-name="ce139" office:value-type="string" calcext:value-type="string">
            <text:p>What prefix is used for the combo numbers?</text:p>
          </table:table-cell>
          <table:table-cell table:style-name="ce162" office:value-type="string" calcext:value-type="string" table:number-columns-spanned="4" table:number-rows-spanned="1">
            <text:p>prefix (or) folder/prefix (or) folder/.../prefix</text:p>
          </table:table-cell>
          <table:covered-table-cell table:number-columns-repeated="3" table:style-name="ce169"/>
          <table:table-cell table:style-name="ce174" office:value-type="string" calcext:value-type="string">
            <text:p>score</text:p>
          </table:table-cell>
          <table:table-cell table:style-name="ce157" office:value-type="string" calcext:value-type="string">
            <text:p>if custom pathed score numbers are set, the root folder's score set is used</text:p>
          </table:table-cell>
          <table:table-cell table:style-name="ce157" office:value-type="string" calcext:value-type="string">
            <office:annotation draw:style-name="gr8" draw:text-style-name="P2" svg:width="384.21pt" svg:height="26.99pt" svg:x="1486.69pt" svg:y="716.26pt" draw:caption-point-x="-11.54pt" draw:caption-point-y="-22.99pt">
              <dc:date>2022-03-01T00:00:00</dc:date>
              <text:p text:style-name="P1">if there are no files with the prefix, no images are shown (blank)</text:p>
            </office:annotation>
            <text:p>custom pathing possible</text:p>
          </table:table-cell>
          <table:table-cell table:number-columns-repeated="1015"/>
        </table:table-row>
        <table:table-row table:style-name="ro1">
          <table:table-cell table:style-name="ce120" office:value-type="string" calcext:value-type="string">
            <text:p>ComboOverlap</text:p>
          </table:table-cell>
          <table:table-cell table:style-name="ce139" office:value-type="string" calcext:value-type="string">
            <text:p>By how many pixels should the combo numbers overlap?</text:p>
          </table:table-cell>
          <table:table-cell table:style-name="ce156" office:value-type="string" calcext:value-type="string" table:number-columns-spanned="4" table:number-rows-spanned="1">
            <text:p>integer</text:p>
          </table:table-cell>
          <table:covered-table-cell table:number-columns-repeated="3"/>
          <table:table-cell table:style-name="ce174" office:value-type="string" calcext:value-type="string">
            <text:p>-2</text:p>
          </table:table-cell>
          <table:table-cell table:style-name="ce156" office:value-type="string" calcext:value-type="string" table:number-columns-spanned="2" table:number-rows-spanned="1">
            <text:p>negative integers add a gap</text:p>
          </table:table-cell>
          <table:covered-table-cell/>
          <table:table-cell table:number-columns-repeated="1015"/>
        </table:table-row>
        <table:table-row table:style-name="ro1">
          <table:table-cell table:style-name="ce130" office:value-type="string" calcext:value-type="string">
            <text:p>[CatchTheBeat]</text:p>
          </table:table-cell>
          <table:table-cell table:style-name="ce148" office:value-type="string" calcext:value-type="string">
            <text:p>What kind of settings are defined in this section?</text:p>
          </table:table-cell>
          <table:table-cell table:style-name="ce164" table:number-columns-spanned="4" table:number-rows-spanned="1"/>
          <table:covered-table-cell table:number-columns-repeated="3" table:style-name="ce114"/>
          <table:table-cell table:style-name="ce177"/>
          <table:table-cell table:style-name="ce165" office:value-type="string" calcext:value-type="string" table:number-columns-spanned="2" table:number-rows-spanned="1">
            <text:p>enables custom colouring of Hyperdash instances</text:p>
          </table:table-cell>
          <table:covered-table-cell table:style-name="ce114"/>
          <table:table-cell table:number-columns-repeated="1015"/>
        </table:table-row>
        <table:table-row table:style-name="ro1">
          <table:table-cell table:style-name="ce131" office:value-type="string" calcext:value-type="string">
            <text:p>HyperDash</text:p>
          </table:table-cell>
          <table:table-cell table:style-name="ce149" office:value-type="string" calcext:value-type="string">
            <text:p>What colour should be used for the dash?</text:p>
          </table:table-cell>
          <table:table-cell table:style-name="ce155" office:value-type="string" calcext:value-type="string" table:number-columns-spanned="4" table:number-rows-spanned="1">
            <text:p>RGB</text:p>
          </table:table-cell>
          <table:covered-table-cell table:number-columns-repeated="3" table:style-name="ce169"/>
          <table:table-cell table:style-name="ce173" office:value-type="string" calcext:value-type="string">
            <text:p>255,0,0</text:p>
          </table:table-cell>
          <table:table-cell table:style-name="ce155" office:value-type="string" calcext:value-type="string" table:number-columns-spanned="2" table:number-rows-spanned="1">
            <text:p>hyper dashes are movements that require an even larger speed than normal dashes to catch the next fruit</text:p>
          </table:table-cell>
          <table:covered-table-cell table:style-name="ce169"/>
          <table:table-cell table:number-columns-repeated="1015"/>
        </table:table-row>
        <table:table-row table:style-name="ro1">
          <table:table-cell table:style-name="ce132" office:value-type="string" calcext:value-type="string">
            <text:p>HyperDashFruit</text:p>
          </table:table-cell>
          <table:table-cell table:style-name="ce150" office:value-type="string" calcext:value-type="string">
            <text:p>What colour should be used for the fruits?</text:p>
          </table:table-cell>
          <table:table-cell table:style-name="ce156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174" office:value-type="string" calcext:value-type="string" table:number-columns-spanned="1" table:number-rows-spanned="2">
            <text:p>not defined</text:p>
          </table:table-cell>
          <table:table-cell table:style-name="ce157" office:value-type="string" calcext:value-type="string">
            <text:p>hyper dash colour of fruits</text:p>
          </table:table-cell>
          <table:table-cell table:style-name="ce191" office:value-type="string" calcext:value-type="string" table:number-columns-spanned="1" table:number-rows-spanned="2">
            <text:p>uses HyperDash if not defined</text:p>
          </table:table-cell>
          <table:table-cell table:number-columns-repeated="1015"/>
        </table:table-row>
        <table:table-row table:style-name="ro1">
          <table:table-cell table:style-name="ce132" office:value-type="string" calcext:value-type="string">
            <text:p>HyperDashAfterImage</text:p>
          </table:table-cell>
          <table:table-cell table:style-name="ce150" office:value-type="string" calcext:value-type="string">
            <text:p>What colour should be used for the after images?</text:p>
          </table:table-cell>
          <table:table-cell table:style-name="ce156" office:value-type="string" calcext:value-type="string" table:number-columns-spanned="4" table:number-rows-spanned="1">
            <text:p>RGB</text:p>
          </table:table-cell>
          <table:covered-table-cell table:number-columns-repeated="3"/>
          <table:covered-table-cell table:style-name="ce179"/>
          <table:table-cell table:style-name="ce157" office:value-type="string" calcext:value-type="string">
            <text:p>hyper dash colour for the trail the catcher leaves behind</text:p>
          </table:table-cell>
          <table:covered-table-cell table:style-name="ce103"/>
          <table:table-cell table:number-columns-repeated="1015"/>
        </table:table-row>
        <table:table-row table:style-name="ro1">
          <table:table-cell table:style-name="ce133" office:value-type="string" calcext:value-type="string">
            <office:annotation draw:style-name="gr10" draw:text-style-name="P2" svg:width="598.45pt" svg:height="42.75pt" svg:x="194.6pt" svg:y="810.74pt" draw:caption-point-x="-11.54pt" draw:caption-point-y="-22.96pt">
              <dc:date>2022-03-01T00:00:00</dc:date>
              <text:p text:style-name="P1">osu!mania is coded on a 480px height basis, while graphics are based on a 768px height.</text:p>
              <text:p text:style-name="P1">Therefore images are skinned 1.6x larger than their values.</text:p>
            </office:annotation>
            <text:p>[Mania]</text:p>
          </table:table-cell>
          <table:table-cell table:style-name="ce151" office:value-type="string" calcext:value-type="string">
            <text:p>What kind of settings are defined in this section?</text:p>
          </table:table-cell>
          <table:table-cell table:style-name="ce165" office:value-type="string" calcext:value-type="string">
            <text:p>stages are freely customisable</text:p>
          </table:table-cell>
          <table:table-cell table:style-name="ce165" office:value-type="string" calcext:value-type="string" table:number-columns-spanned="2" table:number-rows-spanned="1">
            <text:p>list entries are separated by commas (,)</text:p>
          </table:table-cell>
          <table:covered-table-cell table:style-name="ce114"/>
          <table:table-cell table:style-name="ce165" office:value-type="string" calcext:value-type="string">
            <text:p>integers are whole numbers</text:p>
          </table:table-cell>
          <table:table-cell table:style-name="ce182" office:value-type="string" calcext:value-type="string">
            <text:p>values are based on 480px height</text:p>
          </table:table-cell>
          <table:table-cell table:style-name="ce182" office:value-type="string" calcext:value-type="string">
            <text:p>changes settings for a specific keycount</text:p>
          </table:table-cell>
          <table:table-cell table:style-name="ce192" office:value-type="string" calcext:value-type="string" table:number-columns-spanned="1" table:number-rows-spanned="2">
            <text:p>each keycount must start a new section</text:p>
          </table:table-cell>
          <table:table-cell table:number-columns-repeated="1015"/>
        </table:table-row>
        <table:table-row table:style-name="ro1">
          <table:table-cell table:style-name="ce134" office:value-type="string" calcext:value-type="string">
            <text:p>Keys</text:p>
          </table:table-cell>
          <table:table-cell table:style-name="ce152" office:value-type="string" calcext:value-type="string">
            <text:p>What keycount are these settings for?</text:p>
          </table:table-cell>
          <table:table-cell table:style-name="ce156" office:value-type="string" calcext:value-type="string" table:number-columns-spanned="4" table:number-rows-spanned="1">
            <office:annotation draw:style-name="gr7" draw:text-style-name="P2" svg:width="487.33pt" svg:height="105.73pt" svg:x="553.35pt" svg:y="826.5pt" draw:caption-point-x="348.01pt" draw:caption-point-y="-22.99pt">
              <dc:date>2022-03-01T00:00:00</dc:date>
              <text:p text:style-name="P1">regular keycounts:</text:p>
              <text:p text:style-name="P1">1, 2, 3, 4, 5, 6, 7, 8, 9</text:p>
              <text:p text:style-name="P1">Co-Op exclusive keycounts:</text:p>
              <text:p text:style-name="P1">10(5), 12(6), 14(7), 16(8), 18(9)</text:p>
              <text:p text:style-name="P1">currently rankable keycounts:</text:p>
              <text:p text:style-name="P1">4, 5, 6, 7, 8, 9</text:p>
            </office:annotation>
            <text:p>n</text:p>
          </table:table-cell>
          <table:covered-table-cell table:number-columns-repeated="3"/>
          <table:table-cell table:style-name="ce183" office:value-type="string" calcext:value-type="string">
            <text:p>-</text:p>
          </table:table-cell>
          <table:table-cell table:style-name="ce183" office:value-type="string" calcext:value-type="string">
            <text:p>affected keycount</text:p>
          </table:table-cell>
          <table:covered-table-cell/>
          <table:table-cell table:number-columns-repeated="1015"/>
        </table:table-row>
        <table:table-row table:style-name="ro1">
          <table:table-cell table:style-name="ce135" office:value-type="string" calcext:value-type="string">
            <text:p>ColumnStart</text:p>
          </table:table-cell>
          <table:table-cell table:style-name="ce153" office:value-type="string" calcext:value-type="string">
            <text:p>Where does the left column start?</text:p>
          </table:table-cell>
          <table:table-cell table:style-name="ce155" office:value-type="string" calcext:value-type="string" table:number-columns-spanned="4" table:number-rows-spanned="1">
            <text:p>number</text:p>
          </table:table-cell>
          <table:covered-table-cell table:number-columns-repeated="3" table:style-name="ce169"/>
          <table:table-cell table:style-name="ce184" office:value-type="string" calcext:value-type="string">
            <text:p>136</text:p>
          </table:table-cell>
          <table:table-cell table:style-name="ce184" office:value-type="string" calcext:value-type="string" table:number-columns-spanned="2" table:number-rows-spanned="1">
            <text:p>where the first column is positioned</text:p>
          </table:table-cell>
          <table:covered-table-cell table:style-name="ce169"/>
          <table:table-cell table:number-columns-repeated="1015"/>
        </table:table-row>
        <table:table-row table:style-name="ro1">
          <table:table-cell table:style-name="ce134" office:value-type="string" calcext:value-type="string">
            <text:p>ColumnRight</text:p>
          </table:table-cell>
          <table:table-cell table:style-name="ce152" office:value-type="string" calcext:value-type="string">
            <text:p>Up to which point can columns be drawn?</text:p>
          </table:table-cell>
          <table:table-cell table:style-name="ce156" office:value-type="string" calcext:value-type="string" table:number-columns-spanned="4" table:number-rows-spanned="1">
            <text:p>number</text:p>
          </table:table-cell>
          <table:covered-table-cell table:number-columns-repeated="3"/>
          <table:table-cell table:style-name="ce174" office:value-type="string" calcext:value-type="string">
            <text:p>19</text:p>
          </table:table-cell>
          <table:table-cell table:style-name="ce157" office:value-type="string" calcext:value-type="string">
            <text:p>distance between stage and right screenborder</text:p>
          </table:table-cell>
          <table:table-cell table:style-name="ce157" office:value-type="string" calcext:value-type="string">
            <text:p>if the stage crosses this point it will be compressed up to this point</text:p>
          </table:table-cell>
          <table:table-cell table:number-columns-repeated="1015"/>
        </table:table-row>
        <table:table-row table:style-name="ro1">
          <table:table-cell table:style-name="ce134" office:value-type="string" calcext:value-type="string">
            <text:p>ColumnSpacing</text:p>
          </table:table-cell>
          <table:table-cell table:style-name="ce152" office:value-type="string" calcext:value-type="string">
            <text:p>What is the distance between all columns individually?</text:p>
          </table:table-cell>
          <table:table-cell table:style-name="ce156" office:value-type="string" calcext:value-type="string" table:number-columns-spanned="4" table:number-rows-spanned="1">
            <text:p>list with (n-1) amount of numbers</text:p>
          </table:table-cell>
          <table:covered-table-cell table:number-columns-repeated="3"/>
          <table:table-cell table:style-name="ce174" office:value-type="string" calcext:value-type="string">
            <text:p>0,0,..,0</text:p>
          </table:table-cell>
          <table:table-cell table:style-name="ce157" office:value-type="string" calcext:value-type="string">
            <text:p>spacing between two columns (not to be confused with StageSeparation)</text:p>
          </table:table-cell>
          <table:table-cell table:style-name="ce157" office:value-type="string" calcext:value-type="string">
            <text:p>tracks created by the spacing are transparent</text:p>
          </table:table-cell>
          <table:table-cell table:number-columns-repeated="1015"/>
        </table:table-row>
        <table:table-row table:style-name="ro1">
          <table:table-cell table:style-name="ce134" office:value-type="string" calcext:value-type="string">
            <text:p>ColumnWidth</text:p>
          </table:table-cell>
          <table:table-cell table:style-name="ce152" office:value-type="string" calcext:value-type="string">
            <text:p>What widths do all columns have individually?</text:p>
          </table:table-cell>
          <table:table-cell table:style-name="ce156" office:value-type="string" calcext:value-type="string" table:number-columns-spanned="4" table:number-rows-spanned="1">
            <text:p>list with n amount of numbers</text:p>
          </table:table-cell>
          <table:covered-table-cell table:number-columns-repeated="3"/>
          <table:table-cell table:style-name="ce174" office:value-type="string" calcext:value-type="string">
            <text:p>30,30,..,30</text:p>
          </table:table-cell>
          <table:table-cell table:style-name="ce156" office:value-type="string" calcext:value-type="string" table:number-columns-spanned="2" table:number-rows-spanned="1">
            <text:p>columns should be kept thin if high keycounts are used</text:p>
          </table:table-cell>
          <table:covered-table-cell/>
          <table:table-cell table:number-columns-repeated="1015"/>
        </table:table-row>
        <table:table-row table:style-name="ro1">
          <table:table-cell table:style-name="ce134" office:value-type="string" calcext:value-type="string">
            <text:p>ColumnLineWidth</text:p>
          </table:table-cell>
          <table:table-cell table:style-name="ce152" office:value-type="string" calcext:value-type="string">
            <text:p>How thick are the column seperators individually?</text:p>
          </table:table-cell>
          <table:table-cell table:style-name="ce156" office:value-type="string" calcext:value-type="string" table:number-columns-spanned="4" table:number-rows-spanned="1">
            <text:p>list with (n+1) amount of numbers</text:p>
          </table:table-cell>
          <table:covered-table-cell table:number-columns-repeated="3"/>
          <table:table-cell table:style-name="ce174" office:value-type="string" calcext:value-type="string">
            <text:p>2,2,..,2</text:p>
          </table:table-cell>
          <table:table-cell table:style-name="ce157" office:value-type="string" calcext:value-type="string">
            <text:p>from the left column border</text:p>
          </table:table-cell>
          <table:table-cell table:style-name="ce157" office:value-type="string" calcext:value-type="string">
            <text:p>on V2.4+ while using ColumnSpacing: column's value affects previous column's right border from the outer part</text:p>
          </table:table-cell>
          <table:table-cell table:number-columns-repeated="1015"/>
        </table:table-row>
        <table:table-row table:style-name="ro1">
          <table:table-cell table:style-name="ce134" office:value-type="string" calcext:value-type="string">
            <text:p>BarlineHeight</text:p>
          </table:table-cell>
          <table:table-cell table:style-name="ce152" office:value-type="string" calcext:value-type="string">
            <text:p>How thick is the barline?</text:p>
          </table:table-cell>
          <table:table-cell table:style-name="ce156" office:value-type="string" calcext:value-type="string" table:number-columns-spanned="4" table:number-rows-spanned="1">
            <text:p>number</text:p>
          </table:table-cell>
          <table:covered-table-cell table:number-columns-repeated="3"/>
          <table:table-cell table:style-name="ce174" office:value-type="string" calcext:value-type="string">
            <text:p>1.2</text:p>
          </table:table-cell>
          <table:table-cell table:style-name="ce157" office:value-type="string" calcext:value-type="string">
            <text:p>bottom edge of the note is on the centre of the barline</text:p>
          </table:table-cell>
          <table:table-cell table:style-name="ce188" office:value-type="string" calcext:value-type="string">
            <text:p>shown at the start of a measure (length depends on a maps timing signature)</text:p>
          </table:table-cell>
          <table:table-cell table:number-columns-repeated="1015"/>
        </table:table-row>
        <table:table-row table:style-name="ro1">
          <table:table-cell table:style-name="ce134" office:value-type="string" calcext:value-type="string">
            <text:p>LightingNWidth</text:p>
          </table:table-cell>
          <table:table-cell table:style-name="ce152" office:value-type="string" calcext:value-type="string">
            <text:p>Which widths should LightingN use for all columns individually?</text:p>
          </table:table-cell>
          <table:table-cell table:style-name="ce156" office:value-type="string" calcext:value-type="string" table:number-columns-spanned="4" table:number-rows-spanned="1">
            <text:p>list with n amount of numbers</text:p>
          </table:table-cell>
          <table:covered-table-cell table:number-columns-repeated="3"/>
          <table:table-cell table:style-name="ce174" office:value-type="string" calcext:value-type="string" table:number-columns-spanned="1" table:number-rows-spanned="2">
            <text:p>not defined</text:p>
          </table:table-cell>
          <table:table-cell table:style-name="ce157" office:value-type="string" calcext:value-type="string">
            <text:p>note lighting</text:p>
          </table:table-cell>
          <table:table-cell table:style-name="ce193" office:value-type="string" calcext:value-type="string" table:number-columns-spanned="1" table:number-rows-spanned="2">
            <text:p>starts working on V2.5</text:p>
          </table:table-cell>
          <table:table-cell table:number-columns-repeated="1015"/>
        </table:table-row>
        <table:table-row table:style-name="ro1">
          <table:table-cell table:style-name="ce134" office:value-type="string" calcext:value-type="string">
            <text:p>LightingLWidth</text:p>
          </table:table-cell>
          <table:table-cell table:style-name="ce152" office:value-type="string" calcext:value-type="string">
            <text:p>Which widths should LightingL use for all columns individually?</text:p>
          </table:table-cell>
          <table:table-cell table:style-name="ce156" office:value-type="string" calcext:value-type="string" table:number-columns-spanned="4" table:number-rows-spanned="1">
            <text:p>list with n amount of numbers</text:p>
          </table:table-cell>
          <table:covered-table-cell table:number-columns-repeated="3"/>
          <table:covered-table-cell table:style-name="ce179"/>
          <table:table-cell table:style-name="ce157" office:value-type="string" calcext:value-type="string">
            <text:p>hold note lighting</text:p>
          </table:table-cell>
          <table:covered-table-cell/>
          <table:table-cell table:number-columns-repeated="1015"/>
        </table:table-row>
        <table:table-row table:style-name="ro1">
          <table:table-cell table:style-name="ce134" office:value-type="string" calcext:value-type="string">
            <text:p>WidthForNoteHeightScale</text:p>
          </table:table-cell>
          <table:table-cell table:style-name="ce152" office:value-type="string" calcext:value-type="string">
            <text:p>Which height should all notes have if columns have individual widths?</text:p>
          </table:table-cell>
          <table:table-cell table:style-name="ce156" office:value-type="string" calcext:value-type="string" table:number-columns-spanned="4" table:number-rows-spanned="1">
            <text:p>number</text:p>
          </table:table-cell>
          <table:covered-table-cell table:number-columns-repeated="3"/>
          <table:table-cell table:style-name="ce174" office:value-type="string" calcext:value-type="string">
            <text:p>not defined</text:p>
          </table:table-cell>
          <table:table-cell table:style-name="ce156" office:value-type="string" calcext:value-type="string" table:number-columns-spanned="2" table:number-rows-spanned="1">
            <text:p>if not defined the height scale of the smallest column width is used</text:p>
          </table:table-cell>
          <table:covered-table-cell/>
          <table:table-cell table:number-columns-repeated="1015"/>
        </table:table-row>
        <table:table-row table:style-name="ro1">
          <table:table-cell table:style-name="ce135" office:value-type="string" calcext:value-type="string">
            <text:p>HitPosition</text:p>
          </table:table-cell>
          <table:table-cell table:style-name="ce153" office:value-type="string" calcext:value-type="string">
            <text:p>On which height should the judgement line be drawn at?</text:p>
          </table:table-cell>
          <table:table-cell table:style-name="ce155" office:value-type="string" calcext:value-type="string" table:number-columns-spanned="4" table:number-rows-spanned="1">
            <text:p>integer</text:p>
          </table:table-cell>
          <table:covered-table-cell table:number-columns-repeated="3" table:style-name="ce169"/>
          <table:table-cell table:style-name="ce173" office:value-type="string" calcext:value-type="string">
            <text:p>402</text:p>
          </table:table-cell>
          <table:table-cell table:style-name="ce155" office:value-type="string" calcext:value-type="string" table:number-columns-spanned="2" table:number-rows-spanned="1">
            <text:p>StageHint, LightingN &amp; LightingL are drawn at this position</text:p>
          </table:table-cell>
          <table:covered-table-cell table:style-name="ce169"/>
          <table:table-cell table:number-columns-repeated="1015"/>
        </table:table-row>
        <table:table-row table:style-name="ro1">
          <table:table-cell table:style-name="ce134" office:value-type="string" calcext:value-type="string">
            <text:p>LightPosition</text:p>
          </table:table-cell>
          <table:table-cell table:style-name="ce152" office:value-type="string" calcext:value-type="string">
            <text:p>On which height should the stage lights be drawn at?</text:p>
          </table:table-cell>
          <table:table-cell table:style-name="ce156" office:value-type="string" calcext:value-type="string" table:number-columns-spanned="4" table:number-rows-spanned="1">
            <text:p>integer</text:p>
          </table:table-cell>
          <table:covered-table-cell table:number-columns-repeated="3"/>
          <table:table-cell table:style-name="ce174" office:value-type="string" calcext:value-type="string">
            <text:p>413</text:p>
          </table:table-cell>
          <table:table-cell table:style-name="ce156" office:value-type="string" calcext:value-type="string" table:number-columns-spanned="2" table:number-rows-spanned="1">
            <text:p>only for StageLight</text:p>
          </table:table-cell>
          <table:covered-table-cell/>
          <table:table-cell table:number-columns-repeated="1015"/>
        </table:table-row>
        <table:table-row table:style-name="ro1">
          <table:table-cell table:style-name="ce134" office:value-type="string" calcext:value-type="string">
            <text:p>ScorePosition</text:p>
          </table:table-cell>
          <table:table-cell table:style-name="ce152" office:value-type="string" calcext:value-type="string">
            <text:p>On which height should the hitbursts appear at?</text:p>
          </table:table-cell>
          <table:table-cell table:style-name="ce156" office:value-type="string" calcext:value-type="string" table:number-columns-spanned="4" table:number-rows-spanned="1">
            <text:p>integer</text:p>
          </table:table-cell>
          <table:covered-table-cell table:number-columns-repeated="3"/>
          <table:table-cell table:style-name="ce174" office:value-type="string" calcext:value-type="string">
            <text:p>325</text:p>
          </table:table-cell>
          <table:table-cell table:style-name="ce156" office:value-type="string" calcext:value-type="string" table:number-columns-spanned="2" table:number-rows-spanned="1">
            <text:p>the hitbursts are centered on the stage</text:p>
          </table:table-cell>
          <table:covered-table-cell/>
          <table:table-cell table:number-columns-repeated="1015"/>
        </table:table-row>
        <table:table-row table:style-name="ro1">
          <table:table-cell table:style-name="ce134" office:value-type="string" calcext:value-type="string">
            <text:p>ComboPosition</text:p>
          </table:table-cell>
          <table:table-cell table:style-name="ce152" office:value-type="string" calcext:value-type="string">
            <text:p>On which height should the combo counter appear at?</text:p>
          </table:table-cell>
          <table:table-cell table:style-name="ce156" office:value-type="string" calcext:value-type="string" table:number-columns-spanned="4" table:number-rows-spanned="1">
            <text:p>integer</text:p>
          </table:table-cell>
          <table:covered-table-cell table:number-columns-repeated="3"/>
          <table:table-cell table:style-name="ce174" office:value-type="string" calcext:value-type="string">
            <text:p>111</text:p>
          </table:table-cell>
          <table:table-cell table:style-name="ce156" office:value-type="string" calcext:value-type="string" table:number-columns-spanned="2" table:number-rows-spanned="1">
            <text:p>the combo counter is centered on the stage</text:p>
          </table:table-cell>
          <table:covered-table-cell/>
          <table:table-cell table:number-columns-repeated="1015"/>
        </table:table-row>
        <table:table-row table:style-name="ro1">
          <table:table-cell table:style-name="ce134" office:value-type="string" calcext:value-type="string">
            <text:p>JudgementLine</text:p>
          </table:table-cell>
          <table:table-cell table:style-name="ce152" office:value-type="string" calcext:value-type="string">
            <text:p>Should a solid line be drawn above the StageHint?</text:p>
          </table:table-cell>
          <table:table-cell table:style-name="ce156" office:value-type="string" calcext:value-type="string" table:number-columns-spanned="2" table:number-rows-spanned="1">
            <text:p>0</text:p>
            <text:p>(no line)</text:p>
          </table:table-cell>
          <table:covered-table-cell/>
          <table:table-cell table:style-name="ce156" office:value-type="string" calcext:value-type="string" table:number-columns-spanned="2" table:number-rows-spanned="1">
            <text:p>1</text:p>
            <text:p>(solid line)</text:p>
          </table:table-cell>
          <table:covered-table-cell/>
          <table:table-cell table:style-name="ce174" office:value-type="string" calcext:value-type="string">
            <text:p>1</text:p>
          </table:table-cell>
          <table:table-cell table:style-name="ce156" office:value-type="string" calcext:value-type="string" table:number-columns-spanned="2" table:number-rows-spanned="1">
            <text:p>notes should be hit when notes touch the judgement line</text:p>
          </table:table-cell>
          <table:covered-table-cell/>
          <table:table-cell table:number-columns-repeated="1015"/>
        </table:table-row>
        <table:table-row table:style-name="ro1">
          <table:table-cell table:style-name="ce135" office:value-type="string" calcext:value-type="string">
            <text:p>SpecialStyle</text:p>
          </table:table-cell>
          <table:table-cell table:style-name="ce153" office:value-type="string" calcext:value-type="string">
            <text:p>What SpecialStyle is used for this keycount if available?</text:p>
          </table:table-cell>
          <table:table-cell table:style-name="ce155" office:value-type="string" calcext:value-type="string">
            <text:p>0</text:p>
            <text:p>(none)</text:p>
          </table:table-cell>
          <table:table-cell table:style-name="ce155" office:value-type="string" calcext:value-type="string">
            <office:annotation draw:style-name="gr10" draw:text-style-name="P2" svg:width="590.49pt" svg:height="42.75pt" svg:x="673.2pt" svg:y="1062.74pt" draw:caption-point-x="-11.54pt" draw:caption-point-y="-22.96pt">
              <dc:date>2022-03-01T00:00:00</dc:date>
              <text:p text:style-name="P1">SP = single play</text:p>
              <text:p text:style-name="P1">DP = dual play (co-op)</text:p>
            </office:annotation>
            <text:p>1</text:p>
            <text:p>(left lane (SP) /</text:p>
            <text:p>outer lanes (DP))</text:p>
          </table:table-cell>
          <table:table-cell table:style-name="ce155" office:value-type="string" calcext:value-type="string">
            <office:annotation draw:style-name="gr10" draw:text-style-name="P2" svg:width="693.64pt" svg:height="42.75pt" svg:x="793.05pt" svg:y="1062.74pt" draw:caption-point-x="-11.54pt" draw:caption-point-y="-22.96pt">
              <dc:date>2022-03-01T00:00:00</dc:date>
              <text:p text:style-name="P1">SP = single play</text:p>
              <text:p text:style-name="P1">DP = dual play (co-op)</text:p>
            </office:annotation>
            <text:p>2</text:p>
            <text:p>(right lane (SP) /</text:p>
            <text:p>inner lanes (DP))</text:p>
          </table:table-cell>
          <table:table-cell table:style-name="ce155"/>
          <table:table-cell table:style-name="ce173" office:value-type="string" calcext:value-type="string">
            <text:p>0</text:p>
          </table:table-cell>
          <table:table-cell table:style-name="ce155" office:value-type="string" calcext:value-type="string">
            <office:annotation draw:style-name="gr10" draw:text-style-name="P2" svg:width="511.14pt" svg:height="42.75pt" svg:x="1263.69pt" svg:y="1062.74pt" draw:caption-point-x="-11.54pt" draw:caption-point-y="-22.96pt">
              <dc:date>2022-03-01T00:00:00</dc:date>
              <text:p text:style-name="P1">for example:</text:p>
              <text:p text:style-name="P1">10k SP can use special styles while 10k DP can't use any due to stage being split into two 5k stages</text:p>
            </office:annotation>
            <text:p>only works for stages on even keycounts larger than 4</text:p>
          </table:table-cell>
          <table:table-cell table:style-name="ce155" office:value-type="string" calcext:value-type="string">
            <text:p>for DP: the center between the stages is used for determining positions</text:p>
          </table:table-cell>
          <table:table-cell table:number-columns-repeated="1015"/>
        </table:table-row>
        <table:table-row table:style-name="ro1">
          <table:table-cell table:style-name="ce134" office:value-type="string" calcext:value-type="string">
            <text:p>ComboBurstStyle</text:p>
          </table:table-cell>
          <table:table-cell table:style-name="ce152" office:value-type="string" calcext:value-type="string">
            <text:p>On what side should the comboburst appear?</text:p>
          </table:table-cell>
          <table:table-cell table:style-name="ce157" office:value-type="string" calcext:value-type="string">
            <text:p>0</text:p>
            <text:p>(Left)</text:p>
          </table:table-cell>
          <table:table-cell table:style-name="ce157" office:value-type="string" calcext:value-type="string">
            <text:p>1</text:p>
            <text:p>(Right)</text:p>
          </table:table-cell>
          <table:table-cell table:style-name="ce157" office:value-type="string" calcext:value-type="string">
            <office:annotation draw:style-name="gr8" draw:text-style-name="P2" svg:width="693.64pt" svg:height="26.99pt" svg:x="793.05pt" svg:y="1078.5pt" draw:caption-point-x="-11.54pt" draw:caption-point-y="-22.99pt">
              <dc:date>2022-03-01T00:00:00</dc:date>
              <text:p text:style-name="P1">randomly from either left or right</text:p>
            </office:annotation>
            <text:p>2</text:p>
            <text:p>(Both)</text:p>
          </table:table-cell>
          <table:table-cell table:style-name="ce157"/>
          <table:table-cell table:style-name="ce174" office:value-type="string" calcext:value-type="string">
            <text:p>1</text:p>
          </table:table-cell>
          <table:table-cell table:style-name="ce157" office:value-type="string" calcext:value-type="string">
            <text:p>combobursts get flipped on the</text:p>
            <text:p>right stage half</text:p>
          </table:table-cell>
          <table:table-cell table:style-name="ce157" office:value-type="string" calcext:value-type="string">
            <text:p>you can use the words or values,</text:p>
            <text:p>both are accepted</text:p>
          </table:table-cell>
          <table:table-cell table:number-columns-repeated="1015"/>
        </table:table-row>
        <table:table-row table:style-name="ro1">
          <table:table-cell table:style-name="ce134" office:value-type="string" calcext:value-type="string">
            <text:p>SplitStages</text:p>
          </table:table-cell>
          <table:table-cell table:style-name="ce152" office:value-type="string" calcext:value-type="string">
            <text:p>Should the stage be split into 2 stages?</text:p>
          </table:table-cell>
          <table:table-cell table:style-name="ce156" office:value-type="string" calcext:value-type="string" table:number-columns-spanned="2" table:number-rows-spanned="1">
            <office:annotation draw:style-name="gr8" draw:text-style-name="P2" svg:width="487.33pt" svg:height="26.99pt" svg:x="553.35pt" svg:y="1094.26pt" draw:caption-point-x="108.31pt" draw:caption-point-y="-22.99pt">
              <dc:date>2022-03-01T00:00:00</dc:date>
              <text:p text:style-name="P1">merges DP stages into 1 stage</text:p>
            </office:annotation>
            <text:p>0</text:p>
            <text:p>(no splitting / forced SP)</text:p>
          </table:table-cell>
          <table:covered-table-cell/>
          <table:table-cell table:style-name="ce156" office:value-type="string" calcext:value-type="string" table:number-columns-spanned="2" table:number-rows-spanned="1">
            <office:annotation draw:style-name="gr19" draw:text-style-name="P2" svg:width="693.64pt" svg:height="184.48pt" svg:x="793.05pt" svg:y="1094.26pt" draw:caption-point-x="108.31pt" draw:caption-point-y="-22.99pt">
              <dc:date>2022-03-01T00:00:00</dc:date>
              <text:p text:style-name="P1">splits the stage into 2 stages, uneven keycounts get splitted into 1 even stage + 1 uneven stage</text:p>
              <text:p text:style-name="P1">(left stage gets the higher count)</text:p>
              <text:p text:style-name="P1"/>
              <text:p text:style-name="P1">2K -&gt; 1K + 1K</text:p>
              <text:p text:style-name="P1">3K -&gt; 2K + 1K</text:p>
              <text:p text:style-name="P1">4K -&gt; 2K + 2K</text:p>
              <text:p text:style-name="P1">5K -&gt; 3K + 2K</text:p>
              <text:p text:style-name="P1">6K -&gt; 3K + 3K</text:p>
              <text:p text:style-name="P1">7K -&gt; 4K + 3K</text:p>
              <text:p text:style-name="P1">8K -&gt; 4K + 4K</text:p>
              <text:p text:style-name="P1">9K -&gt; 5K + 4K</text:p>
            </office:annotation>
            <text:p>1</text:p>
            <text:p>(splitting / forced DP)</text:p>
          </table:table-cell>
          <table:covered-table-cell/>
          <table:table-cell table:style-name="ce174" office:value-type="string" calcext:value-type="string">
            <text:p>not defined</text:p>
          </table:table-cell>
          <table:table-cell table:style-name="ce157" office:value-type="string" calcext:value-type="string">
            <text:p>forced setting if defined</text:p>
          </table:table-cell>
          <table:table-cell table:style-name="ce157" office:value-type="string" calcext:value-type="string">
            <text:p>each keycount above 1 can be splitted</text:p>
            <text:p>(or merged if count is higher than 9)</text:p>
          </table:table-cell>
          <table:table-cell table:number-columns-repeated="1015"/>
        </table:table-row>
        <table:table-row table:style-name="ro1">
          <table:table-cell table:style-name="ce134" office:value-type="string" calcext:value-type="string">
            <text:p>StageSeparation</text:p>
          </table:table-cell>
          <table:table-cell table:style-name="ce152" office:value-type="string" calcext:value-type="string">
            <text:p>What distance should the 2 stages have when splitted?</text:p>
          </table:table-cell>
          <table:table-cell table:style-name="ce156" office:value-type="string" calcext:value-type="string" table:number-columns-spanned="4" table:number-rows-spanned="1">
            <text:p>number</text:p>
          </table:table-cell>
          <table:covered-table-cell table:number-columns-repeated="3"/>
          <table:table-cell table:style-name="ce174" office:value-type="string" calcext:value-type="string">
            <text:p>40</text:p>
          </table:table-cell>
          <table:table-cell table:style-name="ce156" office:value-type="string" calcext:value-type="string" table:number-columns-spanned="2" table:number-rows-spanned="1">
            <text:p>set distance between split stages</text:p>
          </table:table-cell>
          <table:covered-table-cell/>
          <table:table-cell table:number-columns-repeated="1015"/>
        </table:table-row>
        <table:table-row table:style-name="ro1">
          <table:table-cell table:style-name="ce134" office:value-type="string" calcext:value-type="string">
            <text:p>SeparateScore</text:p>
          </table:table-cell>
          <table:table-cell table:style-name="ce152" office:value-type="string" calcext:value-type="string">
            <text:p>Should the hitburst only be shown on the stage it was scored on?</text:p>
          </table:table-cell>
          <table:table-cell table:style-name="ce156" office:value-type="string" calcext:value-type="string" table:number-columns-spanned="2" table:number-rows-spanned="1">
            <text:p>0</text:p>
            <text:p>(shows on both stages at the same time)</text:p>
          </table:table-cell>
          <table:covered-table-cell/>
          <table:table-cell table:style-name="ce156" office:value-type="string" calcext:value-type="string" table:number-columns-spanned="2" table:number-rows-spanned="1">
            <text:p>1</text:p>
            <text:p>(shows when hit on specific stage)</text:p>
          </table:table-cell>
          <table:covered-table-cell/>
          <table:table-cell table:style-name="ce174" office:value-type="string" calcext:value-type="string">
            <text:p>1</text:p>
          </table:table-cell>
          <table:table-cell table:style-name="ce156" office:value-type="string" calcext:value-type="string" table:number-columns-spanned="2" table:number-rows-spanned="1">
            <text:p>for DP: each stage gets shown its own judgement or of both stages</text:p>
          </table:table-cell>
          <table:covered-table-cell/>
          <table:table-cell table:number-columns-repeated="1015"/>
        </table:table-row>
        <table:table-row table:style-name="ro1">
          <table:table-cell table:style-name="ce134" office:value-type="string" calcext:value-type="string">
            <text:p>KeysUnderNotes</text:p>
          </table:table-cell>
          <table:table-cell table:style-name="ce152" office:value-type="string" calcext:value-type="string">
            <text:p>Should the keys be covered by notes when passing them?</text:p>
          </table:table-cell>
          <table:table-cell table:style-name="ce156" office:value-type="string" calcext:value-type="string" table:number-columns-spanned="2" table:number-rows-spanned="1">
            <text:p>0</text:p>
            <text:p>(notes scroll below the keys)</text:p>
          </table:table-cell>
          <table:covered-table-cell/>
          <table:table-cell table:style-name="ce156" office:value-type="string" calcext:value-type="string" table:number-columns-spanned="2" table:number-rows-spanned="1">
            <text:p>1</text:p>
            <text:p>(notes scroll above the keys)</text:p>
          </table:table-cell>
          <table:covered-table-cell/>
          <table:table-cell table:style-name="ce174" office:value-type="string" calcext:value-type="string">
            <text:p>0</text:p>
          </table:table-cell>
          <table:table-cell table:style-name="ce156" office:value-type="string" calcext:value-type="string" table:number-columns-spanned="2" table:number-rows-spanned="1">
            <text:p>should be used depending on note and key designs</text:p>
          </table:table-cell>
          <table:covered-table-cell/>
          <table:table-cell table:number-columns-repeated="1015"/>
        </table:table-row>
        <table:table-row table:style-name="ro1">
          <table:table-cell table:style-name="ce135" office:value-type="string" calcext:value-type="string">
            <text:p>UpsideDown</text:p>
          </table:table-cell>
          <table:table-cell table:style-name="ce153" office:value-type="string" calcext:value-type="string">
            <text:p>Should the stage be flipped?</text:p>
          </table:table-cell>
          <table:table-cell table:style-name="ce155" office:value-type="string" calcext:value-type="string" table:number-columns-spanned="2" table:number-rows-spanned="1">
            <text:p>0</text:p>
            <text:p>(downscroll)</text:p>
          </table:table-cell>
          <table:covered-table-cell table:style-name="ce169"/>
          <table:table-cell table:style-name="ce155" office:value-type="string" calcext:value-type="string" table:number-columns-spanned="2" table:number-rows-spanned="1">
            <text:p>1</text:p>
            <text:p>(upscroll)</text:p>
          </table:table-cell>
          <table:covered-table-cell table:style-name="ce169"/>
          <table:table-cell table:style-name="ce173" office:value-type="string" calcext:value-type="string">
            <text:p>0</text:p>
          </table:table-cell>
          <table:table-cell table:style-name="ce155" office:value-type="string" calcext:value-type="string" table:number-columns-spanned="2" table:number-rows-spanned="1">
            <text:p>DDR / Stepmania / Pump It Up style note scrolling</text:p>
            <text:p>(scrolling from bottom to top)</text:p>
          </table:table-cell>
          <table:covered-table-cell table:style-name="ce169"/>
          <table:table-cell table:number-columns-repeated="1015"/>
        </table:table-row>
        <table:table-row table:style-name="ro1">
          <table:table-cell table:style-name="ce134" office:value-type="string" calcext:value-type="string">
            <text:p>KeyFlipWhenUpsideDown</text:p>
          </table:table-cell>
          <table:table-cell table:style-name="ce152" office:value-type="string" calcext:value-type="string">
            <text:p>Should keys be flipped when the stage is flipped?</text:p>
          </table:table-cell>
          <table:table-cell table:style-name="ce156" office:value-type="string" calcext:value-type="string" table:number-columns-spanned="2" table:number-rows-spanned="2">
            <text:p>0</text:p>
            <text:p>(no flip)</text:p>
          </table:table-cell>
          <table:covered-table-cell/>
          <table:table-cell table:style-name="ce156" office:value-type="string" calcext:value-type="string" table:number-columns-spanned="2" table:number-rows-spanned="2">
            <text:p>1</text:p>
            <text:p>(flipped)</text:p>
          </table:table-cell>
          <table:covered-table-cell/>
          <table:table-cell table:style-name="ce174" office:value-type="string" calcext:value-type="string">
            <text:p>1</text:p>
          </table:table-cell>
          <table:table-cell table:style-name="ce156" office:value-type="string" calcext:value-type="string" table:number-columns-spanned="1" table:number-rows-spanned="2">
            <text:p>for all columns</text:p>
          </table:table-cell>
          <table:table-cell table:style-name="ce193" office:value-type="string" calcext:value-type="string" table:number-columns-spanned="1" table:number-rows-spanned="2">
            <text:p>starts working on V2.5</text:p>
          </table:table-cell>
          <table:table-cell table:number-columns-repeated="1015"/>
        </table:table-row>
        <table:table-row table:style-name="ro1">
          <table:table-cell table:style-name="ce134" office:value-type="string" calcext:value-type="string">
            <text:p>NoteFlipWhenUpsideDown</text:p>
          </table:table-cell>
          <table:table-cell table:style-name="ce152" office:value-type="string" calcext:value-type="string">
            <text:p>Should notes be flipped when the stage is flipped?</text:p>
          </table:table-cell>
          <table:covered-table-cell table:number-columns-repeated="4"/>
          <table:table-cell table:style-name="ce174" office:value-type="string" calcext:value-type="string">
            <office:annotation draw:style-name="gr12" draw:text-style-name="P2" svg:width="638.11pt" svg:height="27.01pt" svg:x="1040.68pt" svg:y="1188.74pt" draw:caption-point-x="-11.54pt" draw:caption-point-y="-22.96pt">
              <dc:date>2022-03-01T00:00:00</dc:date>
              <text:p text:style-name="P1">older versions won't flip the notes</text:p>
            </office:annotation>
            <text:p>1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134" office:value-type="string" calcext:value-type="string">
            <office:annotation draw:style-name="gr14" draw:text-style-name="P2" svg:width="598.45pt" svg:height="74.24pt" svg:x="194.6pt" svg:y="1204.5pt" draw:caption-point-x="-11.54pt" draw:caption-point-y="-22.99pt">
              <dc:date>2022-03-01T00:00:00</dc:date>
              <text:p text:style-name="P1"># can be 0 to 17 depending on the keycount</text:p>
              <text:p text:style-name="P1"/>
              <text:p text:style-name="P1">can be used with "KeyFlipWhenUpsideDown"</text:p>
              <text:p text:style-name="P1">to flip / prevent flip on the specified column</text:p>
            </office:annotation>
            <text:p>KeyFlipWhenUpsideDown#</text:p>
          </table:table-cell>
          <table:table-cell table:style-name="ce152" office:value-type="string" calcext:value-type="string">
            <text:p>Should the column's unpressed key be flipped when the stage is flipped?</text:p>
          </table:table-cell>
          <table:table-cell table:style-name="ce156" office:value-type="string" calcext:value-type="string" table:number-columns-spanned="2" table:number-rows-spanned="2">
            <text:p>0</text:p>
            <text:p>(no flip)</text:p>
          </table:table-cell>
          <table:covered-table-cell/>
          <table:table-cell table:style-name="ce156" office:value-type="string" calcext:value-type="string" table:number-columns-spanned="2" table:number-rows-spanned="2">
            <text:p>1</text:p>
            <text:p>(flipped)</text:p>
          </table:table-cell>
          <table:covered-table-cell/>
          <table:table-cell table:style-name="ce174" office:value-type="string" calcext:value-type="string" table:number-columns-spanned="1" table:number-rows-spanned="2">
            <text:p>not defined</text:p>
          </table:table-cell>
          <table:table-cell table:style-name="ce157" office:value-type="string" calcext:value-type="string">
            <text:p>for the specific column's idle key state</text:p>
          </table:table-cell>
          <table:table-cell table:style-name="ce193" office:value-type="string" calcext:value-type="string" table:number-columns-spanned="1" table:number-rows-spanned="2">
            <text:p>starts working on V2.5</text:p>
          </table:table-cell>
          <table:table-cell table:number-columns-repeated="1015"/>
        </table:table-row>
        <table:table-row table:style-name="ro1">
          <table:table-cell table:style-name="ce134" office:value-type="string" calcext:value-type="string">
            <office:annotation draw:style-name="gr14" draw:text-style-name="P2" svg:width="598.45pt" svg:height="74.24pt" svg:x="194.6pt" svg:y="1220.26pt" draw:caption-point-x="-11.54pt" draw:caption-point-y="-22.99pt">
              <dc:date>2022-03-01T00:00:00</dc:date>
              <text:p text:style-name="P1"># can be 0 to 17 depending on the keycount</text:p>
              <text:p text:style-name="P1"/>
              <text:p text:style-name="P1">can be used with "KeyFlipWhenUpsideDown"</text:p>
              <text:p text:style-name="P1">to flip / prevent flip on the specified column</text:p>
            </office:annotation>
            <text:p>KeyFlipWhenUpsideDown#D</text:p>
          </table:table-cell>
          <table:table-cell table:style-name="ce152" office:value-type="string" calcext:value-type="string">
            <text:p>Should the column's pressed key be flipped when the stage is flipped?</text:p>
          </table:table-cell>
          <table:covered-table-cell table:number-columns-repeated="4"/>
          <table:covered-table-cell table:style-name="ce179"/>
          <table:table-cell table:style-name="ce157" office:value-type="string" calcext:value-type="string">
            <text:p>for the specific column's</text:p>
            <text:p>pressed key state</text:p>
          </table:table-cell>
          <table:covered-table-cell/>
          <table:table-cell table:number-columns-repeated="1015"/>
        </table:table-row>
        <table:table-row table:style-name="ro1">
          <table:table-cell table:style-name="ce134" office:value-type="string" calcext:value-type="string">
            <office:annotation draw:style-name="gr14" draw:text-style-name="P2" svg:width="598.45pt" svg:height="74.24pt" svg:x="194.6pt" svg:y="1235.99pt" draw:caption-point-x="-11.54pt" draw:caption-point-y="-22.96pt">
              <dc:date>2022-03-01T00:00:00</dc:date>
              <text:p text:style-name="P1"># can be 0 to 17 depending on the keycount</text:p>
              <text:p text:style-name="P1"/>
              <text:p text:style-name="P1">can be used with "NoteFlipWhenUpsideDown"</text:p>
              <text:p text:style-name="P1">to flip / prevent flip on the specified column</text:p>
            </office:annotation>
            <text:p>NoteFlipWhenUpsideDown#</text:p>
          </table:table-cell>
          <table:table-cell table:style-name="ce152" office:value-type="string" calcext:value-type="string">
            <text:p>Should the column's note be flipped when the stage is flipped?</text:p>
          </table:table-cell>
          <table:table-cell table:style-name="ce156" office:value-type="string" calcext:value-type="string" table:number-columns-spanned="2" table:number-rows-spanned="4">
            <text:p>0</text:p>
            <text:p>(no flip)</text:p>
          </table:table-cell>
          <table:covered-table-cell/>
          <table:table-cell table:style-name="ce156" office:value-type="string" calcext:value-type="string" table:number-columns-spanned="2" table:number-rows-spanned="4">
            <text:p>1</text:p>
            <text:p>(flipped)</text:p>
          </table:table-cell>
          <table:covered-table-cell/>
          <table:table-cell table:style-name="ce174" office:value-type="string" calcext:value-type="string" table:number-columns-spanned="1" table:number-rows-spanned="4">
            <text:p>not defined</text:p>
          </table:table-cell>
          <table:table-cell table:style-name="ce157" office:value-type="string" calcext:value-type="string">
            <text:p>for the specific column's note</text:p>
          </table:table-cell>
          <table:table-cell table:style-name="ce193" office:value-type="string" calcext:value-type="string" table:number-columns-spanned="1" table:number-rows-spanned="4">
            <text:p>starts working on V2.5</text:p>
          </table:table-cell>
          <table:table-cell table:number-columns-repeated="1015"/>
        </table:table-row>
        <table:table-row table:style-name="ro1">
          <table:table-cell table:style-name="ce134" office:value-type="string" calcext:value-type="string">
            <office:annotation draw:style-name="gr14" draw:text-style-name="P2" svg:width="598.45pt" svg:height="74.24pt" svg:x="194.6pt" svg:y="1251.75pt" draw:caption-point-x="-11.54pt" draw:caption-point-y="-22.99pt">
              <dc:date>2022-03-01T00:00:00</dc:date>
              <text:p text:style-name="P1"># can be 0 to 17 depending on the keycount</text:p>
              <text:p text:style-name="P1"/>
              <text:p text:style-name="P1">can be used with "NoteFlipWhenUpsideDown"</text:p>
              <text:p text:style-name="P1">to flip / prevent flip on the specified column</text:p>
            </office:annotation>
            <text:p>NoteFlipWhenUpsideDown#H</text:p>
          </table:table-cell>
          <table:table-cell table:style-name="ce152" office:value-type="string" calcext:value-type="string">
            <text:p>Should the column's hold note head be flipped when the stage is flipped?</text:p>
          </table:table-cell>
          <table:covered-table-cell table:number-columns-repeated="4"/>
          <table:covered-table-cell table:style-name="ce179"/>
          <table:table-cell table:style-name="ce157" office:value-type="string" calcext:value-type="string">
            <text:p>for the specific column's hold note head</text:p>
          </table:table-cell>
          <table:covered-table-cell/>
          <table:table-cell table:number-columns-repeated="1015"/>
        </table:table-row>
        <table:table-row table:style-name="ro1">
          <table:table-cell table:style-name="ce134" office:value-type="string" calcext:value-type="string">
            <office:annotation draw:style-name="gr14" draw:text-style-name="P2" svg:width="598.45pt" svg:height="74.24pt" svg:x="194.6pt" svg:y="1267.51pt" draw:caption-point-x="-11.54pt" draw:caption-point-y="-22.99pt">
              <dc:date>2022-03-01T00:00:00</dc:date>
              <text:p text:style-name="P1"># can be 0 to 17 depending on the keycount</text:p>
              <text:p text:style-name="P1"/>
              <text:p text:style-name="P1">can be used with "NoteFlipWhenUpsideDown"</text:p>
              <text:p text:style-name="P1">to flip / prevent flip on the specified column</text:p>
            </office:annotation>
            <text:p>NoteFlipWhenUpsideDown#L</text:p>
          </table:table-cell>
          <table:table-cell table:style-name="ce152" office:value-type="string" calcext:value-type="string">
            <text:p>Should the column's hold note body be flipped when the stage is flipped?</text:p>
          </table:table-cell>
          <table:covered-table-cell table:number-columns-repeated="4"/>
          <table:covered-table-cell table:style-name="ce179"/>
          <table:table-cell table:style-name="ce157" office:value-type="string" calcext:value-type="string">
            <text:p>for the specific column's hold note body</text:p>
          </table:table-cell>
          <table:covered-table-cell/>
          <table:table-cell table:number-columns-repeated="1015"/>
        </table:table-row>
        <table:table-row table:style-name="ro1">
          <table:table-cell table:style-name="ce134" office:value-type="string" calcext:value-type="string">
            <office:annotation draw:style-name="gr14" draw:text-style-name="P2" svg:width="598.45pt" svg:height="74.24pt" svg:x="194.6pt" svg:y="1283.24pt" draw:caption-point-x="-11.54pt" draw:caption-point-y="-22.96pt">
              <dc:date>2022-03-01T00:00:00</dc:date>
              <text:p text:style-name="P1"># can be 0 to 17 depending on the keycount</text:p>
              <text:p text:style-name="P1"/>
              <text:p text:style-name="P1">can be used with "NoteFlipWhenUpsideDown"</text:p>
              <text:p text:style-name="P1">to flip / prevent flip on the specified column</text:p>
            </office:annotation>
            <text:p>NoteFlipWhenUpsideDown#T</text:p>
          </table:table-cell>
          <table:table-cell table:style-name="ce152" office:value-type="string" calcext:value-type="string">
            <text:p>Should the column's hold note tail be flipped when the stage is flipped?</text:p>
          </table:table-cell>
          <table:covered-table-cell table:number-columns-repeated="4"/>
          <table:covered-table-cell table:style-name="ce179"/>
          <table:table-cell table:style-name="ce157" office:value-type="string" calcext:value-type="string">
            <text:p>for the specific column's hold note tail</text:p>
          </table:table-cell>
          <table:covered-table-cell/>
          <table:table-cell table:number-columns-repeated="1015"/>
        </table:table-row>
        <table:table-row table:style-name="ro1">
          <table:table-cell table:style-name="ce135" office:value-type="string" calcext:value-type="string">
            <text:p>NoteBodyStyle</text:p>
          </table:table-cell>
          <table:table-cell table:style-name="ce153" office:value-type="string" calcext:value-type="string">
            <text:p>What style should be used for all hold note bodies?</text:p>
          </table:table-cell>
          <table:table-cell table:style-name="ce166" office:value-type="string" calcext:value-type="string" table:number-columns-spanned="1" table:number-rows-spanned="2">
            <text:p>0</text:p>
            <text:p>(stretched to fit</text:p>
            <text:p>whole length)</text:p>
          </table:table-cell>
          <table:table-cell table:style-name="ce166" office:value-type="string" calcext:value-type="string" table:number-columns-spanned="1" table:number-rows-spanned="2">
            <office:annotation draw:style-name="gr8" draw:text-style-name="P2" svg:width="590.49pt" svg:height="26.99pt" svg:x="673.2pt" svg:y="1299pt" draw:caption-point-x="-11.54pt" draw:caption-point-y="-22.99pt">
              <dc:date>2022-03-01T00:00:00</dc:date>
              <text:p text:style-name="P1">repeats the top pixel row on Stable (Fallback)</text:p>
            </office:annotation>
            <text:p>1</text:p>
            <text:p>(cascading from</text:p>
            <text:p>tail to head)</text:p>
          </table:table-cell>
          <table:table-cell table:style-name="ce166" office:value-type="string" calcext:value-type="string" table:number-columns-spanned="1" table:number-rows-spanned="2">
            <office:annotation draw:style-name="gr8" draw:text-style-name="P2" svg:width="693.64pt" svg:height="26.99pt" svg:x="793.05pt" svg:y="1299pt" draw:caption-point-x="-11.54pt" draw:caption-point-y="-22.99pt">
              <dc:date>2022-03-01T00:00:00</dc:date>
              <text:p text:style-name="P1">repeats the bottom pixel row on Stable (Fallback)</text:p>
            </office:annotation>
            <text:p>2</text:p>
            <text:p>(cascading from</text:p>
            <text:p>head to tail)</text:p>
          </table:table-cell>
          <table:table-cell table:style-name="ce155" table:number-columns-spanned="1" table:number-rows-spanned="2"/>
          <table:table-cell table:style-name="ce173" office:value-type="string" calcext:value-type="string">
            <office:annotation draw:style-name="gr8" draw:text-style-name="P2" svg:width="638.11pt" svg:height="26.99pt" svg:x="1040.68pt" svg:y="1299pt" draw:caption-point-x="-11.54pt" draw:caption-point-y="-22.99pt">
              <dc:date>2022-03-01T00:00:00</dc:date>
              <text:p text:style-name="P1">older versions just stretch the image</text:p>
            </office:annotation>
            <text:p>1</text:p>
          </table:table-cell>
          <table:table-cell table:style-name="ce155" office:value-type="string" calcext:value-type="string">
            <text:p>for all columns</text:p>
          </table:table-cell>
          <table:table-cell table:style-name="ce194" office:value-type="string" calcext:value-type="string" table:number-columns-spanned="1" table:number-rows-spanned="2">
            <text:p>starts working on V2.5</text:p>
          </table:table-cell>
          <table:table-cell table:number-columns-repeated="1015"/>
        </table:table-row>
        <table:table-row table:style-name="ro1">
          <table:table-cell table:style-name="ce134" office:value-type="string" calcext:value-type="string">
            <office:annotation draw:style-name="gr16" draw:text-style-name="P2" svg:width="598.45pt" svg:height="74.27pt" svg:x="194.6pt" svg:y="1314.74pt" draw:caption-point-x="-11.54pt" draw:caption-point-y="-22.96pt">
              <dc:date>2022-03-01T00:00:00</dc:date>
              <text:p text:style-name="P1"># can be 0 to 17 depending on the keycount</text:p>
              <text:p text:style-name="P1"/>
              <text:p text:style-name="P1"/>
              <text:p text:style-name="P1">can be used with "NoteBodyStyle" to change style of the specified column</text:p>
            </office:annotation>
            <text:p>NoteBodyStyle#</text:p>
          </table:table-cell>
          <table:table-cell table:style-name="ce152" office:value-type="string" calcext:value-type="string">
            <text:p>What style should be used for the column's hold note body?</text:p>
          </table:table-cell>
          <table:covered-table-cell table:number-columns-repeated="3" table:style-name="ce167"/>
          <table:covered-table-cell/>
          <table:table-cell table:style-name="ce174" office:value-type="string" calcext:value-type="string">
            <text:p>not defined</text:p>
          </table:table-cell>
          <table:table-cell table:style-name="ce157" office:value-type="string" calcext:value-type="string">
            <text:p>for the specific column's</text:p>
            <text:p>hold note body style</text:p>
          </table:table-cell>
          <table:covered-table-cell table:style-name="ce167"/>
          <table:table-cell table:number-columns-repeated="1015"/>
        </table:table-row>
        <table:table-row table:style-name="ro1">
          <table:table-cell table:style-name="ce135" office:value-type="string" calcext:value-type="string">
            <office:annotation draw:style-name="gr8" draw:text-style-name="P2" svg:width="598.45pt" svg:height="26.99pt" svg:x="194.6pt" svg:y="1330.5pt" draw:caption-point-x="-11.54pt" draw:caption-point-y="-22.99pt">
              <dc:date>2022-03-01T00:00:00</dc:date>
              <text:p text:style-name="P1"># can be 1 to 18 depending on the keycount</text:p>
            </office:annotation>
            <text:p>Colour#</text:p>
          </table:table-cell>
          <table:table-cell table:style-name="ce153" office:value-type="string" calcext:value-type="string">
            <text:p>What colour should be used for the column's lane?</text:p>
          </table:table-cell>
          <table:table-cell table:style-name="ce155" office:value-type="string" calcext:value-type="string" table:number-columns-spanned="4" table:number-rows-spanned="1">
            <text:p>RGB(a)</text:p>
          </table:table-cell>
          <table:covered-table-cell table:number-columns-repeated="3" table:style-name="ce169"/>
          <table:table-cell table:style-name="ce173" office:value-type="string" calcext:value-type="string">
            <text:p>0,0,0,255</text:p>
          </table:table-cell>
          <table:table-cell table:style-name="ce155" office:value-type="string" calcext:value-type="string">
            <text:p>for the specific column's background</text:p>
          </table:table-cell>
          <table:table-cell table:style-name="ce155" office:value-type="string" calcext:value-type="string" table:number-columns-spanned="1" table:number-rows-spanned="2">
            <text:p># for the columns start at 1</text:p>
          </table:table-cell>
          <table:table-cell table:number-columns-repeated="1015"/>
        </table:table-row>
        <table:table-row table:style-name="ro1">
          <table:table-cell table:style-name="ce134" office:value-type="string" calcext:value-type="string">
            <office:annotation draw:style-name="gr8" draw:text-style-name="P2" svg:width="598.45pt" svg:height="26.99pt" svg:x="194.6pt" svg:y="1346.26pt" draw:caption-point-x="-11.54pt" draw:caption-point-y="-22.99pt">
              <dc:date>2022-03-01T00:00:00</dc:date>
              <text:p text:style-name="P1"># can be 1 to 18 depending on the keycount</text:p>
            </office:annotation>
            <text:p>ColourLight#</text:p>
          </table:table-cell>
          <table:table-cell table:style-name="ce152" office:value-type="string" calcext:value-type="string">
            <text:p>What colour should be used for the column's lighting?</text:p>
          </table:table-cell>
          <table:table-cell table:style-name="ce156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174" office:value-type="string" calcext:value-type="string">
            <text:p>255,255,255</text:p>
          </table:table-cell>
          <table:table-cell table:style-name="ce157" office:value-type="string" calcext:value-type="string">
            <text:p>for the specific column's</text:p>
            <text:p>StageLight colour</text:p>
          </table:table-cell>
          <table:covered-table-cell/>
          <table:table-cell table:number-columns-repeated="1015"/>
        </table:table-row>
        <table:table-row table:style-name="ro1">
          <table:table-cell table:style-name="ce134" office:value-type="string" calcext:value-type="string">
            <text:p>ColourColumnLine</text:p>
          </table:table-cell>
          <table:table-cell table:style-name="ce152" office:value-type="string" calcext:value-type="string">
            <text:p>What colour should be used for the column lines?</text:p>
          </table:table-cell>
          <table:table-cell table:style-name="ce156" office:value-type="string" calcext:value-type="string" table:number-columns-spanned="4" table:number-rows-spanned="1">
            <text:p>RGB(a)</text:p>
          </table:table-cell>
          <table:covered-table-cell table:number-columns-repeated="3"/>
          <table:table-cell table:style-name="ce174" office:value-type="string" calcext:value-type="string" table:number-columns-spanned="1" table:number-rows-spanned="2">
            <text:p>255,255,255,255</text:p>
          </table:table-cell>
          <table:table-cell table:style-name="ce156" office:value-type="string" calcext:value-type="string" table:number-columns-spanned="2" table:number-rows-spanned="1">
            <text:p>lines separating columns</text:p>
          </table:table-cell>
          <table:covered-table-cell/>
          <table:table-cell table:number-columns-repeated="1015"/>
        </table:table-row>
        <table:table-row table:style-name="ro1">
          <table:table-cell table:style-name="ce134" office:value-type="string" calcext:value-type="string">
            <text:p>ColourBarline</text:p>
          </table:table-cell>
          <table:table-cell table:style-name="ce152" office:value-type="string" calcext:value-type="string">
            <text:p>What colour should be used for the bar seperator?</text:p>
          </table:table-cell>
          <table:table-cell table:style-name="ce156" office:value-type="string" calcext:value-type="string" table:number-columns-spanned="4" table:number-rows-spanned="1">
            <text:p>RGB(a)</text:p>
          </table:table-cell>
          <table:covered-table-cell table:number-columns-repeated="3"/>
          <table:covered-table-cell table:style-name="ce179"/>
          <table:table-cell table:style-name="ce156" office:value-type="string" calcext:value-type="string" table:number-columns-spanned="2" table:number-rows-spanned="1">
            <office:annotation draw:style-name="gr8" draw:text-style-name="P2" svg:width="511.14pt" svg:height="26.99pt" svg:x="1263.69pt" svg:y="1377.75pt" draw:caption-point-x="211.46pt" draw:caption-point-y="-22.99pt">
              <dc:date>2022-03-01T00:00:00</dc:date>
              <text:p text:style-name="P1">a timing signature is the rhythm given as 4/4, 3/4, 5/4, or other measures</text:p>
            </office:annotation>
            <text:p>a bar is one full measure depending on the map's timing signature</text:p>
          </table:table-cell>
          <table:covered-table-cell/>
          <table:table-cell table:number-columns-repeated="1015"/>
        </table:table-row>
        <table:table-row table:style-name="ro1">
          <table:table-cell table:style-name="ce134" office:value-type="string" calcext:value-type="string">
            <text:p>ColourJudgementLine</text:p>
          </table:table-cell>
          <table:table-cell table:style-name="ce152" office:value-type="string" calcext:value-type="string">
            <text:p>What colour should be used for the judgement line?</text:p>
          </table:table-cell>
          <table:table-cell table:style-name="ce156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174" office:value-type="string" calcext:value-type="string">
            <text:p>255,255,255</text:p>
          </table:table-cell>
          <table:table-cell table:style-name="ce156" office:value-type="string" calcext:value-type="string" table:number-columns-spanned="2" table:number-rows-spanned="1">
            <text:p>-</text:p>
          </table:table-cell>
          <table:covered-table-cell/>
          <table:table-cell table:number-columns-repeated="1015"/>
        </table:table-row>
        <table:table-row table:style-name="ro1">
          <table:table-cell table:style-name="ce134" office:value-type="string" calcext:value-type="string">
            <text:p>ColourKeyWarning</text:p>
          </table:table-cell>
          <table:table-cell table:style-name="ce152" office:value-type="string" calcext:value-type="string">
            <text:p>What colour should be used for the keybinding reminders?</text:p>
          </table:table-cell>
          <table:table-cell table:style-name="ce156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174" office:value-type="string" calcext:value-type="string">
            <text:p>0,0,0</text:p>
          </table:table-cell>
          <table:table-cell table:style-name="ce156" office:value-type="string" calcext:value-type="string" table:number-columns-spanned="2" table:number-rows-spanned="1">
            <text:p>keybinding check before starting play</text:p>
          </table:table-cell>
          <table:covered-table-cell/>
          <table:table-cell table:number-columns-repeated="1015"/>
        </table:table-row>
        <table:table-row table:style-name="ro1">
          <table:table-cell table:style-name="ce134" office:value-type="string" calcext:value-type="string">
            <text:p>ColourHold</text:p>
          </table:table-cell>
          <table:table-cell table:style-name="ce152" office:value-type="string" calcext:value-type="string">
            <text:p>What colour should be used for the combo counter during holds?</text:p>
          </table:table-cell>
          <table:table-cell table:style-name="ce156" office:value-type="string" calcext:value-type="string" table:number-columns-spanned="4" table:number-rows-spanned="1">
            <text:p>RGB(a)</text:p>
          </table:table-cell>
          <table:covered-table-cell table:number-columns-repeated="3"/>
          <table:table-cell table:style-name="ce174" office:value-type="string" calcext:value-type="string">
            <text:p>255,191,51,255</text:p>
          </table:table-cell>
          <table:table-cell table:style-name="ce157" office:value-type="string" calcext:value-type="string">
            <text:p>colour of combo counter during</text:p>
            <text:p>hold notes</text:p>
          </table:table-cell>
          <table:table-cell table:style-name="ce157" office:value-type="string" calcext:value-type="string">
            <text:p>when using RGB(a) the combo changes opacity during the hold</text:p>
          </table:table-cell>
          <table:table-cell table:number-columns-repeated="1015"/>
        </table:table-row>
        <table:table-row table:style-name="ro1">
          <table:table-cell table:style-name="ce134" office:value-type="string" calcext:value-type="string">
            <text:p>ColourBreak</text:p>
          </table:table-cell>
          <table:table-cell table:style-name="ce152" office:value-type="string" calcext:value-type="string">
            <text:p>What colour should be used for the combo counter when it breaks?</text:p>
          </table:table-cell>
          <table:table-cell table:style-name="ce156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174" office:value-type="string" calcext:value-type="string">
            <text:p>255,0,0</text:p>
          </table:table-cell>
          <table:table-cell table:style-name="ce156" office:value-type="string" calcext:value-type="string" table:number-columns-spanned="2" table:number-rows-spanned="1">
            <text:p>colour of combo counter when breaking combo</text:p>
          </table:table-cell>
          <table:covered-table-cell/>
          <table:table-cell table:number-columns-repeated="1015"/>
        </table:table-row>
        <table:table-row table:style-name="ro1">
          <table:table-cell table:style-name="ce135" office:value-type="string" calcext:value-type="string">
            <office:annotation draw:style-name="gr8" draw:text-style-name="P2" svg:width="598.45pt" svg:height="26.99pt" svg:x="194.6pt" svg:y="1456.5pt" draw:caption-point-x="-11.54pt" draw:caption-point-y="-22.99pt">
              <dc:date>2022-03-01T00:00:00</dc:date>
              <text:p text:style-name="P1"># can be 0 to 17 depending on the keycount</text:p>
            </office:annotation>
            <text:p>KeyImage#</text:p>
          </table:table-cell>
          <table:table-cell table:style-name="ce153" office:value-type="string" calcext:value-type="string">
            <text:p>What is the name of the column's unpressed key sprite?</text:p>
          </table:table-cell>
          <table:table-cell table:style-name="ce162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 table:style-name="ce169"/>
          <table:table-cell table:style-name="ce173" office:value-type="string" calcext:value-type="string">
            <text:p>not defined</text:p>
          </table:table-cell>
          <table:table-cell table:style-name="ce155" office:value-type="string" calcext:value-type="string">
            <text:p>for the specific column's idle key sprite</text:p>
          </table:table-cell>
          <table:table-cell table:style-name="ce195" office:value-type="string" calcext:value-type="string" table:number-columns-spanned="1" table:number-rows-spanned="6">
            <office:annotation draw:style-name="gr10" draw:text-style-name="P2" svg:width="384.21pt" svg:height="42.75pt" svg:x="1486.69pt" svg:y="1456.5pt" draw:caption-point-x="-11.54pt" draw:caption-point-y="-22.99pt">
              <dc:date>2022-03-01T00:00:00</dc:date>
              <text:p text:style-name="P1">don't include framenumbers if you use animations</text:p>
              <text:p text:style-name="P1">(keys can't be animated)</text:p>
            </office:annotation>
            <text:p># for the columns start at 0,</text:p>
            <text:p>all sprites can use custom names.undefined columns get filled with root folder's sprites</text:p>
          </table:table-cell>
          <table:table-cell table:number-columns-repeated="1015"/>
        </table:table-row>
        <table:table-row table:style-name="ro1">
          <table:table-cell table:style-name="ce134" office:value-type="string" calcext:value-type="string">
            <office:annotation draw:style-name="gr8" draw:text-style-name="P2" svg:width="598.45pt" svg:height="26.99pt" svg:x="194.6pt" svg:y="1472.26pt" draw:caption-point-x="-11.54pt" draw:caption-point-y="-22.99pt">
              <dc:date>2022-03-01T00:00:00</dc:date>
              <text:p text:style-name="P1"># can be 0 to 17 depending on the keycount</text:p>
            </office:annotation>
            <text:p>KeyImage#D</text:p>
          </table:table-cell>
          <table:table-cell table:style-name="ce152" office:value-type="string" calcext:value-type="string">
            <text:p>What is the name of the column's pressed key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174" office:value-type="string" calcext:value-type="string">
            <text:p>not defined</text:p>
          </table:table-cell>
          <table:table-cell table:style-name="ce157" office:value-type="string" calcext:value-type="string">
            <text:p>for the specific column's pressed key sprite</text:p>
          </table:table-cell>
          <table:covered-table-cell/>
          <table:table-cell table:number-columns-repeated="1015"/>
        </table:table-row>
        <table:table-row table:style-name="ro1">
          <table:table-cell table:style-name="ce134" office:value-type="string" calcext:value-type="string">
            <office:annotation draw:style-name="gr12" draw:text-style-name="P2" svg:width="598.45pt" svg:height="27.01pt" svg:x="194.6pt" svg:y="1487.99pt" draw:caption-point-x="-11.54pt" draw:caption-point-y="-22.96pt">
              <dc:date>2022-03-01T00:00:00</dc:date>
              <text:p text:style-name="P1"># can be 0 to 17 depending on the keycount</text:p>
            </office:annotation>
            <text:p>NoteImage#</text:p>
          </table:table-cell>
          <table:table-cell table:style-name="ce152" office:value-type="string" calcext:value-type="string">
            <text:p>What is the name of the column's note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174" office:value-type="string" calcext:value-type="string">
            <text:p>not defined</text:p>
          </table:table-cell>
          <table:table-cell table:style-name="ce157" office:value-type="string" calcext:value-type="string">
            <text:p>for the specific column's note sprite</text:p>
          </table:table-cell>
          <table:covered-table-cell/>
          <table:table-cell table:number-columns-repeated="1015"/>
        </table:table-row>
        <table:table-row table:style-name="ro1">
          <table:table-cell table:style-name="ce134" office:value-type="string" calcext:value-type="string">
            <office:annotation draw:style-name="gr8" draw:text-style-name="P2" svg:width="598.45pt" svg:height="26.99pt" svg:x="194.6pt" svg:y="1503.75pt" draw:caption-point-x="-11.54pt" draw:caption-point-y="-22.99pt">
              <dc:date>2022-03-01T00:00:00</dc:date>
              <text:p text:style-name="P1"># can be 0 to 17 depending on the keycount</text:p>
            </office:annotation>
            <text:p>NoteImage#H</text:p>
          </table:table-cell>
          <table:table-cell table:style-name="ce152" office:value-type="string" calcext:value-type="string">
            <text:p>What is the name of the column's hold note head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174" office:value-type="string" calcext:value-type="string">
            <text:p>not defined</text:p>
          </table:table-cell>
          <table:table-cell table:style-name="ce157" office:value-type="string" calcext:value-type="string">
            <text:p>for the specific column's hold note head sprite</text:p>
          </table:table-cell>
          <table:covered-table-cell/>
          <table:table-cell table:number-columns-repeated="1015"/>
        </table:table-row>
        <table:table-row table:style-name="ro1">
          <table:table-cell table:style-name="ce134" office:value-type="string" calcext:value-type="string">
            <office:annotation draw:style-name="gr8" draw:text-style-name="P2" svg:width="598.45pt" svg:height="26.99pt" svg:x="194.6pt" svg:y="1519.51pt" draw:caption-point-x="-11.54pt" draw:caption-point-y="-22.99pt">
              <dc:date>2022-03-01T00:00:00</dc:date>
              <text:p text:style-name="P1"># can be 0 to 17 depending on the keycount</text:p>
            </office:annotation>
            <text:p>NoteImage#L</text:p>
          </table:table-cell>
          <table:table-cell table:style-name="ce152" office:value-type="string" calcext:value-type="string">
            <text:p>What is the name of the column's hold note body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174" office:value-type="string" calcext:value-type="string">
            <text:p>not defined</text:p>
          </table:table-cell>
          <table:table-cell table:style-name="ce157" office:value-type="string" calcext:value-type="string">
            <text:p>for the specific column's hold note body sprite</text:p>
          </table:table-cell>
          <table:covered-table-cell/>
          <table:table-cell table:number-columns-repeated="1015"/>
        </table:table-row>
        <table:table-row table:style-name="ro1">
          <table:table-cell table:style-name="ce134" office:value-type="string" calcext:value-type="string">
            <office:annotation draw:style-name="gr8" draw:text-style-name="P2" svg:width="598.45pt" svg:height="26.99pt" svg:x="194.6pt" svg:y="1535.24pt" draw:caption-point-x="-11.54pt" draw:caption-point-y="-22.96pt">
              <dc:date>2022-03-01T00:00:00</dc:date>
              <text:p text:style-name="P1"># can be 0 to 17 depending on the keycount</text:p>
            </office:annotation>
            <text:p>NoteImage#T</text:p>
          </table:table-cell>
          <table:table-cell table:style-name="ce152" office:value-type="string" calcext:value-type="string">
            <text:p>What is the name of the column's hold note tail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174" office:value-type="string" calcext:value-type="string">
            <text:p>not defined</text:p>
          </table:table-cell>
          <table:table-cell table:style-name="ce157" office:value-type="string" calcext:value-type="string">
            <text:p>for the specific column's hold note tail sprite</text:p>
          </table:table-cell>
          <table:covered-table-cell table:style-name="ce196"/>
          <table:table-cell table:number-columns-repeated="1015"/>
        </table:table-row>
        <table:table-row table:style-name="ro1">
          <table:table-cell table:style-name="ce135" office:value-type="string" calcext:value-type="string">
            <text:p>StageLeft</text:p>
          </table:table-cell>
          <table:table-cell table:style-name="ce153" office:value-type="string" calcext:value-type="string">
            <text:p>What is the name of the left stage sprite?</text:p>
          </table:table-cell>
          <table:table-cell table:style-name="ce162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 table:style-name="ce169"/>
          <table:table-cell table:style-name="ce173" office:value-type="string" calcext:value-type="string">
            <text:p>mania-stage-left</text:p>
          </table:table-cell>
          <table:table-cell table:style-name="ce155" office:value-type="string" calcext:value-type="string">
            <text:p>left border</text:p>
          </table:table-cell>
          <table:table-cell table:style-name="ce197" office:value-type="string" calcext:value-type="string" table:number-columns-spanned="1" table:number-rows-spanned="8">
            <office:annotation draw:style-name="gr10" draw:text-style-name="P2" svg:width="384.21pt" svg:height="42.75pt" svg:x="1486.69pt" svg:y="1551pt" draw:caption-point-x="-11.54pt" draw:caption-point-y="-22.99pt">
              <dc:date>2022-03-01T00:00:00</dc:date>
              <text:p text:style-name="P1">don't include framenumbers if you use animations</text:p>
              <text:p text:style-name="P1">(for lights and StageBottom)</text:p>
            </office:annotation>
            <text:p>all sprites can use custom names, undefined lines get filled with root folder's sprites</text:p>
          </table:table-cell>
          <table:table-cell table:number-columns-repeated="1015"/>
        </table:table-row>
        <table:table-row table:style-name="ro1">
          <table:table-cell table:style-name="ce134" office:value-type="string" calcext:value-type="string">
            <text:p>StageRight</text:p>
          </table:table-cell>
          <table:table-cell table:style-name="ce152" office:value-type="string" calcext:value-type="string">
            <text:p>What is the name of the right stage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174" office:value-type="string" calcext:value-type="string">
            <text:p>mania-stage-right</text:p>
          </table:table-cell>
          <table:table-cell table:style-name="ce157" office:value-type="string" calcext:value-type="string">
            <text:p>right border</text:p>
          </table:table-cell>
          <table:covered-table-cell/>
          <table:table-cell table:number-columns-repeated="1015"/>
        </table:table-row>
        <table:table-row table:style-name="ro1">
          <table:table-cell table:style-name="ce134" office:value-type="string" calcext:value-type="string">
            <text:p>StageBottom</text:p>
          </table:table-cell>
          <table:table-cell table:style-name="ce152" office:value-type="string" calcext:value-type="string">
            <text:p>What is the name of the bottom stage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174" office:value-type="string" calcext:value-type="string">
            <text:p>mania-stage-bottom (transparent)</text:p>
          </table:table-cell>
          <table:table-cell table:style-name="ce157" office:value-type="string" calcext:value-type="string">
            <text:p>based on 480px height, won't be stretched to fit keycount</text:p>
          </table:table-cell>
          <table:covered-table-cell/>
          <table:table-cell table:number-columns-repeated="1015"/>
        </table:table-row>
        <table:table-row table:style-name="ro1">
          <table:table-cell table:style-name="ce134" office:value-type="string" calcext:value-type="string">
            <text:p>StageHint</text:p>
          </table:table-cell>
          <table:table-cell table:style-name="ce152" office:value-type="string" calcext:value-type="string">
            <text:p>What is the name of the stage hint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174" office:value-type="string" calcext:value-type="string">
            <text:p>mania-stage-hint</text:p>
          </table:table-cell>
          <table:table-cell table:style-name="ce157" office:value-type="string" calcext:value-type="string">
            <text:p>graphical judgement line</text:p>
          </table:table-cell>
          <table:covered-table-cell/>
          <table:table-cell table:number-columns-repeated="1015"/>
        </table:table-row>
        <table:table-row table:style-name="ro1">
          <table:table-cell table:style-name="ce134" office:value-type="string" calcext:value-type="string">
            <text:p>StageLight</text:p>
          </table:table-cell>
          <table:table-cell table:style-name="ce152" office:value-type="string" calcext:value-type="string">
            <text:p>What is the name of the stage light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174" office:value-type="string" calcext:value-type="string">
            <text:p>mania-stage-light</text:p>
          </table:table-cell>
          <table:table-cell table:style-name="ce157" office:value-type="string" calcext:value-type="string">
            <text:p>column lighting</text:p>
          </table:table-cell>
          <table:covered-table-cell/>
          <table:table-cell table:number-columns-repeated="1015"/>
        </table:table-row>
        <table:table-row table:style-name="ro1">
          <table:table-cell table:style-name="ce134" office:value-type="string" calcext:value-type="string">
            <text:p>LightingN</text:p>
          </table:table-cell>
          <table:table-cell table:style-name="ce152" office:value-type="string" calcext:value-type="string">
            <text:p>What is the name of the note lighting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174" office:value-type="string" calcext:value-type="string">
            <text:p>LightingN</text:p>
          </table:table-cell>
          <table:table-cell table:style-name="ce156" office:value-type="string" calcext:value-type="string" table:number-columns-spanned="1" table:number-rows-spanned="2">
            <text:p>based on 480px height</text:p>
          </table:table-cell>
          <table:covered-table-cell/>
          <table:table-cell table:number-columns-repeated="1015"/>
        </table:table-row>
        <table:table-row table:style-name="ro1">
          <table:table-cell table:style-name="ce134" office:value-type="string" calcext:value-type="string">
            <text:p>LightingL</text:p>
          </table:table-cell>
          <table:table-cell table:style-name="ce152" office:value-type="string" calcext:value-type="string">
            <text:p>What is the name of the hold note lighting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174" office:value-type="string" calcext:value-type="string">
            <text:p>LightingL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134" office:value-type="string" calcext:value-type="string">
            <text:p>WarningArrow</text:p>
          </table:table-cell>
          <table:table-cell table:style-name="ce152" office:value-type="string" calcext:value-type="string">
            <text:p>What is the name of the warning arrow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174" office:value-type="string" calcext:value-type="string">
            <text:p>mania-warningarrow</text:p>
          </table:table-cell>
          <table:table-cell table:style-name="ce157" office:value-type="string" calcext:value-type="string">
            <text:p>when a map starts it gets counted in</text:p>
          </table:table-cell>
          <table:covered-table-cell table:style-name="ce196"/>
          <table:table-cell table:number-columns-repeated="1015"/>
        </table:table-row>
        <table:table-row table:style-name="ro1">
          <table:table-cell table:style-name="ce135" office:value-type="string" calcext:value-type="string">
            <text:p>Hit0</text:p>
          </table:table-cell>
          <table:table-cell table:style-name="ce153" office:value-type="string" calcext:value-type="string">
            <text:p>What is the name of the hit0 sprite?</text:p>
          </table:table-cell>
          <table:table-cell table:style-name="ce162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 table:style-name="ce169"/>
          <table:table-cell table:style-name="ce173" office:value-type="string" calcext:value-type="string">
            <text:p>mania-hit0</text:p>
          </table:table-cell>
          <table:table-cell table:style-name="ce155" office:value-type="string" calcext:value-type="string" table:number-columns-spanned="1" table:number-rows-spanned="6">
            <text:p>result screen shows the root folder's mania-hit# if custom ones are defined</text:p>
          </table:table-cell>
          <table:table-cell table:style-name="ce198" office:value-type="string" calcext:value-type="string" table:number-columns-spanned="1" table:number-rows-spanned="6">
            <office:annotation draw:style-name="gr8" draw:text-style-name="P2" svg:width="384.21pt" svg:height="26.99pt" svg:x="1486.69pt" svg:y="1677pt" draw:caption-point-x="-11.54pt" draw:caption-point-y="-22.99pt">
              <dc:date>2022-03-01T00:00:00</dc:date>
              <text:p text:style-name="P1">don't include framenumbers if you use animations</text:p>
            </office:annotation>
            <text:p>all sprites can use custom names, undefined lines get filled with root folder's sprites</text:p>
          </table:table-cell>
          <table:table-cell table:number-columns-repeated="1015"/>
        </table:table-row>
        <table:table-row table:style-name="ro1">
          <table:table-cell table:style-name="ce134" office:value-type="string" calcext:value-type="string">
            <text:p>Hit50</text:p>
          </table:table-cell>
          <table:table-cell table:style-name="ce152" office:value-type="string" calcext:value-type="string">
            <text:p>What is the name of the hit50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174" office:value-type="string" calcext:value-type="string">
            <text:p>mania-hit50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134" office:value-type="string" calcext:value-type="string">
            <text:p>Hit100</text:p>
          </table:table-cell>
          <table:table-cell table:style-name="ce152" office:value-type="string" calcext:value-type="string">
            <text:p>What is the name of the hit100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174" office:value-type="string" calcext:value-type="string">
            <text:p>mania-hit100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134" office:value-type="string" calcext:value-type="string">
            <text:p>Hit200</text:p>
          </table:table-cell>
          <table:table-cell table:style-name="ce152" office:value-type="string" calcext:value-type="string">
            <text:p>What is the name of the hit200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174" office:value-type="string" calcext:value-type="string">
            <text:p>mania-hit200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134" office:value-type="string" calcext:value-type="string">
            <text:p>Hit300</text:p>
          </table:table-cell>
          <table:table-cell table:style-name="ce152" office:value-type="string" calcext:value-type="string">
            <text:p>What is the name of the hit300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174" office:value-type="string" calcext:value-type="string">
            <text:p>mania-hit300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134" office:value-type="string" calcext:value-type="string">
            <text:p>Hit300g</text:p>
          </table:table-cell>
          <table:table-cell table:style-name="ce152" office:value-type="string" calcext:value-type="string">
            <text:p>What is the name of the hit300g sprite?</text:p>
          </table:table-cell>
          <table:table-cell table:style-name="ce168" office:value-type="string" calcext:value-type="string" table:number-columns-spanned="4" table:number-rows-spanned="1">
            <text:p>sprite (or) folder/sprite (or) folder/.../sprite</text:p>
          </table:table-cell>
          <table:covered-table-cell table:number-columns-repeated="3"/>
          <table:table-cell table:style-name="ce174" office:value-type="string" calcext:value-type="string">
            <text:p>mania-hit300g</text:p>
          </table:table-cell>
          <table:covered-table-cell table:number-columns-repeated="2"/>
          <table:table-cell table:number-columns-repeated="1015"/>
        </table:table-row>
        <table:table-row table:style-name="ro2" table:number-rows-repeated="10484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in versions" table:style-name="ta4">
        <table:table-column table:style-name="co15" table:default-cell-style-name="Default"/>
        <table:table-column table:style-name="co16" table:default-cell-style-name="Default"/>
        <table:table-column table:style-name="co8" table:number-columns-repeated="1022" table:default-cell-style-name="Default"/>
        <table:table-row table:style-name="ro1">
          <table:table-cell table:style-name="ce115" office:value-type="string" calcext:value-type="string" table:number-columns-spanned="2" table:number-rows-spanned="1">
            <text:p>Additions and changes from previous versions carry over to the chosen version!</text:p>
          </table:table-cell>
          <table:covered-table-cell/>
          <table:table-cell table:number-columns-repeated="1022"/>
        </table:table-row>
        <table:table-row table:style-name="ro1">
          <table:table-cell table:style-name="ce199" office:value-type="string" calcext:value-type="string">
            <text:p>Version</text:p>
          </table:table-cell>
          <table:table-cell table:style-name="ce209" office:value-type="string" calcext:value-type="string">
            <text:p>Changes</text:p>
          </table:table-cell>
          <table:table-cell table:number-columns-repeated="1022"/>
        </table:table-row>
        <table:table-row table:style-name="ro1">
          <table:table-cell table:style-name="ce200" office:value-type="string" calcext:value-type="string" table:number-columns-spanned="1" table:number-rows-spanned="8">
            <text:p>1</text:p>
          </table:table-cell>
          <table:table-cell table:style-name="ce210" office:value-type="string" calcext:value-type="string">
            <text:p>basic version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1" office:value-type="string" calcext:value-type="string">
            <text:p>- hitcircle numbers are part of hitcircle explosions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1" office:value-type="string" calcext:value-type="string">
            <text:p>- large expansion of hitlighting (lighting.png)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1" office:value-type="string" calcext:value-type="string">
            <text:p>- basic spinner style (spinner-circle/-background/-metre.png)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1" office:value-type="string" calcext:value-type="string">
            <text:p>- segmented countdown image build-up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1" office:value-type="string" calcext:value-type="string">
            <text:p>- uncolored play-warningarrow during end of breaks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2" office:value-type="string" calcext:value-type="string">
            <office:annotation draw:style-name="gr8" draw:text-style-name="P2" svg:width="384.21pt" svg:height="26.99pt" svg:x="552.59pt" svg:y="149.24pt" draw:caption-point-x="-11.54pt" draw:caption-point-y="-22.96pt">
              <dc:date>2022-03-01T00:00:00</dc:date>
              <text:p text:style-name="P1">legacy support</text:p>
            </office:annotation>
            <text:p>- version exclusive result screen buttons (ranking-replay.png and ranking-retry.png)</text:p>
          </table:table-cell>
          <table:table-cell table:number-columns-repeated="1022"/>
        </table:table-row>
        <table:table-row table:style-name="ro1">
          <table:covered-table-cell table:style-name="ce202"/>
          <table:table-cell table:style-name="ce213" office:value-type="string" calcext:value-type="string">
            <office:annotation draw:style-name="gr8" draw:text-style-name="P2" svg:width="384.21pt" svg:height="26.99pt" svg:x="552.59pt" svg:y="165pt" draw:caption-point-x="-11.54pt" draw:caption-point-y="-22.99pt">
              <dc:date>2022-03-01T00:00:00</dc:date>
              <text:p text:style-name="P1">legacy support</text:p>
            </office:annotation>
            <text:p>- version exclusive sliderpoints display (sliderpoint10.png and sliderpoint30.png)</text:p>
          </table:table-cell>
          <table:table-cell table:number-columns-repeated="1022"/>
        </table:table-row>
        <table:table-row table:style-name="ro1">
          <table:table-cell table:style-name="ce203" office:value-type="string" calcext:value-type="string" table:number-columns-spanned="1" table:number-rows-spanned="8">
            <text:p>2/2.0</text:p>
          </table:table-cell>
          <table:table-cell table:style-name="ce214" office:value-type="string" calcext:value-type="string">
            <text:p>UI: positioning changes / osu!: visibility update (reduced clutter)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activation of the new style spinner (spinner-middle/-middle2/-top/-bottom/-glow.png)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countdown sequence instead of segmented image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hitcircle numbers are no longer part of hitcircle explosions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red colored play-warningarrow during end of breaks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smaller expansion of hitlighting (lighting.png)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6" office:value-type="string" calcext:value-type="string">
            <text:p>- anchor changes of song selection button sprites (from top left to bottom left)</text:p>
          </table:table-cell>
          <table:table-cell table:number-columns-repeated="1022"/>
        </table:table-row>
        <table:table-row table:style-name="ro1">
          <table:covered-table-cell table:style-name="ce202"/>
          <table:table-cell table:style-name="ce215" office:value-type="string" calcext:value-type="string">
            <text:p>- positioning changes of some result screen sprites (generally shifted down)</text:p>
          </table:table-cell>
          <table:table-cell table:number-columns-repeated="1022"/>
        </table:table-row>
        <table:table-row table:style-name="ro1">
          <table:table-cell table:style-name="ce204" office:value-type="string" calcext:value-type="string" table:number-columns-spanned="1" table:number-rows-spanned="3">
            <text:p>2.1</text:p>
          </table:table-cell>
          <table:table-cell table:style-name="ce217" office:value-type="string" calcext:value-type="string">
            <text:p>osu!taiko: positioning changes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taiko-bar-right(-glow).png directly sits under taiko-bar-left.png</text:p>
          </table:table-cell>
          <table:table-cell table:number-columns-repeated="1022"/>
        </table:table-row>
        <table:table-row table:style-name="ro1">
          <table:covered-table-cell table:style-name="ce202"/>
          <table:table-cell table:style-name="ce218" office:value-type="string" calcext:value-type="string">
            <text:p>- taiko-drum-inner/-outer.png postion changes (allows larger areas)</text:p>
          </table:table-cell>
          <table:table-cell table:number-columns-repeated="1022"/>
        </table:table-row>
        <table:table-row table:style-name="ro1">
          <table:table-cell table:style-name="ce205" office:value-type="string" calcext:value-type="string" table:number-columns-spanned="1" table:number-rows-spanned="4">
            <text:p>2.2</text:p>
          </table:table-cell>
          <table:table-cell table:style-name="ce219" office:value-type="string" calcext:value-type="string">
            <text:p>UI: new display style of menu-button-background.png and star.png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activates thumbnail support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changes star rating display to scaling star.png instead of partially filled star.png</text:p>
          </table:table-cell>
          <table:table-cell table:number-columns-repeated="1022"/>
        </table:table-row>
        <table:table-row table:style-name="ro1">
          <table:covered-table-cell table:style-name="ce202"/>
          <table:table-cell table:style-name="ce215" office:value-type="string" calcext:value-type="string">
            <text:p>- panel text alignment optimisations</text:p>
          </table:table-cell>
          <table:table-cell table:number-columns-repeated="1022"/>
        </table:table-row>
        <table:table-row table:style-name="ro1">
          <table:table-cell table:style-name="ce206" office:value-type="string" calcext:value-type="string" table:number-columns-spanned="1" table:number-rows-spanned="4">
            <text:p>2.3</text:p>
          </table:table-cell>
          <table:table-cell table:style-name="ce220" office:value-type="string" calcext:value-type="string">
            <text:p>osu!catch: switching to new catcher style completely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introduction of fruit-catcher and its states on release (works in all versions)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office:annotation draw:style-name="gr8" draw:text-style-name="P2" svg:width="384.21pt" svg:height="26.99pt" svg:x="552.59pt" svg:y="448.5pt" draw:caption-point-x="-11.54pt" draw:caption-point-y="-22.99pt">
              <dc:date>2022-03-01T00:00:00</dc:date>
              <text:p text:style-name="P1">normal combobursts will no longer be used in osu!catch</text:p>
            </office:annotation>
            <text:p>- activation of 'osu!catch' specific combobursts (comboburst-fruits(-#).png)</text:p>
          </table:table-cell>
          <table:table-cell table:number-columns-repeated="1022"/>
        </table:table-row>
        <table:table-row table:style-name="ro1">
          <table:covered-table-cell table:style-name="ce202"/>
          <table:table-cell table:style-name="ce218" office:value-type="string" calcext:value-type="string">
            <office:annotation draw:style-name="gr8" draw:text-style-name="P2" svg:width="384.21pt" svg:height="26.99pt" svg:x="552.59pt" svg:y="464.26pt" draw:caption-point-x="-11.54pt" draw:caption-point-y="-22.99pt">
              <dc:date>2022-03-01T00:00:00</dc:date>
              <text:p text:style-name="P1">legacy support</text:p>
            </office:annotation>
            <text:p>- deactivates fruit-ryuuta.png</text:p>
          </table:table-cell>
          <table:table-cell table:number-columns-repeated="1022"/>
        </table:table-row>
        <table:table-row table:style-name="ro1">
          <table:table-cell table:style-name="ce207" office:value-type="string" calcext:value-type="string" table:number-columns-spanned="1" table:number-rows-spanned="4">
            <text:p>2.4</text:p>
          </table:table-cell>
          <table:table-cell table:style-name="ce221" office:value-type="string" calcext:value-type="string">
            <text:p>osu!mania: stage scaling reduction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smaller combo counter and hitbursts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column lines are drawn on both sides of the column when columns are spaced</text:p>
          </table:table-cell>
          <table:table-cell table:number-columns-repeated="1022"/>
        </table:table-row>
        <table:table-row table:style-name="ro1">
          <table:covered-table-cell table:style-name="ce202"/>
          <table:table-cell table:style-name="ce215" office:value-type="string" calcext:value-type="string">
            <text:p>- introduction of hold note tails on release (work in all versions)</text:p>
          </table:table-cell>
          <table:table-cell table:number-columns-repeated="1022"/>
        </table:table-row>
        <table:table-row table:style-name="ro1">
          <table:table-cell table:style-name="ce207" office:value-type="string" calcext:value-type="string" table:number-columns-spanned="1" table:number-rows-spanned="4">
            <text:p>2.5</text:p>
          </table:table-cell>
          <table:table-cell table:style-name="ce222" office:value-type="string" calcext:value-type="string">
            <text:p>osu!mania: upscroll and column improvements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activation of KeyFlipWhenUpsideDown and NoteFlipWhenUpsideDown (skin.ini command)</text:p>
          </table:table-cell>
          <table:table-cell table:number-columns-repeated="1022"/>
        </table:table-row>
        <table:table-row table:style-name="ro1">
          <table:covered-table-cell table:style-name="ce201"/>
          <table:table-cell table:style-name="ce215" office:value-type="string" calcext:value-type="string">
            <text:p>- activation of NoteBodyStyle (stretching or cascading) (skin.ini command)</text:p>
          </table:table-cell>
          <table:table-cell table:number-columns-repeated="1022"/>
        </table:table-row>
        <table:table-row table:style-name="ro1">
          <table:covered-table-cell table:style-name="ce202"/>
          <table:table-cell table:style-name="ce218" office:value-type="string" calcext:value-type="string">
            <text:p>- activation of LightingNWidth and LightingLWidth (skin.ini command)</text:p>
          </table:table-cell>
          <table:table-cell table:number-columns-repeated="1022"/>
        </table:table-row>
        <table:table-row table:style-name="ro1">
          <table:table-cell table:style-name="ce208" office:value-type="string" calcext:value-type="string" table:number-columns-spanned="1" table:number-rows-spanned="3">
            <office:annotation draw:style-name="gr12" draw:text-style-name="P2" svg:width="765.18pt" svg:height="27.01pt" svg:x="75.54pt" svg:y="605.99pt" draw:caption-point-x="-11.54pt" draw:caption-point-y="-22.96pt">
              <dc:date>2022-03-01T00:00:00</dc:date>
              <text:p text:style-name="P1">folder 'User' will always force the latest version even if an older version is set in its skin.ini-file</text:p>
            </office:annotation>
            <text:p>latest</text:p>
          </table:table-cell>
          <table:table-cell table:style-name="ce219" office:value-type="string" calcext:value-type="string">
            <text:p>-</text:p>
          </table:table-cell>
          <table:table-cell table:number-columns-repeated="1022"/>
        </table:table-row>
        <table:table-row table:style-name="ro1">
          <table:covered-table-cell table:style-name="ce65"/>
          <table:table-cell table:style-name="ce215" office:value-type="string" calcext:value-type="string">
            <text:p>- always uses the latest version the game supports (currently 2.5)</text:p>
          </table:table-cell>
          <table:table-cell table:number-columns-repeated="1022"/>
        </table:table-row>
        <table:table-row table:style-name="ro1">
          <table:covered-table-cell table:style-name="ce65"/>
          <table:table-cell table:style-name="ce215" office:value-type="string" calcext:value-type="string">
            <text:p>- will also include changes that are made by a new version once it goes live</text:p>
          </table:table-cell>
          <table:table-cell table:number-columns-repeated="1022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AD PLS  DISCLAIMER" table:style-name="ta5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number-columns-repeated="1018" table:default-cell-style-name="Default"/>
        <table:table-row table:style-name="ro3">
          <table:table-cell table:style-name="ce223" office:value-type="string" calcext:value-type="string">
            <text:p>User Interface-related content</text:p>
          </table:table-cell>
          <table:table-cell table:style-name="ce232" office:value-type="string" calcext:value-type="string">
            <text:p>Gameplay-related content</text:p>
          </table:table-cell>
          <table:table-cell table:style-name="ce233" office:value-type="string" calcext:value-type="string">
            <text:p>osu!-related content</text:p>
          </table:table-cell>
          <table:table-cell table:style-name="ce234" office:value-type="string" calcext:value-type="string">
            <text:p>osu!taiko-related content</text:p>
          </table:table-cell>
          <table:table-cell table:style-name="ce235" office:value-type="string" calcext:value-type="string">
            <text:p>osu!catch-related content</text:p>
          </table:table-cell>
          <table:table-cell table:style-name="ce236" office:value-type="string" calcext:value-type="string">
            <text:p>osu!mania-related content</text:p>
          </table:table-cell>
          <table:table-cell table:number-columns-repeated="1018"/>
        </table:table-row>
        <table:table-row table:style-name="ro1">
          <table:table-cell table:style-name="ce224" table:formula="of:=HYPERLINK(&quot;https://osu.ppy.sh/wiki/en/Skinning&quot;;&quot;osu!wiki main page about skinning&quot;)" office:value-type="string" office:string-value="osu!wiki main page about skinning" calcext:value-type="string" table:number-columns-spanned="6" table:number-rows-spanned="1">
            <text:p>osu!wiki main page about skinning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25" office:value-type="string" calcext:value-type="string" table:number-columns-spanned="6" table:number-rows-spanned="1">
            <text:p>This is no official listing!</text:p>
          </table:table-cell>
          <table:covered-table-cell table:number-columns-repeated="5" table:style-name="ce114"/>
          <table:table-cell table:number-columns-repeated="1018"/>
        </table:table-row>
        <table:table-row table:style-name="ro1">
          <table:table-cell table:style-name="ce40" office:value-type="string" calcext:value-type="string" table:number-columns-spanned="6" table:number-rows-spanned="1">
            <text:p>All facts were found by playing, observing, testing and creating dummy sprites, no code digging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40" office:value-type="string" calcext:value-type="string" table:number-columns-spanned="6" table:number-rows-spanned="1">
            <text:p>Facts are "as it currently is!" It is not known if inconsistencies are bugs, mistakes or oversights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26" office:value-type="string" calcext:value-type="string" table:number-columns-spanned="6" table:number-rows-spanned="1">
            <text:p>DO NOT SEND REQUESTS FOR ACCESS FOR EDITING!</text:p>
            <text:p>That is to prevent vandalism and falsifying facts!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27" office:value-type="string" calcext:value-type="string" table:number-columns-spanned="6" table:number-rows-spanned="1">
            <text:p>Intstead leave a comment, reply to the thread linked below, or send me a PM on the forums</text:p>
            <text:p>if you find errors, typos, want to give feedback, or suggest additional facts!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26" office:value-type="string" calcext:value-type="string" table:number-columns-spanned="6" table:number-rows-spanned="1">
            <office:annotation draw:style-name="gr12" draw:text-style-name="P2" svg:width="402.35pt" svg:height="27.01pt" svg:x="146.95pt" svg:y="125.23pt" draw:caption-point-x="503.55pt" draw:caption-point-y="-22.96pt">
              <dc:date>2022-03-01T00:00:00</dc:date>
              <text:p text:style-name="P1">notes like this are not visible in HTML-view</text:p>
            </office:annotation>
            <text:p>Do not view these sheets in HTML-view mode!</text:p>
            <text:p>Some of the useful facts are added as a note (black corners) and cannot be viewed in HTML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28" office:value-type="string" calcext:value-type="string" table:number-columns-spanned="6" table:number-rows-spanned="1">
            <text:p>Rechecks aren't done regularily, so some facts may be outdated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29" table:formula="of:=HYPERLINK(&quot;https://osu.ppy.sh/forum/t/186787&quot;;&quot;Forum Thread&quot;)" office:value-type="string" office:string-value="Forum Thread" calcext:value-type="string" table:number-columns-spanned="6" table:number-rows-spanned="1">
            <text:p>Forum Thread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30" office:value-type="string" calcext:value-type="string" table:number-columns-spanned="6" table:number-rows-spanned="1">
            <text:p>Regarding the different release streams:</text:p>
          </table:table-cell>
          <table:covered-table-cell table:number-columns-repeated="5" table:style-name="ce114"/>
          <table:table-cell table:number-columns-repeated="1018"/>
        </table:table-row>
        <table:table-row table:style-name="ro1">
          <table:table-cell table:style-name="ce231" office:value-type="string" calcext:value-type="string" table:number-columns-spanned="6" table:number-rows-spanned="1">
            <text:p>The 'Stable (Fallback)' release stream is no longer supported and is not fully considered in these lists.</text:p>
            <text:p>It is a bridge build for those having trouble running the game on OpenGL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40" office:value-type="string" calcext:value-type="string" table:number-columns-spanned="6" table:number-rows-spanned="1">
            <text:p>The 'Beta' release stream gets updated once a week with changes from the Cutting Edge release stream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40" office:value-type="string" calcext:value-type="string" table:number-columns-spanned="6" table:number-rows-spanned="1">
            <text:p>The 'Cutting Edge' release stream features freshly added features that need further testing and are not ready for the Stable release stream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29" table:formula="of:=HYPERLINK(&quot;https://github.com/ppy/osu/releases&quot;;&quot;The 'osu!lazer' client is in active development and steadily changing. Changes made on it won't be included in these lists.&quot;)" office:value-type="string" office:string-value="The 'osu!lazer' client is in active development and steadily changing. Changes made on it won't be included in these lists." calcext:value-type="string" table:number-columns-spanned="6" table:number-rows-spanned="1">
            <text:p>The 'osu!lazer' client is in active development and steadily changing. Changes made on it won't be included in these lists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26" office:value-type="string" calcext:value-type="string" table:number-columns-spanned="6" table:number-rows-spanned="1">
            <text:p>Changes or additions will not always be added immediately after they go live!</text:p>
          </table:table-cell>
          <table:covered-table-cell table:number-columns-repeated="5"/>
          <table:table-cell table:number-columns-repeated="1018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Exo 2" svg:font-family="'Exo 2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660000"/>
    </style:style>
    <style:style style:name="ConditionalStyle_5f_2" style:display-name="ConditionalStyle_2" style:family="table-cell" style:parent-style-name="Default">
      <style:table-cell-properties fo:background-color="transparent"/>
      <style:text-properties fo:color="#274e13"/>
    </style:style>
    <style:style style:name="ConditionalStyle_5f_3" style:display-name="ConditionalStyle_3" style:family="table-cell" style:parent-style-name="Default">
      <style:table-cell-properties fo:background-color="transparent"/>
      <style:text-properties fo:color="#073763"/>
    </style:style>
    <style:style style:name="ConditionalStyle_5f_4" style:display-name="ConditionalStyle_4" style:family="table-cell" style:parent-style-name="Default">
      <style:table-cell-properties fo:background-color="#b7cbe1"/>
    </style:style>
    <style:style style:name="ConditionalStyle_5f_5" style:display-name="ConditionalStyle_5" style:family="table-cell" style:parent-style-name="Default">
      <style:table-cell-properties fo:background-color="#b7e1cd"/>
    </style:style>
    <style:style style:name="ConditionalStyle_5f_6" style:display-name="ConditionalStyle_6" style:family="table-cell" style:parent-style-name="Default">
      <style:table-cell-properties fo:background-color="#f4c7c3"/>
    </style:style>
    <style:style style:name="ConditionalStyle_5f_7" style:display-name="ConditionalStyle_7" style:family="table-cell" style:parent-style-name="Default">
      <style:table-cell-properties fo:background-color="#fce8b2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prites" style:display-name="PageStyle_spri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unds" style:display-name="PageStyle_soun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n.ini" style:display-name="PageStyle_skin.in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n_20_versions" style:display-name="PageStyle_skin vers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AD_20_PLS_20__20_DISCLAIMER" style:display-name="PageStyle_READ PLS  DISCLAIM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2840" meta:object-count="0"/>
    <meta:generator>LibreOfficeDev/6.0.5.2$Linux_X86_64 LibreOffice_project/</meta:generator>
  </office:meta>
</office:document-meta>
</file>